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2.2764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er_stats_03 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<text:s/>Shots or Saves</text:p>
          </table:table-cell>
          <table:table-cell office:value-type="string" calcext:value-type="string">
            <text:p><text:s/>Shots or Saves Against Opponent</text:p>
          </table:table-cell>
          <table:table-cell office:value-type="string" calcext:value-type="string">
            <text:p><text:s/>Shots or Saves in March</text:p>
          </table:table-cell>
          <table:table-cell office:value-type="string" calcext:value-type="string">
            <text:p><text:s/>Shots or Saves at Roa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P Line</text:p>
          </table:table-cell>
          <table:table-cell office:value-type="string" calcext:value-type="string">
            <text:p>Difference</text:p>
          </table:table-cell>
        </table:table-row>
        <table:table-row table:style-name="ro1" table:visibility="filter">
          <table:table-cell office:value-type="string" calcext:value-type="string">
            <text:p>Michael Rasmussen</text:p>
          </table:table-cell>
          <table:table-cell office:value-type="float" office:value="1.47899159663866" calcext:value-type="float">
            <text:p>1.47899159663866</text:p>
          </table:table-cell>
          <table:table-cell office:value-type="float" office:value="1.32432432432432" calcext:value-type="float">
            <text:p>1.32432432432432</text:p>
          </table:table-cell>
          <table:table-cell office:value-type="float" office:value="1.52066115702479" calcext:value-type="float">
            <text:p>1.52066115702479</text:p>
          </table:table-cell>
          <table:table-cell office:value-type="float" office:value="1.2" calcext:value-type="float">
            <text:p>1.2</text:p>
          </table:table-cell>
          <table:table-cell table:formula="of:=AVERAGE([.E2];[.D2];[.C2];[.B2])" office:value-type="float" office:value="1.38099426949694" calcext:value-type="float">
            <text:p>1.380994269496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d Perron</text:p>
          </table:table-cell>
          <table:table-cell office:value-type="float" office:value="2.16091954022989" calcext:value-type="float">
            <text:p>2.16091954022989</text:p>
          </table:table-cell>
          <table:table-cell office:value-type="float" office:value="1.74" calcext:value-type="float">
            <text:p>1.74</text:p>
          </table:table-cell>
          <table:table-cell office:value-type="float" office:value="2.14519230769231" calcext:value-type="float">
            <text:p>2.14519230769231</text:p>
          </table:table-cell>
          <table:table-cell office:value-type="float" office:value="2.10869565217391" calcext:value-type="float">
            <text:p>2.10869565217391</text:p>
          </table:table-cell>
          <table:table-cell table:formula="of:=AVERAGE([.E3];[.D3];[.C3];[.B3])" office:value-type="float" office:value="2.03870187502403" calcext:value-type="float">
            <text:p>2.038701875024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 Chiasson</text:p>
          </table:table-cell>
          <table:table-cell office:value-type="float" office:value="1.42072213500785" calcext:value-type="float">
            <text:p>1.42072213500785</text:p>
          </table:table-cell>
          <table:table-cell office:value-type="float" office:value="1.3968253968254" calcext:value-type="float">
            <text:p>1.3968253968254</text:p>
          </table:table-cell>
          <table:table-cell office:value-type="float" office:value="1.36206896551724" calcext:value-type="float">
            <text:p>1.36206896551724</text:p>
          </table:table-cell>
          <table:table-cell office:value-type="float" office:value="1.47619047619048" calcext:value-type="float">
            <text:p>1.47619047619048</text:p>
          </table:table-cell>
          <table:table-cell table:formula="of:=AVERAGE([.E4];[.D4];[.C4];[.B4])" office:value-type="float" office:value="1.41395174338524" calcext:value-type="float">
            <text:p>1.413951743385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n Chiarot</text:p>
          </table:table-cell>
          <table:table-cell office:value-type="float" office:value="1.40827338129496" calcext:value-type="float">
            <text:p>1.40827338129496</text:p>
          </table:table-cell>
          <table:table-cell office:value-type="float" office:value="1.4336917562724" calcext:value-type="float">
            <text:p>1.4336917562724</text:p>
          </table:table-cell>
          <table:table-cell office:value-type="float" office:value="1.35802469135802" calcext:value-type="float">
            <text:p>1.35802469135802</text:p>
          </table:table-cell>
          <table:table-cell office:value-type="float" office:value="1.5" calcext:value-type="float">
            <text:p>1.5</text:p>
          </table:table-cell>
          <table:table-cell table:formula="of:=AVERAGE([.E5];[.D5];[.C5];[.B5])" office:value-type="float" office:value="1.42499745723135" calcext:value-type="float">
            <text:p>1.424997457231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gnus Hellberg</text:p>
          </table:table-cell>
          <table:table-cell office:value-type="float" office:value="33.5" calcext:value-type="float">
            <text:p>33.5</text:p>
          </table:table-cell>
          <table:table-cell office:value-type="float" office:value="13.8333333333333" calcext:value-type="float">
            <text:p>13.8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1.1666666666667" calcext:value-type="float">
            <text:p>21.1666666666667</text:p>
          </table:table-cell>
          <table:table-cell table:formula="of:=AVERAGE([.E6];[.D6];[.C6];[.B6])" office:value-type="float" office:value="18.125" calcext:value-type="float">
            <text:p>18.1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li Maatta</text:p>
          </table:table-cell>
          <table:table-cell office:value-type="float" office:value="1.30988274706868" calcext:value-type="float">
            <text:p>1.30988274706868</text:p>
          </table:table-cell>
          <table:table-cell office:value-type="float" office:value="1.2875" calcext:value-type="float">
            <text:p>1.2875</text:p>
          </table:table-cell>
          <table:table-cell office:value-type="float" office:value="1.04545454545455" calcext:value-type="float">
            <text:p>1.04545454545455</text:p>
          </table:table-cell>
          <table:table-cell office:value-type="float" office:value="1.37987012987013" calcext:value-type="float">
            <text:p>1.37987012987013</text:p>
          </table:table-cell>
          <table:table-cell table:formula="of:=AVERAGE([.E7];[.D7];[.C7];[.B7])" office:value-type="float" office:value="1.25567685559834" calcext:value-type="float">
            <text:p>1.255676855598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minik Kubalik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2.3134328358209" calcext:value-type="float">
            <text:p>2.3134328358209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2.30769230769231" calcext:value-type="float">
            <text:p>2.30769230769231</text:p>
          </table:table-cell>
          <table:table-cell table:formula="of:=AVERAGE([.E8];[.D8];[.C8];[.B8])" office:value-type="float" office:value="2.16382829442531" calcext:value-type="float">
            <text:p>2.163828294425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w Copp</text:p>
          </table:table-cell>
          <table:table-cell office:value-type="float" office:value="1.49636363636364" calcext:value-type="float">
            <text:p>1.49636363636364</text:p>
          </table:table-cell>
          <table:table-cell office:value-type="float" office:value="1.57913669064748" calcext:value-type="float">
            <text:p>1.57913669064748</text:p>
          </table:table-cell>
          <table:table-cell office:value-type="float" office:value="1.30392156862745" calcext:value-type="float">
            <text:p>1.30392156862745</text:p>
          </table:table-cell>
          <table:table-cell office:value-type="float" office:value="1" calcext:value-type="float">
            <text:p>1</text:p>
          </table:table-cell>
          <table:table-cell table:formula="of:=AVERAGE([.E9];[.D9];[.C9];[.B9])" office:value-type="float" office:value="1.34485547390964" calcext:value-type="float">
            <text:p>1.344855473909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am Erne</text:p>
          </table:table-cell>
          <table:table-cell office:value-type="float" office:value="1.24127906976744" calcext:value-type="float">
            <text:p>1.2412790697674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.30939226519337" calcext:value-type="float">
            <text:p>1.30939226519337</text:p>
          </table:table-cell>
          <table:table-cell table:formula="of:=AVERAGE([.E10];[.D10];[.C10];[.B10])" office:value-type="float" office:value="1.22100116707354" calcext:value-type="float">
            <text:p>1.221001167073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bert Hagg</text:p>
          </table:table-cell>
          <table:table-cell office:value-type="float" office:value="0.865384615384615" calcext:value-type="float">
            <text:p>0.865384615384615</text:p>
          </table:table-cell>
          <table:table-cell office:value-type="float" office:value="1.03058103975535" calcext:value-type="float">
            <text:p>1.03058103975535</text:p>
          </table:table-cell>
          <table:table-cell office:value-type="float" office:value="1.11656441717791" calcext:value-type="float">
            <text:p>1.11656441717791</text:p>
          </table:table-cell>
          <table:table-cell office:value-type="float" office:value="1" calcext:value-type="float">
            <text:p>1</text:p>
          </table:table-cell>
          <table:table-cell table:formula="of:=AVERAGE([.E11];[.D11];[.C11];[.B11])" office:value-type="float" office:value="1.00313251807947" calcext:value-type="float">
            <text:p>1.003132518079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rdan Oesterle</text:p>
          </table:table-cell>
          <table:table-cell office:value-type="float" office:value="1.2" calcext:value-type="float">
            <text:p>1.2</text:p>
          </table:table-cell>
          <table:table-cell office:value-type="float" office:value="1.24556213017751" calcext:value-type="float">
            <text:p>1.24556213017751</text:p>
          </table:table-cell>
          <table:table-cell office:value-type="float" office:value="1.22619047619048" calcext:value-type="float">
            <text:p>1.22619047619048</text:p>
          </table:table-cell>
          <table:table-cell office:value-type="float" office:value="1.41176470588235" calcext:value-type="float">
            <text:p>1.41176470588235</text:p>
          </table:table-cell>
          <table:table-cell table:formula="of:=AVERAGE([.E12];[.D12];[.C12];[.B12])" office:value-type="float" office:value="1.27087932806259" calcext:value-type="float">
            <text:p>1.270879328062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ylan Larkin</text:p>
          </table:table-cell>
          <table:table-cell office:value-type="float" office:value="3.05434782608696" calcext:value-type="float">
            <text:p>3.05434782608696</text:p>
          </table:table-cell>
          <table:table-cell office:value-type="float" office:value="2.9719298245614" calcext:value-type="float">
            <text:p>2.9719298245614</text:p>
          </table:table-cell>
          <table:table-cell office:value-type="float" office:value="2.30769230769231" calcext:value-type="float">
            <text:p>2.30769230769231</text:p>
          </table:table-cell>
          <table:table-cell office:value-type="float" office:value="2.96598639455782" calcext:value-type="float">
            <text:p>2.96598639455782</text:p>
          </table:table-cell>
          <table:table-cell table:formula="of:=AVERAGE([.E13];[.D13];[.C13];[.B13])" office:value-type="float" office:value="2.82498908822462" calcext:value-type="float">
            <text:p>2.824989088224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bby Fabbri</text:p>
          </table:table-cell>
          <table:table-cell office:value-type="float" office:value="1.825" calcext:value-type="float">
            <text:p>1.825</text:p>
          </table:table-cell>
          <table:table-cell office:value-type="float" office:value="1.74242424242424" calcext:value-type="float">
            <text:p>1.74242424242424</text:p>
          </table:table-cell>
          <table:table-cell office:value-type="float" office:value="1.41666666666667" calcext:value-type="float">
            <text:p>1.41666666666667</text:p>
          </table:table-cell>
          <table:table-cell office:value-type="float" office:value="1.77966101694915" calcext:value-type="float">
            <text:p>1.77966101694915</text:p>
          </table:table-cell>
          <table:table-cell table:formula="of:=AVERAGE([.E14];[.D14];[.C14];[.B14])" office:value-type="float" office:value="1.69093798151002" calcext:value-type="float">
            <text:p>1.690937981510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e Walman</text:p>
          </table:table-cell>
          <table:table-cell office:value-type="float" office:value="1.96774193548387" calcext:value-type="float">
            <text:p>1.96774193548387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2.16071428571429" calcext:value-type="float">
            <text:p>2.16071428571429</text:p>
          </table:table-cell>
          <table:table-cell office:value-type="float" office:value="1.44444444444444" calcext:value-type="float">
            <text:p>1.44444444444444</text:p>
          </table:table-cell>
          <table:table-cell table:formula="of:=AVERAGE([.E15];[.D15];[.C15];[.B15])" office:value-type="float" office:value="1.90364183307732" calcext:value-type="float">
            <text:p>1.903641833077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lle Husso</text:p>
          </table:table-cell>
          <table:table-cell office:value-type="float" office:value="26.25" calcext:value-type="float">
            <text:p>26.25</text:p>
          </table:table-cell>
          <table:table-cell office:value-type="float" office:value="26.8018867924528" calcext:value-type="float">
            <text:p>26.8018867924528</text:p>
          </table:table-cell>
          <table:table-cell office:value-type="float" office:value="19.6666666666667" calcext:value-type="float">
            <text:p>19.6666666666667</text:p>
          </table:table-cell>
          <table:table-cell office:value-type="float" office:value="26.9649122807018" calcext:value-type="float">
            <text:p>26.9649122807018</text:p>
          </table:table-cell>
          <table:table-cell table:formula="of:=AVERAGE([.E16];[.D16];[.C16];[.B16])" office:value-type="float" office:value="24.9208664349553" calcext:value-type="float">
            <text:p>24.92086643495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stin Czarnik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1.12738853503185" calcext:value-type="float">
            <text:p>1.12738853503185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1" calcext:value-type="float">
            <text:p>1</text:p>
          </table:table-cell>
          <table:table-cell table:formula="of:=AVERAGE([.E17];[.D17];[.C17];[.B17])" office:value-type="float" office:value="1.05544853235936" calcext:value-type="float">
            <text:p>1.0554485323593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stav Lindstrom</text:p>
          </table:table-cell>
          <table:table-cell office:value-type="float" office:value="0.619834710743802" calcext:value-type="float">
            <text:p>0.619834710743802</text:p>
          </table:table-cell>
          <table:table-cell office:value-type="float" office:value="1.5" calcext:value-type="float">
            <text:p>1.5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333333333333333" calcext:value-type="float">
            <text:p>0.333333333333333</text:p>
          </table:table-cell>
          <table:table-cell table:formula="of:=AVERAGE([.E18];[.D18];[.C18];[.B18])" office:value-type="float" office:value="0.768053915781189" calcext:value-type="float">
            <text:p>0.7680539157811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us Suter</text:p>
          </table:table-cell>
          <table:table-cell office:value-type="float" office:value="1.79601990049751" calcext:value-type="float">
            <text:p>1.79601990049751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91836734693878" calcext:value-type="float">
            <text:p>1.91836734693878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19];[.D19];[.C19];[.B19])" office:value-type="float" office:value="1.73812062138288" calcext:value-type="float">
            <text:p>1.738120621382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e Veleno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1.1021897810219" calcext:value-type="float">
            <text:p>1.1021897810219</text:p>
          </table:table-cell>
          <table:table-cell office:value-type="float" office:value="1" calcext:value-type="float">
            <text:p>1</text:p>
          </table:table-cell>
          <table:table-cell office:value-type="float" office:value="1.046875" calcext:value-type="float">
            <text:p>1.046875</text:p>
          </table:table-cell>
          <table:table-cell table:formula="of:=AVERAGE([.E20];[.D20];[.C20];[.B20])" office:value-type="float" office:value="1.08488524287452" calcext:value-type="float">
            <text:p>1.084885242874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lip Zadina</text:p>
          </table:table-cell>
          <table:table-cell office:value-type="float" office:value="1.98969072164948" calcext:value-type="float">
            <text:p>1.98969072164948</text:p>
          </table:table-cell>
          <table:table-cell office:value-type="float" office:value="2.00537634408602" calcext:value-type="float">
            <text:p>2.00537634408602</text:p>
          </table:table-cell>
          <table:table-cell office:value-type="float" office:value="2.225" calcext:value-type="float">
            <text:p>2.225</text:p>
          </table:table-cell>
          <table:table-cell office:value-type="float" office:value="4.25" calcext:value-type="float">
            <text:p>4.25</text:p>
          </table:table-cell>
          <table:table-cell table:formula="of:=AVERAGE([.E21];[.D21];[.C21];[.B21])" office:value-type="float" office:value="2.61751676643388" calcext:value-type="float">
            <text:p>2.617516766433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ritz Seider</text:p>
          </table:table-cell>
          <table:table-cell office:value-type="float" office:value="2.16216216216216" calcext:value-type="float">
            <text:p>2.16216216216216</text:p>
          </table:table-cell>
          <table:table-cell office:value-type="float" office:value="2.01342281879195" calcext:value-type="float">
            <text:p>2.01342281879195</text:p>
          </table:table-cell>
          <table:table-cell office:value-type="float" office:value="2.33333333333333" calcext:value-type="float">
            <text:p>2.33333333333333</text:p>
          </table:table-cell>
          <table:table-cell/>
          <table:table-cell table:formula="of:=AVERAGE([.E22];[.D22];[.C22];[.B22])" office:value-type="float" office:value="2.16963943809581" calcext:value-type="float">
            <text:p>2.169639438095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cas Raymond</text:p>
          </table:table-cell>
          <table:table-cell office:value-type="float" office:value="2.07801418439716" calcext:value-type="float">
            <text:p>2.07801418439716</text:p>
          </table:table-cell>
          <table:table-cell office:value-type="float" office:value="2" calcext:value-type="float">
            <text:p>2</text:p>
          </table:table-cell>
          <table:table-cell office:value-type="float" office:value="2.52380952380952" calcext:value-type="float">
            <text:p>2.52380952380952</text:p>
          </table:table-cell>
          <table:table-cell office:value-type="float" office:value="2.32394366197183" calcext:value-type="float">
            <text:p>2.32394366197183</text:p>
          </table:table-cell>
          <table:table-cell table:formula="of:=AVERAGE([.E23];[.D23];[.C23];[.B23])" office:value-type="float" office:value="2.23144184254463" calcext:value-type="float">
            <text:p>2.231441842544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stav Nyquist</text:p>
          </table:table-cell>
          <table:table-cell office:value-type="float" office:value="2.18" calcext:value-type="float">
            <text:p>2.18</text:p>
          </table:table-cell>
          <table:table-cell office:value-type="float" office:value="2.1" calcext:value-type="float">
            <text:p>2.1</text:p>
          </table:table-cell>
          <table:table-cell office:value-type="float" office:value="2.17183098591549" calcext:value-type="float">
            <text:p>2.17183098591549</text:p>
          </table:table-cell>
          <table:table-cell office:value-type="float" office:value="2.32" calcext:value-type="float">
            <text:p>2.32</text:p>
          </table:table-cell>
          <table:table-cell table:formula="of:=AVERAGE([.E24];[.D24];[.C24];[.B24])" office:value-type="float" office:value="2.19295774647887" calcext:value-type="float">
            <text:p>2.192957746478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nas Brodin</text:p>
          </table:table-cell>
          <table:table-cell office:value-type="float" office:value="1.27671232876712" calcext:value-type="float">
            <text:p>1.27671232876712</text:p>
          </table:table-cell>
          <table:table-cell office:value-type="float" office:value="1.31205673758865" calcext:value-type="float">
            <text:p>1.31205673758865</text:p>
          </table:table-cell>
          <table:table-cell office:value-type="float" office:value="1.25549450549451" calcext:value-type="float">
            <text:p>1.25549450549451</text:p>
          </table:table-cell>
          <table:table-cell office:value-type="float" office:value="1.21428571428571" calcext:value-type="float">
            <text:p>1.21428571428571</text:p>
          </table:table-cell>
          <table:table-cell table:formula="of:=AVERAGE([.E25];[.D25];[.C25];[.B25])" office:value-type="float" office:value="1.264637321534" calcext:value-type="float">
            <text:p>1.2646373215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-Andre Fleury</text:p>
          </table:table-cell>
          <table:table-cell office:value-type="float" office:value="25.5586592178771" calcext:value-type="float">
            <text:p>25.5586592178771</text:p>
          </table:table-cell>
          <table:table-cell office:value-type="float" office:value="26.0061287027579" calcext:value-type="float">
            <text:p>26.0061287027579</text:p>
          </table:table-cell>
          <table:table-cell office:value-type="float" office:value="28.1034482758621" calcext:value-type="float">
            <text:p>28.1034482758621</text:p>
          </table:table-cell>
          <table:table-cell office:value-type="float" office:value="25.9075471698113" calcext:value-type="float">
            <text:p>25.9075471698113</text:p>
          </table:table-cell>
          <table:table-cell table:formula="of:=AVERAGE([.E26];[.D26];[.C26];[.B26])" office:value-type="float" office:value="26.3939458415771" calcext:value-type="float">
            <text:p>26.39394584157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 Goligoski</text:p>
          </table:table-cell>
          <table:table-cell office:value-type="float" office:value="1.52713178294574" calcext:value-type="float">
            <text:p>1.52713178294574</text:p>
          </table:table-cell>
          <table:table-cell office:value-type="float" office:value="1.69354838709677" calcext:value-type="float">
            <text:p>1.69354838709677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62890625" calcext:value-type="float">
            <text:p>1.62890625</text:p>
          </table:table-cell>
          <table:table-cell table:formula="of:=AVERAGE([.E27];[.D27];[.C27];[.B27])" office:value-type="float" office:value="1.54572993834396" calcext:value-type="float">
            <text:p>1.545729938343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Reaves</text:p>
          </table:table-cell>
          <table:table-cell office:value-type="float" office:value="0.669938650306749" calcext:value-type="float">
            <text:p>0.669938650306749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656441717791411" calcext:value-type="float">
            <text:p>0.656441717791411</text:p>
          </table:table-cell>
          <table:table-cell office:value-type="float" office:value="0.669879518072289" calcext:value-type="float">
            <text:p>0.669879518072289</text:p>
          </table:table-cell>
          <table:table-cell table:formula="of:=AVERAGE([.E28];[.D28];[.C28];[.B28])" office:value-type="float" office:value="0.656959708384717" calcext:value-type="float">
            <text:p>0.6569597083847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red Spurgeon</text:p>
          </table:table-cell>
          <table:table-cell office:value-type="float" office:value="1.66547619047619" calcext:value-type="float">
            <text:p>1.66547619047619</text:p>
          </table:table-cell>
          <table:table-cell office:value-type="float" office:value="1.55900621118012" calcext:value-type="float">
            <text:p>1.55900621118012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.64285714285714" calcext:value-type="float">
            <text:p>1.64285714285714</text:p>
          </table:table-cell>
          <table:table-cell table:formula="of:=AVERAGE([.E29];[.D29];[.C29];[.B29])" office:value-type="float" office:value="1.64540631469979" calcext:value-type="float">
            <text:p>1.645406314699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us Johansson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84" calcext:value-type="float">
            <text:p>0.84</text:p>
          </table:table-cell>
          <table:table-cell table:formula="of:=AVERAGE([.E30];[.D30];[.C30];[.B30])" office:value-type="float" office:value="0.790555555555556" calcext:value-type="float">
            <text:p>0.7905555555555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us Foligno</text:p>
          </table:table-cell>
          <table:table-cell office:value-type="float" office:value="0.75" calcext:value-type="float">
            <text:p>0.75</text:p>
          </table:table-cell>
          <table:table-cell office:value-type="float" office:value="1.17920656634747" calcext:value-type="float">
            <text:p>1.17920656634747</text:p>
          </table:table-cell>
          <table:table-cell office:value-type="float" office:value="1.14583333333333" calcext:value-type="float">
            <text:p>1.14583333333333</text:p>
          </table:table-cell>
          <table:table-cell office:value-type="float" office:value="1.25271739130435" calcext:value-type="float">
            <text:p>1.25271739130435</text:p>
          </table:table-cell>
          <table:table-cell table:formula="of:=AVERAGE([.E31];[.D31];[.C31];[.B31])" office:value-type="float" office:value="1.08193932274629" calcext:value-type="float">
            <text:p>1.081939322746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s Zuccarello</text:p>
          </table:table-cell>
          <table:table-cell office:value-type="float" office:value="2.13947368421053" calcext:value-type="float">
            <text:p>2.13947368421053</text:p>
          </table:table-cell>
          <table:table-cell office:value-type="float" office:value="1.94074074074074" calcext:value-type="float">
            <text:p>1.94074074074074</text:p>
          </table:table-cell>
          <table:table-cell office:value-type="float" office:value="2.08090185676393" calcext:value-type="float">
            <text:p>2.08090185676393</text:p>
          </table:table-cell>
          <table:table-cell office:value-type="float" office:value="2.33333333333333" calcext:value-type="float">
            <text:p>2.33333333333333</text:p>
          </table:table-cell>
          <table:table-cell table:formula="of:=AVERAGE([.E32];[.D32];[.C32];[.B32])" office:value-type="float" office:value="2.12361240376213" calcext:value-type="float">
            <text:p>2.123612403762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n Merrill</text:p>
          </table:table-cell>
          <table:table-cell office:value-type="float" office:value="0.833955223880597" calcext:value-type="float">
            <text:p>0.83395522388059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918149466192171" calcext:value-type="float">
            <text:p>0.918149466192171</text:p>
          </table:table-cell>
          <table:table-cell office:value-type="float" office:value="0.872727272727273" calcext:value-type="float">
            <text:p>0.872727272727273</text:p>
          </table:table-cell>
          <table:table-cell table:formula="of:=AVERAGE([.E33];[.D33];[.C33];[.B33])" office:value-type="float" office:value="0.810054144546164" calcext:value-type="float">
            <text:p>0.8100541445461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hn Klingberg</text:p>
          </table:table-cell>
          <table:table-cell office:value-type="float" office:value="1.98355263157895" calcext:value-type="float">
            <text:p>1.98355263157895</text:p>
          </table:table-cell>
          <table:table-cell office:value-type="float" office:value="2.24761904761905" calcext:value-type="float">
            <text:p>2.24761904761905</text:p>
          </table:table-cell>
          <table:table-cell office:value-type="float" office:value="2.03311258278146" calcext:value-type="float">
            <text:p>2.03311258278146</text:p>
          </table:table-cell>
          <table:table-cell office:value-type="float" office:value="1.64285714285714" calcext:value-type="float">
            <text:p>1.64285714285714</text:p>
          </table:table-cell>
          <table:table-cell table:formula="of:=AVERAGE([.E34];[.D34];[.C34];[.B34])" office:value-type="float" office:value="1.97678535120915" calcext:value-type="float">
            <text:p>1.976785351209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 Dumba</text:p>
          </table:table-cell>
          <table:table-cell office:value-type="float" office:value="1.88205128205128" calcext:value-type="float">
            <text:p>1.88205128205128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1.92176870748299" calcext:value-type="float">
            <text:p>1.92176870748299</text:p>
          </table:table-cell>
          <table:table-cell table:formula="of:=AVERAGE([.E35];[.D35];[.C35];[.B35])" office:value-type="float" office:value="2.00043416405024" calcext:value-type="float">
            <text:p>2.000434164050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kar Sundqvist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27246376811594" calcext:value-type="float">
            <text:p>1.27246376811594</text:p>
          </table:table-cell>
          <table:table-cell office:value-type="float" office:value="1.30994152046784" calcext:value-type="float">
            <text:p>1.30994152046784</text:p>
          </table:table-cell>
          <table:table-cell office:value-type="float" office:value="1.078125" calcext:value-type="float">
            <text:p>1.078125</text:p>
          </table:table-cell>
          <table:table-cell table:formula="of:=AVERAGE([.E36];[.D36];[.C36];[.B36])" office:value-type="float" office:value="1.08179923881261" calcext:value-type="float">
            <text:p>1.081799238812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Hartman</text:p>
          </table:table-cell>
          <table:table-cell office:value-type="float" office:value="2.03042596348884" calcext:value-type="float">
            <text:p>2.03042596348884</text:p>
          </table:table-cell>
          <table:table-cell office:value-type="float" office:value="2" calcext:value-type="float">
            <text:p>2</text:p>
          </table:table-cell>
          <table:table-cell office:value-type="float" office:value="2.01224489795918" calcext:value-type="float">
            <text:p>2.01224489795918</text:p>
          </table:table-cell>
          <table:table-cell office:value-type="float" office:value="2.13095238095238" calcext:value-type="float">
            <text:p>2.13095238095238</text:p>
          </table:table-cell>
          <table:table-cell table:formula="of:=AVERAGE([.E37];[.D37];[.C37];[.B37])" office:value-type="float" office:value="2.0434058106001" calcext:value-type="float">
            <text:p>2.04340581060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derick Gaudreau</text:p>
          </table:table-cell>
          <table:table-cell office:value-type="float" office:value="1.43243243243243" calcext:value-type="float">
            <text:p>1.43243243243243</text:p>
          </table:table-cell>
          <table:table-cell office:value-type="float" office:value="1.34817813765182" calcext:value-type="float">
            <text:p>1.34817813765182</text:p>
          </table:table-cell>
          <table:table-cell office:value-type="float" office:value="1.75" calcext:value-type="float">
            <text:p>1.75</text:p>
          </table:table-cell>
          <table:table-cell office:value-type="float" office:value="1.25210084033613" calcext:value-type="float">
            <text:p>1.25210084033613</text:p>
          </table:table-cell>
          <table:table-cell table:formula="of:=AVERAGE([.E38];[.D38];[.C38];[.B38])" office:value-type="float" office:value="1.4456778526051" calcext:value-type="float">
            <text:p>1.44567785260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e Middleton</text:p>
          </table:table-cell>
          <table:table-cell office:value-type="float" office:value="1.05479452054795" calcext:value-type="float">
            <text:p>1.05479452054795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E39];[.D39];[.C39];[.B39])" office:value-type="float" office:value="1.06826484018265" calcext:value-type="float">
            <text:p>1.068264840182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el Eriksson Ek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E40];[.D40];[.C40];[.B40])"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Kirill Kaprizov</text:p>
          </table:table-cell>
          <table:table-cell office:value-type="float" office:value="3.58333333333333" calcext:value-type="float">
            <text:p>3.58333333333333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3.46268656716418" calcext:value-type="float">
            <text:p>3.46268656716418</text:p>
          </table:table-cell>
          <table:table-cell office:value-type="float" office:value="3.76470588235294" calcext:value-type="float">
            <text:p>3.76470588235294</text:p>
          </table:table-cell>
          <table:table-cell table:formula="of:=AVERAGE([.E41];[.D41];[.C41];[.B41])" office:value-type="float" office:value="3.28601477904595" calcext:value-type="float">
            <text:p>3.286014779045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m Steel</text:p>
          </table:table-cell>
          <table:table-cell office:value-type="float" office:value="1.18897637795276" calcext:value-type="float">
            <text:p>1.18897637795276</text:p>
          </table:table-cell>
          <table:table-cell office:value-type="float" office:value="1.28" calcext:value-type="float">
            <text:p>1.28</text:p>
          </table:table-cell>
          <table:table-cell office:value-type="float" office:value="1.2972972972973" calcext:value-type="float">
            <text:p>1.2972972972973</text:p>
          </table:table-cell>
          <table:table-cell office:value-type="float" office:value="1" calcext:value-type="float">
            <text:p>1</text:p>
          </table:table-cell>
          <table:table-cell table:formula="of:=AVERAGE([.E42];[.D42];[.C42];[.B42])" office:value-type="float" office:value="1.19156841881251" calcext:value-type="float">
            <text:p>1.191568418812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lip Gustavsson</text:p>
          </table:table-cell>
          <table:table-cell office:value-type="float" office:value="0" calcext:value-type="float">
            <text:p>0</text:p>
          </table:table-cell>
          <table:table-cell office:value-type="float" office:value="26.3714285714286" calcext:value-type="float">
            <text:p>26.3714285714286</text:p>
          </table:table-cell>
          <table:table-cell office:value-type="float" office:value="27.0689655172414" calcext:value-type="float">
            <text:p>27.0689655172414</text:p>
          </table:table-cell>
          <table:table-cell office:value-type="float" office:value="22.25" calcext:value-type="float">
            <text:p>22.25</text:p>
          </table:table-cell>
          <table:table-cell table:formula="of:=AVERAGE([.E43];[.D43];[.C43];[.B43])" office:value-type="float" office:value="18.9225985221675" calcext:value-type="float">
            <text:p>18.92259852216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ndon Duhaime</text:p>
          </table:table-cell>
          <table:table-cell office:value-type="float" office:value="1.11764705882353" calcext:value-type="float">
            <text:p>1.11764705882353</text:p>
          </table:table-cell>
          <table:table-cell office:value-type="float" office:value="1.2436974789916" calcext:value-type="float">
            <text:p>1.2436974789916</text:p>
          </table:table-cell>
          <table:table-cell office:value-type="float" office:value="1.19672131147541" calcext:value-type="float">
            <text:p>1.19672131147541</text:p>
          </table:table-cell>
          <table:table-cell office:value-type="float" office:value="1.5" calcext:value-type="float">
            <text:p>1.5</text:p>
          </table:table-cell>
          <table:table-cell table:formula="of:=AVERAGE([.E44];[.D44];[.C44];[.B44])" office:value-type="float" office:value="1.26451646232263" calcext:value-type="float">
            <text:p>1.26451646232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on Shaw</text:p>
          </table:table-cell>
          <table:table-cell office:value-type="float" office:value="1.66666666666667" calcext:value-type="float">
            <text:p>1.66666666666667</text:p>
          </table:table-cell>
          <table:table-cell office:value-type="string" calcext:value-type="string">
            <text:p><text:s/>'NULL'</text:p>
          </table:table-cell>
          <table:table-cell office:value-type="float" office:value="2" calcext:value-type="float">
            <text:p>2</text:p>
          </table:table-cell>
          <table:table-cell office:value-type="float" office:value="1.55555555555556" calcext:value-type="float">
            <text:p>1.55555555555556</text:p>
          </table:table-cell>
          <table:table-cell table:formula="of:=AVERAGE([.E45];[.D45];[.C45];[.B45])" office:value-type="float" office:value="1.74074074074074" calcext:value-type="float">
            <text:p>1.740740740740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muel Walker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E46];[.D46];[.C46];[.B46])" office:value-type="float" office:value="0.928571428571429" calcext:value-type="float">
            <text:p>0.9285714285714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en Addison</text:p>
          </table:table-cell>
          <table:table-cell office:value-type="float" office:value="0.5" calcext:value-type="float">
            <text:p>0.5</text:p>
          </table:table-cell>
          <table:table-cell office:value-type="float" office:value="1.23684210526316" calcext:value-type="float">
            <text:p>1.23684210526316</text:p>
          </table:table-cell>
          <table:table-cell office:value-type="float" office:value="1.34285714285714" calcext:value-type="float">
            <text:p>1.34285714285714</text:p>
          </table:table-cell>
          <table:table-cell office:value-type="float" office:value="1.4" calcext:value-type="float">
            <text:p>1.4</text:p>
          </table:table-cell>
          <table:table-cell table:formula="of:=AVERAGE([.E47];[.D47];[.C47];[.B47])" office:value-type="float" office:value="1.11992481203008" calcext:value-type="float">
            <text:p>1.119924812030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or Dewar</text:p>
          </table:table-cell>
          <table:table-cell office:value-type="float" office:value="1.12745098039216" calcext:value-type="float">
            <text:p>1.12745098039216</text:p>
          </table:table-cell>
          <table:table-cell office:value-type="float" office:value="1.02083333333333" calcext:value-type="float">
            <text:p>1.02083333333333</text:p>
          </table:table-cell>
          <table:table-cell office:value-type="float" office:value="1.07142857142857" calcext:value-type="float">
            <text:p>1.07142857142857</text:p>
          </table:table-cell>
          <table:table-cell office:value-type="float" office:value="1.5" calcext:value-type="float">
            <text:p>1.5</text:p>
          </table:table-cell>
          <table:table-cell table:formula="of:=AVERAGE([.E48];[.D48];[.C48];[.B48])" office:value-type="float" office:value="1.17992822128852" calcext:value-type="float">
            <text:p>1.179928221288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 Boldy</text:p>
          </table:table-cell>
          <table:table-cell office:value-type="float" office:value="2.55737704918033" calcext:value-type="float">
            <text:p>2.55737704918033</text:p>
          </table:table-cell>
          <table:table-cell office:value-type="float" office:value="2.1304347826087" calcext:value-type="float">
            <text:p>2.1304347826087</text:p>
          </table:table-cell>
          <table:table-cell office:value-type="float" office:value="2.82608695652174" calcext:value-type="float">
            <text:p>2.82608695652174</text:p>
          </table:table-cell>
          <table:table-cell office:value-type="float" office:value="3" calcext:value-type="float">
            <text:p>3</text:p>
          </table:table-cell>
          <table:table-cell table:formula="of:=AVERAGE([.E49];[.D49];[.C49];[.B49])" office:value-type="float" office:value="2.62847469707769" calcext:value-type="float">
            <text:p>2.628474697077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Mark Borowiecki</text:p>
          </table:table-cell>
          <table:table-cell office:value-type="float" office:value="0.801310043668122" calcext:value-type="float">
            <text:p>0.80131004366812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864406779661" calcext:value-type="float">
            <text:p>0.86864406779661</text:p>
          </table:table-cell>
          <table:table-cell office:value-type="float" office:value="0.753846153846154" calcext:value-type="float">
            <text:p>0.753846153846154</text:p>
          </table:table-cell>
          <table:table-cell table:formula="of:=AVERAGE([.E50];[.D50];[.C50];[.B50])" office:value-type="float" office:value="0.772616732994388" calcext:value-type="float">
            <text:p>0.7726167329943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lip Forsberg</text:p>
          </table:table-cell>
          <table:table-cell office:value-type="float" office:value="3.15483870967742" calcext:value-type="float">
            <text:p>3.15483870967742</text:p>
          </table:table-cell>
          <table:table-cell office:value-type="float" office:value="2.27272727272727" calcext:value-type="float">
            <text:p>2.27272727272727</text:p>
          </table:table-cell>
          <table:table-cell office:value-type="float" office:value="3.01623376623377" calcext:value-type="float">
            <text:p>3.01623376623377</text:p>
          </table:table-cell>
          <table:table-cell office:value-type="float" office:value="2.76923076923077" calcext:value-type="float">
            <text:p>2.76923076923077</text:p>
          </table:table-cell>
          <table:table-cell table:formula="of:=AVERAGE([.E51];[.D51];[.C51];[.B51])" office:value-type="float" office:value="2.80325762946731" calcext:value-type="float">
            <text:p>2.803257629467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McDonagh</text:p>
          </table:table-cell>
          <table:table-cell office:value-type="float" office:value="1.58095238095238" calcext:value-type="float">
            <text:p>1.58095238095238</text:p>
          </table:table-cell>
          <table:table-cell office:value-type="float" office:value="1.72955974842767" calcext:value-type="float">
            <text:p>1.72955974842767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51442307692308" calcext:value-type="float">
            <text:p>1.51442307692308</text:p>
          </table:table-cell>
          <table:table-cell table:formula="of:=AVERAGE([.E52];[.D52];[.C52];[.B52])" office:value-type="float" office:value="1.49790046824245" calcext:value-type="float">
            <text:p>1.497900468242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man Josi</text:p>
          </table:table-cell>
          <table:table-cell office:value-type="float" office:value="2.93099273607748" calcext:value-type="float">
            <text:p>2.93099273607748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2.87943262411348" calcext:value-type="float">
            <text:p>2.87943262411348</text:p>
          </table:table-cell>
          <table:table-cell office:value-type="float" office:value="2.95" calcext:value-type="float">
            <text:p>2.95</text:p>
          </table:table-cell>
          <table:table-cell table:formula="of:=AVERAGE([.E53];[.D53];[.C53];[.B53])" office:value-type="float" office:value="2.9476820976235" calcext:value-type="float">
            <text:p>2.94768209762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 Duchene</text:p>
          </table:table-cell>
          <table:table-cell office:value-type="float" office:value="2.45180722891566" calcext:value-type="float">
            <text:p>2.45180722891566</text:p>
          </table:table-cell>
          <table:table-cell office:value-type="float" office:value="2.46185567010309" calcext:value-type="float">
            <text:p>2.46185567010309</text:p>
          </table:table-cell>
          <table:table-cell office:value-type="float" office:value="2.84210526315789" calcext:value-type="float">
            <text:p>2.84210526315789</text:p>
          </table:table-cell>
          <table:table-cell office:value-type="float" office:value="2.61788617886179" calcext:value-type="float">
            <text:p>2.61788617886179</text:p>
          </table:table-cell>
          <table:table-cell table:formula="of:=AVERAGE([.E54];[.D54];[.C54];[.B54])" office:value-type="float" office:value="2.59341358525961" calcext:value-type="float">
            <text:p>2.593413585259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yson Barrie</text:p>
          </table:table-cell>
          <table:table-cell office:value-type="float" office:value="2.29323308270677" calcext:value-type="float">
            <text:p>2.29323308270677</text:p>
          </table:table-cell>
          <table:table-cell office:value-type="float" office:value="2.2061170212766" calcext:value-type="float">
            <text:p>2.2061170212766</text:p>
          </table:table-cell>
          <table:table-cell office:value-type="float" office:value="2.19047619047619" calcext:value-type="float">
            <text:p>2.19047619047619</text:p>
          </table:table-cell>
          <table:table-cell office:value-type="float" office:value="2.30874316939891" calcext:value-type="float">
            <text:p>2.30874316939891</text:p>
          </table:table-cell>
          <table:table-cell table:formula="of:=AVERAGE([.E55];[.D55];[.C55];[.B55])" office:value-type="float" office:value="2.24964236596462" calcext:value-type="float">
            <text:p>2.249642365964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Johansen</text:p>
          </table:table-cell>
          <table:table-cell office:value-type="float" office:value="1.8978622327791" calcext:value-type="float">
            <text:p>1.8978622327791</text:p>
          </table:table-cell>
          <table:table-cell office:value-type="float" office:value="2.54838709677419" calcext:value-type="float">
            <text:p>2.54838709677419</text:p>
          </table:table-cell>
          <table:table-cell office:value-type="float" office:value="1.88652482269504" calcext:value-type="float">
            <text:p>1.88652482269504</text:p>
          </table:table-cell>
          <table:table-cell office:value-type="float" office:value="1.70198675496689" calcext:value-type="float">
            <text:p>1.70198675496689</text:p>
          </table:table-cell>
          <table:table-cell table:formula="of:=AVERAGE([.E56];[.D56];[.C56];[.B56])" office:value-type="float" office:value="2.0086902268038" calcext:value-type="float">
            <text:p>2.00869022680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vin Gravel</text:p>
          </table:table-cell>
          <table:table-cell office:value-type="float" office:value="0.25" calcext:value-type="float">
            <text:p>0.25</text:p>
          </table:table-cell>
          <table:table-cell office:value-type="float" office:value="1.064" calcext:value-type="float">
            <text:p>1.064</text:p>
          </table:table-cell>
          <table:table-cell office:value-type="float" office:value="1.13559322033898" calcext:value-type="float">
            <text:p>1.13559322033898</text:p>
          </table:table-cell>
          <table:table-cell office:value-type="float" office:value="1.5" calcext:value-type="float">
            <text:p>1.5</text:p>
          </table:table-cell>
          <table:table-cell table:formula="of:=AVERAGE([.E57];[.D57];[.C57];[.B57])" office:value-type="float" office:value="0.987398305084746" calcext:value-type="float">
            <text:p>0.9873983050847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k Jankowski</text:p>
          </table:table-cell>
          <table:table-cell office:value-type="float" office:value="1.11437908496732" calcext:value-type="float">
            <text:p>1.11437908496732</text:p>
          </table:table-cell>
          <table:table-cell office:value-type="float" office:value="1.13103448275862" calcext:value-type="float">
            <text:p>1.13103448275862</text:p>
          </table:table-cell>
          <table:table-cell office:value-type="float" office:value="1.26415094339623" calcext:value-type="float">
            <text:p>1.26415094339623</text:p>
          </table:table-cell>
          <table:table-cell office:value-type="float" office:value="1.5" calcext:value-type="float">
            <text:p>1.5</text:p>
          </table:table-cell>
          <table:table-cell table:formula="of:=AVERAGE([.E58];[.D58];[.C58];[.B58])" office:value-type="float" office:value="1.25239112778054" calcext:value-type="float">
            <text:p>1.252391127780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ton Sissons</text:p>
          </table:table-cell>
          <table:table-cell office:value-type="float" office:value="1.21495327102804" calcext:value-type="float">
            <text:p>1.21495327102804</text:p>
          </table:table-cell>
          <table:table-cell office:value-type="float" office:value="1.10364683301344" calcext:value-type="float">
            <text:p>1.10364683301344</text:p>
          </table:table-cell>
          <table:table-cell office:value-type="float" office:value="1.0722433460076" calcext:value-type="float">
            <text:p>1.0722433460076</text:p>
          </table:table-cell>
          <table:table-cell office:value-type="float" office:value="1.27272727272727" calcext:value-type="float">
            <text:p>1.27272727272727</text:p>
          </table:table-cell>
          <table:table-cell table:formula="of:=AVERAGE([.E59];[.D59];[.C59];[.B59])" office:value-type="float" office:value="1.16589268069409" calcext:value-type="float">
            <text:p>1.165892680694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use Saros</text:p>
          </table:table-cell>
          <table:table-cell office:value-type="float" office:value="27.4565217391304" calcext:value-type="float">
            <text:p>27.4565217391304</text:p>
          </table:table-cell>
          <table:table-cell office:value-type="float" office:value="27.974358974359" calcext:value-type="float">
            <text:p>27.974358974359</text:p>
          </table:table-cell>
          <table:table-cell office:value-type="float" office:value="28.3555555555556" calcext:value-type="float">
            <text:p>28.3555555555556</text:p>
          </table:table-cell>
          <table:table-cell office:value-type="float" office:value="31.6" calcext:value-type="float">
            <text:p>31.6</text:p>
          </table:table-cell>
          <table:table-cell table:formula="of:=AVERAGE([.E60];[.D60];[.C60];[.B60])" office:value-type="float" office:value="28.8466090672612" calcext:value-type="float">
            <text:p>28.84660906726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ael McCarron</text:p>
          </table:table-cell>
          <table:table-cell office:value-type="float" office:value="1.13698630136986" calcext:value-type="float">
            <text:p>1.13698630136986</text:p>
          </table:table-cell>
          <table:table-cell office:value-type="float" office:value="2" calcext:value-type="float">
            <text:p>2</text:p>
          </table:table-cell>
          <table:table-cell office:value-type="float" office:value="1.16176470588235" calcext:value-type="float">
            <text:p>1.16176470588235</text:p>
          </table:table-cell>
          <table:table-cell office:value-type="float" office:value="1.27659574468085" calcext:value-type="float">
            <text:p>1.27659574468085</text:p>
          </table:table-cell>
          <table:table-cell table:formula="of:=AVERAGE([.E61];[.D61];[.C61];[.B61])" office:value-type="float" office:value="1.39383668798327" calcext:value-type="float">
            <text:p>1.393836687983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remy Lauzon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1044776119403" calcext:value-type="float">
            <text:p>1.1044776119403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1.18518518518519" calcext:value-type="float">
            <text:p>1.18518518518519</text:p>
          </table:table-cell>
          <table:table-cell table:formula="of:=AVERAGE([.E62];[.D62];[.C62];[.B62])" office:value-type="float" office:value="0.910851073431031" calcext:value-type="float">
            <text:p>0.9108510734310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Yakov Trenin</text:p>
          </table:table-cell>
          <table:table-cell office:value-type="float" office:value="1.6280193236715" calcext:value-type="float">
            <text:p>1.6280193236715</text:p>
          </table:table-cell>
          <table:table-cell office:value-type="float" office:value="1.46236559139785" calcext:value-type="float">
            <text:p>1.46236559139785</text:p>
          </table:table-cell>
          <table:table-cell office:value-type="float" office:value="1.87179487179487" calcext:value-type="float">
            <text:p>1.87179487179487</text:p>
          </table:table-cell>
          <table:table-cell office:value-type="float" office:value="1.85714285714286" calcext:value-type="float">
            <text:p>1.85714285714286</text:p>
          </table:table-cell>
          <table:table-cell table:formula="of:=AVERAGE([.E63];[.D63];[.C63];[.B63])" office:value-type="float" office:value="1.70483066100177" calcext:value-type="float">
            <text:p>1.704830661001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andre Carrier</text:p>
          </table:table-cell>
          <table:table-cell office:value-type="float" office:value="0.2" calcext:value-type="float">
            <text:p>0.2</text:p>
          </table:table-cell>
          <table:table-cell office:value-type="float" office:value="1.24305555555556" calcext:value-type="float">
            <text:p>1.24305555555556</text:p>
          </table:table-cell>
          <table:table-cell office:value-type="float" office:value="1.15942028985507" calcext:value-type="float">
            <text:p>1.15942028985507</text:p>
          </table:table-cell>
          <table:table-cell office:value-type="float" office:value="1.60714285714286" calcext:value-type="float">
            <text:p>1.60714285714286</text:p>
          </table:table-cell>
          <table:table-cell table:formula="of:=AVERAGE([.E64];[.D64];[.C64];[.B64])" office:value-type="float" office:value="1.05240467563837" calcext:value-type="float">
            <text:p>1.052404675638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smus Asplund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" calcext:value-type="float">
            <text:p>1</text:p>
          </table:table-cell>
          <table:table-cell table:formula="of:=AVERAGE([.E65];[.D65];[.C65];[.B65])" office:value-type="float" office:value="1.12675070028011" calcext:value-type="float">
            <text:p>1.126750700280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e Fabbro</text:p>
          </table:table-cell>
          <table:table-cell office:value-type="float" office:value="1.37974683544304" calcext:value-type="float">
            <text:p>1.37974683544304</text:p>
          </table:table-cell>
          <table:table-cell office:value-type="float" office:value="2.5" calcext:value-type="float">
            <text:p>2.5</text:p>
          </table:table-cell>
          <table:table-cell office:value-type="float" office:value="1.5609756097561" calcext:value-type="float">
            <text:p>1.5609756097561</text:p>
          </table:table-cell>
          <table:table-cell office:value-type="float" office:value="1.26315789473684" calcext:value-type="float">
            <text:p>1.26315789473684</text:p>
          </table:table-cell>
          <table:table-cell table:formula="of:=AVERAGE([.E66];[.D66];[.C66];[.B66])" office:value-type="float" office:value="1.67597008498399" calcext:value-type="float">
            <text:p>1.675970084983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 Foote</text:p>
          </table:table-cell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1.17241379310345" calcext:value-type="float">
            <text:p>1.17241379310345</text:p>
          </table:table-cell>
          <table:table-cell table:formula="of:=AVERAGE([.E67];[.D67];[.C67];[.B67])" office:value-type="float" office:value="0.752787658802178" calcext:value-type="float">
            <text:p>0.7527876588021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dy Glass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1.5" calcext:value-type="float">
            <text:p>1.5</text:p>
          </table:table-cell>
          <table:table-cell office:value-type="float" office:value="1.52112676056338" calcext:value-type="float">
            <text:p>1.52112676056338</text:p>
          </table:table-cell>
          <table:table-cell table:formula="of:=AVERAGE([.E68];[.D68];[.C68];[.B68])" office:value-type="float" office:value="1.94438425424341" calcext:value-type="float">
            <text:p>1.944384254243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iefer Sherwood</text:p>
          </table:table-cell>
          <table:table-cell office:value-type="float" office:value="0" calcext:value-type="float">
            <text:p>0</text:p>
          </table:table-cell>
          <table:table-cell office:value-type="float" office:value="1.27184466019417" calcext:value-type="float">
            <text:p>1.27184466019417</text:p>
          </table:table-cell>
          <table:table-cell office:value-type="float" office:value="1.80952380952381" calcext:value-type="float">
            <text:p>1.80952380952381</text:p>
          </table:table-cell>
          <table:table-cell office:value-type="float" office:value="1.09615384615385" calcext:value-type="float">
            <text:p>1.09615384615385</text:p>
          </table:table-cell>
          <table:table-cell table:formula="of:=AVERAGE([.E69];[.D69];[.C69];[.B69])" office:value-type="float" office:value="1.04438057896796" calcext:value-type="float">
            <text:p>1.044380578967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vin Lankinen</text:p>
          </table:table-cell>
          <table:table-cell office:value-type="float" office:value="0" calcext:value-type="float">
            <text:p>0</text:p>
          </table:table-cell>
          <table:table-cell office:value-type="float" office:value="29.775" calcext:value-type="float">
            <text:p>29.775</text:p>
          </table:table-cell>
          <table:table-cell office:value-type="float" office:value="28.6190476190476" calcext:value-type="float">
            <text:p>28.6190476190476</text:p>
          </table:table-cell>
          <table:table-cell office:value-type="float" office:value="29.8333333333333" calcext:value-type="float">
            <text:p>29.8333333333333</text:p>
          </table:table-cell>
          <table:table-cell table:formula="of:=AVERAGE([.E70];[.D70];[.C70];[.B70])" office:value-type="float" office:value="22.0568452380952" calcext:value-type="float">
            <text:p>22.05684523809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hilip Tomasino</text:p>
          </table:table-cell>
          <table:table-cell office:value-type="float" office:value="1.50549450549451" calcext:value-type="float">
            <text:p>1.5054945054945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3809523809524" calcext:value-type="float">
            <text:p>1.23809523809524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E71];[.D71];[.C71];[.B71])" office:value-type="float" office:value="1.43589743589744" calcext:value-type="float">
            <text:p>1.435897435897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uso Parssinen</text:p>
          </table:table-cell>
          <table:table-cell office:value-type="float" office:value="0" calcext:value-type="float">
            <text:p>0</text:p>
          </table:table-cell>
          <table:table-cell office:value-type="float" office:value="1.11904761904762" calcext:value-type="float">
            <text:p>1.11904761904762</text:p>
          </table:table-cell>
          <table:table-cell office:value-type="string" calcext:value-type="string">
            <text:p><text:s/>'NULL'</text:p>
          </table:table-cell>
          <table:table-cell office:value-type="float" office:value="1.08695652173913" calcext:value-type="float">
            <text:p>1.08695652173913</text:p>
          </table:table-cell>
          <table:table-cell table:formula="of:=AVERAGE([.E72];[.D72];[.C72];[.B72])" office:value-type="float" office:value="0.735334713595583" calcext:value-type="float">
            <text:p>0.735334713595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 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 table:number-columns-repeated="2"/>
          <table:table-cell table:formula="of:=AVERAGE([.E73];[.D73];[.C73];[.B73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e Evangelista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.125" calcext:value-type="float">
            <text:p>2.125</text:p>
          </table:table-cell>
          <table:table-cell office:value-type="float" office:value="2.14285714285714" calcext:value-type="float">
            <text:p>2.14285714285714</text:p>
          </table:table-cell>
          <table:table-cell office:value-type="string" calcext:value-type="string">
            <text:p><text:s/>'NULL'</text:p>
          </table:table-cell>
          <table:table-cell table:formula="of:=AVERAGE([.E74];[.D74];[.C74];[.B74])" office:value-type="float" office:value="1.9781746031746" calcext:value-type="float">
            <text:p>1.97817460317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onas Donskoi</text:p>
          </table:table-cell>
          <table:table-cell office:value-type="float" office:value="1.45" calcext:value-type="float">
            <text:p>1.45</text:p>
          </table:table-cell>
          <table:table-cell office:value-type="float" office:value="1.54430379746835" calcext:value-type="float">
            <text:p>1.54430379746835</text:p>
          </table:table-cell>
          <table:table-cell office:value-type="float" office:value="1.69067796610169" calcext:value-type="float">
            <text:p>1.69067796610169</text:p>
          </table:table-cell>
          <table:table-cell office:value-type="float" office:value="1.28571428571429" calcext:value-type="float">
            <text:p>1.28571428571429</text:p>
          </table:table-cell>
          <table:table-cell table:formula="of:=AVERAGE([.E75];[.D75];[.C75];[.B75])" office:value-type="float" office:value="1.49267401232108" calcext:value-type="float">
            <text:p>1.492674012321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 Burakovsky</text:p>
          </table:table-cell>
          <table:table-cell office:value-type="float" office:value="1.6637323943662" calcext:value-type="float">
            <text:p>1.6637323943662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1.71228070175439" calcext:value-type="float">
            <text:p>1.71228070175439</text:p>
          </table:table-cell>
          <table:table-cell office:value-type="float" office:value="1.73255813953488" calcext:value-type="float">
            <text:p>1.73255813953488</text:p>
          </table:table-cell>
          <table:table-cell table:formula="of:=AVERAGE([.E76];[.D76];[.C76];[.B76])" office:value-type="float" office:value="1.91999995177101" calcext:value-type="float">
            <text:p>1.919999951771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rdan Eberle</text:p>
          </table:table-cell>
          <table:table-cell office:value-type="float" office:value="2.32505399568035" calcext:value-type="float">
            <text:p>2.32505399568035</text:p>
          </table:table-cell>
          <table:table-cell office:value-type="float" office:value="2.5" calcext:value-type="float">
            <text:p>2.5</text:p>
          </table:table-cell>
          <table:table-cell office:value-type="float" office:value="2.18562874251497" calcext:value-type="float">
            <text:p>2.18562874251497</text:p>
          </table:table-cell>
          <table:table-cell office:value-type="float" office:value="2.42424242424242" calcext:value-type="float">
            <text:p>2.42424242424242</text:p>
          </table:table-cell>
          <table:table-cell table:formula="of:=AVERAGE([.E77];[.D77];[.C77];[.B77])" office:value-type="float" office:value="2.35873129060944" calcext:value-type="float">
            <text:p>2.358731290609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stin Schultz</text:p>
          </table:table-cell>
          <table:table-cell office:value-type="float" office:value="1.74647887323944" calcext:value-type="float">
            <text:p>1.74647887323944</text:p>
          </table:table-cell>
          <table:table-cell office:value-type="float" office:value="1.55891238670695" calcext:value-type="float">
            <text:p>1.55891238670695</text:p>
          </table:table-cell>
          <table:table-cell office:value-type="float" office:value="1.60059171597633" calcext:value-type="float">
            <text:p>1.60059171597633</text:p>
          </table:table-cell>
          <table:table-cell office:value-type="float" office:value="1.77777777777778" calcext:value-type="float">
            <text:p>1.77777777777778</text:p>
          </table:table-cell>
          <table:table-cell table:formula="of:=AVERAGE([.E78];[.D78];[.C78];[.B78])" office:value-type="float" office:value="1.67094018842512" calcext:value-type="float">
            <text:p>1.670940188425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tin Jones</text:p>
          </table:table-cell>
          <table:table-cell office:value-type="float" office:value="24.7602739726027" calcext:value-type="float">
            <text:p>24.7602739726027</text:p>
          </table:table-cell>
          <table:table-cell office:value-type="float" office:value="24.7323943661972" calcext:value-type="float">
            <text:p>24.7323943661972</text:p>
          </table:table-cell>
          <table:table-cell office:value-type="float" office:value="22.6" calcext:value-type="float">
            <text:p>22.6</text:p>
          </table:table-cell>
          <table:table-cell office:value-type="float" office:value="23.5890410958904" calcext:value-type="float">
            <text:p>23.5890410958904</text:p>
          </table:table-cell>
          <table:table-cell table:formula="of:=AVERAGE([.E79];[.D79];[.C79];[.B79])" office:value-type="float" office:value="23.9204273586726" calcext:value-type="float">
            <text:p>23.92042735867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den Schwartz</text:p>
          </table:table-cell>
          <table:table-cell office:value-type="float" office:value="2.303125" calcext:value-type="float">
            <text:p>2.303125</text:p>
          </table:table-cell>
          <table:table-cell office:value-type="float" office:value="2.2515243902439" calcext:value-type="float">
            <text:p>2.2515243902439</text:p>
          </table:table-cell>
          <table:table-cell office:value-type="float" office:value="2.46153846153846" calcext:value-type="float">
            <text:p>2.46153846153846</text:p>
          </table:table-cell>
          <table:table-cell office:value-type="float" office:value="2.38167938931298" calcext:value-type="float">
            <text:p>2.38167938931298</text:p>
          </table:table-cell>
          <table:table-cell table:formula="of:=AVERAGE([.E80];[.D80];[.C80];[.B80])" office:value-type="float" office:value="2.34946681027384" calcext:value-type="float">
            <text:p>2.349466810273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hilipp Grubauer</text:p>
          </table:table-cell>
          <table:table-cell office:value-type="float" office:value="24.3666666666667" calcext:value-type="float">
            <text:p>24.3666666666667</text:p>
          </table:table-cell>
          <table:table-cell office:value-type="float" office:value="24.05" calcext:value-type="float">
            <text:p>24.05</text:p>
          </table:table-cell>
          <table:table-cell office:value-type="float" office:value="14.8" calcext:value-type="float">
            <text:p>14.8</text:p>
          </table:table-cell>
          <table:table-cell office:value-type="float" office:value="23.8013698630137" calcext:value-type="float">
            <text:p>23.8013698630137</text:p>
          </table:table-cell>
          <table:table-cell table:formula="of:=AVERAGE([.E81];[.D81];[.C81];[.B81])" office:value-type="float" office:value="21.7545091324201" calcext:value-type="float">
            <text:p>21.75450913242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am Larsson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22709163346614" calcext:value-type="float">
            <text:p>1.22709163346614</text:p>
          </table:table-cell>
          <table:table-cell office:value-type="float" office:value="1.23466666666667" calcext:value-type="float">
            <text:p>1.23466666666667</text:p>
          </table:table-cell>
          <table:table-cell office:value-type="float" office:value="1.23357664233577" calcext:value-type="float">
            <text:p>1.23357664233577</text:p>
          </table:table-cell>
          <table:table-cell table:formula="of:=AVERAGE([.E82];[.D82];[.C82];[.B82])" office:value-type="float" office:value="1.15300040228381" calcext:value-type="float">
            <text:p>1.153000402283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mie Oleksiak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1.09760956175299" calcext:value-type="float">
            <text:p>1.09760956175299</text:p>
          </table:table-cell>
          <table:table-cell office:value-type="float" office:value="1.11244979919679" calcext:value-type="float">
            <text:p>1.11244979919679</text:p>
          </table:table-cell>
          <table:table-cell office:value-type="float" office:value="1.05555555555556" calcext:value-type="float">
            <text:p>1.05555555555556</text:p>
          </table:table-cell>
          <table:table-cell table:formula="of:=AVERAGE([.E83];[.D83];[.C83];[.B83])" office:value-type="float" office:value="1.058070395793" calcext:value-type="float">
            <text:p>1.0580703957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Yanni Gourde</text:p>
          </table:table-cell>
          <table:table-cell office:value-type="float" office:value="1.86899563318777" calcext:value-type="float">
            <text:p>1.86899563318777</text:p>
          </table:table-cell>
          <table:table-cell office:value-type="float" office:value="1.69844789356984" calcext:value-type="float">
            <text:p>1.69844789356984</text:p>
          </table:table-cell>
          <table:table-cell office:value-type="float" office:value="1.64102564102564" calcext:value-type="float">
            <text:p>1.64102564102564</text:p>
          </table:table-cell>
          <table:table-cell office:value-type="float" office:value="1.7" calcext:value-type="float">
            <text:p>1.7</text:p>
          </table:table-cell>
          <table:table-cell table:formula="of:=AVERAGE([.E84];[.D84];[.C84];[.B84])" office:value-type="float" office:value="1.72711729194581" calcext:value-type="float">
            <text:p>1.727117291945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ycob Megna</text:p>
          </table:table-cell>
          <table:table-cell office:value-type="float" office:value="0.98989898989899" calcext:value-type="float">
            <text:p>0.9898989898989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.38095238095238" calcext:value-type="float">
            <text:p>1.38095238095238</text:p>
          </table:table-cell>
          <table:table-cell office:value-type="float" office:value="1" calcext:value-type="float">
            <text:p>1</text:p>
          </table:table-cell>
          <table:table-cell table:formula="of:=AVERAGE([.E85];[.D85];[.C85];[.B85])" office:value-type="float" office:value="1.02128427128427" calcext:value-type="float">
            <text:p>1.021284271284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son Soucy</text:p>
          </table:table-cell>
          <table:table-cell office:value-type="float" office:value="1.64516129032258" calcext:value-type="float">
            <text:p>1.64516129032258</text:p>
          </table:table-cell>
          <table:table-cell office:value-type="float" office:value="1.19409282700422" calcext:value-type="float">
            <text:p>1.19409282700422</text:p>
          </table:table-cell>
          <table:table-cell office:value-type="float" office:value="1.22950819672131" calcext:value-type="float">
            <text:p>1.22950819672131</text:p>
          </table:table-cell>
          <table:table-cell office:value-type="float" office:value="1.1" calcext:value-type="float">
            <text:p>1.1</text:p>
          </table:table-cell>
          <table:table-cell table:formula="of:=AVERAGE([.E86];[.D86];[.C86];[.B86])" office:value-type="float" office:value="1.29219057851203" calcext:value-type="float">
            <text:p>1.292190578512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er Bjorkstrand</text:p>
          </table:table-cell>
          <table:table-cell office:value-type="float" office:value="2.75" calcext:value-type="float">
            <text:p>2.75</text:p>
          </table:table-cell>
          <table:table-cell office:value-type="float" office:value="2.52863436123348" calcext:value-type="float">
            <text:p>2.52863436123348</text:p>
          </table:table-cell>
          <table:table-cell office:value-type="float" office:value="2.44" calcext:value-type="float">
            <text:p>2.44</text:p>
          </table:table-cell>
          <table:table-cell office:value-type="float" office:value="2.3" calcext:value-type="float">
            <text:p>2.3</text:p>
          </table:table-cell>
          <table:table-cell table:formula="of:=AVERAGE([.E87];[.D87];[.C87];[.B87])" office:value-type="float" office:value="2.50465859030837" calcext:value-type="float">
            <text:p>2.504658590308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 Wennberg</text:p>
          </table:table-cell>
          <table:table-cell office:value-type="float" office:value="1.23586429725364" calcext:value-type="float">
            <text:p>1.23586429725364</text:p>
          </table:table-cell>
          <table:table-cell office:value-type="float" office:value="1.25079365079365" calcext:value-type="float">
            <text:p>1.25079365079365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1.12264150943396" calcext:value-type="float">
            <text:p>1.12264150943396</text:p>
          </table:table-cell>
          <table:table-cell table:formula="of:=AVERAGE([.E88];[.D88];[.C88];[.B88])" office:value-type="float" office:value="1.26997192319384" calcext:value-type="float">
            <text:p>1.269971923193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red McCann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1239837398374" calcext:value-type="float">
            <text:p>2.1239837398374</text:p>
          </table:table-cell>
          <table:table-cell office:value-type="float" office:value="2.23456790123457" calcext:value-type="float">
            <text:p>2.23456790123457</text:p>
          </table:table-cell>
          <table:table-cell office:value-type="float" office:value="2.04098360655738" calcext:value-type="float">
            <text:p>2.04098360655738</text:p>
          </table:table-cell>
          <table:table-cell table:formula="of:=AVERAGE([.E89];[.D89];[.C89];[.B89])" office:value-type="float" office:value="2.08425881190734" calcext:value-type="float">
            <text:p>2.084258811907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Donato</text:p>
          </table:table-cell>
          <table:table-cell office:value-type="float" office:value="1.98402555910543" calcext:value-type="float">
            <text:p>1.98402555910543</text:p>
          </table:table-cell>
          <table:table-cell office:value-type="float" office:value="2.45762711864407" calcext:value-type="float">
            <text:p>2.45762711864407</text:p>
          </table:table-cell>
          <table:table-cell office:value-type="float" office:value="2.12582781456954" calcext:value-type="float">
            <text:p>2.12582781456954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E90];[.D90];[.C90];[.B90])" office:value-type="float" office:value="1.97520345641309" calcext:value-type="float">
            <text:p>1.975203456413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iel Sprong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2.05098039215686" calcext:value-type="float">
            <text:p>2.05098039215686</text:p>
          </table:table-cell>
          <table:table-cell office:value-type="float" office:value="2.05" calcext:value-type="float">
            <text:p>2.05</text:p>
          </table:table-cell>
          <table:table-cell office:value-type="float" office:value="1.72727272727273" calcext:value-type="float">
            <text:p>1.72727272727273</text:p>
          </table:table-cell>
          <table:table-cell table:formula="of:=AVERAGE([.E91];[.D91];[.C91];[.B91])" office:value-type="float" office:value="1.88563470842883" calcext:value-type="float">
            <text:p>1.885634708428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l Borgen</text:p>
          </table:table-cell>
          <table:table-cell office:value-type="float" office:value="1.29411764705882" calcext:value-type="float">
            <text:p>1.29411764705882</text:p>
          </table:table-cell>
          <table:table-cell office:value-type="float" office:value="1.00847457627119" calcext:value-type="float">
            <text:p>1.00847457627119</text:p>
          </table:table-cell>
          <table:table-cell office:value-type="float" office:value="1" calcext:value-type="float">
            <text:p>1</text:p>
          </table:table-cell>
          <table:table-cell office:value-type="float" office:value="1.18032786885246" calcext:value-type="float">
            <text:p>1.18032786885246</text:p>
          </table:table-cell>
          <table:table-cell table:formula="of:=AVERAGE([.E92];[.D92];[.C92];[.B92])" office:value-type="float" office:value="1.12073002304562" calcext:value-type="float">
            <text:p>1.120730023045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ndon Tanev</text:p>
          </table:table-cell>
          <table:table-cell office:value-type="float" office:value="1.40966921119593" calcext:value-type="float">
            <text:p>1.40966921119593</text:p>
          </table:table-cell>
          <table:table-cell office:value-type="float" office:value="1.47395833333333" calcext:value-type="float">
            <text:p>1.47395833333333</text:p>
          </table:table-cell>
          <table:table-cell office:value-type="float" office:value="1.05555555555556" calcext:value-type="float">
            <text:p>1.05555555555556</text:p>
          </table:table-cell>
          <table:table-cell office:value-type="float" office:value="1.6875" calcext:value-type="float">
            <text:p>1.6875</text:p>
          </table:table-cell>
          <table:table-cell table:formula="of:=AVERAGE([.E93];[.D93];[.C93];[.B93])" office:value-type="float" office:value="1.4066707750212" calcext:value-type="float">
            <text:p>1.40667077502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e Fleury</text:p>
          </table:table-cell>
          <table:table-cell office:value-type="float" office:value="0.967213114754098" calcext:value-type="float">
            <text:p>0.967213114754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 office:value-type="float" office:value="1.09375" calcext:value-type="float">
            <text:p>1.09375</text:p>
          </table:table-cell>
          <table:table-cell table:formula="of:=AVERAGE([.E94];[.D94];[.C94];[.B94])" office:value-type="float" office:value="1.02032103825137" calcext:value-type="float">
            <text:p>1.020321038251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rgan Geekie</text:p>
          </table:table-cell>
          <table:table-cell office:value-type="float" office:value="1.13173652694611" calcext:value-type="float">
            <text:p>1.13173652694611</text:p>
          </table:table-cell>
          <table:table-cell office:value-type="float" office:value="1.03614457831325" calcext:value-type="float">
            <text:p>1.03614457831325</text:p>
          </table:table-cell>
          <table:table-cell office:value-type="float" office:value="1.10714285714286" calcext:value-type="float">
            <text:p>1.10714285714286</text:p>
          </table:table-cell>
          <table:table-cell office:value-type="float" office:value="1.6" calcext:value-type="float">
            <text:p>1.6</text:p>
          </table:table-cell>
          <table:table-cell table:formula="of:=AVERAGE([.E95];[.D95];[.C95];[.B95])" office:value-type="float" office:value="1.21875599060055" calcext:value-type="float">
            <text:p>1.218755990600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eli Tolvanen</text:p>
          </table:table-cell>
          <table:table-cell office:value-type="float" office:value="1.85798816568047" calcext:value-type="float">
            <text:p>1.85798816568047</text:p>
          </table:table-cell>
          <table:table-cell office:value-type="float" office:value="2" calcext:value-type="float">
            <text:p>2</text:p>
          </table:table-cell>
          <table:table-cell office:value-type="float" office:value="1.96385542168675" calcext:value-type="float">
            <text:p>1.96385542168675</text:p>
          </table:table-cell>
          <table:table-cell office:value-type="float" office:value="1.61538461538462" calcext:value-type="float">
            <text:p>1.61538461538462</text:p>
          </table:table-cell>
          <table:table-cell table:formula="of:=AVERAGE([.E96];[.D96];[.C96];[.B96])" office:value-type="float" office:value="1.85930705068796" calcext:value-type="float">
            <text:p>1.859307050687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y Beniers</text:p>
          </table:table-cell>
          <table:table-cell office:value-type="float" office:value="1.82894736842105" calcext:value-type="float">
            <text:p>1.82894736842105</text:p>
          </table:table-cell>
          <table:table-cell office:value-type="float" office:value="1.72972972972973" calcext:value-type="float">
            <text:p>1.7297297297297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375" calcext:value-type="float">
            <text:p>1.375</text:p>
          </table:table-cell>
          <table:table-cell table:formula="of:=AVERAGE([.E97];[.D97];[.C97];[.B97])" office:value-type="float" office:value="1.56675260787103" calcext:value-type="float">
            <text:p>1.566752607871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sper Froden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<text:s/>'NULL'</text:p>
          </table:table-cell>
          <table:table-cell office:value-type="float" office:value="0.875" calcext:value-type="float">
            <text:p>0.875</text:p>
          </table:table-cell>
          <table:table-cell table:formula="of:=AVERAGE([.E98];[.D98];[.C98];[.B98])" office:value-type="float" office:value="0.811111111111111" calcext:value-type="float">
            <text:p>0.8111111111111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m Atkinson</text:p>
          </table:table-cell>
          <table:table-cell office:value-type="float" office:value="3.1376404494382" calcext:value-type="float">
            <text:p>3.1376404494382</text:p>
          </table:table-cell>
          <table:table-cell office:value-type="float" office:value="2.99714285714286" calcext:value-type="float">
            <text:p>2.99714285714286</text:p>
          </table:table-cell>
          <table:table-cell office:value-type="float" office:value="3.075" calcext:value-type="float">
            <text:p>3.075</text:p>
          </table:table-cell>
          <table:table-cell office:value-type="float" office:value="2.81208053691275" calcext:value-type="float">
            <text:p>2.81208053691275</text:p>
          </table:table-cell>
          <table:table-cell table:formula="of:=AVERAGE([.E99];[.D99];[.C99];[.B99])" office:value-type="float" office:value="3.00546596087345" calcext:value-type="float">
            <text:p>3.005465960873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Ellis</text:p>
          </table:table-cell>
          <table:table-cell office:value-type="float" office:value="1.8886925795053" calcext:value-type="float">
            <text:p>1.8886925795053</text:p>
          </table:table-cell>
          <table:table-cell office:value-type="float" office:value="2" calcext:value-type="float">
            <text:p>2</text:p>
          </table:table-cell>
          <table:table-cell office:value-type="float" office:value="2.02777777777778" calcext:value-type="float">
            <text:p>2.02777777777778</text:p>
          </table:table-cell>
          <table:table-cell office:value-type="float" office:value="1.87037037037037" calcext:value-type="float">
            <text:p>1.87037037037037</text:p>
          </table:table-cell>
          <table:table-cell table:formula="of:=AVERAGE([.E100];[.D100];[.C100];[.B100])" office:value-type="float" office:value="1.94671018191336" calcext:value-type="float">
            <text:p>1.9467101819133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an Couturier</text:p>
          </table:table-cell>
          <table:table-cell office:value-type="float" office:value="2.26027397260274" calcext:value-type="float">
            <text:p>2.26027397260274</text:p>
          </table:table-cell>
          <table:table-cell office:value-type="float" office:value="2.1872399445215" calcext:value-type="float">
            <text:p>2.1872399445215</text:p>
          </table:table-cell>
          <table:table-cell office:value-type="float" office:value="2.05128205128205" calcext:value-type="float">
            <text:p>2.05128205128205</text:p>
          </table:table-cell>
          <table:table-cell office:value-type="float" office:value="2.09558823529412" calcext:value-type="float">
            <text:p>2.09558823529412</text:p>
          </table:table-cell>
          <table:table-cell table:formula="of:=AVERAGE([.E101];[.D101];[.C101];[.B101])" office:value-type="float" office:value="2.1485960509251" calcext:value-type="float">
            <text:p>2.14859605092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avis Konecny</text:p>
          </table:table-cell>
          <table:table-cell office:value-type="float" office:value="2.3347280334728" calcext:value-type="float">
            <text:p>2.3347280334728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73913043478261" calcext:value-type="float">
            <text:p>2.73913043478261</text:p>
          </table:table-cell>
          <table:table-cell office:value-type="float" office:value="2.2875" calcext:value-type="float">
            <text:p>2.2875</text:p>
          </table:table-cell>
          <table:table-cell table:formula="of:=AVERAGE([.E102];[.D102];[.C102];[.B102])" office:value-type="float" office:value="2.42367295039719" calcext:value-type="float">
            <text:p>2.423672950397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stin Braun</text:p>
          </table:table-cell>
          <table:table-cell office:value-type="float" office:value="1.30059880239521" calcext:value-type="float">
            <text:p>1.30059880239521</text:p>
          </table:table-cell>
          <table:table-cell office:value-type="float" office:value="1.34292565947242" calcext:value-type="float">
            <text:p>1.34292565947242</text:p>
          </table:table-cell>
          <table:table-cell office:value-type="float" office:value="1.13636363636364" calcext:value-type="float">
            <text:p>1.13636363636364</text:p>
          </table:table-cell>
          <table:table-cell office:value-type="float" office:value="1.36196319018405" calcext:value-type="float">
            <text:p>1.36196319018405</text:p>
          </table:table-cell>
          <table:table-cell table:formula="of:=AVERAGE([.E103];[.D103];[.C103];[.B103])" office:value-type="float" office:value="1.28546282210383" calcext:value-type="float">
            <text:p>1.285462822103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mes van Riemsdyk</text:p>
          </table:table-cell>
          <table:table-cell office:value-type="float" office:value="2.67243243243243" calcext:value-type="float">
            <text:p>2.67243243243243</text:p>
          </table:table-cell>
          <table:table-cell office:value-type="float" office:value="2.20512820512821" calcext:value-type="float">
            <text:p>2.20512820512821</text:p>
          </table:table-cell>
          <table:table-cell office:value-type="float" office:value="2.66242038216561" calcext:value-type="float">
            <text:p>2.66242038216561</text:p>
          </table:table-cell>
          <table:table-cell office:value-type="float" office:value="2.78048780487805" calcext:value-type="float">
            <text:p>2.78048780487805</text:p>
          </table:table-cell>
          <table:table-cell table:formula="of:=AVERAGE([.E104];[.D104];[.C104];[.B104])" office:value-type="float" office:value="2.58011720615107" calcext:value-type="float">
            <text:p>2.5801172061510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olas Deslauriers</text:p>
          </table:table-cell>
          <table:table-cell office:value-type="float" office:value="1.06282722513089" calcext:value-type="float">
            <text:p>1.06282722513089</text:p>
          </table:table-cell>
          <table:table-cell office:value-type="float" office:value="1.18446601941748" calcext:value-type="float">
            <text:p>1.18446601941748</text:p>
          </table:table-cell>
          <table:table-cell office:value-type="float" office:value="1.2" calcext:value-type="float">
            <text:p>1.2</text:p>
          </table:table-cell>
          <table:table-cell office:value-type="float" office:value="1.05498281786942" calcext:value-type="float">
            <text:p>1.05498281786942</text:p>
          </table:table-cell>
          <table:table-cell table:formula="of:=AVERAGE([.E105];[.D105];[.C105];[.B105])" office:value-type="float" office:value="1.12556901560445" calcext:value-type="float">
            <text:p>1.125569015604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vin Hayes</text:p>
          </table:table-cell>
          <table:table-cell office:value-type="float" office:value="1.37931034482759" calcext:value-type="float">
            <text:p>1.37931034482759</text:p>
          </table:table-cell>
          <table:table-cell office:value-type="float" office:value="2.13570274636511" calcext:value-type="float">
            <text:p>2.13570274636511</text:p>
          </table:table-cell>
          <table:table-cell office:value-type="float" office:value="2.17647058823529" calcext:value-type="float">
            <text:p>2.17647058823529</text:p>
          </table:table-cell>
          <table:table-cell office:value-type="float" office:value="1.91304347826087" calcext:value-type="float">
            <text:p>1.91304347826087</text:p>
          </table:table-cell>
          <table:table-cell table:formula="of:=AVERAGE([.E106];[.D106];[.C106];[.B106])" office:value-type="float" office:value="1.90113178942221" calcext:value-type="float">
            <text:p>1.901131789422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k Seeler</text:p>
          </table:table-cell>
          <table:table-cell office:value-type="float" office:value="0.910377358490566" calcext:value-type="float">
            <text:p>0.910377358490566</text:p>
          </table:table-cell>
          <table:table-cell office:value-type="float" office:value="1.125" calcext:value-type="float">
            <text:p>1.125</text:p>
          </table:table-cell>
          <table:table-cell office:value-type="float" office:value="0.990566037735849" calcext:value-type="float">
            <text:p>0.990566037735849</text:p>
          </table:table-cell>
          <table:table-cell office:value-type="float" office:value="0.621621621621622" calcext:value-type="float">
            <text:p>0.621621621621622</text:p>
          </table:table-cell>
          <table:table-cell table:formula="of:=AVERAGE([.E107];[.D107];[.C107];[.B107])" office:value-type="float" office:value="0.911891254462009" calcext:value-type="float">
            <text:p>0.9118912544620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ott Laughton</text:p>
          </table:table-cell>
          <table:table-cell office:value-type="float" office:value="1.64383561643836" calcext:value-type="float">
            <text:p>1.64383561643836</text:p>
          </table:table-cell>
          <table:table-cell office:value-type="float" office:value="1.59920634920635" calcext:value-type="float">
            <text:p>1.59920634920635</text:p>
          </table:table-cell>
          <table:table-cell office:value-type="float" office:value="1.53571428571429" calcext:value-type="float">
            <text:p>1.53571428571429</text:p>
          </table:table-cell>
          <table:table-cell office:value-type="float" office:value="1.40909090909091" calcext:value-type="float">
            <text:p>1.40909090909091</text:p>
          </table:table-cell>
          <table:table-cell table:formula="of:=AVERAGE([.E108];[.D108];[.C108];[.B108])" office:value-type="float" office:value="1.54696179011248" calcext:value-type="float">
            <text:p>1.546961790112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smus Ristolainen</text:p>
          </table:table-cell>
          <table:table-cell office:value-type="float" office:value="1.92365269461078" calcext:value-type="float">
            <text:p>1.92365269461078</text:p>
          </table:table-cell>
          <table:table-cell office:value-type="float" office:value="2.1858407079646" calcext:value-type="float">
            <text:p>2.1858407079646</text:p>
          </table:table-cell>
          <table:table-cell office:value-type="float" office:value="1.95744680851064" calcext:value-type="float">
            <text:p>1.95744680851064</text:p>
          </table:table-cell>
          <table:table-cell office:value-type="float" office:value="1.22727272727273" calcext:value-type="float">
            <text:p>1.22727272727273</text:p>
          </table:table-cell>
          <table:table-cell table:formula="of:=AVERAGE([.E109];[.D109];[.C109];[.B109])" office:value-type="float" office:value="1.82355323458969" calcext:value-type="float">
            <text:p>1.823553234589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avis Sanheim</text:p>
          </table:table-cell>
          <table:table-cell office:value-type="float" office:value="1.53615960099751" calcext:value-type="float">
            <text:p>1.53615960099751</text:p>
          </table:table-cell>
          <table:table-cell office:value-type="float" office:value="1.705" calcext:value-type="float">
            <text:p>1.705</text:p>
          </table:table-cell>
          <table:table-cell office:value-type="float" office:value="1.39705882352941" calcext:value-type="float">
            <text:p>1.39705882352941</text:p>
          </table:table-cell>
          <table:table-cell office:value-type="float" office:value="1.64705882352941" calcext:value-type="float">
            <text:p>1.64705882352941</text:p>
          </table:table-cell>
          <table:table-cell table:formula="of:=AVERAGE([.E110];[.D110];[.C110];[.B110])" office:value-type="float" office:value="1.57131931201408" calcext:value-type="float">
            <text:p>1.571319312014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endan Lemieux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39473684210526" calcext:value-type="float">
            <text:p>1.39473684210526</text:p>
          </table:table-cell>
          <table:table-cell office:value-type="float" office:value="1.57142857142857" calcext:value-type="float">
            <text:p>1.57142857142857</text:p>
          </table:table-cell>
          <table:table-cell table:formula="of:=AVERAGE([.E111];[.D111];[.C111];[.B111])" office:value-type="float" office:value="1.32166955851166" calcext:value-type="float">
            <text:p>1.321669558511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elix Sandstrom</text:p>
          </table:table-cell>
          <table:table-cell office:value-type="float" office:value="24.2222222222222" calcext:value-type="float">
            <text:p>24.2222222222222</text:p>
          </table:table-cell>
          <table:table-cell office:value-type="float" office:value="26.7777777777778" calcext:value-type="float">
            <text:p>26.777777777777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AVERAGE([.E112];[.D112];[.C112];[.B112])" office:value-type="float" office:value="26.3333333333333" calcext:value-type="float">
            <text:p>26.33333333333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van Provorov</text:p>
          </table:table-cell>
          <table:table-cell office:value-type="float" office:value="1.25" calcext:value-type="float">
            <text:p>1.25</text:p>
          </table:table-cell>
          <table:table-cell office:value-type="float" office:value="2.05222437137331" calcext:value-type="float">
            <text:p>2.05222437137331</text:p>
          </table:table-cell>
          <table:table-cell office:value-type="float" office:value="2.29545454545455" calcext:value-type="float">
            <text:p>2.29545454545455</text:p>
          </table:table-cell>
          <table:table-cell office:value-type="float" office:value="2.25291828793774" calcext:value-type="float">
            <text:p>2.25291828793774</text:p>
          </table:table-cell>
          <table:table-cell table:formula="of:=AVERAGE([.E113];[.D113];[.C113];[.B113])" office:value-type="float" office:value="1.9626493011914" calcext:value-type="float">
            <text:p>1.96264930119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de Allison</text:p>
          </table:table-cell>
          <table:table-cell office:value-type="float" office:value="1.51666666666667" calcext:value-type="float">
            <text:p>1.51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.68965517241379" calcext:value-type="float">
            <text:p>1.68965517241379</text:p>
          </table:table-cell>
          <table:table-cell office:value-type="float" office:value="1.5" calcext:value-type="float">
            <text:p>1.5</text:p>
          </table:table-cell>
          <table:table-cell table:formula="of:=AVERAGE([.E114];[.D114];[.C114];[.B114])" office:value-type="float" office:value="1.67658045977011" calcext:value-type="float">
            <text:p>1.676580459770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ieffer Bellows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53932584269663" calcext:value-type="float">
            <text:p>1.53932584269663</text:p>
          </table:table-cell>
          <table:table-cell office:value-type="float" office:value="1.67441860465116" calcext:value-type="float">
            <text:p>1.67441860465116</text:p>
          </table:table-cell>
          <table:table-cell office:value-type="float" office:value="1.23529411764706" calcext:value-type="float">
            <text:p>1.23529411764706</text:p>
          </table:table-cell>
          <table:table-cell table:formula="of:=AVERAGE([.E115];[.D115];[.C115];[.B115])" office:value-type="float" office:value="1.19559297458205" calcext:value-type="float">
            <text:p>1.195592974582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ter Hart</text:p>
          </table:table-cell>
          <table:table-cell office:value-type="float" office:value="27.4594594594595" calcext:value-type="float">
            <text:p>27.4594594594595</text:p>
          </table:table-cell>
          <table:table-cell office:value-type="float" office:value="25.125" calcext:value-type="float">
            <text:p>25.125</text:p>
          </table:table-cell>
          <table:table-cell office:value-type="float" office:value="26.5515463917526" calcext:value-type="float">
            <text:p>26.5515463917526</text:p>
          </table:table-cell>
          <table:table-cell office:value-type="float" office:value="27.3529411764706" calcext:value-type="float">
            <text:p>27.3529411764706</text:p>
          </table:table-cell>
          <table:table-cell table:formula="of:=AVERAGE([.E116];[.D116];[.C116];[.B116])" office:value-type="float" office:value="26.6222367569207" calcext:value-type="float">
            <text:p>26.622236756920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nner Laczynski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/>
          <table:table-cell table:formula="of:=AVERAGE([.E117];[.D117];[.C117];[.B117])" office:value-type="float" office:value="0.911111111111111" calcext:value-type="float">
            <text:p>0.9111111111111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wen Tippett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2.30508474576271" calcext:value-type="float">
            <text:p>2.30508474576271</text:p>
          </table:table-cell>
          <table:table-cell office:value-type="float" office:value="3.12" calcext:value-type="float">
            <text:p>3.12</text:p>
          </table:table-cell>
          <table:table-cell office:value-type="float" office:value="2.10344827586207" calcext:value-type="float">
            <text:p>2.10344827586207</text:p>
          </table:table-cell>
          <table:table-cell table:formula="of:=AVERAGE([.E118];[.D118];[.C118];[.B118])" office:value-type="float" office:value="2.22304234631529" calcext:value-type="float">
            <text:p>2.223042346315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rgan Frost</text:p>
          </table:table-cell>
          <table:table-cell office:value-type="float" office:value="1.65734265734266" calcext:value-type="float">
            <text:p>1.65734265734266</text:p>
          </table:table-cell>
          <table:table-cell office:value-type="float" office:value="1.73913043478261" calcext:value-type="float">
            <text:p>1.73913043478261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375" calcext:value-type="float">
            <text:p>1.375</text:p>
          </table:table-cell>
          <table:table-cell table:formula="of:=AVERAGE([.E119];[.D119];[.C119];[.B119])" office:value-type="float" office:value="1.58572541588846" calcext:value-type="float">
            <text:p>1.585725415888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ah Cates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24096385542169" calcext:value-type="float">
            <text:p>1.24096385542169</text:p>
          </table:table-cell>
          <table:table-cell office:value-type="float" office:value="1.20512820512821" calcext:value-type="float">
            <text:p>1.20512820512821</text:p>
          </table:table-cell>
          <table:table-cell office:value-type="float" office:value="1.42857142857143" calcext:value-type="float">
            <text:p>1.42857142857143</text:p>
          </table:table-cell>
          <table:table-cell table:formula="of:=AVERAGE([.E120];[.D120];[.C120];[.B120])" office:value-type="float" office:value="1.135332538947" calcext:value-type="float">
            <text:p>1.1353325389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el Farabee</text:p>
          </table:table-cell>
          <table:table-cell office:value-type="float" office:value="1.83966244725738" calcext:value-type="float">
            <text:p>1.83966244725738</text:p>
          </table:table-cell>
          <table:table-cell office:value-type="float" office:value="1.85" calcext:value-type="float">
            <text:p>1.85</text:p>
          </table:table-cell>
          <table:table-cell office:value-type="float" office:value="1.8" calcext:value-type="float">
            <text:p>1.8</text:p>
          </table:table-cell>
          <table:table-cell office:value-type="float" office:value="1.8448275862069" calcext:value-type="float">
            <text:p>1.8448275862069</text:p>
          </table:table-cell>
          <table:table-cell table:formula="of:=AVERAGE([.E121];[.D121];[.C121];[.B121])" office:value-type="float" office:value="1.83362250836607" calcext:value-type="float">
            <text:p>1.8336225083660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m York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9375" calcext:value-type="float">
            <text:p>0.9375</text:p>
          </table:table-cell>
          <table:table-cell table:formula="of:=AVERAGE([.E122];[.D122];[.C122];[.B122])" office:value-type="float" office:value="0.894301470588235" calcext:value-type="float">
            <text:p>0.8943014705882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yson Foerster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E123];[.D123];[.C123];[.B123])" office:value-type="float" office:value="2.22222222222222" calcext:value-type="float">
            <text:p>2.222222222222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c Hornqvist</text:p>
          </table:table-cell>
          <table:table-cell office:value-type="float" office:value="3.31578947368421" calcext:value-type="float">
            <text:p>3.31578947368421</text:p>
          </table:table-cell>
          <table:table-cell office:value-type="float" office:value="2.48148148148148" calcext:value-type="float">
            <text:p>2.48148148148148</text:p>
          </table:table-cell>
          <table:table-cell office:value-type="float" office:value="3.13096559378468" calcext:value-type="float">
            <text:p>3.13096559378468</text:p>
          </table:table-cell>
          <table:table-cell office:value-type="float" office:value="3.20925110132159" calcext:value-type="float">
            <text:p>3.20925110132159</text:p>
          </table:table-cell>
          <table:table-cell table:formula="of:=AVERAGE([.E124];[.D124];[.C124];[.B124])" office:value-type="float" office:value="3.03437191256799" calcext:value-type="float">
            <text:p>3.03437191256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ani Smith</text:p>
          </table:table-cell>
          <table:table-cell office:value-type="float" office:value="1.08411214953271" calcext:value-type="float">
            <text:p>1.08411214953271</text:p>
          </table:table-cell>
          <table:table-cell office:value-type="string" calcext:value-type="string">
            <text:p><text:s/>'NULL'</text:p>
          </table:table-cell>
          <table:table-cell office:value-type="float" office:value="2" calcext:value-type="float">
            <text:p>2</text:p>
          </table:table-cell>
          <table:table-cell office:value-type="float" office:value="1.06382978723404" calcext:value-type="float">
            <text:p>1.06382978723404</text:p>
          </table:table-cell>
          <table:table-cell table:formula="of:=AVERAGE([.E125];[.D125];[.C125];[.B125])" office:value-type="float" office:value="1.38264731225558" calcext:value-type="float">
            <text:p>1.382647312255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encer Knight</text:p>
          </table:table-cell>
          <table:table-cell office:value-type="float" office:value="25.4561403508772" calcext:value-type="float">
            <text:p>25.4561403508772</text:p>
          </table:table-cell>
          <table:table-cell office:value-type="float" office:value="27.5454545454545" calcext:value-type="float">
            <text:p>27.5454545454545</text:p>
          </table:table-cell>
          <table:table-cell office:value-type="float" office:value="25" calcext:value-type="float">
            <text:p>25</text:p>
          </table:table-cell>
          <table:table-cell office:value-type="float" office:value="25.8571428571429" calcext:value-type="float">
            <text:p>25.8571428571429</text:p>
          </table:table-cell>
          <table:table-cell table:formula="of:=AVERAGE([.E126];[.D126];[.C126];[.B126])" office:value-type="float" office:value="25.9646844383687" calcext:value-type="float">
            <text:p>25.96468443836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ic Staal</text:p>
          </table:table-cell>
          <table:table-cell office:value-type="float" office:value="3.07083333333333" calcext:value-type="float">
            <text:p>3.07083333333333</text:p>
          </table:table-cell>
          <table:table-cell office:value-type="float" office:value="2.97779422649889" calcext:value-type="float">
            <text:p>2.97779422649889</text:p>
          </table:table-cell>
          <table:table-cell office:value-type="float" office:value="2.29508196721311" calcext:value-type="float">
            <text:p>2.29508196721311</text:p>
          </table:table-cell>
          <table:table-cell office:value-type="float" office:value="2.99853372434018" calcext:value-type="float">
            <text:p>2.99853372434018</text:p>
          </table:table-cell>
          <table:table-cell table:formula="of:=AVERAGE([.E127];[.D127];[.C127];[.B127])" office:value-type="float" office:value="2.83556081284638" calcext:value-type="float">
            <text:p>2.835560812846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 Staal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1.05427782888684" calcext:value-type="float">
            <text:p>1.05427782888684</text:p>
          </table:table-cell>
          <table:table-cell office:value-type="float" office:value="1.09272727272727" calcext:value-type="float">
            <text:p>1.09272727272727</text:p>
          </table:table-cell>
          <table:table-cell office:value-type="float" office:value="1.02604166666667" calcext:value-type="float">
            <text:p>1.02604166666667</text:p>
          </table:table-cell>
          <table:table-cell table:formula="of:=AVERAGE([.E128];[.D128];[.C128];[.B128])" office:value-type="float" office:value="1.0190681436831" calcext:value-type="float">
            <text:p>1.01906814368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ko Gudas</text:p>
          </table:table-cell>
          <table:table-cell office:value-type="float" office:value="1.66616766467066" calcext:value-type="float">
            <text:p>1.66616766467066</text:p>
          </table:table-cell>
          <table:table-cell office:value-type="float" office:value="1.74328358208955" calcext:value-type="float">
            <text:p>1.74328358208955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1.83333333333333" calcext:value-type="float">
            <text:p>1.83333333333333</text:p>
          </table:table-cell>
          <table:table-cell table:formula="of:=AVERAGE([.E129];[.D129];[.C129];[.B129])" office:value-type="float" office:value="1.73377306810031" calcext:value-type="float">
            <text:p>1.733773068100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rgei Bobrovsky</text:p>
          </table:table-cell>
          <table:table-cell office:value-type="float" office:value="27.4297520661157" calcext:value-type="float">
            <text:p>27.4297520661157</text:p>
          </table:table-cell>
          <table:table-cell office:value-type="float" office:value="26.8414442700157" calcext:value-type="float">
            <text:p>26.8414442700157</text:p>
          </table:table-cell>
          <table:table-cell office:value-type="float" office:value="26.9615384615385" calcext:value-type="float">
            <text:p>26.9615384615385</text:p>
          </table:table-cell>
          <table:table-cell office:value-type="float" office:value="26.889880952381" calcext:value-type="float">
            <text:p>26.889880952381</text:p>
          </table:table-cell>
          <table:table-cell table:formula="of:=AVERAGE([.E130];[.D130];[.C130];[.B130])" office:value-type="float" office:value="27.0306539375127" calcext:value-type="float">
            <text:p>27.03065393751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k Cousins</text:p>
          </table:table-cell>
          <table:table-cell office:value-type="float" office:value="1.524557956778" calcext:value-type="float">
            <text:p>1.524557956778</text:p>
          </table:table-cell>
          <table:table-cell office:value-type="float" office:value="1.49473684210526" calcext:value-type="float">
            <text:p>1.49473684210526</text:p>
          </table:table-cell>
          <table:table-cell office:value-type="float" office:value="1.62213740458015" calcext:value-type="float">
            <text:p>1.62213740458015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131];[.D131];[.C131];[.B131])" office:value-type="float" office:value="1.57702471753252" calcext:value-type="float">
            <text:p>1.577024717532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hony Duclair</text:p>
          </table:table-cell>
          <table:table-cell office:value-type="float" office:value="1.89308176100629" calcext:value-type="float">
            <text:p>1.89308176100629</text:p>
          </table:table-cell>
          <table:table-cell office:value-type="float" office:value="1.725" calcext:value-type="float">
            <text:p>1.725</text:p>
          </table:table-cell>
          <table:table-cell office:value-type="float" office:value="1.9469387755102" calcext:value-type="float">
            <text:p>1.9469387755102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132];[.D132];[.C132];[.B132])" office:value-type="float" office:value="1.80792180079579" calcext:value-type="float">
            <text:p>1.807921800795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ter Verhaeghe</text:p>
          </table:table-cell>
          <table:table-cell office:value-type="float" office:value="2.57894736842105" calcext:value-type="float">
            <text:p>2.57894736842105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2.3" calcext:value-type="float">
            <text:p>2.3</text:p>
          </table:table-cell>
          <table:table-cell office:value-type="float" office:value="2.55263157894737" calcext:value-type="float">
            <text:p>2.55263157894737</text:p>
          </table:table-cell>
          <table:table-cell table:formula="of:=AVERAGE([.E133];[.D133];[.C133];[.B133])" office:value-type="float" office:value="2.25075187969925" calcext:value-type="float">
            <text:p>2.250751879699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ksander Barkov</text:p>
          </table:table-cell>
          <table:table-cell office:value-type="float" office:value="2.62162162162162" calcext:value-type="float">
            <text:p>2.62162162162162</text:p>
          </table:table-cell>
          <table:table-cell office:value-type="float" office:value="2.63384615384615" calcext:value-type="float">
            <text:p>2.63384615384615</text:p>
          </table:table-cell>
          <table:table-cell office:value-type="float" office:value="2.55" calcext:value-type="float">
            <text:p>2.55</text:p>
          </table:table-cell>
          <table:table-cell office:value-type="float" office:value="2.8641975308642" calcext:value-type="float">
            <text:p>2.8641975308642</text:p>
          </table:table-cell>
          <table:table-cell table:formula="of:=AVERAGE([.E134];[.D134];[.C134];[.B134])" office:value-type="float" office:value="2.66741632658299" calcext:value-type="float">
            <text:p>2.667416326582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aron Ekblad</text:p>
          </table:table-cell>
          <table:table-cell office:value-type="float" office:value="2.3921568627451" calcext:value-type="float">
            <text:p>2.3921568627451</text:p>
          </table:table-cell>
          <table:table-cell office:value-type="float" office:value="2.5417348608838" calcext:value-type="float">
            <text:p>2.5417348608838</text:p>
          </table:table-cell>
          <table:table-cell office:value-type="float" office:value="2.76190476190476" calcext:value-type="float">
            <text:p>2.76190476190476</text:p>
          </table:table-cell>
          <table:table-cell office:value-type="float" office:value="2.68078175895765" calcext:value-type="float">
            <text:p>2.68078175895765</text:p>
          </table:table-cell>
          <table:table-cell table:formula="of:=AVERAGE([.E135];[.D135];[.C135];[.B135])" office:value-type="float" office:value="2.59414456112283" calcext:value-type="float">
            <text:p>2.594144561122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m Reinhart</text:p>
          </table:table-cell>
          <table:table-cell office:value-type="float" office:value="2.36333333333333" calcext:value-type="float">
            <text:p>2.36333333333333</text:p>
          </table:table-cell>
          <table:table-cell office:value-type="float" office:value="2.27666666666667" calcext:value-type="float">
            <text:p>2.27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3" calcext:value-type="float">
            <text:p>2.42857142857143</text:p>
          </table:table-cell>
          <table:table-cell table:formula="of:=AVERAGE([.E136];[.D136];[.C136];[.B136])" office:value-type="float" office:value="2.26714285714286" calcext:value-type="float">
            <text:p>2.267142857142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m Bennett</text:p>
          </table:table-cell>
          <table:table-cell office:value-type="float" office:value="2.11029411764706" calcext:value-type="float">
            <text:p>2.11029411764706</text:p>
          </table:table-cell>
          <table:table-cell office:value-type="float" office:value="2.78571428571429" calcext:value-type="float">
            <text:p>2.78571428571429</text:p>
          </table:table-cell>
          <table:table-cell office:value-type="float" office:value="2.02380952380952" calcext:value-type="float">
            <text:p>2.02380952380952</text:p>
          </table:table-cell>
          <table:table-cell office:value-type="float" office:value="2.36059479553903" calcext:value-type="float">
            <text:p>2.36059479553903</text:p>
          </table:table-cell>
          <table:table-cell table:formula="of:=AVERAGE([.E137];[.D137];[.C137];[.B137])" office:value-type="float" office:value="2.32010318067748" calcext:value-type="float">
            <text:p>2.320103180677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ndon Montour</text:p>
          </table:table-cell>
          <table:table-cell office:value-type="float" office:value="1.52631578947368" calcext:value-type="float">
            <text:p>1.52631578947368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2.14814814814815" calcext:value-type="float">
            <text:p>2.14814814814815</text:p>
          </table:table-cell>
          <table:table-cell office:value-type="float" office:value="2.05" calcext:value-type="float">
            <text:p>2.05</text:p>
          </table:table-cell>
          <table:table-cell table:formula="of:=AVERAGE([.E138];[.D138];[.C138];[.B138])" office:value-type="float" office:value="1.95384325713273" calcext:value-type="float">
            <text:p>1.953843257132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in White</text:p>
          </table:table-cell>
          <table:table-cell office:value-type="float" office:value="0.875784190715182" calcext:value-type="float">
            <text:p>0.875784190715182</text:p>
          </table:table-cell>
          <table:table-cell office:value-type="float" office:value="1" calcext:value-type="float">
            <text:p>1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0.788029925187032" calcext:value-type="float">
            <text:p>0.788029925187032</text:p>
          </table:table-cell>
          <table:table-cell table:formula="of:=AVERAGE([.E139];[.D139];[.C139];[.B139])" office:value-type="float" office:value="0.907212270234295" calcext:value-type="float">
            <text:p>0.9072122702342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Lomberg</text:p>
          </table:table-cell>
          <table:table-cell office:value-type="float" office:value="1.48214285714286" calcext:value-type="float">
            <text:p>1.48214285714286</text:p>
          </table:table-cell>
          <table:table-cell office:value-type="float" office:value="2.6" calcext:value-type="float">
            <text:p>2.6</text:p>
          </table:table-cell>
          <table:table-cell office:value-type="float" office:value="1.62650602409639" calcext:value-type="float">
            <text:p>1.62650602409639</text:p>
          </table:table-cell>
          <table:table-cell office:value-type="float" office:value="1.35" calcext:value-type="float">
            <text:p>1.35</text:p>
          </table:table-cell>
          <table:table-cell table:formula="of:=AVERAGE([.E140];[.D140];[.C140];[.B140])" office:value-type="float" office:value="1.76466222030981" calcext:value-type="float">
            <text:p>1.764662220309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hew Tkachuk</text:p>
          </table:table-cell>
          <table:table-cell office:value-type="float" office:value="2.80645161290323" calcext:value-type="float">
            <text:p>2.80645161290323</text:p>
          </table:table-cell>
          <table:table-cell office:value-type="float" office:value="2.54545454545455" calcext:value-type="float">
            <text:p>2.54545454545455</text:p>
          </table:table-cell>
          <table:table-cell office:value-type="float" office:value="2.83561643835616" calcext:value-type="float">
            <text:p>2.83561643835616</text:p>
          </table:table-cell>
          <table:table-cell office:value-type="float" office:value="2.86991869918699" calcext:value-type="float">
            <text:p>2.86991869918699</text:p>
          </table:table-cell>
          <table:table-cell table:formula="of:=AVERAGE([.E141];[.D141];[.C141];[.B141])" office:value-type="float" office:value="2.76436032397523" calcext:value-type="float">
            <text:p>2.764360323975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h Mahura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1.02721088435374" calcext:value-type="float">
            <text:p>1.02721088435374</text:p>
          </table:table-cell>
          <table:table-cell office:value-type="float" office:value="1.04545454545455" calcext:value-type="float">
            <text:p>1.04545454545455</text:p>
          </table:table-cell>
          <table:table-cell office:value-type="float" office:value="1.4" calcext:value-type="float">
            <text:p>1.4</text:p>
          </table:table-cell>
          <table:table-cell table:formula="of:=AVERAGE([.E142];[.D142];[.C142];[.B142])" office:value-type="float" office:value="1.11483302411874" calcext:value-type="float">
            <text:p>1.114833024118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ey Fitzgerald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7" calcext:value-type="float">
            <text:p>0.7</text:p>
          </table:table-cell>
          <table:table-cell table:formula="of:=AVERAGE([.E143];[.D143];[.C143];[.B143])" office:value-type="float" office:value="0.909408602150538" calcext:value-type="float">
            <text:p>0.9094086021505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etu Luostarinen</text:p>
          </table:table-cell>
          <table:table-cell office:value-type="float" office:value="1.2020202020202" calcext:value-type="float">
            <text:p>1.2020202020202</text:p>
          </table:table-cell>
          <table:table-cell office:value-type="float" office:value="2" calcext:value-type="float">
            <text:p>2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.11428571428571" calcext:value-type="float">
            <text:p>1.11428571428571</text:p>
          </table:table-cell>
          <table:table-cell table:formula="of:=AVERAGE([.E144];[.D144];[.C144];[.B144])" office:value-type="float" office:value="1.3972582972583" calcext:value-type="float">
            <text:p>1.39725829725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 Lundell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2.01612903225806" calcext:value-type="float">
            <text:p>2.01612903225806</text:p>
          </table:table-cell>
          <table:table-cell office:value-type="float" office:value="2.25" calcext:value-type="float">
            <text:p>2.25</text:p>
          </table:table-cell>
          <table:table-cell office:value-type="float" office:value="1.93939393939394" calcext:value-type="float">
            <text:p>1.93939393939394</text:p>
          </table:table-cell>
          <table:table-cell table:formula="of:=AVERAGE([.E145];[.D145];[.C145];[.B145])" office:value-type="float" office:value="1.99582518735745" calcext:value-type="float">
            <text:p>1.995825187357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rey Perry</text:p>
          </table:table-cell>
          <table:table-cell office:value-type="float" office:value="2.62008032128514" calcext:value-type="float">
            <text:p>2.62008032128514</text:p>
          </table:table-cell>
          <table:table-cell office:value-type="float" office:value="2.64912280701754" calcext:value-type="float">
            <text:p>2.64912280701754</text:p>
          </table:table-cell>
          <table:table-cell office:value-type="float" office:value="2.8512" calcext:value-type="float">
            <text:p>2.8512</text:p>
          </table:table-cell>
          <table:table-cell office:value-type="string" calcext:value-type="string">
            <text:p><text:s/>'NULL'</text:p>
          </table:table-cell>
          <table:table-cell table:formula="of:=AVERAGE([.E146];[.D146];[.C146];[.B146])" office:value-type="float" office:value="2.70680104276756" calcext:value-type="float">
            <text:p>2.706801042767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ian Elliott</text:p>
          </table:table-cell>
          <table:table-cell office:value-type="float" office:value="0" calcext:value-type="float">
            <text:p>0</text:p>
          </table:table-cell>
          <table:table-cell office:value-type="float" office:value="23.0631578947368" calcext:value-type="float">
            <text:p>23.0631578947368</text:p>
          </table:table-cell>
          <table:table-cell office:value-type="float" office:value="23.319391634981" calcext:value-type="float">
            <text:p>23.319391634981</text:p>
          </table:table-cell>
          <table:table-cell office:value-type="float" office:value="23.817843866171" calcext:value-type="float">
            <text:p>23.817843866171</text:p>
          </table:table-cell>
          <table:table-cell table:formula="of:=AVERAGE([.E147];[.D147];[.C147];[.B147])" office:value-type="float" office:value="17.5500983489722" calcext:value-type="float">
            <text:p>17.5500983489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 Killorn</text:p>
          </table:table-cell>
          <table:table-cell office:value-type="float" office:value="1.96969696969697" calcext:value-type="float">
            <text:p>1.96969696969697</text:p>
          </table:table-cell>
          <table:table-cell office:value-type="string" calcext:value-type="string">
            <text:p><text:s/>'NULL'</text:p>
          </table:table-cell>
          <table:table-cell office:value-type="float" office:value="2.06313131313131" calcext:value-type="float">
            <text:p>2.06313131313131</text:p>
          </table:table-cell>
          <table:table-cell office:value-type="float" office:value="1.91780821917808" calcext:value-type="float">
            <text:p>1.91780821917808</text:p>
          </table:table-cell>
          <table:table-cell table:formula="of:=AVERAGE([.E148];[.D148];[.C148];[.B148])" office:value-type="float" office:value="1.98354550066879" calcext:value-type="float">
            <text:p>1.983545500668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an Cole</text:p>
          </table:table-cell>
          <table:table-cell office:value-type="float" office:value="1.12362637362637" calcext:value-type="float">
            <text:p>1.12362637362637</text:p>
          </table:table-cell>
          <table:table-cell office:value-type="float" office:value="1.08016304347826" calcext:value-type="float">
            <text:p>1.08016304347826</text:p>
          </table:table-cell>
          <table:table-cell office:value-type="string" calcext:value-type="string">
            <text:p><text:s/>'NULL'</text:p>
          </table:table-cell>
          <table:table-cell office:value-type="float" office:value="1.05128205128205" calcext:value-type="float">
            <text:p>1.05128205128205</text:p>
          </table:table-cell>
          <table:table-cell table:formula="of:=AVERAGE([.E149];[.D149];[.C149];[.B149])" office:value-type="float" office:value="1.08502382279556" calcext:value-type="float">
            <text:p>1.08502382279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 Maroon</text:p>
          </table:table-cell>
          <table:table-cell office:value-type="float" office:value="1.47977684797768" calcext:value-type="float">
            <text:p>1.47977684797768</text:p>
          </table:table-cell>
          <table:table-cell office:value-type="string" calcext:value-type="string">
            <text:p><text:s/>'NULL'</text:p>
          </table:table-cell>
          <table:table-cell office:value-type="float" office:value="1.23664122137405" calcext:value-type="float">
            <text:p>1.23664122137405</text:p>
          </table:table-cell>
          <table:table-cell office:value-type="float" office:value="1.4957507082153" calcext:value-type="float">
            <text:p>1.4957507082153</text:p>
          </table:table-cell>
          <table:table-cell table:formula="of:=AVERAGE([.E150];[.D150];[.C150];[.B150])" office:value-type="float" office:value="1.40405625918901" calcext:value-type="float">
            <text:p>1.40405625918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n Stamkos</text:p>
          </table:table-cell>
          <table:table-cell office:value-type="float" office:value="3.27254509018036" calcext:value-type="float">
            <text:p>3.27254509018036</text:p>
          </table:table-cell>
          <table:table-cell office:value-type="string" calcext:value-type="string">
            <text:p><text:s/>'NULL'</text:p>
          </table:table-cell>
          <table:table-cell office:value-type="float" office:value="3.07272727272727" calcext:value-type="float">
            <text:p>3.07272727272727</text:p>
          </table:table-cell>
          <table:table-cell office:value-type="float" office:value="2.97252747252747" calcext:value-type="float">
            <text:p>2.97252747252747</text:p>
          </table:table-cell>
          <table:table-cell table:formula="of:=AVERAGE([.E151];[.D151];[.C151];[.B151])" office:value-type="float" office:value="3.10593327847837" calcext:value-type="float">
            <text:p>3.10593327847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 Bogosian</text:p>
          </table:table-cell>
          <table:table-cell office:value-type="float" office:value="1.78120978120978" calcext:value-type="float">
            <text:p>1.78120978120978</text:p>
          </table:table-cell>
          <table:table-cell office:value-type="string" calcext:value-type="string">
            <text:p><text:s/>'NULL'</text:p>
          </table:table-cell>
          <table:table-cell office:value-type="float" office:value="2.15189873417722" calcext:value-type="float">
            <text:p>2.15189873417722</text:p>
          </table:table-cell>
          <table:table-cell office:value-type="float" office:value="1.91466666666667" calcext:value-type="float">
            <text:p>1.91466666666667</text:p>
          </table:table-cell>
          <table:table-cell table:formula="of:=AVERAGE([.E152];[.D152];[.C152];[.B152])" office:value-type="float" office:value="1.94925839401789" calcext:value-type="float">
            <text:p>1.949258394017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ctor Hedman</text:p>
          </table:table-cell>
          <table:table-cell office:value-type="float" office:value="2.17241379310345" calcext:value-type="float">
            <text:p>2.17241379310345</text:p>
          </table:table-cell>
          <table:table-cell office:value-type="float" office:value="2.12681912681913" calcext:value-type="float">
            <text:p>2.12681912681913</text:p>
          </table:table-cell>
          <table:table-cell office:value-type="float" office:value="2.12568306010929" calcext:value-type="float">
            <text:p>2.12568306010929</text:p>
          </table:table-cell>
          <table:table-cell office:value-type="string" calcext:value-type="string">
            <text:p><text:s/>'NULL'</text:p>
          </table:table-cell>
          <table:table-cell table:formula="of:=AVERAGE([.E153];[.D153];[.C153];[.B153])" office:value-type="float" office:value="2.14163866001062" calcext:value-type="float">
            <text:p>2.141638660010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kita Kucherov</text:p>
          </table:table-cell>
          <table:table-cell office:value-type="float" office:value="3.04761904761905" calcext:value-type="float">
            <text:p>3.04761904761905</text:p>
          </table:table-cell>
          <table:table-cell office:value-type="float" office:value="2.96830427892235" calcext:value-type="float">
            <text:p>2.9683042789223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<text:s/>'NULL'</text:p>
          </table:table-cell>
          <table:table-cell table:formula="of:=AVERAGE([.E154];[.D154];[.C154];[.B154])" office:value-type="float" office:value="3.07197444218046" calcext:value-type="float">
            <text:p>3.071974442180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i Vasilevskiy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'NULL'</text:p>
          </table:table-cell>
          <table:table-cell office:value-type="float" office:value="0.555555555555556" calcext:value-type="float">
            <text:p>0.555555555555556</text:p>
          </table:table-cell>
          <table:table-cell table:formula="of:=AVERAGE([.E155];[.D155];[.C155];[.B155])" office:value-type="float" office:value="0.497685185185185" calcext:value-type="float">
            <text:p>0.4976851851851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holas Paul</text:p>
          </table:table-cell>
          <table:table-cell office:value-type="float" office:value="1.81132075471698" calcext:value-type="float">
            <text:p>1.81132075471698</text:p>
          </table:table-cell>
          <table:table-cell office:value-type="float" office:value="1.74920634920635" calcext:value-type="float">
            <text:p>1.74920634920635</text:p>
          </table:table-cell>
          <table:table-cell office:value-type="string" calcext:value-type="string">
            <text:p><text:s/>'NULL'</text:p>
          </table:table-cell>
          <table:table-cell office:value-type="float" office:value="1.47272727272727" calcext:value-type="float">
            <text:p>1.47272727272727</text:p>
          </table:table-cell>
          <table:table-cell table:formula="of:=AVERAGE([.E156];[.D156];[.C156];[.B156])" office:value-type="float" office:value="1.67775145888353" calcext:value-type="float">
            <text:p>1.67775145888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-Edouard Bellemare</text:p>
          </table:table-cell>
          <table:table-cell office:value-type="float" office:value="1.17873651771957" calcext:value-type="float">
            <text:p>1.17873651771957</text:p>
          </table:table-cell>
          <table:table-cell office:value-type="string" calcext:value-type="string">
            <text:p><text:s/>'NULL'</text:p>
          </table:table-cell>
          <table:table-cell office:value-type="float" office:value="1.28260869565217" calcext:value-type="float">
            <text:p>1.28260869565217</text:p>
          </table:table-cell>
          <table:table-cell office:value-type="float" office:value="1.27102803738318" calcext:value-type="float">
            <text:p>1.27102803738318</text:p>
          </table:table-cell>
          <table:table-cell table:formula="of:=AVERAGE([.E157];[.D157];[.C157];[.B157])" office:value-type="float" office:value="1.24412441691831" calcext:value-type="float">
            <text:p>1.24412441691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ydn Fleury</text:p>
          </table:table-cell>
          <table:table-cell office:value-type="float" office:value="1.28215767634855" calcext:value-type="float">
            <text:p>1.28215767634855</text:p>
          </table:table-cell>
          <table:table-cell office:value-type="string" calcext:value-type="string">
            <text:p><text:s/>'NULL'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34090909090909" calcext:value-type="float">
            <text:p>1.34090909090909</text:p>
          </table:table-cell>
          <table:table-cell table:formula="of:=AVERAGE([.E158];[.D158];[.C158];[.B158])" office:value-type="float" office:value="1.31880003353032" calcext:value-type="float">
            <text:p>1.318800033530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yden Point</text:p>
          </table:table-cell>
          <table:table-cell office:value-type="float" office:value="2.417004048583" calcext:value-type="float">
            <text:p>2.417004048583</text:p>
          </table:table-cell>
          <table:table-cell office:value-type="float" office:value="2.42798353909465" calcext:value-type="float">
            <text:p>2.42798353909465</text:p>
          </table:table-cell>
          <table:table-cell office:value-type="float" office:value="2.40229885057471" calcext:value-type="float">
            <text:p>2.40229885057471</text:p>
          </table:table-cell>
          <table:table-cell office:value-type="string" calcext:value-type="string">
            <text:p><text:s/>'NULL'</text:p>
          </table:table-cell>
          <table:table-cell table:formula="of:=AVERAGE([.E159];[.D159];[.C159];[.B159])" office:value-type="float" office:value="2.41576214608412" calcext:value-type="float">
            <text:p>2.41576214608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 Raddy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4" calcext:value-type="float">
            <text:p>1.4</text:p>
          </table:table-cell>
          <table:table-cell table:formula="of:=AVERAGE([.E160];[.D160];[.C160];[.B160])" office:value-type="float" office:value="1.24444444444444" calcext:value-type="float">
            <text:p>1.2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 Cernak</text:p>
          </table:table-cell>
          <table:table-cell office:value-type="float" office:value="1.65964912280702" calcext:value-type="float">
            <text:p>1.65964912280702</text:p>
          </table:table-cell>
          <table:table-cell office:value-type="string" calcext:value-type="string">
            <text:p><text:s/>'NULL'</text:p>
          </table:table-cell>
          <table:table-cell office:value-type="float" office:value="1.85" calcext:value-type="float">
            <text:p>1.85</text:p>
          </table:table-cell>
          <table:table-cell office:value-type="float" office:value="1.63461538461538" calcext:value-type="float">
            <text:p>1.63461538461538</text:p>
          </table:table-cell>
          <table:table-cell table:formula="of:=AVERAGE([.E161];[.D161];[.C161];[.B161])" office:value-type="float" office:value="1.71475483580747" calcext:value-type="float">
            <text:p>1.71475483580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ony Cirelli</text:p>
          </table:table-cell>
          <table:table-cell office:value-type="float" office:value="1.69705882352941" calcext:value-type="float">
            <text:p>1.69705882352941</text:p>
          </table:table-cell>
          <table:table-cell office:value-type="string" calcext:value-type="string">
            <text:p><text:s/>'NULL'</text:p>
          </table:table-cell>
          <table:table-cell office:value-type="float" office:value="1.36111111111111" calcext:value-type="float">
            <text:p>1.36111111111111</text:p>
          </table:table-cell>
          <table:table-cell office:value-type="float" office:value="1.78735632183908" calcext:value-type="float">
            <text:p>1.78735632183908</text:p>
          </table:table-cell>
          <table:table-cell table:formula="of:=AVERAGE([.E162];[.D162];[.C162];[.B162])" office:value-type="float" office:value="1.61517541882653" calcext:value-type="float">
            <text:p>1.61517541882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hail Sergachev</text:p>
          </table:table-cell>
          <table:table-cell office:value-type="float" office:value="1.8018648018648" calcext:value-type="float">
            <text:p>1.8018648018648</text:p>
          </table:table-cell>
          <table:table-cell office:value-type="string" calcext:value-type="string">
            <text:p><text:s/>'NULL'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1.75" calcext:value-type="float">
            <text:p>1.75</text:p>
          </table:table-cell>
          <table:table-cell table:formula="of:=AVERAGE([.E163];[.D163];[.C163];[.B163])" office:value-type="float" office:value="1.81358456358456" calcext:value-type="float">
            <text:p>1.813584563584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ss Colton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.88700564971751" calcext:value-type="float">
            <text:p>1.88700564971751</text:p>
          </table:table-cell>
          <table:table-cell office:value-type="string" calcext:value-type="string">
            <text:p><text:s/>'NULL'</text:p>
          </table:table-cell>
          <table:table-cell office:value-type="float" office:value="1.625" calcext:value-type="float">
            <text:p>1.625</text:p>
          </table:table-cell>
          <table:table-cell table:formula="of:=AVERAGE([.E164];[.D164];[.C164];[.B164])" office:value-type="float" office:value="1.79289077212806" calcext:value-type="float">
            <text:p>1.79289077212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n Hagel</text:p>
          </table:table-cell>
          <table:table-cell office:value-type="float" office:value="1.82412060301508" calcext:value-type="float">
            <text:p>1.82412060301508</text:p>
          </table:table-cell>
          <table:table-cell office:value-type="string" calcext:value-type="string">
            <text:p><text:s/>'NULL'</text:p>
          </table:table-cell>
          <table:table-cell office:value-type="float" office:value="1.95283018867925" calcext:value-type="float">
            <text:p>1.95283018867925</text:p>
          </table:table-cell>
          <table:table-cell office:value-type="float" office:value="1.7027027027027" calcext:value-type="float">
            <text:p>1.7027027027027</text:p>
          </table:table-cell>
          <table:table-cell table:formula="of:=AVERAGE([.E165];[.D165];[.C165];[.B165])" office:value-type="float" office:value="1.82655116479901" calcext:value-type="float">
            <text:p>1.826551164799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ael Eyssimont</text:p>
          </table:table-cell>
          <table:table-cell office:value-type="float" office:value="2.36170212765957" calcext:value-type="float">
            <text:p>2.36170212765957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<text:s/>'NULL'</text:p>
          </table:table-cell>
          <table:table-cell table:formula="of:=AVERAGE([.E166];[.D166];[.C166];[.B166])" office:value-type="float" office:value="2.45009118541033" calcext:value-type="float">
            <text:p>2.4500911854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ner Jeannot</text:p>
          </table:table-cell>
          <table:table-cell office:value-type="float" office:value="1.46913580246914" calcext:value-type="float">
            <text:p>1.46913580246914</text:p>
          </table:table-cell>
          <table:table-cell office:value-type="string" calcext:value-type="string">
            <text:p><text:s/>'NULL'</text:p>
          </table:table-cell>
          <table:table-cell office:value-type="float" office:value="1.55294117647059" calcext:value-type="float">
            <text:p>1.55294117647059</text:p>
          </table:table-cell>
          <table:table-cell office:value-type="float" office:value="1.17391304347826" calcext:value-type="float">
            <text:p>1.17391304347826</text:p>
          </table:table-cell>
          <table:table-cell table:formula="of:=AVERAGE([.E167];[.D167];[.C167];[.B167])" office:value-type="float" office:value="1.398663340806" calcext:value-type="float">
            <text:p>1.39866334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 Perbix</text:p>
          </table:table-cell>
          <table:table-cell office:value-type="float" office:value="1.63793103448276" calcext:value-type="float">
            <text:p>1.63793103448276</text:p>
          </table:table-cell>
          <table:table-cell office:value-type="string" calcext:value-type="string">
            <text:p><text:s/>'NULL'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1.75757575757576" calcext:value-type="float">
            <text:p>1.75757575757576</text:p>
          </table:table-cell>
          <table:table-cell table:formula="of:=AVERAGE([.E168];[.D168];[.C168];[.B168])" office:value-type="float" office:value="1.65035411587136" calcext:value-type="float">
            <text:p>1.6503541158713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 Forsberg</text:p>
          </table:table-cell>
          <table:table-cell office:value-type="float" office:value="26.3492063492063" calcext:value-type="float">
            <text:p>26.3492063492063</text:p>
          </table:table-cell>
          <table:table-cell office:value-type="float" office:value="26.6076923076923" calcext:value-type="float">
            <text:p>26.6076923076923</text:p>
          </table:table-cell>
          <table:table-cell office:value-type="float" office:value="27.1818181818182" calcext:value-type="float">
            <text:p>27.1818181818182</text:p>
          </table:table-cell>
          <table:table-cell office:value-type="float" office:value="34.625" calcext:value-type="float">
            <text:p>34.625</text:p>
          </table:table-cell>
          <table:table-cell table:formula="of:=AVERAGE([.E169];[.D169];[.C169];[.B169])" office:value-type="float" office:value="28.6909292096792" calcext:value-type="float">
            <text:p>28.69092920967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h Norris</text:p>
          </table:table-cell>
          <table:table-cell office:value-type="float" office:value="1.76923076923077" calcext:value-type="float">
            <text:p>1.76923076923077</text:p>
          </table:table-cell>
          <table:table-cell office:value-type="float" office:value="2.19548872180451" calcext:value-type="float">
            <text:p>2.19548872180451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2.31818181818182" calcext:value-type="float">
            <text:p>2.31818181818182</text:p>
          </table:table-cell>
          <table:table-cell table:formula="of:=AVERAGE([.E170];[.D170];[.C170];[.B170])" office:value-type="float" office:value="2.09850310508205" calcext:value-type="float">
            <text:p>2.098503105082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aude Giroux</text:p>
          </table:table-cell>
          <table:table-cell office:value-type="float" office:value="2.65024630541872" calcext:value-type="float">
            <text:p>2.65024630541872</text:p>
          </table:table-cell>
          <table:table-cell office:value-type="float" office:value="2.59300184162063" calcext:value-type="float">
            <text:p>2.59300184162063</text:p>
          </table:table-cell>
          <table:table-cell office:value-type="float" office:value="3.02325581395349" calcext:value-type="float">
            <text:p>3.02325581395349</text:p>
          </table:table-cell>
          <table:table-cell office:value-type="float" office:value="2.69287020109689" calcext:value-type="float">
            <text:p>2.69287020109689</text:p>
          </table:table-cell>
          <table:table-cell table:formula="of:=AVERAGE([.E171];[.D171];[.C171];[.B171])" office:value-type="float" office:value="2.73984354052243" calcext:value-type="float">
            <text:p>2.739843540522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ick Brassard</text:p>
          </table:table-cell>
          <table:table-cell office:value-type="float" office:value="1.91749502982107" calcext:value-type="float">
            <text:p>1.91749502982107</text:p>
          </table:table-cell>
          <table:table-cell office:value-type="float" office:value="2.53571428571429" calcext:value-type="float">
            <text:p>2.53571428571429</text:p>
          </table:table-cell>
          <table:table-cell office:value-type="float" office:value="2.0252427184466" calcext:value-type="float">
            <text:p>2.0252427184466</text:p>
          </table:table-cell>
          <table:table-cell office:value-type="float" office:value="1.86111111111111" calcext:value-type="float">
            <text:p>1.86111111111111</text:p>
          </table:table-cell>
          <table:table-cell table:formula="of:=AVERAGE([.E172];[.D172];[.C172];[.B172])" office:value-type="float" office:value="2.08489078627327" calcext:value-type="float">
            <text:p>2.084890786273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k Holden</text:p>
          </table:table-cell>
          <table:table-cell office:value-type="float" office:value="1.22330097087379" calcext:value-type="float">
            <text:p>1.22330097087379</text:p>
          </table:table-cell>
          <table:table-cell office:value-type="float" office:value="1.18478260869565" calcext:value-type="float">
            <text:p>1.18478260869565</text:p>
          </table:table-cell>
          <table:table-cell office:value-type="float" office:value="1.24691358024691" calcext:value-type="float">
            <text:p>1.24691358024691</text:p>
          </table:table-cell>
          <table:table-cell office:value-type="float" office:value="1.23529411764706" calcext:value-type="float">
            <text:p>1.23529411764706</text:p>
          </table:table-cell>
          <table:table-cell table:formula="of:=AVERAGE([.E173];[.D173];[.C173];[.B173])" office:value-type="float" office:value="1.22257281936585" calcext:value-type="float">
            <text:p>1.222572819365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avis Hamonic</text:p>
          </table:table-cell>
          <table:table-cell office:value-type="float" office:value="1.79516539440204" calcext:value-type="float">
            <text:p>1.79516539440204</text:p>
          </table:table-cell>
          <table:table-cell office:value-type="float" office:value="2.08108108108108" calcext:value-type="float">
            <text:p>2.08108108108108</text:p>
          </table:table-cell>
          <table:table-cell office:value-type="float" office:value="1.83647798742138" calcext:value-type="float">
            <text:p>1.83647798742138</text:p>
          </table:table-cell>
          <table:table-cell office:value-type="float" office:value="1.86616161616162" calcext:value-type="float">
            <text:p>1.86616161616162</text:p>
          </table:table-cell>
          <table:table-cell table:formula="of:=AVERAGE([.E174];[.D174];[.C174];[.B174])" office:value-type="float" office:value="1.89472151976653" calcext:value-type="float">
            <text:p>1.894721519766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m Talbot</text:p>
          </table:table-cell>
          <table:table-cell office:value-type="float" office:value="26.4018264840183" calcext:value-type="float">
            <text:p>26.4018264840183</text:p>
          </table:table-cell>
          <table:table-cell office:value-type="float" office:value="25.4444444444444" calcext:value-type="float">
            <text:p>25.4444444444444</text:p>
          </table:table-cell>
          <table:table-cell office:value-type="float" office:value="26.7943925233645" calcext:value-type="float">
            <text:p>26.7943925233645</text:p>
          </table:table-cell>
          <table:table-cell office:value-type="float" office:value="27.9875" calcext:value-type="float">
            <text:p>27.9875</text:p>
          </table:table-cell>
          <table:table-cell table:formula="of:=AVERAGE([.E175];[.D175];[.C175];[.B175])" office:value-type="float" office:value="26.6570408629568" calcext:value-type="float">
            <text:p>26.65704086295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stin Watson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1.17409766454352" calcext:value-type="float">
            <text:p>1.17409766454352</text:p>
          </table:table-cell>
          <table:table-cell office:value-type="float" office:value="1.18340611353712" calcext:value-type="float">
            <text:p>1.18340611353712</text:p>
          </table:table-cell>
          <table:table-cell office:value-type="float" office:value="1.05633802816901" calcext:value-type="float">
            <text:p>1.05633802816901</text:p>
          </table:table-cell>
          <table:table-cell table:formula="of:=AVERAGE([.E176];[.D176];[.C176];[.B176])" office:value-type="float" office:value="1.04790489600686" calcext:value-type="float">
            <text:p>1.047904896006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omas Chabot</text:p>
          </table:table-cell>
          <table:table-cell office:value-type="float" office:value="2.448" calcext:value-type="float">
            <text:p>2.448</text:p>
          </table:table-cell>
          <table:table-cell office:value-type="float" office:value="2.38095238095238" calcext:value-type="float">
            <text:p>2.38095238095238</text:p>
          </table:table-cell>
          <table:table-cell office:value-type="float" office:value="2.21666666666667" calcext:value-type="float">
            <text:p>2.21666666666667</text:p>
          </table:table-cell>
          <table:table-cell office:value-type="float" office:value="2.70588235294118" calcext:value-type="float">
            <text:p>2.70588235294118</text:p>
          </table:table-cell>
          <table:table-cell table:formula="of:=AVERAGE([.E177];[.D177];[.C177];[.B177])" office:value-type="float" office:value="2.43787535014006" calcext:value-type="float">
            <text:p>2.4378753501400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hieu Joseph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17562724014337" calcext:value-type="float">
            <text:p>1.17562724014337</text:p>
          </table:table-cell>
          <table:table-cell office:value-type="float" office:value="1.15" calcext:value-type="float">
            <text:p>1.15</text:p>
          </table:table-cell>
          <table:table-cell office:value-type="float" office:value="1" calcext:value-type="float">
            <text:p>1</text:p>
          </table:table-cell>
          <table:table-cell table:formula="of:=AVERAGE([.E178];[.D178];[.C178];[.B178])" office:value-type="float" office:value="1.03974014336918" calcext:value-type="float">
            <text:p>1.039740143369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lien Gauthier</text:p>
          </table:table-cell>
          <table:table-cell office:value-type="float" office:value="1.13605442176871" calcext:value-type="float">
            <text:p>1.1360544217687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6" calcext:value-type="float">
            <text:p>1.6</text:p>
          </table:table-cell>
          <table:table-cell office:value-type="float" office:value="1.09210526315789" calcext:value-type="float">
            <text:p>1.09210526315789</text:p>
          </table:table-cell>
          <table:table-cell table:formula="of:=AVERAGE([.E179];[.D179];[.C179];[.B179])" office:value-type="float" office:value="1.24870658789832" calcext:value-type="float">
            <text:p>1.248706587898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 DeBrincat</text:p>
          </table:table-cell>
          <table:table-cell office:value-type="float" office:value="2.8169014084507" calcext:value-type="float">
            <text:p>2.8169014084507</text:p>
          </table:table-cell>
          <table:table-cell office:value-type="float" office:value="2.88532110091743" calcext:value-type="float">
            <text:p>2.88532110091743</text:p>
          </table:table-cell>
          <table:table-cell office:value-type="float" office:value="3.1" calcext:value-type="float">
            <text:p>3.1</text:p>
          </table:table-cell>
          <table:table-cell office:value-type="float" office:value="2.95391705069124" calcext:value-type="float">
            <text:p>2.95391705069124</text:p>
          </table:table-cell>
          <table:table-cell table:formula="of:=AVERAGE([.E180];[.D180];[.C180];[.B180])" office:value-type="float" office:value="2.93903489001485" calcext:value-type="float">
            <text:p>2.939034890014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ob Chychrun</text:p>
          </table:table-cell>
          <table:table-cell office:value-type="float" office:value="2.33802816901408" calcext:value-type="float">
            <text:p>2.33802816901408</text:p>
          </table:table-cell>
          <table:table-cell office:value-type="float" office:value="2.38057742782152" calcext:value-type="float">
            <text:p>2.38057742782152</text:p>
          </table:table-cell>
          <table:table-cell office:value-type="float" office:value="2.5" calcext:value-type="float">
            <text:p>2.5</text:p>
          </table:table-cell>
          <table:table-cell office:value-type="float" office:value="2.28947368421053" calcext:value-type="float">
            <text:p>2.28947368421053</text:p>
          </table:table-cell>
          <table:table-cell table:formula="of:=AVERAGE([.E181];[.D181];[.C181];[.B181])" office:value-type="float" office:value="2.37701982026153" calcext:value-type="float">
            <text:p>2.377019820261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ylan Gambrell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4" calcext:value-type="float">
            <text:p>0.4</text:p>
          </table:table-cell>
          <table:table-cell office:value-type="float" office:value="0.85981308411215" calcext:value-type="float">
            <text:p>0.85981308411215</text:p>
          </table:table-cell>
          <table:table-cell office:value-type="float" office:value="0.934782608695652" calcext:value-type="float">
            <text:p>0.934782608695652</text:p>
          </table:table-cell>
          <table:table-cell table:formula="of:=AVERAGE([.E182];[.D182];[.C182];[.B182])" office:value-type="float" office:value="0.760187384740412" calcext:value-type="float">
            <text:p>0.7601873847404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ik Brannstrom</text:p>
          </table:table-cell>
          <table:table-cell office:value-type="float" office:value="1.48148148148148" calcext:value-type="float">
            <text:p>1.48148148148148</text:p>
          </table:table-cell>
          <table:table-cell office:value-type="float" office:value="1.26704545454545" calcext:value-type="float">
            <text:p>1.26704545454545</text:p>
          </table:table-cell>
          <table:table-cell office:value-type="float" office:value="1.35632183908046" calcext:value-type="float">
            <text:p>1.35632183908046</text:p>
          </table:table-cell>
          <table:table-cell office:value-type="float" office:value="1" calcext:value-type="float">
            <text:p>1</text:p>
          </table:table-cell>
          <table:table-cell table:formula="of:=AVERAGE([.E183];[.D183];[.C183];[.B183])" office:value-type="float" office:value="1.27621219377685" calcext:value-type="float">
            <text:p>1.276212193776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rake Batherson</text:p>
          </table:table-cell>
          <table:table-cell office:value-type="float" office:value="2.43478260869565" calcext:value-type="float">
            <text:p>2.43478260869565</text:p>
          </table:table-cell>
          <table:table-cell office:value-type="float" office:value="2.21596244131455" calcext:value-type="float">
            <text:p>2.21596244131455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2.36036036036036" calcext:value-type="float">
            <text:p>2.36036036036036</text:p>
          </table:table-cell>
          <table:table-cell table:formula="of:=AVERAGE([.E184];[.D184];[.C184];[.B184])" office:value-type="float" office:value="2.3083319081482" calcext:value-type="float">
            <text:p>2.30833190814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k Kastelic</text:p>
          </table:table-cell>
          <table:table-cell office:value-type="float" office:value="0" calcext:value-type="float">
            <text:p>0</text:p>
          </table:table-cell>
          <table:table-cell office:value-type="float" office:value="1.02898550724638" calcext:value-type="float">
            <text:p>1.02898550724638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4285714285714" calcext:value-type="float">
            <text:p>1.14285714285714</text:p>
          </table:table-cell>
          <table:table-cell table:formula="of:=AVERAGE([.E185];[.D185];[.C185];[.B185])" office:value-type="float" office:value="0.834627329192547" calcext:value-type="float">
            <text:p>0.8346273291925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ker Kelly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11340206185567" calcext:value-type="float">
            <text:p>1.11340206185567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1.4" calcext:value-type="float">
            <text:p>1.4</text:p>
          </table:table-cell>
          <table:table-cell table:formula="of:=AVERAGE([.E186];[.D186];[.C186];[.B186])" office:value-type="float" office:value="1.1155300026434" calcext:value-type="float">
            <text:p>1.11553000264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dy Tkachuk</text:p>
          </table:table-cell>
          <table:table-cell office:value-type="float" office:value="3.73684210526316" calcext:value-type="float">
            <text:p>3.73684210526316</text:p>
          </table:table-cell>
          <table:table-cell office:value-type="float" office:value="3.78181818181818" calcext:value-type="float">
            <text:p>3.78181818181818</text:p>
          </table:table-cell>
          <table:table-cell office:value-type="float" office:value="3.6463768115942" calcext:value-type="float">
            <text:p>3.6463768115942</text:p>
          </table:table-cell>
          <table:table-cell office:value-type="float" office:value="3.65895953757225" calcext:value-type="float">
            <text:p>3.65895953757225</text:p>
          </table:table-cell>
          <table:table-cell table:formula="of:=AVERAGE([.E187];[.D187];[.C187];[.B187])" office:value-type="float" office:value="3.70599915906195" calcext:value-type="float">
            <text:p>3.705999159061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vin Mandoles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6.3333333333333" calcext:value-type="float">
            <text:p>36.3333333333333</text:p>
          </table:table-cell>
          <table:table-cell office:value-type="string" calcext:value-type="string">
            <text:p><text:s/>'NULL'</text:p>
          </table:table-cell>
          <table:table-cell table:formula="of:=AVERAGE([.E188];[.D188];[.C188];[.B188])" office:value-type="float" office:value="23.4444444444444" calcext:value-type="float">
            <text:p>23.44444444444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ds Sogaard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22.4285714285714" calcext:value-type="float">
            <text:p>22.4285714285714</text:p>
          </table:table-cell>
          <table:table-cell office:value-type="float" office:value="23.9230769230769" calcext:value-type="float">
            <text:p>23.9230769230769</text:p>
          </table:table-cell>
          <table:table-cell table:formula="of:=AVERAGE([.E189];[.D189];[.C189];[.B189])" office:value-type="float" office:value="17.6879120879121" calcext:value-type="float">
            <text:p>17.68791208791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ne Pinto</text:p>
          </table:table-cell>
          <table:table-cell office:value-type="float" office:value="1.72093023255814" calcext:value-type="float">
            <text:p>1.72093023255814</text:p>
          </table:table-cell>
          <table:table-cell office:value-type="float" office:value="1.63529411764706" calcext:value-type="float">
            <text:p>1.63529411764706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formula="of:=AVERAGE([.E190];[.D190];[.C190];[.B190])" office:value-type="float" office:value="1.7890560875513" calcext:value-type="float">
            <text:p>1.78905608755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e Sanderson</text:p>
          </table:table-cell>
          <table:table-cell office:value-type="float" office:value="1.6031746031746" calcext:value-type="float">
            <text:p>1.6031746031746</text:p>
          </table:table-cell>
          <table:table-cell office:value-type="float" office:value="2" calcext:value-type="float">
            <text:p>2</text:p>
          </table:table-cell>
          <table:table-cell office:value-type="float" office:value="1.45161290322581" calcext:value-type="float">
            <text:p>1.45161290322581</text:p>
          </table:table-cell>
          <table:table-cell office:value-type="float" office:value="1.625" calcext:value-type="float">
            <text:p>1.625</text:p>
          </table:table-cell>
          <table:table-cell table:formula="of:=AVERAGE([.E191];[.D191];[.C191];[.B191])" office:value-type="float" office:value="1.6699468766001" calcext:value-type="float">
            <text:p>1.66994687660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em Zub</text:p>
          </table:table-cell>
          <table:table-cell office:value-type="float" office:value="0.958083832335329" calcext:value-type="float">
            <text:p>0.95808383233532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0.861111111111111" calcext:value-type="float">
            <text:p>0.861111111111111</text:p>
          </table:table-cell>
          <table:table-cell table:formula="of:=AVERAGE([.E192];[.D192];[.C192];[.B192])" office:value-type="float" office:value="0.901227307290182" calcext:value-type="float">
            <text:p>0.9012273072901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roslav Halak</text:p>
          </table:table-cell>
          <table:table-cell office:value-type="float" office:value="25.8385416666667" calcext:value-type="float">
            <text:p>25.8385416666667</text:p>
          </table:table-cell>
          <table:table-cell office:value-type="float" office:value="27.7307692307692" calcext:value-type="float">
            <text:p>27.7307692307692</text:p>
          </table:table-cell>
          <table:table-cell office:value-type="float" office:value="25.6057692307692" calcext:value-type="float">
            <text:p>25.6057692307692</text:p>
          </table:table-cell>
          <table:table-cell office:value-type="float" office:value="25.8006993006993" calcext:value-type="float">
            <text:p>25.8006993006993</text:p>
          </table:table-cell>
          <table:table-cell table:formula="of:=AVERAGE([.E193];[.D193];[.C193];[.B193])" office:value-type="float" office:value="26.2439448572261" calcext:value-type="float">
            <text:p>26.24394485722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ck Kane</text:p>
          </table:table-cell>
          <table:table-cell office:value-type="float" office:value="3.27319587628866" calcext:value-type="float">
            <text:p>3.27319587628866</text:p>
          </table:table-cell>
          <table:table-cell office:value-type="float" office:value="2.95238095238095" calcext:value-type="float">
            <text:p>2.95238095238095</text:p>
          </table:table-cell>
          <table:table-cell office:value-type="float" office:value="3.32962328767123" calcext:value-type="float">
            <text:p>3.32962328767123</text:p>
          </table:table-cell>
          <table:table-cell office:value-type="float" office:value="3.46495726495727" calcext:value-type="float">
            <text:p>3.46495726495727</text:p>
          </table:table-cell>
          <table:table-cell table:formula="of:=AVERAGE([.E194];[.D194];[.C194];[.B194])" office:value-type="float" office:value="3.25503934532453" calcext:value-type="float">
            <text:p>3.255039345324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is Kreider</text:p>
          </table:table-cell>
          <table:table-cell office:value-type="float" office:value="2.109375" calcext:value-type="float">
            <text:p>2.109375</text:p>
          </table:table-cell>
          <table:table-cell office:value-type="float" office:value="2.41029207232267" calcext:value-type="float">
            <text:p>2.41029207232267</text:p>
          </table:table-cell>
          <table:table-cell office:value-type="float" office:value="2.44736842105263" calcext:value-type="float">
            <text:p>2.44736842105263</text:p>
          </table:table-cell>
          <table:table-cell office:value-type="float" office:value="2.53698630136986" calcext:value-type="float">
            <text:p>2.53698630136986</text:p>
          </table:table-cell>
          <table:table-cell table:formula="of:=AVERAGE([.E195];[.D195];[.C195];[.B195])" office:value-type="float" office:value="2.37600544868629" calcext:value-type="float">
            <text:p>2.376005448686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ladimir Tarasenko</text:p>
          </table:table-cell>
          <table:table-cell office:value-type="float" office:value="3.33644859813084" calcext:value-type="float">
            <text:p>3.33644859813084</text:p>
          </table:table-cell>
          <table:table-cell office:value-type="float" office:value="3.25230769230769" calcext:value-type="float">
            <text:p>3.25230769230769</text:p>
          </table:table-cell>
          <table:table-cell office:value-type="float" office:value="2.73333333333333" calcext:value-type="float">
            <text:p>2.73333333333333</text:p>
          </table:table-cell>
          <table:table-cell office:value-type="float" office:value="3.1679273827534" calcext:value-type="float">
            <text:p>3.1679273827534</text:p>
          </table:table-cell>
          <table:table-cell table:formula="of:=AVERAGE([.E196];[.D196];[.C196];[.B196])" office:value-type="float" office:value="3.12250425163132" calcext:value-type="float">
            <text:p>3.122504251631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cent Trocheck</text:p>
          </table:table-cell>
          <table:table-cell office:value-type="float" office:value="2.60567823343849" calcext:value-type="float">
            <text:p>2.60567823343849</text:p>
          </table:table-cell>
          <table:table-cell office:value-type="float" office:value="2.57624398073836" calcext:value-type="float">
            <text:p>2.57624398073836</text:p>
          </table:table-cell>
          <table:table-cell office:value-type="float" office:value="2.91304347826087" calcext:value-type="float">
            <text:p>2.91304347826087</text:p>
          </table:table-cell>
          <table:table-cell office:value-type="float" office:value="2.26829268292683" calcext:value-type="float">
            <text:p>2.26829268292683</text:p>
          </table:table-cell>
          <table:table-cell table:formula="of:=AVERAGE([.E197];[.D197];[.C197];[.B197])" office:value-type="float" office:value="2.59081459384114" calcext:value-type="float">
            <text:p>2.590814593841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a Zibanejad</text:p>
          </table:table-cell>
          <table:table-cell office:value-type="float" office:value="2.47972972972973" calcext:value-type="float">
            <text:p>2.47972972972973</text:p>
          </table:table-cell>
          <table:table-cell office:value-type="float" office:value="2.62284196547145" calcext:value-type="float">
            <text:p>2.62284196547145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2.72631578947368" calcext:value-type="float">
            <text:p>2.72631578947368</text:p>
          </table:table-cell>
          <table:table-cell table:formula="of:=AVERAGE([.E198];[.D198];[.C198];[.B198])" office:value-type="float" office:value="2.75267641662326" calcext:value-type="float">
            <text:p>2.752676416623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rclay Goodrow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22175732217573" calcext:value-type="float">
            <text:p>1.22175732217573</text:p>
          </table:table-cell>
          <table:table-cell office:value-type="float" office:value="1.27916666666667" calcext:value-type="float">
            <text:p>1.27916666666667</text:p>
          </table:table-cell>
          <table:table-cell office:value-type="float" office:value="1.1547619047619" calcext:value-type="float">
            <text:p>1.1547619047619</text:p>
          </table:table-cell>
          <table:table-cell table:formula="of:=AVERAGE([.E199];[.D199];[.C199];[.B199])" office:value-type="float" office:value="1.14606433054393" calcext:value-type="float">
            <text:p>1.146064330543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cob Trouba</text:p>
          </table:table-cell>
          <table:table-cell office:value-type="float" office:value="1.84070796460177" calcext:value-type="float">
            <text:p>1.84070796460177</text:p>
          </table:table-cell>
          <table:table-cell office:value-type="float" office:value="2.20451127819549" calcext:value-type="float">
            <text:p>2.20451127819549</text:p>
          </table:table-cell>
          <table:table-cell office:value-type="float" office:value="2.39285714285714" calcext:value-type="float">
            <text:p>2.39285714285714</text:p>
          </table:table-cell>
          <table:table-cell office:value-type="float" office:value="2.26769230769231" calcext:value-type="float">
            <text:p>2.26769230769231</text:p>
          </table:table-cell>
          <table:table-cell table:formula="of:=AVERAGE([.E200];[.D200];[.C200];[.B200])" office:value-type="float" office:value="2.17644217333668" calcext:value-type="float">
            <text:p>2.176442173336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immy Vesey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1" calcext:value-type="float">
            <text:p>1</text:p>
          </table:table-cell>
          <table:table-cell table:formula="of:=AVERAGE([.E201];[.D201];[.C201];[.B201])" office:value-type="float" office:value="0.507142857142857" calcext:value-type="float">
            <text:p>0.5071428571428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yler Motte</text:p>
          </table:table-cell>
          <table:table-cell office:value-type="float" office:value="1.51735015772871" calcext:value-type="float">
            <text:p>1.51735015772871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1.63636363636364" calcext:value-type="float">
            <text:p>1.63636363636364</text:p>
          </table:table-cell>
          <table:table-cell office:value-type="float" office:value="1.50306748466258" calcext:value-type="float">
            <text:p>1.50306748466258</text:p>
          </table:table-cell>
          <table:table-cell table:formula="of:=AVERAGE([.E202];[.D202];[.C202];[.B202])" office:value-type="float" office:value="1.55308420857762" calcext:value-type="float">
            <text:p>1.553084208577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n Harpur</text:p>
          </table:table-cell>
          <table:table-cell office:value-type="float" office:value="0.829787234042553" calcext:value-type="float">
            <text:p>0.829787234042553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747126436781609" calcext:value-type="float">
            <text:p>0.747126436781609</text:p>
          </table:table-cell>
          <table:table-cell office:value-type="float" office:value="0.982456140350877" calcext:value-type="float">
            <text:p>0.982456140350877</text:p>
          </table:table-cell>
          <table:table-cell table:formula="of:=AVERAGE([.E203];[.D203];[.C203];[.B203])" office:value-type="float" office:value="0.925556738508046" calcext:value-type="float">
            <text:p>0.9255567385080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gor Shesterkin</text:p>
          </table:table-cell>
          <table:table-cell office:value-type="float" office:value="27.4347826086957" calcext:value-type="float">
            <text:p>27.4347826086957</text:p>
          </table:table-cell>
          <table:table-cell office:value-type="float" office:value="25.6363636363636" calcext:value-type="float">
            <text:p>25.6363636363636</text:p>
          </table:table-cell>
          <table:table-cell office:value-type="float" office:value="27.6778523489933" calcext:value-type="float">
            <text:p>27.6778523489933</text:p>
          </table:table-cell>
          <table:table-cell office:value-type="float" office:value="27.5882352941177" calcext:value-type="float">
            <text:p>27.5882352941177</text:p>
          </table:table-cell>
          <table:table-cell table:formula="of:=AVERAGE([.E204];[.D204];[.C204];[.B204])" office:value-type="float" office:value="27.0843084720426" calcext:value-type="float">
            <text:p>27.08430847204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emi Panarin</text:p>
          </table:table-cell>
          <table:table-cell office:value-type="float" office:value="2.4" calcext:value-type="float">
            <text:p>2.4</text:p>
          </table:table-cell>
          <table:table-cell office:value-type="float" office:value="2.5625" calcext:value-type="float">
            <text:p>2.5625</text:p>
          </table:table-cell>
          <table:table-cell office:value-type="float" office:value="2.42307692307692" calcext:value-type="float">
            <text:p>2.42307692307692</text:p>
          </table:table-cell>
          <table:table-cell office:value-type="float" office:value="2.73170731707317" calcext:value-type="float">
            <text:p>2.73170731707317</text:p>
          </table:table-cell>
          <table:table-cell table:formula="of:=AVERAGE([.E205];[.D205];[.C205];[.B205])" office:value-type="float" office:value="2.52932106003752" calcext:value-type="float">
            <text:p>2.529321060037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ko Mikkola</text:p>
          </table:table-cell>
          <table:table-cell office:value-type="float" office:value="0.91025641025641" calcext:value-type="float">
            <text:p>0.9102564102564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0.961538461538462" calcext:value-type="float">
            <text:p>0.961538461538462</text:p>
          </table:table-cell>
          <table:table-cell table:formula="of:=AVERAGE([.E206];[.D206];[.C206];[.B206])" office:value-type="float" office:value="0.967948717948718" calcext:value-type="float">
            <text:p>0.9679487179487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am Fox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1.92988929889299" calcext:value-type="float">
            <text:p>1.92988929889299</text:p>
          </table:table-cell>
          <table:table-cell office:value-type="float" office:value="2.03731343283582" calcext:value-type="float">
            <text:p>2.03731343283582</text:p>
          </table:table-cell>
          <table:table-cell office:value-type="float" office:value="1.75" calcext:value-type="float">
            <text:p>1.75</text:p>
          </table:table-cell>
          <table:table-cell table:formula="of:=AVERAGE([.E207];[.D207];[.C207];[.B207])" office:value-type="float" office:value="1.86111886475038" calcext:value-type="float">
            <text:p>1.861118864750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Lindgren</text:p>
          </table:table-cell>
          <table:table-cell office:value-type="float" office:value="1.04382470119522" calcext:value-type="float">
            <text:p>1.04382470119522</text:p>
          </table:table-cell>
          <table:table-cell office:value-type="float" office:value="1.088" calcext:value-type="float">
            <text:p>1.088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1.24324324324324" calcext:value-type="float">
            <text:p>1.24324324324324</text:p>
          </table:table-cell>
          <table:table-cell table:formula="of:=AVERAGE([.E208];[.D208];[.C208];[.B208])" office:value-type="float" office:value="1.16043365277628" calcext:value-type="float">
            <text:p>1.160433652776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lip Chytil</text:p>
          </table:table-cell>
          <table:table-cell office:value-type="float" office:value="1.96166134185304" calcext:value-type="float">
            <text:p>1.96166134185304</text:p>
          </table:table-cell>
          <table:table-cell office:value-type="float" office:value="2.14765100671141" calcext:value-type="float">
            <text:p>2.14765100671141</text:p>
          </table:table-cell>
          <table:table-cell office:value-type="float" office:value="1.82258064516129" calcext:value-type="float">
            <text:p>1.82258064516129</text:p>
          </table:table-cell>
          <table:table-cell office:value-type="float" office:value="1.8125" calcext:value-type="float">
            <text:p>1.8125</text:p>
          </table:table-cell>
          <table:table-cell table:formula="of:=AVERAGE([.E209];[.D209];[.C209];[.B209])" office:value-type="float" office:value="1.93609824843143" calcext:value-type="float">
            <text:p>1.936098248431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'Andre Miller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.265" calcext:value-type="float">
            <text:p>1.265</text:p>
          </table:table-cell>
          <table:table-cell office:value-type="float" office:value="1.33663366336634" calcext:value-type="float">
            <text:p>1.33663366336634</text:p>
          </table:table-cell>
          <table:table-cell office:value-type="float" office:value="1.08333333333333" calcext:value-type="float">
            <text:p>1.08333333333333</text:p>
          </table:table-cell>
          <table:table-cell table:formula="of:=AVERAGE([.E210];[.D210];[.C210];[.B210])" office:value-type="float" office:value="1.15457508250825" calcext:value-type="float">
            <text:p>1.154575082508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apo Kakko</text:p>
          </table:table-cell>
          <table:table-cell office:value-type="float" office:value="1.57522123893805" calcext:value-type="float">
            <text:p>1.57522123893805</text:p>
          </table:table-cell>
          <table:table-cell office:value-type="float" office:value="1.56444444444444" calcext:value-type="float">
            <text:p>1.56444444444444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1.72727272727273" calcext:value-type="float">
            <text:p>1.72727272727273</text:p>
          </table:table-cell>
          <table:table-cell table:formula="of:=AVERAGE([.E211];[.D211];[.C211];[.B211])" office:value-type="float" office:value="1.60959174552095" calcext:value-type="float">
            <text:p>1.609591745520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den Schneider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727272727272727" calcext:value-type="float">
            <text:p>0.727272727272727</text:p>
          </table:table-cell>
          <table:table-cell table:formula="of:=AVERAGE([.E212];[.D212];[.C212];[.B212])" office:value-type="float" office:value="0.693484102104792" calcext:value-type="float">
            <text:p>0.6934841021047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is Lafrenière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1.46039603960396" calcext:value-type="float">
            <text:p>1.46039603960396</text:p>
          </table:table-cell>
          <table:table-cell office:value-type="float" office:value="1.67961165048544" calcext:value-type="float">
            <text:p>1.67961165048544</text:p>
          </table:table-cell>
          <table:table-cell office:value-type="float" office:value="1.28205128205128" calcext:value-type="float">
            <text:p>1.28205128205128</text:p>
          </table:table-cell>
          <table:table-cell table:formula="of:=AVERAGE([.E213];[.D213];[.C213];[.B213])" office:value-type="float" office:value="1.3388480763685" calcext:value-type="float">
            <text:p>1.33884807636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ander Edler</text:p>
          </table:table-cell>
          <table:table-cell office:value-type="float" office:value="2.060546875" calcext:value-type="float">
            <text:p>2.060546875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.0772238514174" calcext:value-type="float">
            <text:p>2.0772238514174</text:p>
          </table:table-cell>
          <table:table-cell office:value-type="float" office:value="2.25842696629214" calcext:value-type="float">
            <text:p>2.25842696629214</text:p>
          </table:table-cell>
          <table:table-cell table:formula="of:=AVERAGE([.E214];[.D214];[.C214];[.B214])" office:value-type="float" office:value="2.01571608984405" calcext:value-type="float">
            <text:p>2.015716089844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ze Kopitar</text:p>
          </table:table-cell>
          <table:table-cell office:value-type="float" office:value="2.4453125" calcext:value-type="float">
            <text:p>2.4453125</text:p>
          </table:table-cell>
          <table:table-cell office:value-type="float" office:value="2.40031274433151" calcext:value-type="float">
            <text:p>2.40031274433151</text:p>
          </table:table-cell>
          <table:table-cell office:value-type="float" office:value="2.35" calcext:value-type="float">
            <text:p>2.35</text:p>
          </table:table-cell>
          <table:table-cell office:value-type="float" office:value="2.27354260089686" calcext:value-type="float">
            <text:p>2.27354260089686</text:p>
          </table:table-cell>
          <table:table-cell table:formula="of:=AVERAGE([.E215];[.D215];[.C215];[.B215])" office:value-type="float" office:value="2.36729196130709" calcext:value-type="float">
            <text:p>2.367291961307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rew Doughty</text:p>
          </table:table-cell>
          <table:table-cell office:value-type="float" office:value="2.09814814814815" calcext:value-type="float">
            <text:p>2.09814814814815</text:p>
          </table:table-cell>
          <table:table-cell office:value-type="float" office:value="1.94117647058824" calcext:value-type="float">
            <text:p>1.94117647058824</text:p>
          </table:table-cell>
          <table:table-cell office:value-type="float" office:value="2.11090573012939" calcext:value-type="float">
            <text:p>2.11090573012939</text:p>
          </table:table-cell>
          <table:table-cell office:value-type="float" office:value="2.0360824742268" calcext:value-type="float">
            <text:p>2.0360824742268</text:p>
          </table:table-cell>
          <table:table-cell table:formula="of:=AVERAGE([.E216];[.D216];[.C216];[.B216])" office:value-type="float" office:value="2.04657820577314" calcext:value-type="float">
            <text:p>2.046578205773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hillip Danault</text:p>
          </table:table-cell>
          <table:table-cell office:value-type="float" office:value="1.79074074074074" calcext:value-type="float">
            <text:p>1.79074074074074</text:p>
          </table:table-cell>
          <table:table-cell office:value-type="float" office:value="1.97674418604651" calcext:value-type="float">
            <text:p>1.97674418604651</text:p>
          </table:table-cell>
          <table:table-cell office:value-type="float" office:value="1.82222222222222" calcext:value-type="float">
            <text:p>1.82222222222222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217];[.D217];[.C217];[.B217])" office:value-type="float" office:value="1.81409345391904" calcext:value-type="float">
            <text:p>1.814093453919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onas Korpisalo</text:p>
          </table:table-cell>
          <table:table-cell office:value-type="float" office:value="24.8260869565217" calcext:value-type="float">
            <text:p>24.8260869565217</text:p>
          </table:table-cell>
          <table:table-cell office:value-type="float" office:value="25.6111111111111" calcext:value-type="float">
            <text:p>25.6111111111111</text:p>
          </table:table-cell>
          <table:table-cell office:value-type="float" office:value="26.1408450704225" calcext:value-type="float">
            <text:p>26.1408450704225</text:p>
          </table:table-cell>
          <table:table-cell office:value-type="float" office:value="29.6" calcext:value-type="float">
            <text:p>29.6</text:p>
          </table:table-cell>
          <table:table-cell table:formula="of:=AVERAGE([.E218];[.D218];[.C218];[.B218])" office:value-type="float" office:value="26.5445107845138" calcext:value-type="float">
            <text:p>26.54451078451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heonix Copley</text:p>
          </table:table-cell>
          <table:table-cell office:value-type="float" office:value="24.0967741935484" calcext:value-type="float">
            <text:p>24.096774193548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.75" calcext:value-type="float">
            <text:p>24.75</text:p>
          </table:table-cell>
          <table:table-cell table:formula="of:=AVERAGE([.E219];[.D219];[.C219];[.B219])" office:value-type="float" office:value="18.4616935483871" calcext:value-type="float">
            <text:p>18.46169354838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vin Fiala</text:p>
          </table:table-cell>
          <table:table-cell office:value-type="float" office:value="2.65567010309278" calcext:value-type="float">
            <text:p>2.65567010309278</text:p>
          </table:table-cell>
          <table:table-cell office:value-type="float" office:value="2.30769230769231" calcext:value-type="float">
            <text:p>2.30769230769231</text:p>
          </table:table-cell>
          <table:table-cell office:value-type="float" office:value="2.6144578313253" calcext:value-type="float">
            <text:p>2.6144578313253</text:p>
          </table:table-cell>
          <table:table-cell office:value-type="float" office:value="2.83057851239669" calcext:value-type="float">
            <text:p>2.83057851239669</text:p>
          </table:table-cell>
          <table:table-cell table:formula="of:=AVERAGE([.E220];[.D220];[.C220];[.B220])" office:value-type="float" office:value="2.60209968862677" calcext:value-type="float">
            <text:p>2.602099688626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rian Kempe</text:p>
          </table:table-cell>
          <table:table-cell office:value-type="float" office:value="2.07058823529412" calcext:value-type="float">
            <text:p>2.07058823529412</text:p>
          </table:table-cell>
          <table:table-cell office:value-type="float" office:value="2.17647058823529" calcext:value-type="float">
            <text:p>2.17647058823529</text:p>
          </table:table-cell>
          <table:table-cell office:value-type="float" office:value="2.70588235294118" calcext:value-type="float">
            <text:p>2.70588235294118</text:p>
          </table:table-cell>
          <table:table-cell office:value-type="float" office:value="2.17316017316017" calcext:value-type="float">
            <text:p>2.17316017316017</text:p>
          </table:table-cell>
          <table:table-cell table:formula="of:=AVERAGE([.E221];[.D221];[.C221];[.B221])" office:value-type="float" office:value="2.28152533740769" calcext:value-type="float">
            <text:p>2.281525337407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ktor Arvidsson</text:p>
          </table:table-cell>
          <table:table-cell office:value-type="float" office:value="3.16" calcext:value-type="float">
            <text:p>3.16</text:p>
          </table:table-cell>
          <table:table-cell office:value-type="float" office:value="2.95922330097087" calcext:value-type="float">
            <text:p>2.95922330097087</text:p>
          </table:table-cell>
          <table:table-cell office:value-type="float" office:value="2.625" calcext:value-type="float">
            <text:p>2.625</text:p>
          </table:table-cell>
          <table:table-cell office:value-type="float" office:value="2.96577946768061" calcext:value-type="float">
            <text:p>2.96577946768061</text:p>
          </table:table-cell>
          <table:table-cell table:formula="of:=AVERAGE([.E222];[.D222];[.C222];[.B222])" office:value-type="float" office:value="2.92750069216287" calcext:value-type="float">
            <text:p>2.927500692162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ladislav Gavrikov</text:p>
          </table:table-cell>
          <table:table-cell office:value-type="float" office:value="1.1025641025641" calcext:value-type="float">
            <text:p>1.1025641025641</text:p>
          </table:table-cell>
          <table:table-cell office:value-type="float" office:value="1.16730038022814" calcext:value-type="float">
            <text:p>1.16730038022814</text:p>
          </table:table-cell>
          <table:table-cell office:value-type="float" office:value="1.05109489051095" calcext:value-type="float">
            <text:p>1.05109489051095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E223];[.D223];[.C223];[.B223])" office:value-type="float" office:value="1.16357317665913" calcext:value-type="float">
            <text:p>1.163573176659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 Roy</text:p>
          </table:table-cell>
          <table:table-cell office:value-type="float" office:value="0.893939393939394" calcext:value-type="float">
            <text:p>0.893939393939394</text:p>
          </table:table-cell>
          <table:table-cell office:value-type="float" office:value="1" calcext:value-type="float">
            <text:p>1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224];[.D224];[.C224];[.B224])" office:value-type="float" office:value="1.06256530825496" calcext:value-type="float">
            <text:p>1.062565308254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l Grundstrom</text:p>
          </table:table-cell>
          <table:table-cell office:value-type="float" office:value="1.48554913294798" calcext:value-type="float">
            <text:p>1.48554913294798</text:p>
          </table:table-cell>
          <table:table-cell office:value-type="float" office:value="1.43181818181818" calcext:value-type="float">
            <text:p>1.43181818181818</text:p>
          </table:table-cell>
          <table:table-cell office:value-type="float" office:value="1.52272727272727" calcext:value-type="float">
            <text:p>1.52272727272727</text:p>
          </table:table-cell>
          <table:table-cell office:value-type="float" office:value="1.85714285714286" calcext:value-type="float">
            <text:p>1.85714285714286</text:p>
          </table:table-cell>
          <table:table-cell table:formula="of:=AVERAGE([.E225];[.D225];[.C225];[.B225])" office:value-type="float" office:value="1.57430936115907" calcext:value-type="float">
            <text:p>1.5743093611590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evor Moore</text:p>
          </table:table-cell>
          <table:table-cell office:value-type="float" office:value="1.6" calcext:value-type="float">
            <text:p>1.6</text:p>
          </table:table-cell>
          <table:table-cell office:value-type="float" office:value="2.024" calcext:value-type="float">
            <text:p>2.024</text:p>
          </table:table-cell>
          <table:table-cell office:value-type="float" office:value="2.02" calcext:value-type="float">
            <text:p>2.02</text:p>
          </table:table-cell>
          <table:table-cell office:value-type="float" office:value="1.94029850746269" calcext:value-type="float">
            <text:p>1.94029850746269</text:p>
          </table:table-cell>
          <table:table-cell table:formula="of:=AVERAGE([.E226];[.D226];[.C226];[.B226])" office:value-type="float" office:value="1.89607462686567" calcext:value-type="float">
            <text:p>1.896074626865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ck MacEwen</text:p>
          </table:table-cell>
          <table:table-cell office:value-type="float" office:value="0" calcext:value-type="float">
            <text:p>0</text:p>
          </table:table-cell>
          <table:table-cell office:value-type="float" office:value="1.10614525139665" calcext:value-type="float">
            <text:p>1.10614525139665</text:p>
          </table:table-cell>
          <table:table-cell office:value-type="float" office:value="1.18823529411765" calcext:value-type="float">
            <text:p>1.18823529411765</text:p>
          </table:table-cell>
          <table:table-cell office:value-type="float" office:value="1.15625" calcext:value-type="float">
            <text:p>1.15625</text:p>
          </table:table-cell>
          <table:table-cell table:formula="of:=AVERAGE([.E227];[.D227];[.C227];[.B227])" office:value-type="float" office:value="0.862657636378574" calcext:value-type="float">
            <text:p>0.862657636378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ret Anderson-Dolan</text:p>
          </table:table-cell>
          <table:table-cell office:value-type="float" office:value="0.977272727272727" calcext:value-type="float">
            <text:p>0.977272727272727</text:p>
          </table:table-cell>
          <table:table-cell office:value-type="float" office:value="1.10752688172043" calcext:value-type="float">
            <text:p>1.107526881720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E228];[.D228];[.C228];[.B228])" office:value-type="float" office:value="1.27119990224829" calcext:value-type="float">
            <text:p>1.271199902248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ey Anderson</text:p>
          </table:table-cell>
          <table:table-cell office:value-type="float" office:value="1.46780551905388" calcext:value-type="float">
            <text:p>1.46780551905388</text:p>
          </table:table-cell>
          <table:table-cell office:value-type="float" office:value="1.52755905511811" calcext:value-type="float">
            <text:p>1.52755905511811</text:p>
          </table:table-cell>
          <table:table-cell office:value-type="float" office:value="1.48148148148148" calcext:value-type="float">
            <text:p>1.48148148148148</text:p>
          </table:table-cell>
          <table:table-cell office:value-type="float" office:value="1.35114503816794" calcext:value-type="float">
            <text:p>1.35114503816794</text:p>
          </table:table-cell>
          <table:table-cell table:formula="of:=AVERAGE([.E229];[.D229];[.C229];[.B229])" office:value-type="float" office:value="1.45699777345535" calcext:value-type="float">
            <text:p>1.456997773455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briel Vilardi</text:p>
          </table:table-cell>
          <table:table-cell office:value-type="float" office:value="1.60810810810811" calcext:value-type="float">
            <text:p>1.60810810810811</text:p>
          </table:table-cell>
          <table:table-cell office:value-type="float" office:value="1.85897435897436" calcext:value-type="float">
            <text:p>1.8589743589743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AVERAGE([.E230];[.D230];[.C230];[.B230])" office:value-type="float" office:value="1.65569415569416" calcext:value-type="float">
            <text:p>1.655694155694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 Iafallo</text:p>
          </table:table-cell>
          <table:table-cell office:value-type="float" office:value="1.79411764705882" calcext:value-type="float">
            <text:p>1.79411764705882</text:p>
          </table:table-cell>
          <table:table-cell office:value-type="float" office:value="2.09090909090909" calcext:value-type="float">
            <text:p>2.09090909090909</text:p>
          </table:table-cell>
          <table:table-cell office:value-type="float" office:value="2.42857142857143" calcext:value-type="float">
            <text:p>2.42857142857143</text:p>
          </table:table-cell>
          <table:table-cell office:value-type="float" office:value="2.06930693069307" calcext:value-type="float">
            <text:p>2.06930693069307</text:p>
          </table:table-cell>
          <table:table-cell table:formula="of:=AVERAGE([.E231];[.D231];[.C231];[.B231])" office:value-type="float" office:value="2.0957262743081" calcext:value-type="float">
            <text:p>2.09572627430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an Walker</text:p>
          </table:table-cell>
          <table:table-cell office:value-type="float" office:value="1.6981981981982" calcext:value-type="float">
            <text:p>1.6981981981982</text:p>
          </table:table-cell>
          <table:table-cell office:value-type="float" office:value="1.76923076923077" calcext:value-type="float">
            <text:p>1.76923076923077</text:p>
          </table:table-cell>
          <table:table-cell office:value-type="float" office:value="1.83333333333333" calcext:value-type="float">
            <text:p>1.83333333333333</text:p>
          </table:table-cell>
          <table:table-cell office:value-type="float" office:value="1.55882352941176" calcext:value-type="float">
            <text:p>1.55882352941176</text:p>
          </table:table-cell>
          <table:table-cell table:formula="of:=AVERAGE([.E232];[.D232];[.C232];[.B232])" office:value-type="float" office:value="1.71489645754352" calcext:value-type="float">
            <text:p>1.714896457543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an Durzi</text:p>
          </table:table-cell>
          <table:table-cell office:value-type="float" office:value="1.72222222222222" calcext:value-type="float">
            <text:p>1.72222222222222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.84210526315789" calcext:value-type="float">
            <text:p>1.84210526315789</text:p>
          </table:table-cell>
          <table:table-cell office:value-type="float" office:value="1.25" calcext:value-type="float">
            <text:p>1.25</text:p>
          </table:table-cell>
          <table:table-cell table:formula="of:=AVERAGE([.E233];[.D233];[.C233];[.B233])" office:value-type="float" office:value="1.6702485380117" calcext:value-type="float">
            <text:p>1.67024853801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smus Kupari</text:p>
          </table:table-cell>
          <table:table-cell office:value-type="float" office:value="0.820512820512821" calcext:value-type="float">
            <text:p>0.820512820512821</text:p>
          </table:table-cell>
          <table:table-cell office:value-type="float" office:value="0.25" calcext:value-type="float">
            <text:p>0.25</text:p>
          </table:table-cell>
          <table:table-cell office:value-type="float" office:value="0.873015873015873" calcext:value-type="float">
            <text:p>0.873015873015873</text:p>
          </table:table-cell>
          <table:table-cell office:value-type="float" office:value="1.05" calcext:value-type="float">
            <text:p>1.05</text:p>
          </table:table-cell>
          <table:table-cell table:formula="of:=AVERAGE([.E234];[.D234];[.C234];[.B234])" office:value-type="float" office:value="0.748382173382173" calcext:value-type="float">
            <text:p>0.7483821733821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ake Lizotte</text:p>
          </table:table-cell>
          <table:table-cell office:value-type="float" office:value="1.15384615384615" calcext:value-type="float">
            <text:p>1.15384615384615</text:p>
          </table:table-cell>
          <table:table-cell office:value-type="float" office:value="1.26829268292683" calcext:value-type="float">
            <text:p>1.26829268292683</text:p>
          </table:table-cell>
          <table:table-cell office:value-type="float" office:value="1.21428571428571" calcext:value-type="float">
            <text:p>1.21428571428571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E235];[.D235];[.C235];[.B235])" office:value-type="float" office:value="1.24243947109801" calcext:value-type="float">
            <text:p>1.242439471098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hur Kaliyev</text:p>
          </table:table-cell>
          <table:table-cell office:value-type="float" office:value="2.390625" calcext:value-type="float">
            <text:p>2.390625</text:p>
          </table:table-cell>
          <table:table-cell office:value-type="float" office:value="1.75" calcext:value-type="float">
            <text:p>1.75</text:p>
          </table:table-cell>
          <table:table-cell office:value-type="float" office:value="2.34645669291339" calcext:value-type="float">
            <text:p>2.34645669291339</text:p>
          </table:table-cell>
          <table:table-cell office:value-type="float" office:value="2.95" calcext:value-type="float">
            <text:p>2.95</text:p>
          </table:table-cell>
          <table:table-cell table:formula="of:=AVERAGE([.E236];[.D236];[.C236];[.B236])" office:value-type="float" office:value="2.35927042322835" calcext:value-type="float">
            <text:p>2.359270423228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rdan Spence</text:p>
          </table:table-cell>
          <table:table-cell office:value-type="float" office:value="1.60714285714286" calcext:value-type="float">
            <text:p>1.60714285714286</text:p>
          </table:table-cell>
          <table:table-cell office:value-type="float" office:value="1.46153846153846" calcext:value-type="float">
            <text:p>1.46153846153846</text:p>
          </table:table-cell>
          <table:table-cell office:value-type="float" office:value="1.53333333333333" calcext:value-type="float">
            <text:p>1.53333333333333</text:p>
          </table:table-cell>
          <table:table-cell office:value-type="float" office:value="1" calcext:value-type="float">
            <text:p>1</text:p>
          </table:table-cell>
          <table:table-cell table:formula="of:=AVERAGE([.E237];[.D237];[.C237];[.B237])" office:value-type="float" office:value="1.40050366300366" calcext:value-type="float">
            <text:p>1.400503663003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inton Byfield</text:p>
          </table:table-cell>
          <table:table-cell office:value-type="float" office:value="0" calcext:value-type="float">
            <text:p>0</text:p>
          </table:table-cell>
          <table:table-cell office:value-type="float" office:value="1.18604651162791" calcext:value-type="float">
            <text:p>1.18604651162791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.08695652173913" calcext:value-type="float">
            <text:p>1.08695652173913</text:p>
          </table:table-cell>
          <table:table-cell table:formula="of:=AVERAGE([.E238];[.D238];[.C238];[.B238])" office:value-type="float" office:value="0.897198126762812" calcext:value-type="float">
            <text:p>0.8971981267628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ael Stone</text:p>
          </table:table-cell>
          <table:table-cell office:value-type="float" office:value="1.68478260869565" calcext:value-type="float">
            <text:p>1.68478260869565</text:p>
          </table:table-cell>
          <table:table-cell office:value-type="float" office:value="1.58545454545455" calcext:value-type="float">
            <text:p>1.58545454545455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1.66911764705882" calcext:value-type="float">
            <text:p>1.66911764705882</text:p>
          </table:table-cell>
          <table:table-cell table:formula="of:=AVERAGE([.E239];[.D239];[.C239];[.B239])" office:value-type="float" office:value="1.55062817398647" calcext:value-type="float">
            <text:p>1.550628173986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evor Lewis</text:p>
          </table:table-cell>
          <table:table-cell office:value-type="float" office:value="1.70534698521047" calcext:value-type="float">
            <text:p>1.70534698521047</text:p>
          </table:table-cell>
          <table:table-cell office:value-type="float" office:value="1.65610859728507" calcext:value-type="float">
            <text:p>1.65610859728507</text:p>
          </table:table-cell>
          <table:table-cell office:value-type="float" office:value="1.54054054054054" calcext:value-type="float">
            <text:p>1.54054054054054</text:p>
          </table:table-cell>
          <table:table-cell office:value-type="float" office:value="1.61363636363636" calcext:value-type="float">
            <text:p>1.61363636363636</text:p>
          </table:table-cell>
          <table:table-cell table:formula="of:=AVERAGE([.E240];[.D240];[.C240];[.B240])" office:value-type="float" office:value="1.62890812166811" calcext:value-type="float">
            <text:p>1.628908121668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lan Lucic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1.53958691910499" calcext:value-type="float">
            <text:p>1.53958691910499</text:p>
          </table:table-cell>
          <table:table-cell office:value-type="float" office:value="1.57638888888889" calcext:value-type="float">
            <text:p>1.57638888888889</text:p>
          </table:table-cell>
          <table:table-cell office:value-type="float" office:value="1.51785714285714" calcext:value-type="float">
            <text:p>1.51785714285714</text:p>
          </table:table-cell>
          <table:table-cell table:formula="of:=AVERAGE([.E241];[.D241];[.C241];[.B241])" office:value-type="float" office:value="1.39121685840241" calcext:value-type="float">
            <text:p>1.391216858402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ael Backlund</text:p>
          </table:table-cell>
          <table:table-cell office:value-type="float" office:value="2.52727272727273" calcext:value-type="float">
            <text:p>2.52727272727273</text:p>
          </table:table-cell>
          <table:table-cell office:value-type="float" office:value="2.41117318435754" calcext:value-type="float">
            <text:p>2.41117318435754</text:p>
          </table:table-cell>
          <table:table-cell office:value-type="float" office:value="2.35483870967742" calcext:value-type="float">
            <text:p>2.35483870967742</text:p>
          </table:table-cell>
          <table:table-cell office:value-type="float" office:value="2.44343891402715" calcext:value-type="float">
            <text:p>2.44343891402715</text:p>
          </table:table-cell>
          <table:table-cell table:formula="of:=AVERAGE([.E242];[.D242];[.C242];[.B242])" office:value-type="float" office:value="2.43418088383371" calcext:value-type="float">
            <text:p>2.434180883833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zem Kadri</text:p>
          </table:table-cell>
          <table:table-cell office:value-type="float" office:value="2.73758865248227" calcext:value-type="float">
            <text:p>2.73758865248227</text:p>
          </table:table-cell>
          <table:table-cell office:value-type="float" office:value="2.6980198019802" calcext:value-type="float">
            <text:p>2.6980198019802</text:p>
          </table:table-cell>
          <table:table-cell office:value-type="float" office:value="3.04545454545455" calcext:value-type="float">
            <text:p>3.04545454545455</text:p>
          </table:table-cell>
          <table:table-cell office:value-type="float" office:value="2.79093198992443" calcext:value-type="float">
            <text:p>2.79093198992443</text:p>
          </table:table-cell>
          <table:table-cell table:formula="of:=AVERAGE([.E243];[.D243];[.C243];[.B243])" office:value-type="float" office:value="2.81799874746036" calcext:value-type="float">
            <text:p>2.8179987474603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is Tanev</text:p>
          </table:table-cell>
          <table:table-cell office:value-type="float" office:value="0.831223628691983" calcext:value-type="float">
            <text:p>0.831223628691983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0.875706214689266" calcext:value-type="float">
            <text:p>0.875706214689266</text:p>
          </table:table-cell>
          <table:table-cell office:value-type="float" office:value="0.876923076923077" calcext:value-type="float">
            <text:p>0.876923076923077</text:p>
          </table:table-cell>
          <table:table-cell table:formula="of:=AVERAGE([.E244];[.D244];[.C244];[.B244])" office:value-type="float" office:value="0.924809383922235" calcext:value-type="float">
            <text:p>0.9248093839222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yler Toffoli</text:p>
          </table:table-cell>
          <table:table-cell office:value-type="float" office:value="2.76601671309192" calcext:value-type="float">
            <text:p>2.76601671309192</text:p>
          </table:table-cell>
          <table:table-cell office:value-type="float" office:value="2.74027777777778" calcext:value-type="float">
            <text:p>2.74027777777778</text:p>
          </table:table-cell>
          <table:table-cell office:value-type="float" office:value="2.38095238095238" calcext:value-type="float">
            <text:p>2.38095238095238</text:p>
          </table:table-cell>
          <table:table-cell office:value-type="float" office:value="2.58955223880597" calcext:value-type="float">
            <text:p>2.58955223880597</text:p>
          </table:table-cell>
          <table:table-cell table:formula="of:=AVERAGE([.E245];[.D245];[.C245];[.B245])" office:value-type="float" office:value="2.61919977765701" calcext:value-type="float">
            <text:p>2.619199777657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ake Coleman</text:p>
          </table:table-cell>
          <table:table-cell office:value-type="float" office:value="1.75" calcext:value-type="float">
            <text:p>1.75</text:p>
          </table:table-cell>
          <table:table-cell office:value-type="float" office:value="2.40133037694013" calcext:value-type="float">
            <text:p>2.40133037694013</text:p>
          </table:table-cell>
          <table:table-cell office:value-type="float" office:value="2.30088495575221" calcext:value-type="float">
            <text:p>2.30088495575221</text:p>
          </table:table-cell>
          <table:table-cell office:value-type="float" office:value="1.90909090909091" calcext:value-type="float">
            <text:p>1.90909090909091</text:p>
          </table:table-cell>
          <table:table-cell table:formula="of:=AVERAGE([.E246];[.D246];[.C246];[.B246])" office:value-type="float" office:value="2.09032656044581" calcext:value-type="float">
            <text:p>2.090326560445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nathan Huberdeau</text:p>
          </table:table-cell>
          <table:table-cell office:value-type="float" office:value="2.28358208955224" calcext:value-type="float">
            <text:p>2.28358208955224</text:p>
          </table:table-cell>
          <table:table-cell office:value-type="float" office:value="2.1304347826087" calcext:value-type="float">
            <text:p>2.1304347826087</text:p>
          </table:table-cell>
          <table:table-cell office:value-type="float" office:value="2.50704225352113" calcext:value-type="float">
            <text:p>2.50704225352113</text:p>
          </table:table-cell>
          <table:table-cell office:value-type="float" office:value="2.51474530831099" calcext:value-type="float">
            <text:p>2.51474530831099</text:p>
          </table:table-cell>
          <table:table-cell table:formula="of:=AVERAGE([.E247];[.D247];[.C247];[.B247])" office:value-type="float" office:value="2.35895110849826" calcext:value-type="float">
            <text:p>2.358951108498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cKenzie Weegar</text:p>
          </table:table-cell>
          <table:table-cell office:value-type="float" office:value="1.72727272727273" calcext:value-type="float">
            <text:p>1.72727272727273</text:p>
          </table:table-cell>
          <table:table-cell office:value-type="float" office:value="1.79452054794521" calcext:value-type="float">
            <text:p>1.79452054794521</text:p>
          </table:table-cell>
          <table:table-cell office:value-type="float" office:value="1.77348066298343" calcext:value-type="float">
            <text:p>1.77348066298343</text:p>
          </table:table-cell>
          <table:table-cell office:value-type="float" office:value="1.75" calcext:value-type="float">
            <text:p>1.75</text:p>
          </table:table-cell>
          <table:table-cell table:formula="of:=AVERAGE([.E248];[.D248];[.C248];[.B248])" office:value-type="float" office:value="1.76131848455034" calcext:value-type="float">
            <text:p>1.761318484550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ias Lindholm</text:p>
          </table:table-cell>
          <table:table-cell office:value-type="float" office:value="1.94814814814815" calcext:value-type="float">
            <text:p>1.94814814814815</text:p>
          </table:table-cell>
          <table:table-cell office:value-type="float" office:value="2.17123287671233" calcext:value-type="float">
            <text:p>2.17123287671233</text:p>
          </table:table-cell>
          <table:table-cell office:value-type="float" office:value="2.61904761904762" calcext:value-type="float">
            <text:p>2.61904761904762</text:p>
          </table:table-cell>
          <table:table-cell office:value-type="float" office:value="2.25274725274725" calcext:value-type="float">
            <text:p>2.25274725274725</text:p>
          </table:table-cell>
          <table:table-cell table:formula="of:=AVERAGE([.E249];[.D249];[.C249];[.B249])" office:value-type="float" office:value="2.24779397416384" calcext:value-type="float">
            <text:p>2.247793974163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kita Zadorov</text:p>
          </table:table-cell>
          <table:table-cell office:value-type="float" office:value="1.37349397590361" calcext:value-type="float">
            <text:p>1.37349397590361</text:p>
          </table:table-cell>
          <table:table-cell office:value-type="float" office:value="1.18231046931408" calcext:value-type="float">
            <text:p>1.18231046931408</text:p>
          </table:table-cell>
          <table:table-cell office:value-type="float" office:value="1.35294117647059" calcext:value-type="float">
            <text:p>1.35294117647059</text:p>
          </table:table-cell>
          <table:table-cell office:value-type="float" office:value="1.16370106761566" calcext:value-type="float">
            <text:p>1.16370106761566</text:p>
          </table:table-cell>
          <table:table-cell table:formula="of:=AVERAGE([.E250];[.D250];[.C250];[.B250])" office:value-type="float" office:value="1.26811167232599" calcext:value-type="float">
            <text:p>1.268111672325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k Ritchie</text:p>
          </table:table-cell>
          <table:table-cell office:value-type="float" office:value="1.6784140969163" calcext:value-type="float">
            <text:p>1.6784140969163</text:p>
          </table:table-cell>
          <table:table-cell office:value-type="float" office:value="1.72494669509595" calcext:value-type="float">
            <text:p>1.72494669509595</text:p>
          </table:table-cell>
          <table:table-cell office:value-type="float" office:value="1.84705882352941" calcext:value-type="float">
            <text:p>1.84705882352941</text:p>
          </table:table-cell>
          <table:table-cell office:value-type="float" office:value="1.71428571428571" calcext:value-type="float">
            <text:p>1.71428571428571</text:p>
          </table:table-cell>
          <table:table-cell table:formula="of:=AVERAGE([.E251];[.D251];[.C251];[.B251])" office:value-type="float" office:value="1.74117633245684" calcext:value-type="float">
            <text:p>1.741176332456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w Mangiapane</text:p>
          </table:table-cell>
          <table:table-cell office:value-type="float" office:value="1.8109756097561" calcext:value-type="float">
            <text:p>1.8109756097561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1.55172413793103" calcext:value-type="float">
            <text:p>1.55172413793103</text:p>
          </table:table-cell>
          <table:table-cell office:value-type="float" office:value="1.88888888888889" calcext:value-type="float">
            <text:p>1.88888888888889</text:p>
          </table:table-cell>
          <table:table-cell table:formula="of:=AVERAGE([.E252];[.D252];[.C252];[.B252])" office:value-type="float" office:value="1.77718287342972" calcext:value-type="float">
            <text:p>1.777182873429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ah Hanifin</text:p>
          </table:table-cell>
          <table:table-cell office:value-type="float" office:value="1.82393162393162" calcext:value-type="float">
            <text:p>1.82393162393162</text:p>
          </table:table-cell>
          <table:table-cell office:value-type="float" office:value="2.11764705882353" calcext:value-type="float">
            <text:p>2.11764705882353</text:p>
          </table:table-cell>
          <table:table-cell office:value-type="float" office:value="1.85172413793103" calcext:value-type="float">
            <text:p>1.85172413793103</text:p>
          </table:table-cell>
          <table:table-cell office:value-type="float" office:value="1.83333333333333" calcext:value-type="float">
            <text:p>1.83333333333333</text:p>
          </table:table-cell>
          <table:table-cell table:formula="of:=AVERAGE([.E253];[.D253];[.C253];[.B253])" office:value-type="float" office:value="1.90665903850488" calcext:value-type="float">
            <text:p>1.906659038504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smus Andersson</text:p>
          </table:table-cell>
          <table:table-cell office:value-type="float" office:value="1.74725274725275" calcext:value-type="float">
            <text:p>1.74725274725275</text:p>
          </table:table-cell>
          <table:table-cell office:value-type="float" office:value="1.68508287292818" calcext:value-type="float">
            <text:p>1.68508287292818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.578125" calcext:value-type="float">
            <text:p>1.578125</text:p>
          </table:table-cell>
          <table:table-cell table:formula="of:=AVERAGE([.E254];[.D254];[.C254];[.B254])" office:value-type="float" office:value="1.57079697322705" calcext:value-type="float">
            <text:p>1.570796973227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 Vladar</text:p>
          </table:table-cell>
          <table:table-cell office:value-type="float" office:value="17" calcext:value-type="float">
            <text:p>17</text:p>
          </table:table-cell>
          <table:table-cell office:value-type="float" office:value="27.6666666666667" calcext:value-type="float">
            <text:p>27.6666666666667</text:p>
          </table:table-cell>
          <table:table-cell office:value-type="float" office:value="20.1578947368421" calcext:value-type="float">
            <text:p>20.1578947368421</text:p>
          </table:table-cell>
          <table:table-cell office:value-type="float" office:value="23.8076923076923" calcext:value-type="float">
            <text:p>23.8076923076923</text:p>
          </table:table-cell>
          <table:table-cell table:formula="of:=AVERAGE([.E255];[.D255];[.C255];[.B255])" office:value-type="float" office:value="22.1580634278003" calcext:value-type="float">
            <text:p>22.15806342780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nnis Gilbert</text:p>
          </table:table-cell>
          <table:table-cell office:value-type="float" office:value="0.558139534883721" calcext:value-type="float">
            <text:p>0.558139534883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'NULL'</text:p>
          </table:table-cell>
          <table:table-cell office:value-type="float" office:value="0.333333333333333" calcext:value-type="float">
            <text:p>0.333333333333333</text:p>
          </table:table-cell>
          <table:table-cell table:formula="of:=AVERAGE([.E256];[.D256];[.C256];[.B256])" office:value-type="float" office:value="0.297157622739018" calcext:value-type="float">
            <text:p>0.2971576227390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lon Dube</text:p>
          </table:table-cell>
          <table:table-cell office:value-type="float" office:value="1.59851301115242" calcext:value-type="float">
            <text:p>1.59851301115242</text:p>
          </table:table-cell>
          <table:table-cell office:value-type="float" office:value="1.76335877862595" calcext:value-type="float">
            <text:p>1.76335877862595</text:p>
          </table:table-cell>
          <table:table-cell office:value-type="float" office:value="1.82051282051282" calcext:value-type="float">
            <text:p>1.82051282051282</text:p>
          </table:table-cell>
          <table:table-cell office:value-type="float" office:value="1.16666666666667" calcext:value-type="float">
            <text:p>1.16666666666667</text:p>
          </table:table-cell>
          <table:table-cell table:formula="of:=AVERAGE([.E257];[.D257];[.C257];[.B257])" office:value-type="float" office:value="1.58726281923946" calcext:value-type="float">
            <text:p>1.587262819239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oy Stecher</text:p>
          </table:table-cell>
          <table:table-cell office:value-type="float" office:value="1.36533957845433" calcext:value-type="float">
            <text:p>1.36533957845433</text:p>
          </table:table-cell>
          <table:table-cell office:value-type="float" office:value="1.43421052631579" calcext:value-type="float">
            <text:p>1.43421052631579</text:p>
          </table:table-cell>
          <table:table-cell office:value-type="float" office:value="1.20689655172414" calcext:value-type="float">
            <text:p>1.20689655172414</text:p>
          </table:table-cell>
          <table:table-cell office:value-type="float" office:value="1.59090909090909" calcext:value-type="float">
            <text:p>1.59090909090909</text:p>
          </table:table-cell>
          <table:table-cell table:formula="of:=AVERAGE([.E258];[.D258];[.C258];[.B258])" office:value-type="float" office:value="1.39933893685084" calcext:value-type="float">
            <text:p>1.399338936850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am Ruzicka</text:p>
          </table:table-cell>
          <table:table-cell office:value-type="float" office:value="1.32876712328767" calcext:value-type="float">
            <text:p>1.32876712328767</text:p>
          </table:table-cell>
          <table:table-cell office:value-type="float" office:value="2.5" calcext:value-type="float">
            <text:p>2.5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.2" calcext:value-type="float">
            <text:p>1.2</text:p>
          </table:table-cell>
          <table:table-cell table:formula="of:=AVERAGE([.E259];[.D259];[.C259];[.B259])" office:value-type="float" office:value="1.57537359900374" calcext:value-type="float">
            <text:p>1.575373599003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ob Pelletier</text:p>
          </table:table-cell>
          <table:table-cell office:value-type="float" office:value="2" calcext:value-type="float">
            <text:p>2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2.18181818181818" calcext:value-type="float">
            <text:p>2.18181818181818</text:p>
          </table:table-cell>
          <table:table-cell/>
          <table:table-cell table:formula="of:=AVERAGE([.E260];[.D260];[.C260];[.B260])" office:value-type="float" office:value="2.15584415584416" calcext:value-type="float">
            <text:p>2.155844155844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lker Duehr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AVERAGE([.E261];[.D261];[.C261];[.B261])" office:value-type="float" office:value="1.29044117647059" calcext:value-type="float">
            <text:p>1.290441176470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kondji Imama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'NULL'</text:p>
          </table:table-cell>
          <table:table-cell office:value-type="float" office:value="0.428571428571429" calcext:value-type="float">
            <text:p>0.428571428571429</text:p>
          </table:table-cell>
          <table:table-cell table:formula="of:=AVERAGE([.E262];[.D262];[.C262];[.B262])" office:value-type="float" office:value="0.267857142857143" calcext:value-type="float">
            <text:p>0.267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Kesselring</text:p>
          </table:table-cell>
          <table:table-cell office:value-type="float" office:value="1.66666666666667" calcext:value-type="float">
            <text:p>1.66666666666667</text:p>
          </table:table-cell>
          <table:table-cell office:value-type="string" calcext:value-type="string">
            <text:p><text:s/>'NULL'</text:p>
          </table:table-cell>
          <table:table-cell table:number-columns-repeated="2"/>
          <table:table-cell table:formula="of:=AVERAGE([.E263];[.D263];[.C263];[.B263])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ck Kassian</text:p>
          </table:table-cell>
          <table:table-cell office:value-type="float" office:value="1.20757575757576" calcext:value-type="float">
            <text:p>1.20757575757576</text:p>
          </table:table-cell>
          <table:table-cell office:value-type="float" office:value="1.10655737704918" calcext:value-type="float">
            <text:p>1.10655737704918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20353982300885" calcext:value-type="float">
            <text:p>1.20353982300885</text:p>
          </table:table-cell>
          <table:table-cell table:formula="of:=AVERAGE([.E264];[.D264];[.C264];[.B264])" office:value-type="float" office:value="1.23518747017768" calcext:value-type="float">
            <text:p>1.235187470177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k Nemeth</text:p>
          </table:table-cell>
          <table:table-cell office:value-type="float" office:value="0.971544715447155" calcext:value-type="float">
            <text:p>0.971544715447155</text:p>
          </table:table-cell>
          <table:table-cell office:value-type="float" office:value="1.13333333333333" calcext:value-type="float">
            <text:p>1.13333333333333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1.0954356846473" calcext:value-type="float">
            <text:p>1.0954356846473</text:p>
          </table:table-cell>
          <table:table-cell table:formula="of:=AVERAGE([.E265];[.D265];[.C265];[.B265])" office:value-type="float" office:value="1.03579271907123" calcext:value-type="float">
            <text:p>1.035792719071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avis Boyd</text:p>
          </table:table-cell>
          <table:table-cell office:value-type="float" office:value="0.943820224719101" calcext:value-type="float">
            <text:p>0.943820224719101</text:p>
          </table:table-cell>
          <table:table-cell office:value-type="float" office:value="1.4" calcext:value-type="float">
            <text:p>1.4</text:p>
          </table:table-cell>
          <table:table-cell office:value-type="float" office:value="0.992537313432836" calcext:value-type="float">
            <text:p>0.992537313432836</text:p>
          </table:table-cell>
          <table:table-cell office:value-type="float" office:value="0.723404255319149" calcext:value-type="float">
            <text:p>0.723404255319149</text:p>
          </table:table-cell>
          <table:table-cell table:formula="of:=AVERAGE([.E266];[.D266];[.C266];[.B266])" office:value-type="float" office:value="1.01494044836777" calcext:value-type="float">
            <text:p>1.014940448367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ett Ritchie</text:p>
          </table:table-cell>
          <table:table-cell office:value-type="float" office:value="1.62368421052632" calcext:value-type="float">
            <text:p>1.62368421052632</text:p>
          </table:table-cell>
          <table:table-cell office:value-type="float" office:value="1.89156626506024" calcext:value-type="float">
            <text:p>1.89156626506024</text:p>
          </table:table-cell>
          <table:table-cell office:value-type="float" office:value="1.8" calcext:value-type="float">
            <text:p>1.8</text:p>
          </table:table-cell>
          <table:table-cell office:value-type="float" office:value="1.57575757575758" calcext:value-type="float">
            <text:p>1.57575757575758</text:p>
          </table:table-cell>
          <table:table-cell table:formula="of:=AVERAGE([.E267];[.D267];[.C267];[.B267])" office:value-type="float" office:value="1.72275201283603" calcext:value-type="float">
            <text:p>1.722752012836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am O'Brien</text:p>
          </table:table-cell>
          <table:table-cell office:value-type="float" office:value="0.783783783783784" calcext:value-type="float">
            <text:p>0.783783783783784</text:p>
          </table:table-cell>
          <table:table-cell office:value-type="float" office:value="0.75" calcext:value-type="float">
            <text:p>0.75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1" calcext:value-type="float">
            <text:p>1</text:p>
          </table:table-cell>
          <table:table-cell table:formula="of:=AVERAGE([.E268];[.D268];[.C268];[.B268])" office:value-type="float" office:value="0.851531052328925" calcext:value-type="float">
            <text:p>0.8515310523289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h Brown</text:p>
          </table:table-cell>
          <table:table-cell office:value-type="float" office:value="0.800865800865801" calcext:value-type="float">
            <text:p>0.800865800865801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.02564102564103" calcext:value-type="float">
            <text:p>1.02564102564103</text:p>
          </table:table-cell>
          <table:table-cell table:formula="of:=AVERAGE([.E269];[.D269];[.C269];[.B269])" office:value-type="float" office:value="1.00662670662671" calcext:value-type="float">
            <text:p>1.006626706626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urent Dauphin</text:p>
          </table:table-cell>
          <table:table-cell office:value-type="float" office:value="0.2" calcext:value-type="float">
            <text:p>0.2</text:p>
          </table:table-cell>
          <table:table-cell office:value-type="float" office:value="1.24418604651163" calcext:value-type="float">
            <text:p>1.24418604651163</text:p>
          </table:table-cell>
          <table:table-cell office:value-type="float" office:value="1.425" calcext:value-type="float">
            <text:p>1.425</text:p>
          </table:table-cell>
          <table:table-cell office:value-type="float" office:value="1.04166666666667" calcext:value-type="float">
            <text:p>1.04166666666667</text:p>
          </table:table-cell>
          <table:table-cell table:formula="of:=AVERAGE([.E270];[.D270];[.C270];[.B270])" office:value-type="float" office:value="0.977713178294574" calcext:value-type="float">
            <text:p>0.9777131782945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k Schmaltz</text:p>
          </table:table-cell>
          <table:table-cell office:value-type="float" office:value="1.61835748792271" calcext:value-type="float">
            <text:p>1.61835748792271</text:p>
          </table:table-cell>
          <table:table-cell office:value-type="float" office:value="1.64705882352941" calcext:value-type="float">
            <text:p>1.64705882352941</text:p>
          </table:table-cell>
          <table:table-cell office:value-type="float" office:value="1.82352941176471" calcext:value-type="float">
            <text:p>1.82352941176471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271];[.D271];[.C271];[.B271])" office:value-type="float" office:value="1.68890309747087" calcext:value-type="float">
            <text:p>1.688903097470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istian Fischer</text:p>
          </table:table-cell>
          <table:table-cell office:value-type="float" office:value="1.45360824742268" calcext:value-type="float">
            <text:p>1.45360824742268</text:p>
          </table:table-cell>
          <table:table-cell office:value-type="float" office:value="1.53766233766234" calcext:value-type="float">
            <text:p>1.53766233766234</text:p>
          </table:table-cell>
          <table:table-cell office:value-type="float" office:value="2.07142857142857" calcext:value-type="float">
            <text:p>2.07142857142857</text:p>
          </table:table-cell>
          <table:table-cell office:value-type="float" office:value="1.45161290322581" calcext:value-type="float">
            <text:p>1.45161290322581</text:p>
          </table:table-cell>
          <table:table-cell table:formula="of:=AVERAGE([.E272];[.D272];[.C272];[.B272])" office:value-type="float" office:value="1.62857801493485" calcext:value-type="float">
            <text:p>1.628578014934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wson Crouse</text:p>
          </table:table-cell>
          <table:table-cell office:value-type="float" office:value="1.74647887323944" calcext:value-type="float">
            <text:p>1.74647887323944</text:p>
          </table:table-cell>
          <table:table-cell office:value-type="float" office:value="1.61707317073171" calcext:value-type="float">
            <text:p>1.61707317073171</text:p>
          </table:table-cell>
          <table:table-cell office:value-type="float" office:value="1.70098039215686" calcext:value-type="float">
            <text:p>1.70098039215686</text:p>
          </table:table-cell>
          <table:table-cell office:value-type="float" office:value="1.38461538461538" calcext:value-type="float">
            <text:p>1.38461538461538</text:p>
          </table:table-cell>
          <table:table-cell table:formula="of:=AVERAGE([.E273];[.D273];[.C273];[.B273])" office:value-type="float" office:value="1.61228695518585" calcext:value-type="float">
            <text:p>1.612286955185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rel Vejmelka</text:p>
          </table:table-cell>
          <table:table-cell office:value-type="float" office:value="34.0769230769231" calcext:value-type="float">
            <text:p>34.0769230769231</text:p>
          </table:table-cell>
          <table:table-cell office:value-type="float" office:value="29.71875" calcext:value-type="float">
            <text:p>29.71875</text:p>
          </table:table-cell>
          <table:table-cell office:value-type="float" office:value="30" calcext:value-type="float">
            <text:p>30</text:p>
          </table:table-cell>
          <table:table-cell office:value-type="float" office:value="30.1063829787234" calcext:value-type="float">
            <text:p>30.1063829787234</text:p>
          </table:table-cell>
          <table:table-cell table:formula="of:=AVERAGE([.E274];[.D274];[.C274];[.B274])" office:value-type="float" office:value="30.9755140139116" calcext:value-type="float">
            <text:p>30.97551401391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or Ingram</text:p>
          </table:table-cell>
          <table:table-cell office:value-type="float" office:value="33.6363636363636" calcext:value-type="float">
            <text:p>33.6363636363636</text:p>
          </table:table-cell>
          <table:table-cell office:value-type="float" office:value="35" calcext:value-type="float">
            <text:p>35</text:p>
          </table:table-cell>
          <table:table-cell office:value-type="float" office:value="38.75" calcext:value-type="float">
            <text:p>38.75</text:p>
          </table:table-cell>
          <table:table-cell office:value-type="float" office:value="31.9642857142857" calcext:value-type="float">
            <text:p>31.9642857142857</text:p>
          </table:table-cell>
          <table:table-cell table:formula="of:=AVERAGE([.E275];[.D275];[.C275];[.B275])" office:value-type="float" office:value="34.8376623376623" calcext:value-type="float">
            <text:p>34.83766233766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layton Keller</text:p>
          </table:table-cell>
          <table:table-cell office:value-type="float" office:value="2.68095238095238" calcext:value-type="float">
            <text:p>2.68095238095238</text:p>
          </table:table-cell>
          <table:table-cell office:value-type="float" office:value="2.48951048951049" calcext:value-type="float">
            <text:p>2.48951048951049</text:p>
          </table:table-cell>
          <table:table-cell office:value-type="float" office:value="2.92857142857143" calcext:value-type="float">
            <text:p>2.92857142857143</text:p>
          </table:table-cell>
          <table:table-cell office:value-type="float" office:value="2.2" calcext:value-type="float">
            <text:p>2.2</text:p>
          </table:table-cell>
          <table:table-cell table:formula="of:=AVERAGE([.E276];[.D276];[.C276];[.B276])" office:value-type="float" office:value="2.57475857475857" calcext:value-type="float">
            <text:p>2.574758574758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uso Valimaki</text:p>
          </table:table-cell>
          <table:table-cell office:value-type="float" office:value="1.25170068027211" calcext:value-type="float">
            <text:p>1.25170068027211</text:p>
          </table:table-cell>
          <table:table-cell office:value-type="float" office:value="2" calcext:value-type="float">
            <text:p>2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1.31818181818182" calcext:value-type="float">
            <text:p>1.31818181818182</text:p>
          </table:table-cell>
          <table:table-cell table:formula="of:=AVERAGE([.E277];[.D277];[.C277];[.B277])" office:value-type="float" office:value="1.48337971552257" calcext:value-type="float">
            <text:p>1.483379715522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arrett Hayton</text:p>
          </table:table-cell>
          <table:table-cell office:value-type="float" office:value="1.66257668711656" calcext:value-type="float">
            <text:p>1.66257668711656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1.65853658536585" calcext:value-type="float">
            <text:p>1.65853658536585</text:p>
          </table:table-cell>
          <table:table-cell office:value-type="float" office:value="1.88" calcext:value-type="float">
            <text:p>1.88</text:p>
          </table:table-cell>
          <table:table-cell table:formula="of:=AVERAGE([.E278];[.D278];[.C278];[.B278])" office:value-type="float" office:value="1.94313546097775" calcext:value-type="float">
            <text:p>1.943135460977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ck McBain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'NULL'</text:p>
          </table:table-cell>
          <table:table-cell office:value-type="float" office:value="0.166666666666667" calcext:value-type="float">
            <text:p>0.166666666666667</text:p>
          </table:table-cell>
          <table:table-cell table:formula="of:=AVERAGE([.E279];[.D279];[.C279];[.B279])" office:value-type="float" office:value="0.0925925925925926" calcext:value-type="float">
            <text:p>0.09259259259259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van Prosvetov</text:p>
          </table:table-cell>
          <table:table-cell office:value-type="float" office:value="0" calcext:value-type="float">
            <text:p>0</text:p>
          </table:table-cell>
          <table:table-cell office:value-type="float" office:value="25.125" calcext:value-type="float">
            <text:p>25.125</text:p>
          </table:table-cell>
          <table:table-cell office:value-type="float" office:value="34" calcext:value-type="float">
            <text:p>34</text:p>
          </table:table-cell>
          <table:table-cell office:value-type="float" office:value="30.3333333333333" calcext:value-type="float">
            <text:p>30.3333333333333</text:p>
          </table:table-cell>
          <table:table-cell table:formula="of:=AVERAGE([.E280];[.D280];[.C280];[.B280])" office:value-type="float" office:value="22.3645833333333" calcext:value-type="float">
            <text:p>22.36458333333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ctor Soderstrom</text:p>
          </table:table-cell>
          <table:table-cell office:value-type="float" office:value="1.02702702702703" calcext:value-type="float">
            <text:p>1.02702702702703</text:p>
          </table:table-cell>
          <table:table-cell office:value-type="float" office:value="1.15" calcext:value-type="float">
            <text:p>1.15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" calcext:value-type="float">
            <text:p>1</text:p>
          </table:table-cell>
          <table:table-cell table:formula="of:=AVERAGE([.E281];[.D281];[.C281];[.B281])" office:value-type="float" office:value="1.21092342342342" calcext:value-type="float">
            <text:p>1.210923423423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ias Maccelli</text:p>
          </table:table-cell>
          <table:table-cell office:value-type="float" office:value="0.851351351351351" calcext:value-type="float">
            <text:p>0.85135135135135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878787878787879" calcext:value-type="float">
            <text:p>0.878787878787879</text:p>
          </table:table-cell>
          <table:table-cell table:formula="of:=AVERAGE([.E282];[.D282];[.C282];[.B282])" office:value-type="float" office:value="0.92891161912901" calcext:value-type="float">
            <text:p>0.928911619129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or Mackey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75" calcext:value-type="float">
            <text:p>0.75</text:p>
          </table:table-cell>
          <table:table-cell table:formula="of:=AVERAGE([.E283];[.D283];[.C283];[.B283])" office:value-type="float" office:value="0.522664835164835" calcext:value-type="float">
            <text:p>0.5226648351648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kus Nutivaara</text:p>
          </table:table-cell>
          <table:table-cell office:value-type="float" office:value="1.22181818181818" calcext:value-type="float">
            <text:p>1.22181818181818</text:p>
          </table:table-cell>
          <table:table-cell office:value-type="float" office:value="1.2093023255814" calcext:value-type="float">
            <text:p>1.2093023255814</text:p>
          </table:table-cell>
          <table:table-cell office:value-type="float" office:value="1.33812949640288" calcext:value-type="float">
            <text:p>1.33812949640288</text:p>
          </table:table-cell>
          <table:table-cell office:value-type="float" office:value="1.9" calcext:value-type="float">
            <text:p>1.9</text:p>
          </table:table-cell>
          <table:table-cell table:formula="of:=AVERAGE([.E284];[.D284];[.C284];[.B284])" office:value-type="float" office:value="1.41731250095061" calcext:value-type="float">
            <text:p>1.417312500950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e Kunin</text:p>
          </table:table-cell>
          <table:table-cell office:value-type="float" office:value="1.78014184397163" calcext:value-type="float">
            <text:p>1.78014184397163</text:p>
          </table:table-cell>
          <table:table-cell office:value-type="float" office:value="1.81506849315068" calcext:value-type="float">
            <text:p>1.81506849315068</text:p>
          </table:table-cell>
          <table:table-cell office:value-type="float" office:value="1.80555555555556" calcext:value-type="float">
            <text:p>1.80555555555556</text:p>
          </table:table-cell>
          <table:table-cell office:value-type="float" office:value="1.71428571428571" calcext:value-type="float">
            <text:p>1.71428571428571</text:p>
          </table:table-cell>
          <table:table-cell table:formula="of:=AVERAGE([.E285];[.D285];[.C285];[.B285])" office:value-type="float" office:value="1.7787629017409" calcext:value-type="float">
            <text:p>1.77876290174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nah Gadjovich</text:p>
          </table:table-cell>
          <table:table-cell office:value-type="float" office:value="0.860759493670886" calcext:value-type="float">
            <text:p>0.860759493670886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.2" calcext:value-type="float">
            <text:p>1.2</text:p>
          </table:table-cell>
          <table:table-cell table:formula="of:=AVERAGE([.E286];[.D286];[.C286];[.B286])" office:value-type="float" office:value="0.996439873417722" calcext:value-type="float">
            <text:p>0.9964398734177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-Edouard Vlasic</text:p>
          </table:table-cell>
          <table:table-cell office:value-type="float" office:value="1.29032258064516" calcext:value-type="float">
            <text:p>1.29032258064516</text:p>
          </table:table-cell>
          <table:table-cell office:value-type="float" office:value="1.30431244914565" calcext:value-type="float">
            <text:p>1.30431244914565</text:p>
          </table:table-cell>
          <table:table-cell office:value-type="float" office:value="1.2516339869281" calcext:value-type="float">
            <text:p>1.2516339869281</text:p>
          </table:table-cell>
          <table:table-cell office:value-type="float" office:value="1.69565217391304" calcext:value-type="float">
            <text:p>1.69565217391304</text:p>
          </table:table-cell>
          <table:table-cell table:formula="of:=AVERAGE([.E287];[.D287];[.C287];[.B287])" office:value-type="float" office:value="1.38548029765799" calcext:value-type="float">
            <text:p>1.385480297657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mes Reimer</text:p>
          </table:table-cell>
          <table:table-cell office:value-type="float" office:value="26.8392857142857" calcext:value-type="float">
            <text:p>26.8392857142857</text:p>
          </table:table-cell>
          <table:table-cell office:value-type="float" office:value="25.125" calcext:value-type="float">
            <text:p>25.125</text:p>
          </table:table-cell>
          <table:table-cell office:value-type="float" office:value="26.7179487179487" calcext:value-type="float">
            <text:p>26.7179487179487</text:p>
          </table:table-cell>
          <table:table-cell office:value-type="float" office:value="26.4021739130435" calcext:value-type="float">
            <text:p>26.4021739130435</text:p>
          </table:table-cell>
          <table:table-cell table:formula="of:=AVERAGE([.E288];[.D288];[.C288];[.B288])" office:value-type="float" office:value="26.2711020863195" calcext:value-type="float">
            <text:p>26.27110208631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gan Couture</text:p>
          </table:table-cell>
          <table:table-cell office:value-type="float" office:value="2.7472647702407" calcext:value-type="float">
            <text:p>2.7472647702407</text:p>
          </table:table-cell>
          <table:table-cell office:value-type="float" office:value="2.5625" calcext:value-type="float">
            <text:p>2.5625</text:p>
          </table:table-cell>
          <table:table-cell office:value-type="float" office:value="2.79605263157895" calcext:value-type="float">
            <text:p>2.79605263157895</text:p>
          </table:table-cell>
          <table:table-cell office:value-type="float" office:value="2.72222222222222" calcext:value-type="float">
            <text:p>2.72222222222222</text:p>
          </table:table-cell>
          <table:table-cell table:formula="of:=AVERAGE([.E289];[.D289];[.C289];[.B289])" office:value-type="float" office:value="2.70700990601047" calcext:value-type="float">
            <text:p>2.707009906010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ik Karlsson</text:p>
          </table:table-cell>
          <table:table-cell office:value-type="float" office:value="2.99342105263158" calcext:value-type="float">
            <text:p>2.99342105263158</text:p>
          </table:table-cell>
          <table:table-cell office:value-type="float" office:value="2.92935982339956" calcext:value-type="float">
            <text:p>2.92935982339956</text:p>
          </table:table-cell>
          <table:table-cell office:value-type="float" office:value="2.80374862183021" calcext:value-type="float">
            <text:p>2.80374862183021</text:p>
          </table:table-cell>
          <table:table-cell office:value-type="float" office:value="2.53333333333333" calcext:value-type="float">
            <text:p>2.53333333333333</text:p>
          </table:table-cell>
          <table:table-cell table:formula="of:=AVERAGE([.E290];[.D290];[.C290];[.B290])" office:value-type="float" office:value="2.81496570779867" calcext:value-type="float">
            <text:p>2.814965707798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mas Hertl</text:p>
          </table:table-cell>
          <table:table-cell office:value-type="float" office:value="2.27956989247312" calcext:value-type="float">
            <text:p>2.27956989247312</text:p>
          </table:table-cell>
          <table:table-cell office:value-type="float" office:value="2.61538461538462" calcext:value-type="float">
            <text:p>2.61538461538462</text:p>
          </table:table-cell>
          <table:table-cell office:value-type="float" office:value="2.35015772870662" calcext:value-type="float">
            <text:p>2.35015772870662</text:p>
          </table:table-cell>
          <table:table-cell office:value-type="float" office:value="2.3394495412844" calcext:value-type="float">
            <text:p>2.3394495412844</text:p>
          </table:table-cell>
          <table:table-cell table:formula="of:=AVERAGE([.E291];[.D291];[.C291];[.B291])" office:value-type="float" office:value="2.39614044446219" calcext:value-type="float">
            <text:p>2.396140444462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rick Pouliot</text:p>
          </table:table-cell>
          <table:table-cell office:value-type="float" office:value="0.75" calcext:value-type="float">
            <text:p>0.75</text:p>
          </table:table-cell>
          <table:table-cell office:value-type="float" office:value="1.09633027522936" calcext:value-type="float">
            <text:p>1.09633027522936</text:p>
          </table:table-cell>
          <table:table-cell office:value-type="float" office:value="1.27083333333333" calcext:value-type="float">
            <text:p>1.27083333333333</text:p>
          </table:table-cell>
          <table:table-cell office:value-type="float" office:value="1.06422018348624" calcext:value-type="float">
            <text:p>1.06422018348624</text:p>
          </table:table-cell>
          <table:table-cell table:formula="of:=AVERAGE([.E292];[.D292];[.C292];[.B292])" office:value-type="float" office:value="1.04534594801223" calcext:value-type="float">
            <text:p>1.045345948012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 Benning</text:p>
          </table:table-cell>
          <table:table-cell office:value-type="float" office:value="0.5" calcext:value-type="float">
            <text:p>0.5</text:p>
          </table:table-cell>
          <table:table-cell office:value-type="float" office:value="1.0715935334873" calcext:value-type="float">
            <text:p>1.0715935334873</text:p>
          </table:table-cell>
          <table:table-cell office:value-type="float" office:value="1.10550458715596" calcext:value-type="float">
            <text:p>1.10550458715596</text:p>
          </table:table-cell>
          <table:table-cell office:value-type="float" office:value="1.04166666666667" calcext:value-type="float">
            <text:p>1.04166666666667</text:p>
          </table:table-cell>
          <table:table-cell table:formula="of:=AVERAGE([.E293];[.D293];[.C293];[.B293])" office:value-type="float" office:value="0.929691196827482" calcext:value-type="float">
            <text:p>0.9296911968274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as Johnsson</text:p>
          </table:table-cell>
          <table:table-cell office:value-type="float" office:value="1.64591439688716" calcext:value-type="float">
            <text:p>1.64591439688716</text:p>
          </table:table-cell>
          <table:table-cell office:value-type="float" office:value="1.55172413793103" calcext:value-type="float">
            <text:p>1.55172413793103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1.77443609022556" calcext:value-type="float">
            <text:p>1.77443609022556</text:p>
          </table:table-cell>
          <table:table-cell table:formula="of:=AVERAGE([.E294];[.D294];[.C294];[.B294])" office:value-type="float" office:value="1.55968532292761" calcext:value-type="float">
            <text:p>1.559685322927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apo Kahkonen</text:p>
          </table:table-cell>
          <table:table-cell office:value-type="float" office:value="24.5" calcext:value-type="float">
            <text:p>24.5</text:p>
          </table:table-cell>
          <table:table-cell office:value-type="float" office:value="26.8333333333333" calcext:value-type="float">
            <text:p>26.8333333333333</text:p>
          </table:table-cell>
          <table:table-cell office:value-type="float" office:value="28.25" calcext:value-type="float">
            <text:p>28.25</text:p>
          </table:table-cell>
          <table:table-cell office:value-type="float" office:value="29.5" calcext:value-type="float">
            <text:p>29.5</text:p>
          </table:table-cell>
          <table:table-cell table:formula="of:=AVERAGE([.E295];[.D295];[.C295];[.B295])" office:value-type="float" office:value="27.2708333333333" calcext:value-type="float">
            <text:p>27.27083333333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kar Lindblom</text:p>
          </table:table-cell>
          <table:table-cell office:value-type="float" office:value="1.58787878787879" calcext:value-type="float">
            <text:p>1.58787878787879</text:p>
          </table:table-cell>
          <table:table-cell office:value-type="float" office:value="1.62130177514793" calcext:value-type="float">
            <text:p>1.62130177514793</text:p>
          </table:table-cell>
          <table:table-cell office:value-type="float" office:value="1.94736842105263" calcext:value-type="float">
            <text:p>1.94736842105263</text:p>
          </table:table-cell>
          <table:table-cell office:value-type="float" office:value="1.62686567164179" calcext:value-type="float">
            <text:p>1.62686567164179</text:p>
          </table:table-cell>
          <table:table-cell table:formula="of:=AVERAGE([.E296];[.D296];[.C296];[.B296])" office:value-type="float" office:value="1.69585366393029" calcext:value-type="float">
            <text:p>1.695853663930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vin Labanc</text:p>
          </table:table-cell>
          <table:table-cell office:value-type="float" office:value="1.91169451073986" calcext:value-type="float">
            <text:p>1.91169451073986</text:p>
          </table:table-cell>
          <table:table-cell office:value-type="float" office:value="2" calcext:value-type="float">
            <text:p>2</text:p>
          </table:table-cell>
          <table:table-cell office:value-type="float" office:value="2.015625" calcext:value-type="float">
            <text:p>2.015625</text:p>
          </table:table-cell>
          <table:table-cell office:value-type="float" office:value="1.95238095238095" calcext:value-type="float">
            <text:p>1.95238095238095</text:p>
          </table:table-cell>
          <table:table-cell table:formula="of:=AVERAGE([.E297];[.D297];[.C297];[.B297])" office:value-type="float" office:value="1.9699251157802" calcext:value-type="float">
            <text:p>1.96992511578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geny Svechnikov</text:p>
          </table:table-cell>
          <table:table-cell office:value-type="float" office:value="0.886363636363636" calcext:value-type="float">
            <text:p>0.886363636363636</text:p>
          </table:table-cell>
          <table:table-cell office:value-type="float" office:value="1.1144578313253" calcext:value-type="float">
            <text:p>1.1144578313253</text:p>
          </table:table-cell>
          <table:table-cell office:value-type="float" office:value="2" calcext:value-type="float">
            <text:p>2</text:p>
          </table:table-cell>
          <table:table-cell office:value-type="float" office:value="0.952941176470588" calcext:value-type="float">
            <text:p>0.952941176470588</text:p>
          </table:table-cell>
          <table:table-cell table:formula="of:=AVERAGE([.E298];[.D298];[.C298];[.B298])" office:value-type="float" office:value="1.23844066103988" calcext:value-type="float">
            <text:p>1.238440661039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even Lorentz</text:p>
          </table:table-cell>
          <table:table-cell office:value-type="float" office:value="1.13186813186813" calcext:value-type="float">
            <text:p>1.13186813186813</text:p>
          </table:table-cell>
          <table:table-cell office:value-type="float" office:value="1.15083798882682" calcext:value-type="float">
            <text:p>1.15083798882682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1" calcext:value-type="float">
            <text:p>1</text:p>
          </table:table-cell>
          <table:table-cell table:formula="of:=AVERAGE([.E299];[.D299];[.C299];[.B299])" office:value-type="float" office:value="1.11613107562828" calcext:value-type="float">
            <text:p>1.116131075628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ah Gregor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.05454545454545" calcext:value-type="float">
            <text:p>2.05454545454545</text:p>
          </table:table-cell>
          <table:table-cell office:value-type="float" office:value="2.08433734939759" calcext:value-type="float">
            <text:p>2.08433734939759</text:p>
          </table:table-cell>
          <table:table-cell office:value-type="float" office:value="1.75" calcext:value-type="float">
            <text:p>1.75</text:p>
          </table:table-cell>
          <table:table-cell table:formula="of:=AVERAGE([.E300];[.D300];[.C300];[.B300])" office:value-type="float" office:value="1.88888736765243" calcext:value-type="float">
            <text:p>1.888887367652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cob MacDonald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E301];[.D301];[.C301];[.B301])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io Ferraro</text:p>
          </table:table-cell>
          <table:table-cell office:value-type="float" office:value="0.94979079497908" calcext:value-type="float">
            <text:p>0.94979079497908</text:p>
          </table:table-cell>
          <table:table-cell office:value-type="float" office:value="0.4" calcext:value-type="float">
            <text:p>0.4</text:p>
          </table:table-cell>
          <table:table-cell office:value-type="float" office:value="0.983471074380165" calcext:value-type="float">
            <text:p>0.983471074380165</text:p>
          </table:table-cell>
          <table:table-cell office:value-type="float" office:value="1.22222222222222" calcext:value-type="float">
            <text:p>1.22222222222222</text:p>
          </table:table-cell>
          <table:table-cell table:formula="of:=AVERAGE([.E302];[.D302];[.C302];[.B302])" office:value-type="float" office:value="0.888871022895367" calcext:value-type="float">
            <text:p>0.8888710228953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im Simek</text:p>
          </table:table-cell>
          <table:table-cell office:value-type="float" office:value="0.849246231155779" calcext:value-type="float">
            <text:p>0.849246231155779</text:p>
          </table:table-cell>
          <table:table-cell office:value-type="float" office:value="0.25" calcext:value-type="float">
            <text:p>0.25</text:p>
          </table:table-cell>
          <table:table-cell office:value-type="float" office:value="0.948453608247423" calcext:value-type="float">
            <text:p>0.948453608247423</text:p>
          </table:table-cell>
          <table:table-cell office:value-type="float" office:value="1.15625" calcext:value-type="float">
            <text:p>1.15625</text:p>
          </table:table-cell>
          <table:table-cell table:formula="of:=AVERAGE([.E303];[.D303];[.C303];[.B303])" office:value-type="float" office:value="0.8009874598508" calcext:value-type="float">
            <text:p>0.80098745985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bian Zetterlund</text:p>
          </table:table-cell>
          <table:table-cell office:value-type="float" office:value="0" calcext:value-type="float">
            <text:p>0</text:p>
          </table:table-cell>
          <table:table-cell office:value-type="float" office:value="1.98529411764706" calcext:value-type="float">
            <text:p>1.98529411764706</text:p>
          </table:table-cell>
          <table:table-cell office:value-type="float" office:value="2" calcext:value-type="float">
            <text:p>2</text:p>
          </table:table-cell>
          <table:table-cell office:value-type="float" office:value="1.82352941176471" calcext:value-type="float">
            <text:p>1.82352941176471</text:p>
          </table:table-cell>
          <table:table-cell table:formula="of:=AVERAGE([.E304];[.D304];[.C304];[.B304])" office:value-type="float" office:value="1.45220588235294" calcext:value-type="float">
            <text:p>1.452205882352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o Sturm</text:p>
          </table:table-cell>
          <table:table-cell office:value-type="float" office:value="1.42487046632124" calcext:value-type="float">
            <text:p>1.42487046632124</text:p>
          </table:table-cell>
          <table:table-cell office:value-type="float" office:value="1.32432432432432" calcext:value-type="float">
            <text:p>1.3243243243243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375" calcext:value-type="float">
            <text:p>1.375</text:p>
          </table:table-cell>
          <table:table-cell table:formula="of:=AVERAGE([.E305];[.D305];[.C305];[.B305])" office:value-type="float" office:value="1.36438203099473" calcext:value-type="float">
            <text:p>1.364382030994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kolai Knyzhov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string" calcext:value-type="string">
            <text:p><text:s/>'NULL'</text:p>
          </table:table-cell>
          <table:table-cell office:value-type="float" office:value="0.909090909090909" calcext:value-type="float">
            <text:p>0.909090909090909</text:p>
          </table:table-cell>
          <table:table-cell table:formula="of:=AVERAGE([.E306];[.D306];[.C306];[.B306])" office:value-type="float" office:value="0.795337995337995" calcext:value-type="float">
            <text:p>0.7953379953379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ander Barabanov</text:p>
          </table:table-cell>
          <table:table-cell office:value-type="float" office:value="1.55769230769231" calcext:value-type="float">
            <text:p>1.55769230769231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.50632911392405" calcext:value-type="float">
            <text:p>1.50632911392405</text:p>
          </table:table-cell>
          <table:table-cell office:value-type="float" office:value="1.69565217391304" calcext:value-type="float">
            <text:p>1.69565217391304</text:p>
          </table:table-cell>
          <table:table-cell table:formula="of:=AVERAGE([.E307];[.D307];[.C307];[.B307])" office:value-type="float" office:value="1.85658506554902" calcext:value-type="float">
            <text:p>1.85658506554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Eklund</text:p>
          </table:table-cell>
          <table:table-cell office:value-type="float" office:value="1.375" calcext:value-type="float">
            <text:p>1.375</text:p>
          </table:table-cell>
          <table:table-cell office:value-type="string" calcext:value-type="string">
            <text:p><text:s/>'NULL'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E308];[.D308];[.C308];[.B308])" office:value-type="float" office:value="1.6875" calcext:value-type="float">
            <text:p>1.68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rren Helm</text:p>
          </table:table-cell>
          <table:table-cell office:value-type="float" office:value="1.92413793103448" calcext:value-type="float">
            <text:p>1.92413793103448</text:p>
          </table:table-cell>
          <table:table-cell office:value-type="float" office:value="1.88249694002448" calcext:value-type="float">
            <text:p>1.88249694002448</text:p>
          </table:table-cell>
          <table:table-cell office:value-type="float" office:value="1.5" calcext:value-type="float">
            <text:p>1.5</text:p>
          </table:table-cell>
          <table:table-cell office:value-type="float" office:value="1.82566585956416" calcext:value-type="float">
            <text:p>1.82566585956416</text:p>
          </table:table-cell>
          <table:table-cell table:formula="of:=AVERAGE([.E309];[.D309];[.C309];[.B309])" office:value-type="float" office:value="1.78307518265578" calcext:value-type="float">
            <text:p>1.783075182655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ik Johnson</text:p>
          </table:table-cell>
          <table:table-cell office:value-type="float" office:value="1.775" calcext:value-type="float">
            <text:p>1.775</text:p>
          </table:table-cell>
          <table:table-cell office:value-type="float" office:value="2.0363436123348" calcext:value-type="float">
            <text:p>2.0363436123348</text:p>
          </table:table-cell>
          <table:table-cell office:value-type="float" office:value="1.92656587473002" calcext:value-type="float">
            <text:p>1.92656587473002</text:p>
          </table:table-cell>
          <table:table-cell office:value-type="float" office:value="1.94666666666667" calcext:value-type="float">
            <text:p>1.94666666666667</text:p>
          </table:table-cell>
          <table:table-cell table:formula="of:=AVERAGE([.E310];[.D310];[.C310];[.B310])" office:value-type="float" office:value="1.92114403843287" calcext:value-type="float">
            <text:p>1.921144038432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ith Kinkaid</text:p>
          </table:table-cell>
          <table:table-cell office:value-type="float" office:value="25.3668639053254" calcext:value-type="float">
            <text:p>25.3668639053254</text:p>
          </table:table-cell>
          <table:table-cell office:value-type="float" office:value="26.0927835051546" calcext:value-type="float">
            <text:p>26.0927835051546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25.0232558139535" calcext:value-type="float">
            <text:p>25.0232558139535</text:p>
          </table:table-cell>
          <table:table-cell table:formula="of:=AVERAGE([.E311];[.D311];[.C311];[.B311])" office:value-type="float" office:value="24.5373924727751" calcext:value-type="float">
            <text:p>24.53739247277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arles Hudon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2.05223880597015" calcext:value-type="float">
            <text:p>2.05223880597015</text:p>
          </table:table-cell>
          <table:table-cell office:value-type="float" office:value="1.625" calcext:value-type="float">
            <text:p>1.625</text:p>
          </table:table-cell>
          <table:table-cell office:value-type="float" office:value="1.96491228070175" calcext:value-type="float">
            <text:p>1.96491228070175</text:p>
          </table:table-cell>
          <table:table-cell table:formula="of:=AVERAGE([.E312];[.D312];[.C312];[.B312])" office:value-type="float" office:value="1.8391092002394" calcext:value-type="float">
            <text:p>1.83910920023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mpo Ranta</text:p>
          </table:table-cell>
          <table:table-cell office:value-type="float" office:value="0.875" calcext:value-type="float">
            <text:p>0.87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E313];[.D313];[.C313];[.B313])" office:value-type="float" office:value="1.0375" calcext:value-type="float">
            <text:p>1.0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Luc Foudy</text:p>
          </table:table-cell>
          <table:table-cell office:value-type="float" office:value="1.33333333333333" calcext:value-type="float">
            <text:p>1.33333333333333</text:p>
          </table:table-cell>
          <table:table-cell office:value-type="string" calcext:value-type="string">
            <text:p><text:s/>'NULL'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E314];[.D314];[.C314];[.B314])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n Meyers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/>
          <table:table-cell table:formula="of:=AVERAGE([.E315];[.D315];[.C315];[.B315])" office:value-type="float" office:value="0.598684210526316" calcext:value-type="float">
            <text:p>0.5986842105263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ck Johnson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'NULL'</text:p>
          </table:table-cell>
          <table:table-cell office:value-type="float" office:value="0.5" calcext:value-type="float">
            <text:p>0.5</text:p>
          </table:table-cell>
          <table:table-cell table:formula="of:=AVERAGE([.E316];[.D316];[.C316];[.B316])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w Cogliano</text:p>
          </table:table-cell>
          <table:table-cell office:value-type="float" office:value="1.53949579831933" calcext:value-type="float">
            <text:p>1.53949579831933</text:p>
          </table:table-cell>
          <table:table-cell office:value-type="float" office:value="1.54771784232365" calcext:value-type="float">
            <text:p>1.54771784232365</text:p>
          </table:table-cell>
          <table:table-cell office:value-type="float" office:value="1.56221198156682" calcext:value-type="float">
            <text:p>1.56221198156682</text:p>
          </table:table-cell>
          <table:table-cell office:value-type="float" office:value="1.46666666666667" calcext:value-type="float">
            <text:p>1.46666666666667</text:p>
          </table:table-cell>
          <table:table-cell table:formula="of:=AVERAGE([.E317];[.D317];[.C317];[.B317])" office:value-type="float" office:value="1.52902307221912" calcext:value-type="float">
            <text:p>1.529023072219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rs Eller</text:p>
          </table:table-cell>
          <table:table-cell office:value-type="float" office:value="1.72843450479233" calcext:value-type="float">
            <text:p>1.72843450479233</text:p>
          </table:table-cell>
          <table:table-cell office:value-type="float" office:value="1.72151898734177" calcext:value-type="float">
            <text:p>1.72151898734177</text:p>
          </table:table-cell>
          <table:table-cell office:value-type="float" office:value="1.72210526315789" calcext:value-type="float">
            <text:p>1.72210526315789</text:p>
          </table:table-cell>
          <table:table-cell office:value-type="float" office:value="1.93103448275862" calcext:value-type="float">
            <text:p>1.93103448275862</text:p>
          </table:table-cell>
          <table:table-cell table:formula="of:=AVERAGE([.E318];[.D318];[.C318];[.B318])" office:value-type="float" office:value="1.77577330951266" calcext:value-type="float">
            <text:p>1.775773309512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h Manson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1.25697211155378" calcext:value-type="float">
            <text:p>1.25697211155378</text:p>
          </table:table-cell>
          <table:table-cell office:value-type="float" office:value="1.19367588932806" calcext:value-type="float">
            <text:p>1.19367588932806</text:p>
          </table:table-cell>
          <table:table-cell office:value-type="float" office:value="1.29268292682927" calcext:value-type="float">
            <text:p>1.29268292682927</text:p>
          </table:table-cell>
          <table:table-cell table:formula="of:=AVERAGE([.E319];[.D319];[.C319];[.B319])" office:value-type="float" office:value="1.04946909556414" calcext:value-type="float">
            <text:p>1.049469095564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 Nieto</text:p>
          </table:table-cell>
          <table:table-cell office:value-type="float" office:value="1.44182389937107" calcext:value-type="float">
            <text:p>1.44182389937107</text:p>
          </table:table-cell>
          <table:table-cell office:value-type="float" office:value="1.54901960784314" calcext:value-type="float">
            <text:p>1.54901960784314</text:p>
          </table:table-cell>
          <table:table-cell office:value-type="float" office:value="1.37846153846154" calcext:value-type="float">
            <text:p>1.37846153846154</text:p>
          </table:table-cell>
          <table:table-cell office:value-type="float" office:value="1.70588235294118" calcext:value-type="float">
            <text:p>1.70588235294118</text:p>
          </table:table-cell>
          <table:table-cell table:formula="of:=AVERAGE([.E320];[.D320];[.C320];[.B320])" office:value-type="float" office:value="1.51879684965423" calcext:value-type="float">
            <text:p>1.518796849654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d Hunt</text:p>
          </table:table-cell>
          <table:table-cell office:value-type="float" office:value="1.63380281690141" calcext:value-type="float">
            <text:p>1.63380281690141</text:p>
          </table:table-cell>
          <table:table-cell office:value-type="float" office:value="1.53024911032028" calcext:value-type="float">
            <text:p>1.53024911032028</text:p>
          </table:table-cell>
          <table:table-cell office:value-type="float" office:value="2" calcext:value-type="float">
            <text:p>2</text:p>
          </table:table-cell>
          <table:table-cell office:value-type="float" office:value="1.375" calcext:value-type="float">
            <text:p>1.375</text:p>
          </table:table-cell>
          <table:table-cell table:formula="of:=AVERAGE([.E321];[.D321];[.C321];[.B321])" office:value-type="float" office:value="1.63476298180542" calcext:value-type="float">
            <text:p>1.634762981805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urtis MacDermid</text:p>
          </table:table-cell>
          <table:table-cell office:value-type="float" office:value="0.723004694835681" calcext:value-type="float">
            <text:p>0.723004694835681</text:p>
          </table:table-cell>
          <table:table-cell office:value-type="float" office:value="1.5" calcext:value-type="float">
            <text:p>1.5</text:p>
          </table:table-cell>
          <table:table-cell office:value-type="float" office:value="0.798076923076923" calcext:value-type="float">
            <text:p>0.798076923076923</text:p>
          </table:table-cell>
          <table:table-cell office:value-type="float" office:value="0.638888888888889" calcext:value-type="float">
            <text:p>0.638888888888889</text:p>
          </table:table-cell>
          <table:table-cell table:formula="of:=AVERAGE([.E322];[.D322];[.C322];[.B322])" office:value-type="float" office:value="0.914992626700373" calcext:value-type="float">
            <text:p>0.9149926267003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tturi Lehkonen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2.14345991561181" calcext:value-type="float">
            <text:p>2.14345991561181</text:p>
          </table:table-cell>
          <table:table-cell office:value-type="float" office:value="2.26086956521739" calcext:value-type="float">
            <text:p>2.26086956521739</text:p>
          </table:table-cell>
          <table:table-cell office:value-type="float" office:value="2.13135593220339" calcext:value-type="float">
            <text:p>2.13135593220339</text:p>
          </table:table-cell>
          <table:table-cell table:formula="of:=AVERAGE([.E323];[.D323];[.C323];[.B323])" office:value-type="float" office:value="1.98114357548037" calcext:value-type="float">
            <text:p>1.981143575480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than MacKinnon</text:p>
          </table:table-cell>
          <table:table-cell office:value-type="float" office:value="3.9" calcext:value-type="float">
            <text:p>3.9</text:p>
          </table:table-cell>
          <table:table-cell office:value-type="float" office:value="3.64488636363636" calcext:value-type="float">
            <text:p>3.64488636363636</text:p>
          </table:table-cell>
          <table:table-cell office:value-type="float" office:value="3.88040345821326" calcext:value-type="float">
            <text:p>3.88040345821326</text:p>
          </table:table-cell>
          <table:table-cell office:value-type="float" office:value="4.125" calcext:value-type="float">
            <text:p>4.125</text:p>
          </table:table-cell>
          <table:table-cell table:formula="of:=AVERAGE([.E324];[.D324];[.C324];[.B324])" office:value-type="float" office:value="3.88757245546241" calcext:value-type="float">
            <text:p>3.887572455462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eri Nichushkin</text:p>
          </table:table-cell>
          <table:table-cell office:value-type="float" office:value="1.89390519187359" calcext:value-type="float">
            <text:p>1.89390519187359</text:p>
          </table:table-cell>
          <table:table-cell office:value-type="float" office:value="2.6" calcext:value-type="float">
            <text:p>2.6</text:p>
          </table:table-cell>
          <table:table-cell office:value-type="float" office:value="2.07058823529412" calcext:value-type="float">
            <text:p>2.07058823529412</text:p>
          </table:table-cell>
          <table:table-cell office:value-type="float" office:value="1.7351598173516" calcext:value-type="float">
            <text:p>1.7351598173516</text:p>
          </table:table-cell>
          <table:table-cell table:formula="of:=AVERAGE([.E325];[.D325];[.C325];[.B325])" office:value-type="float" office:value="2.07491331112983" calcext:value-type="float">
            <text:p>2.074913311129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nas Johansson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E326];[.D326];[.C326];[.B326])" office:value-type="float" office:value="0.9" calcext:value-type="float">
            <text:p>0.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von Toews</text:p>
          </table:table-cell>
          <table:table-cell office:value-type="float" office:value="1" calcext:value-type="float">
            <text:p>1</text:p>
          </table:table-cell>
          <table:table-cell office:value-type="float" office:value="2.04666666666667" calcext:value-type="float">
            <text:p>2.04666666666667</text:p>
          </table:table-cell>
          <table:table-cell office:value-type="float" office:value="2.40983606557377" calcext:value-type="float">
            <text:p>2.40983606557377</text:p>
          </table:table-cell>
          <table:table-cell office:value-type="float" office:value="1.82876712328767" calcext:value-type="float">
            <text:p>1.82876712328767</text:p>
          </table:table-cell>
          <table:table-cell table:formula="of:=AVERAGE([.E327];[.D327];[.C327];[.B327])" office:value-type="float" office:value="1.82131746388203" calcext:value-type="float">
            <text:p>1.821317463882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ko Rantanen</text:p>
          </table:table-cell>
          <table:table-cell office:value-type="float" office:value="2.72842105263158" calcext:value-type="float">
            <text:p>2.72842105263158</text:p>
          </table:table-cell>
          <table:table-cell office:value-type="float" office:value="2.5" calcext:value-type="float">
            <text:p>2.5</text:p>
          </table:table-cell>
          <table:table-cell office:value-type="float" office:value="2.64377682403434" calcext:value-type="float">
            <text:p>2.64377682403434</text:p>
          </table:table-cell>
          <table:table-cell office:value-type="float" office:value="2.69411764705882" calcext:value-type="float">
            <text:p>2.69411764705882</text:p>
          </table:table-cell>
          <table:table-cell table:formula="of:=AVERAGE([.E328];[.D328];[.C328];[.B328])" office:value-type="float" office:value="2.64157888093118" calcext:value-type="float">
            <text:p>2.641578880931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an Rodrigues</text:p>
          </table:table-cell>
          <table:table-cell office:value-type="float" office:value="2.33064516129032" calcext:value-type="float">
            <text:p>2.33064516129032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2.24358974358974" calcext:value-type="float">
            <text:p>2.24358974358974</text:p>
          </table:table-cell>
          <table:table-cell table:formula="of:=AVERAGE([.E329];[.D329];[.C329];[.B329])" office:value-type="float" office:value="2.30804285320414" calcext:value-type="float">
            <text:p>2.308042853204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nis Malgin</text:p>
          </table:table-cell>
          <table:table-cell office:value-type="float" office:value="1.48275862068966" calcext:value-type="float">
            <text:p>1.48275862068966</text:p>
          </table:table-cell>
          <table:table-cell office:value-type="float" office:value="1.4320987654321" calcext:value-type="float">
            <text:p>1.4320987654321</text:p>
          </table:table-cell>
          <table:table-cell office:value-type="float" office:value="1.475" calcext:value-type="float">
            <text:p>1.475</text:p>
          </table:table-cell>
          <table:table-cell office:value-type="float" office:value="1.35714285714286" calcext:value-type="float">
            <text:p>1.35714285714286</text:p>
          </table:table-cell>
          <table:table-cell table:formula="of:=AVERAGE([.E330];[.D330];[.C330];[.B330])" office:value-type="float" office:value="1.43675006081615" calcext:value-type="float">
            <text:p>1.436750060816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muel Girard</text:p>
          </table:table-cell>
          <table:table-cell office:value-type="float" office:value="1.37655860349127" calcext:value-type="float">
            <text:p>1.37655860349127</text:p>
          </table:table-cell>
          <table:table-cell office:value-type="float" office:value="1.28787878787879" calcext:value-type="float">
            <text:p>1.28787878787879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1.24242424242424" calcext:value-type="float">
            <text:p>1.24242424242424</text:p>
          </table:table-cell>
          <table:table-cell table:formula="of:=AVERAGE([.E331];[.D331];[.C331];[.B331])" office:value-type="float" office:value="1.36560429733746" calcext:value-type="float">
            <text:p>1.365604297337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e Makar</text:p>
          </table:table-cell>
          <table:table-cell office:value-type="float" office:value="3.15625" calcext:value-type="float">
            <text:p>3.15625</text:p>
          </table:table-cell>
          <table:table-cell office:value-type="float" office:value="2.70258620689655" calcext:value-type="float">
            <text:p>2.70258620689655</text:p>
          </table:table-cell>
          <table:table-cell office:value-type="float" office:value="3.75" calcext:value-type="float">
            <text:p>3.75</text:p>
          </table:table-cell>
          <table:table-cell office:value-type="float" office:value="2.64655172413793" calcext:value-type="float">
            <text:p>2.64655172413793</text:p>
          </table:table-cell>
          <table:table-cell table:formula="of:=AVERAGE([.E332];[.D332];[.C332];[.B332])" office:value-type="float" office:value="3.06384698275862" calcext:value-type="float">
            <text:p>3.063846982758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andar Georgiev</text:p>
          </table:table-cell>
          <table:table-cell office:value-type="float" office:value="24.0769230769231" calcext:value-type="float">
            <text:p>24.0769230769231</text:p>
          </table:table-cell>
          <table:table-cell office:value-type="float" office:value="26.9494382022472" calcext:value-type="float">
            <text:p>26.9494382022472</text:p>
          </table:table-cell>
          <table:table-cell office:value-type="float" office:value="27.5729166666667" calcext:value-type="float">
            <text:p>27.5729166666667</text:p>
          </table:table-cell>
          <table:table-cell office:value-type="float" office:value="22" calcext:value-type="float">
            <text:p>22</text:p>
          </table:table-cell>
          <table:table-cell table:formula="of:=AVERAGE([.E333];[.D333];[.C333];[.B333])" office:value-type="float" office:value="25.1498194864592" calcext:value-type="float">
            <text:p>25.14981948645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vel Francouz</text:p>
          </table:table-cell>
          <table:table-cell office:value-type="float" office:value="26.0909090909091" calcext:value-type="float">
            <text:p>26.0909090909091</text:p>
          </table:table-cell>
          <table:table-cell office:value-type="float" office:value="26.9583333333333" calcext:value-type="float">
            <text:p>26.958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29" calcext:value-type="float">
            <text:p>29</text:p>
          </table:table-cell>
          <table:table-cell table:formula="of:=AVERAGE([.E334];[.D334];[.C334];[.B334])" office:value-type="float" office:value="27.1789772727273" calcext:value-type="float">
            <text:p>27.17897727272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gan O'Connor</text:p>
          </table:table-cell>
          <table:table-cell office:value-type="float" office:value="0.75" calcext:value-type="float">
            <text:p>0.75</text:p>
          </table:table-cell>
          <table:table-cell office:value-type="float" office:value="1.38743455497382" calcext:value-type="float">
            <text:p>1.38743455497382</text:p>
          </table:table-cell>
          <table:table-cell office:value-type="float" office:value="1.35483870967742" calcext:value-type="float">
            <text:p>1.35483870967742</text:p>
          </table:table-cell>
          <table:table-cell office:value-type="float" office:value="1.35555555555556" calcext:value-type="float">
            <text:p>1.35555555555556</text:p>
          </table:table-cell>
          <table:table-cell table:formula="of:=AVERAGE([.E335];[.D335];[.C335];[.B335])" office:value-type="float" office:value="1.2119572050517" calcext:value-type="float">
            <text:p>1.2119572050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en Byram</text:p>
          </table:table-cell>
          <table:table-cell office:value-type="float" office:value="1.47435897435897" calcext:value-type="float">
            <text:p>1.47435897435897</text:p>
          </table:table-cell>
          <table:table-cell office:value-type="string" calcext:value-type="string">
            <text:p><text:s/>'NULL'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1.41025641025641" calcext:value-type="float">
            <text:p>1.41025641025641</text:p>
          </table:table-cell>
          <table:table-cell table:formula="of:=AVERAGE([.E336];[.D336];[.C336];[.B336])" office:value-type="float" office:value="1.52564102564103" calcext:value-type="float">
            <text:p>1.525641025641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 Newhook</text:p>
          </table:table-cell>
          <table:table-cell office:value-type="float" office:value="1.51388888888889" calcext:value-type="float">
            <text:p>1.51388888888889</text:p>
          </table:table-cell>
          <table:table-cell office:value-type="float" office:value="2" calcext:value-type="float">
            <text:p>2</text:p>
          </table:table-cell>
          <table:table-cell office:value-type="float" office:value="1.46575342465753" calcext:value-type="float">
            <text:p>1.46575342465753</text:p>
          </table:table-cell>
          <table:table-cell office:value-type="float" office:value="1.58333333333333" calcext:value-type="float">
            <text:p>1.58333333333333</text:p>
          </table:table-cell>
          <table:table-cell table:formula="of:=AVERAGE([.E337];[.D337];[.C337];[.B337])" office:value-type="float" office:value="1.64074391171994" calcext:value-type="float">
            <text:p>1.640743911719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k Foligno</text:p>
          </table:table-cell>
          <table:table-cell office:value-type="float" office:value="1.69087523277467" calcext:value-type="float">
            <text:p>1.69087523277467</text:p>
          </table:table-cell>
          <table:table-cell office:value-type="float" office:value="1.78538390379278" calcext:value-type="float">
            <text:p>1.78538390379278</text:p>
          </table:table-cell>
          <table:table-cell office:value-type="float" office:value="2.04347826086957" calcext:value-type="float">
            <text:p>2.04347826086957</text:p>
          </table:table-cell>
          <table:table-cell office:value-type="float" office:value="1.71270718232044" calcext:value-type="float">
            <text:p>1.71270718232044</text:p>
          </table:table-cell>
          <table:table-cell table:formula="of:=AVERAGE([.E338];[.D338];[.C338];[.B338])" office:value-type="float" office:value="1.80811114493937" calcext:value-type="float">
            <text:p>1.808111144939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ylor Hall</text:p>
          </table:table-cell>
          <table:table-cell office:value-type="float" office:value="0" calcext:value-type="float">
            <text:p>0</text:p>
          </table:table-cell>
          <table:table-cell office:value-type="float" office:value="1.29268292682927" calcext:value-type="float">
            <text:p>1.29268292682927</text:p>
          </table:table-cell>
          <table:table-cell office:value-type="string" calcext:value-type="string">
            <text:p><text:s/>'NULL'</text:p>
          </table:table-cell>
          <table:table-cell office:value-type="float" office:value="1.20833333333333" calcext:value-type="float">
            <text:p>1.20833333333333</text:p>
          </table:table-cell>
          <table:table-cell table:formula="of:=AVERAGE([.E339];[.D339];[.C339];[.B339])" office:value-type="float" office:value="0.833672086720867" calcext:value-type="float">
            <text:p>0.8336720867208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 Stralman</text:p>
          </table:table-cell>
          <table:table-cell office:value-type="float" office:value="1.40405117270789" calcext:value-type="float">
            <text:p>1.40405117270789</text:p>
          </table:table-cell>
          <table:table-cell office:value-type="float" office:value="1.34261241970021" calcext:value-type="float">
            <text:p>1.34261241970021</text:p>
          </table:table-cell>
          <table:table-cell office:value-type="float" office:value="1.40372670807453" calcext:value-type="float">
            <text:p>1.40372670807453</text:p>
          </table:table-cell>
          <table:table-cell office:value-type="float" office:value="1.40909090909091" calcext:value-type="float">
            <text:p>1.40909090909091</text:p>
          </table:table-cell>
          <table:table-cell table:formula="of:=AVERAGE([.E340];[.D340];[.C340];[.B340])" office:value-type="float" office:value="1.38987030239339" calcext:value-type="float">
            <text:p>1.389870302393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trice Bergeron</text:p>
          </table:table-cell>
          <table:table-cell office:value-type="float" office:value="3.04761904761905" calcext:value-type="float">
            <text:p>3.04761904761905</text:p>
          </table:table-cell>
          <table:table-cell office:value-type="float" office:value="2.94339622641509" calcext:value-type="float">
            <text:p>2.94339622641509</text:p>
          </table:table-cell>
          <table:table-cell office:value-type="float" office:value="3.07560405300078" calcext:value-type="float">
            <text:p>3.07560405300078</text:p>
          </table:table-cell>
          <table:table-cell office:value-type="float" office:value="3.00446428571429" calcext:value-type="float">
            <text:p>3.00446428571429</text:p>
          </table:table-cell>
          <table:table-cell table:formula="of:=AVERAGE([.E341];[.D341];[.C341];[.B341])" office:value-type="float" office:value="3.0177709031873" calcext:value-type="float">
            <text:p>3.01777090318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d Krejci</text:p>
          </table:table-cell>
          <table:table-cell office:value-type="float" office:value="1.74656188605108" calcext:value-type="float">
            <text:p>1.74656188605108</text:p>
          </table:table-cell>
          <table:table-cell office:value-type="float" office:value="1.7900390625" calcext:value-type="float">
            <text:p>1.7900390625</text:p>
          </table:table-cell>
          <table:table-cell office:value-type="float" office:value="2.11111111111111" calcext:value-type="float">
            <text:p>2.11111111111111</text:p>
          </table:table-cell>
          <table:table-cell office:value-type="float" office:value="1.84848484848485" calcext:value-type="float">
            <text:p>1.84848484848485</text:p>
          </table:table-cell>
          <table:table-cell table:formula="of:=AVERAGE([.E342];[.D342];[.C342];[.B342])" office:value-type="float" office:value="1.87404922703676" calcext:value-type="float">
            <text:p>1.874049227036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d Marchand</text:p>
          </table:table-cell>
          <table:table-cell office:value-type="float" office:value="0.574468085106383" calcext:value-type="float">
            <text:p>0.57446808510638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'NULL'</text:p>
          </table:table-cell>
          <table:table-cell office:value-type="float" office:value="0.65" calcext:value-type="float">
            <text:p>0.65</text:p>
          </table:table-cell>
          <table:table-cell table:formula="of:=AVERAGE([.E343];[.D343];[.C343];[.B343])" office:value-type="float" office:value="0.574822695035461" calcext:value-type="float">
            <text:p>0.574822695035461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 table:visibility="filter">
          <table:table-cell office:value-type="string" calcext:value-type="string">
            <text:p>Dmitry Orlov</text:p>
          </table:table-cell>
          <table:table-cell office:value-type="float" office:value="1.375" calcext:value-type="float">
            <text:p>1.375</text:p>
          </table:table-cell>
          <table:table-cell office:value-type="float" office:value="1.27131782945736" calcext:value-type="float">
            <text:p>1.27131782945736</text:p>
          </table:table-cell>
          <table:table-cell office:value-type="float" office:value="1.3314447592068" calcext:value-type="float">
            <text:p>1.3314447592068</text:p>
          </table:table-cell>
          <table:table-cell office:value-type="float" office:value="1.92857142857143" calcext:value-type="float">
            <text:p>1.92857142857143</text:p>
          </table:table-cell>
          <table:table-cell table:formula="of:=AVERAGE([.E344];[.D344];[.C344];[.B344])" office:value-type="float" office:value="1.4765835043089" calcext:value-type="float">
            <text:p>1.47658350430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arlie Coyle</text:p>
          </table:table-cell>
          <table:table-cell office:value-type="float" office:value="1.74545454545455" calcext:value-type="float">
            <text:p>1.74545454545455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1.75064267352185" calcext:value-type="float">
            <text:p>1.75064267352185</text:p>
          </table:table-cell>
          <table:table-cell office:value-type="float" office:value="1.71830985915493" calcext:value-type="float">
            <text:p>1.71830985915493</text:p>
          </table:table-cell>
          <table:table-cell table:formula="of:=AVERAGE([.E345];[.D345];[.C345];[.B345])" office:value-type="float" office:value="1.8452684361995" calcext:value-type="float">
            <text:p>1.84526843619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ek Forbort</text:p>
          </table:table-cell>
          <table:table-cell office:value-type="float" office:value="0.993492407809111" calcext:value-type="float">
            <text:p>0.993492407809111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0.853658536585366" calcext:value-type="float">
            <text:p>0.853658536585366</text:p>
          </table:table-cell>
          <table:table-cell office:value-type="float" office:value="0.982978723404255" calcext:value-type="float">
            <text:p>0.982978723404255</text:p>
          </table:table-cell>
          <table:table-cell table:formula="of:=AVERAGE([.E346];[.D346];[.C346];[.B346])" office:value-type="float" office:value="0.980259689676956" calcext:value-type="float">
            <text:p>0.9802596896769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mpus Lindholm</text:p>
          </table:table-cell>
          <table:table-cell office:value-type="float" office:value="1.72907153729072" calcext:value-type="float">
            <text:p>1.72907153729072</text:p>
          </table:table-cell>
          <table:table-cell office:value-type="float" office:value="1.50961538461538" calcext:value-type="float">
            <text:p>1.50961538461538</text:p>
          </table:table-cell>
          <table:table-cell office:value-type="float" office:value="1.68292682926829" calcext:value-type="float">
            <text:p>1.68292682926829</text:p>
          </table:table-cell>
          <table:table-cell office:value-type="float" office:value="1.72" calcext:value-type="float">
            <text:p>1.72</text:p>
          </table:table-cell>
          <table:table-cell table:formula="of:=AVERAGE([.E347];[.D347];[.C347];[.B347])" office:value-type="float" office:value="1.6604034377936" calcext:value-type="float">
            <text:p>1.660403437793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 Grzelcyk</text:p>
          </table:table-cell>
          <table:table-cell office:value-type="float" office:value="1.55434782608696" calcext:value-type="float">
            <text:p>1.55434782608696</text:p>
          </table:table-cell>
          <table:table-cell office:value-type="float" office:value="2.125" calcext:value-type="float">
            <text:p>2.125</text:p>
          </table:table-cell>
          <table:table-cell office:value-type="float" office:value="1.55376344086022" calcext:value-type="float">
            <text:p>1.55376344086022</text:p>
          </table:table-cell>
          <table:table-cell office:value-type="float" office:value="1.625" calcext:value-type="float">
            <text:p>1.625</text:p>
          </table:table-cell>
          <table:table-cell table:formula="of:=AVERAGE([.E348];[.D348];[.C348];[.B348])" office:value-type="float" office:value="1.71452781673679" calcext:value-type="float">
            <text:p>1.714527816736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nus Ullmark</text:p>
          </table:table-cell>
          <table:table-cell office:value-type="float" office:value="24.6153846153846" calcext:value-type="float">
            <text:p>24.6153846153846</text:p>
          </table:table-cell>
          <table:table-cell office:value-type="float" office:value="27.1608040201005" calcext:value-type="float">
            <text:p>27.1608040201005</text:p>
          </table:table-cell>
          <table:table-cell office:value-type="float" office:value="28.2291666666667" calcext:value-type="float">
            <text:p>28.2291666666667</text:p>
          </table:table-cell>
          <table:table-cell office:value-type="float" office:value="30.4" calcext:value-type="float">
            <text:p>30.4</text:p>
          </table:table-cell>
          <table:table-cell table:formula="of:=AVERAGE([.E349];[.D349];[.C349];[.B349])" office:value-type="float" office:value="27.6013388255379" calcext:value-type="float">
            <text:p>27.60133882553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or Clifton</text:p>
          </table:table-cell>
          <table:table-cell office:value-type="float" office:value="1.15137614678899" calcext:value-type="float">
            <text:p>1.15137614678899</text:p>
          </table:table-cell>
          <table:table-cell office:value-type="float" office:value="2.25" calcext:value-type="float">
            <text:p>2.25</text:p>
          </table:table-cell>
          <table:table-cell office:value-type="float" office:value="1.14814814814815" calcext:value-type="float">
            <text:p>1.14814814814815</text:p>
          </table:table-cell>
          <table:table-cell office:value-type="float" office:value="1.4" calcext:value-type="float">
            <text:p>1.4</text:p>
          </table:table-cell>
          <table:table-cell table:formula="of:=AVERAGE([.E350];[.D350];[.C350];[.B350])" office:value-type="float" office:value="1.48738107373428" calcext:value-type="float">
            <text:p>1.487381073734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yler Bertuzzi</text:p>
          </table:table-cell>
          <table:table-cell office:value-type="float" office:value="2.07894736842105" calcext:value-type="float">
            <text:p>2.07894736842105</text:p>
          </table:table-cell>
          <table:table-cell office:value-type="float" office:value="1.9903536977492" calcext:value-type="float">
            <text:p>1.9903536977492</text:p>
          </table:table-cell>
          <table:table-cell office:value-type="float" office:value="2.28571428571429" calcext:value-type="float">
            <text:p>2.28571428571429</text:p>
          </table:table-cell>
          <table:table-cell office:value-type="float" office:value="2.21153846153846" calcext:value-type="float">
            <text:p>2.21153846153846</text:p>
          </table:table-cell>
          <table:table-cell table:formula="of:=AVERAGE([.E351];[.D351];[.C351];[.B351])" office:value-type="float" office:value="2.14163845335575" calcext:value-type="float">
            <text:p>2.141638453355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net Hathaway</text:p>
          </table:table-cell>
          <table:table-cell office:value-type="float" office:value="0.5" calcext:value-type="float">
            <text:p>0.5</text:p>
          </table:table-cell>
          <table:table-cell office:value-type="float" office:value="1.18325791855204" calcext:value-type="float">
            <text:p>1.18325791855204</text:p>
          </table:table-cell>
          <table:table-cell office:value-type="float" office:value="1.22767857142857" calcext:value-type="float">
            <text:p>1.22767857142857</text:p>
          </table:table-cell>
          <table:table-cell office:value-type="float" office:value="1.04938271604938" calcext:value-type="float">
            <text:p>1.04938271604938</text:p>
          </table:table-cell>
          <table:table-cell table:formula="of:=AVERAGE([.E352];[.D352];[.C352];[.B352])" office:value-type="float" office:value="0.990079801507498" calcext:value-type="float">
            <text:p>0.9900798015074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mas Nosek</text:p>
          </table:table-cell>
          <table:table-cell office:value-type="float" office:value="1.30054644808743" calcext:value-type="float">
            <text:p>1.30054644808743</text:p>
          </table:table-cell>
          <table:table-cell office:value-type="float" office:value="1.35416666666667" calcext:value-type="float">
            <text:p>1.35416666666667</text:p>
          </table:table-cell>
          <table:table-cell office:value-type="float" office:value="1.25675675675676" calcext:value-type="float">
            <text:p>1.25675675675676</text:p>
          </table:table-cell>
          <table:table-cell office:value-type="float" office:value="1.47058823529412" calcext:value-type="float">
            <text:p>1.47058823529412</text:p>
          </table:table-cell>
          <table:table-cell table:formula="of:=AVERAGE([.E353];[.D353];[.C353];[.B353])" office:value-type="float" office:value="1.34551452670124" calcext:value-type="float">
            <text:p>1.345514526701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d Pastrnak</text:p>
          </table:table-cell>
          <table:table-cell office:value-type="float" office:value="3.18181818181818" calcext:value-type="float">
            <text:p>3.18181818181818</text:p>
          </table:table-cell>
          <table:table-cell office:value-type="float" office:value="3.39041095890411" calcext:value-type="float">
            <text:p>3.39041095890411</text:p>
          </table:table-cell>
          <table:table-cell office:value-type="float" office:value="3.51126516464471" calcext:value-type="float">
            <text:p>3.51126516464471</text:p>
          </table:table-cell>
          <table:table-cell office:value-type="float" office:value="3.51923076923077" calcext:value-type="float">
            <text:p>3.51923076923077</text:p>
          </table:table-cell>
          <table:table-cell table:formula="of:=AVERAGE([.E354];[.D354];[.C354];[.B354])" office:value-type="float" office:value="3.40068126864944" calcext:value-type="float">
            <text:p>3.400681268649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Pavel Zacha</text:p>
          </table:table-cell>
          <table:table-cell office:value-type="float" office:value="1.65562913907285" calcext:value-type="float">
            <text:p>1.65562913907285</text:p>
          </table:table-cell>
          <table:table-cell office:value-type="float" office:value="1.50819672131148" calcext:value-type="float">
            <text:p>1.50819672131148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1.66818181818182" calcext:value-type="float">
            <text:p>1.66818181818182</text:p>
          </table:table-cell>
          <table:table-cell table:formula="of:=AVERAGE([.E355];[.D355];[.C355];[.B355])" office:value-type="float" office:value="1.68022414186376" calcext:value-type="float">
            <text:p>1.680224141863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ub Zboril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702702702702703" calcext:value-type="float">
            <text:p>0.702702702702703</text:p>
          </table:table-cell>
          <table:table-cell table:formula="of:=AVERAGE([.E356];[.D356];[.C356];[.B356])" office:value-type="float" office:value="0.555274337883034" calcext:value-type="float">
            <text:p>0.5552743378830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.J. Greer</text:p>
          </table:table-cell>
          <table:table-cell office:value-type="float" office:value="0.979381443298969" calcext:value-type="float">
            <text:p>0.979381443298969</text:p>
          </table:table-cell>
          <table:table-cell office:value-type="float" office:value="0.5" calcext:value-type="float">
            <text:p>0.5</text:p>
          </table:table-cell>
          <table:table-cell office:value-type="float" office:value="1.0377358490566" calcext:value-type="float">
            <text:p>1.0377358490566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E357];[.D357];[.C357];[.B357])" office:value-type="float" office:value="0.962612656422227" calcext:value-type="float">
            <text:p>0.9626126564222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ndon Carlo</text:p>
          </table:table-cell>
          <table:table-cell office:value-type="float" office:value="1.33766233766234" calcext:value-type="float">
            <text:p>1.33766233766234</text:p>
          </table:table-cell>
          <table:table-cell office:value-type="float" office:value="1.36853448275862" calcext:value-type="float">
            <text:p>1.36853448275862</text:p>
          </table:table-cell>
          <table:table-cell office:value-type="float" office:value="1.44285714285714" calcext:value-type="float">
            <text:p>1.44285714285714</text:p>
          </table:table-cell>
          <table:table-cell office:value-type="float" office:value="1.1" calcext:value-type="float">
            <text:p>1.1</text:p>
          </table:table-cell>
          <table:table-cell table:formula="of:=AVERAGE([.E358];[.D358];[.C358];[.B358])" office:value-type="float" office:value="1.31226349081953" calcext:value-type="float">
            <text:p>1.312263490819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e DeBrusk</text:p>
          </table:table-cell>
          <table:table-cell office:value-type="float" office:value="2.47540983606557" calcext:value-type="float">
            <text:p>2.47540983606557</text:p>
          </table:table-cell>
          <table:table-cell office:value-type="float" office:value="1.98" calcext:value-type="float">
            <text:p>1.98</text:p>
          </table:table-cell>
          <table:table-cell office:value-type="float" office:value="2.38108108108108" calcext:value-type="float">
            <text:p>2.38108108108108</text:p>
          </table:table-cell>
          <table:table-cell office:value-type="float" office:value="2.14285714285714" calcext:value-type="float">
            <text:p>2.14285714285714</text:p>
          </table:table-cell>
          <table:table-cell table:formula="of:=AVERAGE([.E359];[.D359];[.C359];[.B359])" office:value-type="float" office:value="2.24483701500095" calcext:value-type="float">
            <text:p>2.244837015000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arlie McAvoy</text:p>
          </table:table-cell>
          <table:table-cell office:value-type="float" office:value="1.65122615803815" calcext:value-type="float">
            <text:p>1.65122615803815</text:p>
          </table:table-cell>
          <table:table-cell office:value-type="float" office:value="2" calcext:value-type="float">
            <text:p>2</text:p>
          </table:table-cell>
          <table:table-cell office:value-type="float" office:value="1.52747252747253" calcext:value-type="float">
            <text:p>1.52747252747253</text:p>
          </table:table-cell>
          <table:table-cell office:value-type="float" office:value="1.92727272727273" calcext:value-type="float">
            <text:p>1.92727272727273</text:p>
          </table:table-cell>
          <table:table-cell table:formula="of:=AVERAGE([.E360];[.D360];[.C360];[.B360])" office:value-type="float" office:value="1.77649285319585" calcext:value-type="float">
            <text:p>1.7764928531958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ent Frederic</text:p>
          </table:table-cell>
          <table:table-cell office:value-type="float" office:value="0.25" calcext:value-type="float">
            <text:p>0.25</text:p>
          </table:table-cell>
          <table:table-cell office:value-type="float" office:value="1.43715846994536" calcext:value-type="float">
            <text:p>1.43715846994536</text:p>
          </table:table-cell>
          <table:table-cell office:value-type="float" office:value="1.45833333333333" calcext:value-type="float">
            <text:p>1.45833333333333</text:p>
          </table:table-cell>
          <table:table-cell office:value-type="float" office:value="1.69444444444444" calcext:value-type="float">
            <text:p>1.69444444444444</text:p>
          </table:table-cell>
          <table:table-cell table:formula="of:=AVERAGE([.E361];[.D361];[.C361];[.B361])" office:value-type="float" office:value="1.20998406193078" calcext:value-type="float">
            <text:p>1.209984061930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remy Swayman</text:p>
          </table:table-cell>
          <table:table-cell office:value-type="float" office:value="24.2125" calcext:value-type="float">
            <text:p>24.2125</text:p>
          </table:table-cell>
          <table:table-cell office:value-type="float" office:value="25.1666666666667" calcext:value-type="float">
            <text:p>25.1666666666667</text:p>
          </table:table-cell>
          <table:table-cell office:value-type="float" office:value="26" calcext:value-type="float">
            <text:p>26</text:p>
          </table:table-cell>
          <table:table-cell office:value-type="float" office:value="28.5" calcext:value-type="float">
            <text:p>28.5</text:p>
          </table:table-cell>
          <table:table-cell table:formula="of:=AVERAGE([.E362];[.D362];[.C362];[.B362])" office:value-type="float" office:value="25.9697916666667" calcext:value-type="float">
            <text:p>25.96979166666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ub Lauko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66666666666667</text:p>
          </table:table-cell>
          <table:table-cell table:formula="of:=AVERAGE([.E363];[.D363];[.C363];[.B363])" office:value-type="float" office:value="1.1474358974359" calcext:value-type="float">
            <text:p>1.1474358974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 Perfetti</text:p>
          </table:table-cell>
          <table:table-cell office:value-type="float" office:value="1.60869565217391" calcext:value-type="float">
            <text:p>1.60869565217391</text:p>
          </table:table-cell>
          <table:table-cell office:value-type="string" calcext:value-type="string">
            <text:p><text:s/>'NULL'</text:p>
          </table:table-cell>
          <table:table-cell office:value-type="float" office:value="1.55263157894737" calcext:value-type="float">
            <text:p>1.55263157894737</text:p>
          </table:table-cell>
          <table:table-cell office:value-type="float" office:value="1.25" calcext:value-type="float">
            <text:p>1.25</text:p>
          </table:table-cell>
          <table:table-cell table:formula="of:=AVERAGE([.E364];[.D364];[.C364];[.B364])" office:value-type="float" office:value="1.47044241037376" calcext:value-type="float">
            <text:p>1.470442410373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lake Wheeler</text:p>
          </table:table-cell>
          <table:table-cell office:value-type="float" office:value="2.57594936708861" calcext:value-type="float">
            <text:p>2.57594936708861</text:p>
          </table:table-cell>
          <table:table-cell office:value-type="float" office:value="2.94736842105263" calcext:value-type="float">
            <text:p>2.94736842105263</text:p>
          </table:table-cell>
          <table:table-cell office:value-type="float" office:value="2.61172161172161" calcext:value-type="float">
            <text:p>2.61172161172161</text:p>
          </table:table-cell>
          <table:table-cell office:value-type="float" office:value="2.63106796116505" calcext:value-type="float">
            <text:p>2.63106796116505</text:p>
          </table:table-cell>
          <table:table-cell table:formula="of:=AVERAGE([.E365];[.D365];[.C365];[.B365])" office:value-type="float" office:value="2.69152684025697" calcext:value-type="float">
            <text:p>2.691526840256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m Gagner</text:p>
          </table:table-cell>
          <table:table-cell office:value-type="float" office:value="1.90697674418605" calcext:value-type="float">
            <text:p>1.90697674418605</text:p>
          </table:table-cell>
          <table:table-cell office:value-type="float" office:value="2.02955665024631" calcext:value-type="float">
            <text:p>2.02955665024631</text:p>
          </table:table-cell>
          <table:table-cell office:value-type="float" office:value="2.10880829015544" calcext:value-type="float">
            <text:p>2.10880829015544</text:p>
          </table:table-cell>
          <table:table-cell office:value-type="float" office:value="2.02032520325203" calcext:value-type="float">
            <text:p>2.02032520325203</text:p>
          </table:table-cell>
          <table:table-cell table:formula="of:=AVERAGE([.E366];[.D366];[.C366];[.B366])" office:value-type="float" office:value="2.01641672195996" calcext:value-type="float">
            <text:p>2.016416721959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enden Dillon</text:p>
          </table:table-cell>
          <table:table-cell office:value-type="float" office:value="0.972413793103448" calcext:value-type="float">
            <text:p>0.972413793103448</text:p>
          </table:table-cell>
          <table:table-cell office:value-type="float" office:value="1.09102244389027" calcext:value-type="float">
            <text:p>1.09102244389027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02035623409669" calcext:value-type="float">
            <text:p>1.02035623409669</text:p>
          </table:table-cell>
          <table:table-cell table:formula="of:=AVERAGE([.E367];[.D367];[.C367];[.B367])" office:value-type="float" office:value="1.0756356177726" calcext:value-type="float">
            <text:p>1.07563561777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no Niederreiter</text:p>
          </table:table-cell>
          <table:table-cell office:value-type="float" office:value="1.97992471769134" calcext:value-type="float">
            <text:p>1.97992471769134</text:p>
          </table:table-cell>
          <table:table-cell office:value-type="float" office:value="2.02777777777778" calcext:value-type="float">
            <text:p>2.02777777777778</text:p>
          </table:table-cell>
          <table:table-cell office:value-type="float" office:value="2.06293706293706" calcext:value-type="float">
            <text:p>2.06293706293706</text:p>
          </table:table-cell>
          <table:table-cell office:value-type="float" office:value="1.96526054590571" calcext:value-type="float">
            <text:p>1.96526054590571</text:p>
          </table:table-cell>
          <table:table-cell table:formula="of:=AVERAGE([.E368];[.D368];[.C368];[.B368])" office:value-type="float" office:value="2.00897502607797" calcext:value-type="float">
            <text:p>2.008975026077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ylan DeMelo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1.12636165577342" calcext:value-type="float">
            <text:p>1.12636165577342</text:p>
          </table:table-cell>
          <table:table-cell office:value-type="float" office:value="1.06140350877193" calcext:value-type="float">
            <text:p>1.06140350877193</text:p>
          </table:table-cell>
          <table:table-cell office:value-type="float" office:value="1.15217391304348" calcext:value-type="float">
            <text:p>1.15217391304348</text:p>
          </table:table-cell>
          <table:table-cell table:formula="of:=AVERAGE([.E369];[.D369];[.C369];[.B369])" office:value-type="float" office:value="1.01680295121539" calcext:value-type="float">
            <text:p>1.016802951215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am Lowry</text:p>
          </table:table-cell>
          <table:table-cell office:value-type="float" office:value="1.54807692307692" calcext:value-type="float">
            <text:p>1.54807692307692</text:p>
          </table:table-cell>
          <table:table-cell office:value-type="float" office:value="1.38322368421053" calcext:value-type="float">
            <text:p>1.38322368421053</text:p>
          </table:table-cell>
          <table:table-cell office:value-type="float" office:value="1.24013157894737" calcext:value-type="float">
            <text:p>1.24013157894737</text:p>
          </table:table-cell>
          <table:table-cell office:value-type="float" office:value="1.22222222222222" calcext:value-type="float">
            <text:p>1.22222222222222</text:p>
          </table:table-cell>
          <table:table-cell table:formula="of:=AVERAGE([.E370];[.D370];[.C370];[.B370])" office:value-type="float" office:value="1.34841360211426" calcext:value-type="float">
            <text:p>1.348413602114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k Scheifele</text:p>
          </table:table-cell>
          <table:table-cell office:value-type="float" office:value="1.99152542372881" calcext:value-type="float">
            <text:p>1.99152542372881</text:p>
          </table:table-cell>
          <table:table-cell office:value-type="float" office:value="2.24331926863572" calcext:value-type="float">
            <text:p>2.24331926863572</text:p>
          </table:table-cell>
          <table:table-cell office:value-type="float" office:value="2.28125" calcext:value-type="float">
            <text:p>2.28125</text:p>
          </table:table-cell>
          <table:table-cell office:value-type="float" office:value="2.20689655172414" calcext:value-type="float">
            <text:p>2.20689655172414</text:p>
          </table:table-cell>
          <table:table-cell table:formula="of:=AVERAGE([.E371];[.D371];[.C371];[.B371])" office:value-type="float" office:value="2.18074781102217" calcext:value-type="float">
            <text:p>2.180747811022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ladislav Namestnikov</text:p>
          </table:table-cell>
          <table:table-cell office:value-type="float" office:value="1.46191247974068" calcext:value-type="float">
            <text:p>1.46191247974068</text:p>
          </table:table-cell>
          <table:table-cell office:value-type="float" office:value="1.43130990415335" calcext:value-type="float">
            <text:p>1.43130990415335</text:p>
          </table:table-cell>
          <table:table-cell office:value-type="float" office:value="1.1304347826087" calcext:value-type="float">
            <text:p>1.1304347826087</text:p>
          </table:table-cell>
          <table:table-cell office:value-type="float" office:value="1.32110091743119" calcext:value-type="float">
            <text:p>1.32110091743119</text:p>
          </table:table-cell>
          <table:table-cell table:formula="of:=AVERAGE([.E372];[.D372];[.C372];[.B372])" office:value-type="float" office:value="1.33618952098348" calcext:value-type="float">
            <text:p>1.336189520983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or Hellebuyck</text:p>
          </table:table-cell>
          <table:table-cell office:value-type="float" office:value="29.1076923076923" calcext:value-type="float">
            <text:p>29.1076923076923</text:p>
          </table:table-cell>
          <table:table-cell office:value-type="float" office:value="28.1016166281755" calcext:value-type="float">
            <text:p>28.1016166281755</text:p>
          </table:table-cell>
          <table:table-cell office:value-type="float" office:value="29.3428571428571" calcext:value-type="float">
            <text:p>29.3428571428571</text:p>
          </table:table-cell>
          <table:table-cell office:value-type="float" office:value="31.2608695652174" calcext:value-type="float">
            <text:p>31.2608695652174</text:p>
          </table:table-cell>
          <table:table-cell table:formula="of:=AVERAGE([.E373];[.D373];[.C373];[.B373])" office:value-type="float" office:value="29.4532589109856" calcext:value-type="float">
            <text:p>29.45325891098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te Schmidt</text:p>
          </table:table-cell>
          <table:table-cell office:value-type="float" office:value="0.875" calcext:value-type="float">
            <text:p>0.875</text:p>
          </table:table-cell>
          <table:table-cell office:value-type="float" office:value="1.41296928327645" calcext:value-type="float">
            <text:p>1.41296928327645</text:p>
          </table:table-cell>
          <table:table-cell office:value-type="float" office:value="1.36805555555556" calcext:value-type="float">
            <text:p>1.36805555555556</text:p>
          </table:table-cell>
          <table:table-cell office:value-type="float" office:value="1.32142857142857" calcext:value-type="float">
            <text:p>1.32142857142857</text:p>
          </table:table-cell>
          <table:table-cell table:formula="of:=AVERAGE([.E374];[.D374];[.C374];[.B374])" office:value-type="float" office:value="1.24436335256514" calcext:value-type="float">
            <text:p>1.244363352565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ku Maenalanen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914893617021277" calcext:value-type="float">
            <text:p>0.914893617021277</text:p>
          </table:table-cell>
          <table:table-cell office:value-type="float" office:value="0.6875" calcext:value-type="float">
            <text:p>0.6875</text:p>
          </table:table-cell>
          <table:table-cell table:formula="of:=AVERAGE([.E375];[.D375];[.C375];[.B375])" office:value-type="float" office:value="0.817265070921986" calcext:value-type="float">
            <text:p>0.8172650709219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kolaj Ehlers</text:p>
          </table:table-cell>
          <table:table-cell office:value-type="float" office:value="2.84148727984344" calcext:value-type="float">
            <text:p>2.84148727984344</text:p>
          </table:table-cell>
          <table:table-cell office:value-type="float" office:value="2.61904761904762" calcext:value-type="float">
            <text:p>2.61904761904762</text:p>
          </table:table-cell>
          <table:table-cell office:value-type="float" office:value="2.86381322957198" calcext:value-type="float">
            <text:p>2.86381322957198</text:p>
          </table:table-cell>
          <table:table-cell office:value-type="float" office:value="2.73404255319149" calcext:value-type="float">
            <text:p>2.73404255319149</text:p>
          </table:table-cell>
          <table:table-cell table:formula="of:=AVERAGE([.E376];[.D376];[.C376];[.B376])" office:value-type="float" office:value="2.76459767041363" calcext:value-type="float">
            <text:p>2.764597670413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yle Connor</text:p>
          </table:table-cell>
          <table:table-cell office:value-type="float" office:value="3.08219178082192" calcext:value-type="float">
            <text:p>3.08219178082192</text:p>
          </table:table-cell>
          <table:table-cell office:value-type="float" office:value="3.10154525386313" calcext:value-type="float">
            <text:p>3.10154525386313</text:p>
          </table:table-cell>
          <table:table-cell office:value-type="float" office:value="4.05" calcext:value-type="float">
            <text:p>4.05</text:p>
          </table:table-cell>
          <table:table-cell office:value-type="float" office:value="3.03603603603604" calcext:value-type="float">
            <text:p>3.03603603603604</text:p>
          </table:table-cell>
          <table:table-cell table:formula="of:=AVERAGE([.E377];[.D377];[.C377];[.B377])" office:value-type="float" office:value="3.31744326768027" calcext:value-type="float">
            <text:p>3.317443267680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yle Capobianco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08823529411765" calcext:value-type="float">
            <text:p>1.08823529411765</text:p>
          </table:table-cell>
          <table:table-cell table:formula="of:=AVERAGE([.E378];[.D378];[.C378];[.B378])" office:value-type="float" office:value="0.928444104914693" calcext:value-type="float">
            <text:p>0.9284441049146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vin Stenlund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43137254901961" calcext:value-type="float">
            <text:p>1.43137254901961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125" calcext:value-type="float">
            <text:p>1.125</text:p>
          </table:table-cell>
          <table:table-cell table:formula="of:=AVERAGE([.E379];[.D379];[.C379];[.B379])" office:value-type="float" office:value="1.40008214824391" calcext:value-type="float">
            <text:p>1.400082148243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on Appleton</text:p>
          </table:table-cell>
          <table:table-cell office:value-type="float" office:value="1.33613445378151" calcext:value-type="float">
            <text:p>1.33613445378151</text:p>
          </table:table-cell>
          <table:table-cell office:value-type="float" office:value="1.35470085470085" calcext:value-type="float">
            <text:p>1.35470085470085</text:p>
          </table:table-cell>
          <table:table-cell office:value-type="float" office:value="1.34146341463415" calcext:value-type="float">
            <text:p>1.34146341463415</text:p>
          </table:table-cell>
          <table:table-cell office:value-type="float" office:value="1.16666666666667" calcext:value-type="float">
            <text:p>1.16666666666667</text:p>
          </table:table-cell>
          <table:table-cell table:formula="of:=AVERAGE([.E380];[.D380];[.C380];[.B380])" office:value-type="float" office:value="1.2997413474458" calcext:value-type="float">
            <text:p>1.29974134744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gan Stanley</text:p>
          </table:table-cell>
          <table:table-cell office:value-type="float" office:value="1.375" calcext:value-type="float">
            <text:p>1.375</text:p>
          </table:table-cell>
          <table:table-cell office:value-type="float" office:value="1.27586206896552" calcext:value-type="float">
            <text:p>1.27586206896552</text:p>
          </table:table-cell>
          <table:table-cell office:value-type="float" office:value="1.09259259259259" calcext:value-type="float">
            <text:p>1.09259259259259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381];[.D381];[.C381];[.B381])" office:value-type="float" office:value="1.35253033205619" calcext:value-type="float">
            <text:p>1.352530332056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-Luc Dubois</text:p>
          </table:table-cell>
          <table:table-cell office:value-type="float" office:value="2.31042654028436" calcext:value-type="float">
            <text:p>2.31042654028436</text:p>
          </table:table-cell>
          <table:table-cell office:value-type="float" office:value="3" calcext:value-type="float">
            <text:p>3</text:p>
          </table:table-cell>
          <table:table-cell office:value-type="float" office:value="2.22857142857143" calcext:value-type="float">
            <text:p>2.22857142857143</text:p>
          </table:table-cell>
          <table:table-cell office:value-type="float" office:value="2.32394366197183" calcext:value-type="float">
            <text:p>2.32394366197183</text:p>
          </table:table-cell>
          <table:table-cell table:formula="of:=AVERAGE([.E382];[.D382];[.C382];[.B382])" office:value-type="float" office:value="2.46573540770691" calcext:value-type="float">
            <text:p>2.465735407706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d Rittich</text:p>
          </table:table-cell>
          <table:table-cell office:value-type="float" office:value="24.3567251461988" calcext:value-type="float">
            <text:p>24.3567251461988</text:p>
          </table:table-cell>
          <table:table-cell office:value-type="float" office:value="26.3529411764706" calcext:value-type="float">
            <text:p>26.3529411764706</text:p>
          </table:table-cell>
          <table:table-cell office:value-type="float" office:value="21.9583333333333" calcext:value-type="float">
            <text:p>21.9583333333333</text:p>
          </table:table-cell>
          <table:table-cell office:value-type="float" office:value="31.3333333333333" calcext:value-type="float">
            <text:p>31.3333333333333</text:p>
          </table:table-cell>
          <table:table-cell table:formula="of:=AVERAGE([.E383];[.D383];[.C383];[.B383])" office:value-type="float" office:value="26.000333247334" calcext:value-type="float">
            <text:p>26.0003332473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xel Jonsson-Fjallby</text:p>
          </table:table-cell>
          <table:table-cell office:value-type="float" office:value="1.13888888888889" calcext:value-type="float">
            <text:p>1.13888888888889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E384];[.D384];[.C384];[.B384])" office:value-type="float" office:value="1.16534391534392" calcext:value-type="float">
            <text:p>1.165343915343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ylan Samberg</text:p>
          </table:table-cell>
          <table:table-cell office:value-type="float" office:value="0.850746268656716" calcext:value-type="float">
            <text:p>0.85074626865671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AVERAGE([.E385];[.D385];[.C385];[.B385])" office:value-type="float" office:value="0.800186567164179" calcext:value-type="float">
            <text:p>0.8001865671641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eal Pionk</text:p>
          </table:table-cell>
          <table:table-cell office:value-type="float" office:value="1.9489247311828" calcext:value-type="float">
            <text:p>1.9489247311828</text:p>
          </table:table-cell>
          <table:table-cell office:value-type="float" office:value="2" calcext:value-type="float">
            <text:p>2</text:p>
          </table:table-cell>
          <table:table-cell office:value-type="float" office:value="1.89473684210526" calcext:value-type="float">
            <text:p>1.89473684210526</text:p>
          </table:table-cell>
          <table:table-cell office:value-type="float" office:value="1.73333333333333" calcext:value-type="float">
            <text:p>1.73333333333333</text:p>
          </table:table-cell>
          <table:table-cell table:formula="of:=AVERAGE([.E386];[.D386];[.C386];[.B386])" office:value-type="float" office:value="1.89424872665535" calcext:value-type="float">
            <text:p>1.894248726655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rgan Barron</text:p>
          </table:table-cell>
          <table:table-cell office:value-type="float" office:value="1.47191011235955" calcext:value-type="float">
            <text:p>1.47191011235955</text:p>
          </table:table-cell>
          <table:table-cell office:value-type="float" office:value="1.6" calcext:value-type="float">
            <text:p>1.6</text:p>
          </table:table-cell>
          <table:table-cell office:value-type="float" office:value="1.10869565217391" calcext:value-type="float">
            <text:p>1.10869565217391</text:p>
          </table:table-cell>
          <table:table-cell office:value-type="float" office:value="1" calcext:value-type="float">
            <text:p>1</text:p>
          </table:table-cell>
          <table:table-cell table:formula="of:=AVERAGE([.E387];[.D387];[.C387];[.B387])" office:value-type="float" office:value="1.29515144113337" calcext:value-type="float">
            <text:p>1.295151441133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rson Kuhlman</text:p>
          </table:table-cell>
          <table:table-cell office:value-type="float" office:value="1.42361111111111" calcext:value-type="float">
            <text:p>1.42361111111111</text:p>
          </table:table-cell>
          <table:table-cell office:value-type="float" office:value="1.31645569620253" calcext:value-type="float">
            <text:p>1.31645569620253</text:p>
          </table:table-cell>
          <table:table-cell office:value-type="float" office:value="1.25" calcext:value-type="float">
            <text:p>1.25</text:p>
          </table:table-cell>
          <table:table-cell office:value-type="float" office:value="1.75" calcext:value-type="float">
            <text:p>1.75</text:p>
          </table:table-cell>
          <table:table-cell table:formula="of:=AVERAGE([.E388];[.D388];[.C388];[.B388])" office:value-type="float" office:value="1.43501670182841" calcext:value-type="float">
            <text:p>1.435016701828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d Gustafsson</text:p>
          </table:table-cell>
          <table:table-cell office:value-type="float" office:value="0.684931506849315" calcext:value-type="float">
            <text:p>0.684931506849315</text:p>
          </table:table-cell>
          <table:table-cell office:value-type="float" office:value="1" calcext:value-type="float">
            <text:p>1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1.28571428571429" calcext:value-type="float">
            <text:p>1.28571428571429</text:p>
          </table:table-cell>
          <table:table-cell table:formula="of:=AVERAGE([.E389];[.D389];[.C389];[.B389])" office:value-type="float" office:value="0.926484977552665" calcext:value-type="float">
            <text:p>0.9264849775526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Murray</text:p>
          </table:table-cell>
          <table:table-cell office:value-type="float" office:value="0.925842696629214" calcext:value-type="float">
            <text:p>0.925842696629214</text:p>
          </table:table-cell>
          <table:table-cell office:value-type="float" office:value="0" calcext:value-type="float">
            <text:p>0</text:p>
          </table:table-cell>
          <table:table-cell office:value-type="float" office:value="0.841269841269841" calcext:value-type="float">
            <text:p>0.841269841269841</text:p>
          </table:table-cell>
          <table:table-cell office:value-type="float" office:value="0.797235023041475" calcext:value-type="float">
            <text:p>0.797235023041475</text:p>
          </table:table-cell>
          <table:table-cell table:formula="of:=AVERAGE([.E390];[.D390];[.C390];[.B390])" office:value-type="float" office:value="0.641086890235132" calcext:value-type="float">
            <text:p>0.6410868902351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ander Kane</text:p>
          </table:table-cell>
          <table:table-cell office:value-type="float" office:value="3.32289156626506" calcext:value-type="float">
            <text:p>3.32289156626506</text:p>
          </table:table-cell>
          <table:table-cell office:value-type="float" office:value="3.5452380952381" calcext:value-type="float">
            <text:p>3.5452380952381</text:p>
          </table:table-cell>
          <table:table-cell office:value-type="float" office:value="4.04575163398693" calcext:value-type="float">
            <text:p>4.04575163398693</text:p>
          </table:table-cell>
          <table:table-cell office:value-type="float" office:value="7" calcext:value-type="float">
            <text:p>7</text:p>
          </table:table-cell>
          <table:table-cell table:formula="of:=AVERAGE([.E391];[.D391];[.C391];[.B391])" office:value-type="float" office:value="4.47847032387252" calcext:value-type="float">
            <text:p>4.478470323872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ias Ekholm</text:p>
          </table:table-cell>
          <table:table-cell office:value-type="float" office:value="1.62448418156809" calcext:value-type="float">
            <text:p>1.62448418156809</text:p>
          </table:table-cell>
          <table:table-cell office:value-type="float" office:value="1.74809160305344" calcext:value-type="float">
            <text:p>1.74809160305344</text:p>
          </table:table-cell>
          <table:table-cell office:value-type="float" office:value="1.52631578947368" calcext:value-type="float">
            <text:p>1.52631578947368</text:p>
          </table:table-cell>
          <table:table-cell office:value-type="float" office:value="1.75" calcext:value-type="float">
            <text:p>1.75</text:p>
          </table:table-cell>
          <table:table-cell table:formula="of:=AVERAGE([.E392];[.D392];[.C392];[.B392])" office:value-type="float" office:value="1.6622228935238" calcext:value-type="float">
            <text:p>1.66222289352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k Bjugstad</text:p>
          </table:table-cell>
          <table:table-cell office:value-type="float" office:value="2.1400651465798" calcext:value-type="float">
            <text:p>2.1400651465798</text:p>
          </table:table-cell>
          <table:table-cell office:value-type="float" office:value="2.23471074380165" calcext:value-type="float">
            <text:p>2.23471074380165</text:p>
          </table:table-cell>
          <table:table-cell office:value-type="float" office:value="2" calcext:value-type="float">
            <text:p>2</text:p>
          </table:table-cell>
          <table:table-cell office:value-type="float" office:value="2.35483870967742" calcext:value-type="float">
            <text:p>2.35483870967742</text:p>
          </table:table-cell>
          <table:table-cell table:formula="of:=AVERAGE([.E393];[.D393];[.C393];[.B393])" office:value-type="float" office:value="2.18240365001472" calcext:value-type="float">
            <text:p>2.182403650014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ch Hyman</text:p>
          </table:table-cell>
          <table:table-cell office:value-type="float" office:value="2.37782340862423" calcext:value-type="float">
            <text:p>2.37782340862423</text:p>
          </table:table-cell>
          <table:table-cell office:value-type="float" office:value="2" calcext:value-type="float">
            <text:p>2</text:p>
          </table:table-cell>
          <table:table-cell office:value-type="float" office:value="2.38297872340426" calcext:value-type="float">
            <text:p>2.38297872340426</text:p>
          </table:table-cell>
          <table:table-cell office:value-type="float" office:value="2.36693548387097" calcext:value-type="float">
            <text:p>2.36693548387097</text:p>
          </table:table-cell>
          <table:table-cell table:formula="of:=AVERAGE([.E394];[.D394];[.C394];[.B394])" office:value-type="float" office:value="2.28193440397486" calcext:value-type="float">
            <text:p>2.281934403974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ck Campbell</text:p>
          </table:table-cell>
          <table:table-cell office:value-type="float" office:value="25.688622754491" calcext:value-type="float">
            <text:p>25.688622754491</text:p>
          </table:table-cell>
          <table:table-cell office:value-type="float" office:value="26.7777777777778" calcext:value-type="float">
            <text:p>26.7777777777778</text:p>
          </table:table-cell>
          <table:table-cell office:value-type="float" office:value="26.9042553191489" calcext:value-type="float">
            <text:p>26.9042553191489</text:p>
          </table:table-cell>
          <table:table-cell office:value-type="float" office:value="20.25" calcext:value-type="float">
            <text:p>20.25</text:p>
          </table:table-cell>
          <table:table-cell table:formula="of:=AVERAGE([.E395];[.D395];[.C395];[.B395])" office:value-type="float" office:value="24.9051639628544" calcext:value-type="float">
            <text:p>24.90516396285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Nugent-Hopkins</text:p>
          </table:table-cell>
          <table:table-cell office:value-type="float" office:value="2.37690355329949" calcext:value-type="float">
            <text:p>2.37690355329949</text:p>
          </table:table-cell>
          <table:table-cell office:value-type="float" office:value="2" calcext:value-type="float">
            <text:p>2</text:p>
          </table:table-cell>
          <table:table-cell office:value-type="float" office:value="2.33502538071066" calcext:value-type="float">
            <text:p>2.33502538071066</text:p>
          </table:table-cell>
          <table:table-cell office:value-type="float" office:value="2.44776119402985" calcext:value-type="float">
            <text:p>2.44776119402985</text:p>
          </table:table-cell>
          <table:table-cell table:formula="of:=AVERAGE([.E396];[.D396];[.C396];[.B396])" office:value-type="float" office:value="2.28992253201" calcext:value-type="float">
            <text:p>2.289922532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dy Ceci</text:p>
          </table:table-cell>
          <table:table-cell office:value-type="float" office:value="1.48132183908046" calcext:value-type="float">
            <text:p>1.48132183908046</text:p>
          </table:table-cell>
          <table:table-cell office:value-type="float" office:value="1.52148997134671" calcext:value-type="float">
            <text:p>1.52148997134671</text:p>
          </table:table-cell>
          <table:table-cell office:value-type="float" office:value="1.4" calcext:value-type="float">
            <text:p>1.4</text:p>
          </table:table-cell>
          <table:table-cell office:value-type="float" office:value="1.6484375" calcext:value-type="float">
            <text:p>1.6484375</text:p>
          </table:table-cell>
          <table:table-cell table:formula="of:=AVERAGE([.E397];[.D397];[.C397];[.B397])" office:value-type="float" office:value="1.51281232760679" calcext:value-type="float">
            <text:p>1.512812327606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vin Shore</text:p>
          </table:table-cell>
          <table:table-cell office:value-type="float" office:value="0" calcext:value-type="float">
            <text:p>0</text:p>
          </table:table-cell>
          <table:table-cell office:value-type="float" office:value="1.10817307692308" calcext:value-type="float">
            <text:p>1.10817307692308</text:p>
          </table:table-cell>
          <table:table-cell office:value-type="float" office:value="1.10697674418605" calcext:value-type="float">
            <text:p>1.10697674418605</text:p>
          </table:table-cell>
          <table:table-cell office:value-type="float" office:value="1.11111111111111" calcext:value-type="float">
            <text:p>1.11111111111111</text:p>
          </table:table-cell>
          <table:table-cell table:formula="of:=AVERAGE([.E398];[.D398];[.C398];[.B398])" office:value-type="float" office:value="0.831565233055059" calcext:value-type="float">
            <text:p>0.8315652330550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ett Kulak</text:p>
          </table:table-cell>
          <table:table-cell office:value-type="float" office:value="0.8" calcext:value-type="float">
            <text:p>0.8</text:p>
          </table:table-cell>
          <table:table-cell office:value-type="float" office:value="1.35483870967742" calcext:value-type="float">
            <text:p>1.35483870967742</text:p>
          </table:table-cell>
          <table:table-cell office:value-type="float" office:value="1.325" calcext:value-type="float">
            <text:p>1.325</text:p>
          </table:table-cell>
          <table:table-cell office:value-type="float" office:value="1.49253731343284" calcext:value-type="float">
            <text:p>1.49253731343284</text:p>
          </table:table-cell>
          <table:table-cell table:formula="of:=AVERAGE([.E399];[.D399];[.C399];[.B399])" office:value-type="float" office:value="1.24309400577756" calcext:value-type="float">
            <text:p>1.243094005777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rnell Nurse</text:p>
          </table:table-cell>
          <table:table-cell office:value-type="float" office:value="2.36446886446886" calcext:value-type="float">
            <text:p>2.36446886446886</text:p>
          </table:table-cell>
          <table:table-cell office:value-type="float" office:value="3.4" calcext:value-type="float">
            <text:p>3.4</text:p>
          </table:table-cell>
          <table:table-cell office:value-type="float" office:value="2.16326530612245" calcext:value-type="float">
            <text:p>2.16326530612245</text:p>
          </table:table-cell>
          <table:table-cell office:value-type="float" office:value="2.33088235294118" calcext:value-type="float">
            <text:p>2.33088235294118</text:p>
          </table:table-cell>
          <table:table-cell table:formula="of:=AVERAGE([.E400];[.D400];[.C400];[.B400])" office:value-type="float" office:value="2.56465413088312" calcext:value-type="float">
            <text:p>2.564654130883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on Draisaitl</text:p>
          </table:table-cell>
          <table:table-cell office:value-type="float" office:value="2.61858974358974" calcext:value-type="float">
            <text:p>2.61858974358974</text:p>
          </table:table-cell>
          <table:table-cell office:value-type="float" office:value="2.6384" calcext:value-type="float">
            <text:p>2.6384</text:p>
          </table:table-cell>
          <table:table-cell office:value-type="float" office:value="2.2" calcext:value-type="float">
            <text:p>2.2</text:p>
          </table:table-cell>
          <table:table-cell office:value-type="float" office:value="2.61386138613861" calcext:value-type="float">
            <text:p>2.61386138613861</text:p>
          </table:table-cell>
          <table:table-cell table:formula="of:=AVERAGE([.E401];[.D401];[.C401];[.B401])" office:value-type="float" office:value="2.51771278243209" calcext:value-type="float">
            <text:p>2.517712782432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rren Foegele</text:p>
          </table:table-cell>
          <table:table-cell office:value-type="float" office:value="1.59537572254335" calcext:value-type="float">
            <text:p>1.59537572254335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2.5" calcext:value-type="float">
            <text:p>2.5</text:p>
          </table:table-cell>
          <table:table-cell office:value-type="float" office:value="1.35185185185185" calcext:value-type="float">
            <text:p>1.35185185185185</text:p>
          </table:table-cell>
          <table:table-cell table:formula="of:=AVERAGE([.E402];[.D402];[.C402];[.B402])" office:value-type="float" office:value="1.79037832217023" calcext:value-type="float">
            <text:p>1.790378322170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nor McDavid</text:p>
          </table:table-cell>
          <table:table-cell office:value-type="float" office:value="3.21" calcext:value-type="float">
            <text:p>3.21</text:p>
          </table:table-cell>
          <table:table-cell office:value-type="float" office:value="3.40827338129496" calcext:value-type="float">
            <text:p>3.40827338129496</text:p>
          </table:table-cell>
          <table:table-cell office:value-type="float" office:value="4" calcext:value-type="float">
            <text:p>4</text:p>
          </table:table-cell>
          <table:table-cell office:value-type="float" office:value="3.32374100719425" calcext:value-type="float">
            <text:p>3.32374100719425</text:p>
          </table:table-cell>
          <table:table-cell table:formula="of:=AVERAGE([.E403];[.D403];[.C403];[.B403])" office:value-type="float" office:value="3.4855035971223" calcext:value-type="float">
            <text:p>3.48550359712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ek Ryan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25051334702259" calcext:value-type="float">
            <text:p>1.25051334702259</text:p>
          </table:table-cell>
          <table:table-cell office:value-type="float" office:value="1.29918032786885" calcext:value-type="float">
            <text:p>1.29918032786885</text:p>
          </table:table-cell>
          <table:table-cell office:value-type="float" office:value="1.33695652173913" calcext:value-type="float">
            <text:p>1.33695652173913</text:p>
          </table:table-cell>
          <table:table-cell table:formula="of:=AVERAGE([.E404];[.D404];[.C404];[.B404])" office:value-type="float" office:value="1.17999588249098" calcext:value-type="float">
            <text:p>1.179995882490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cent Desharnais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125" calcext:value-type="float">
            <text:p>0.125</text:p>
          </table:table-cell>
          <table:table-cell table:formula="of:=AVERAGE([.E405];[.D405];[.C405];[.B405])" office:value-type="float" office:value="0.22172619047619" calcext:value-type="float">
            <text:p>0.221726190476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uart Skinner</text:p>
          </table:table-cell>
          <table:table-cell office:value-type="float" office:value="24" calcext:value-type="float">
            <text:p>24</text:p>
          </table:table-cell>
          <table:table-cell office:value-type="float" office:value="27.0740740740741" calcext:value-type="float">
            <text:p>27.0740740740741</text:p>
          </table:table-cell>
          <table:table-cell office:value-type="float" office:value="27.9272727272727" calcext:value-type="float">
            <text:p>27.9272727272727</text:p>
          </table:table-cell>
          <table:table-cell office:value-type="float" office:value="28.4285714285714" calcext:value-type="float">
            <text:p>28.4285714285714</text:p>
          </table:table-cell>
          <table:table-cell table:formula="of:=AVERAGE([.E406];[.D406];[.C406];[.B406])" office:value-type="float" office:value="26.8574795574796" calcext:value-type="float">
            <text:p>26.85747955747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iler Yamamoto</text:p>
          </table:table-cell>
          <table:table-cell office:value-type="float" office:value="1.45021645021645" calcext:value-type="float">
            <text:p>1.45021645021645</text:p>
          </table:table-cell>
          <table:table-cell office:value-type="float" office:value="1.35714285714286" calcext:value-type="float">
            <text:p>1.35714285714286</text:p>
          </table:table-cell>
          <table:table-cell office:value-type="float" office:value="1" calcext:value-type="float">
            <text:p>1</text:p>
          </table:table-cell>
          <table:table-cell office:value-type="float" office:value="1.80487804878049" calcext:value-type="float">
            <text:p>1.80487804878049</text:p>
          </table:table-cell>
          <table:table-cell table:formula="of:=AVERAGE([.E407];[.D407];[.C407];[.B407])" office:value-type="float" office:value="1.40305933903495" calcext:value-type="float">
            <text:p>1.403059339034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lim Kostin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95" calcext:value-type="float">
            <text:p>0.95</text:p>
          </table:table-cell>
          <table:table-cell table:formula="of:=AVERAGE([.E408];[.D408];[.C408];[.B408])" office:value-type="float" office:value="0.905357142857143" calcext:value-type="float">
            <text:p>0.9053571428571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McLeod</text:p>
          </table:table-cell>
          <table:table-cell office:value-type="float" office:value="1.04225352112676" calcext:value-type="float">
            <text:p>1.04225352112676</text:p>
          </table:table-cell>
          <table:table-cell office:value-type="float" office:value="1.16176470588235" calcext:value-type="float">
            <text:p>1.16176470588235</text:p>
          </table:table-cell>
          <table:table-cell office:value-type="float" office:value="1.25" calcext:value-type="float">
            <text:p>1.25</text:p>
          </table:table-cell>
          <table:table-cell office:value-type="float" office:value="1.36363636363636" calcext:value-type="float">
            <text:p>1.36363636363636</text:p>
          </table:table-cell>
          <table:table-cell table:formula="of:=AVERAGE([.E409];[.D409];[.C409];[.B409])" office:value-type="float" office:value="1.20441364766137" calcext:value-type="float">
            <text:p>1.204413647661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an Bouchard</text:p>
          </table:table-cell>
          <table:table-cell office:value-type="float" office:value="2.17647058823529" calcext:value-type="float">
            <text:p>2.17647058823529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.27485380116959" calcext:value-type="float">
            <text:p>2.27485380116959</text:p>
          </table:table-cell>
          <table:table-cell office:value-type="float" office:value="2.39130434782609" calcext:value-type="float">
            <text:p>2.39130434782609</text:p>
          </table:table-cell>
          <table:table-cell table:formula="of:=AVERAGE([.E410];[.D410];[.C410];[.B410])" office:value-type="float" office:value="2.12732385097441" calcext:value-type="float">
            <text:p>2.127323850974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hilip Broberg</text:p>
          </table:table-cell>
          <table:table-cell office:value-type="float" office:value="0.903225806451613" calcext:value-type="float">
            <text:p>0.90322580645161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03448275862069" calcext:value-type="float">
            <text:p>1.03448275862069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411];[.D411];[.C411];[.B411])" office:value-type="float" office:value="1.23442714126808" calcext:value-type="float">
            <text:p>1.234427141268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x Pacioretty</text:p>
          </table:table-cell>
          <table:table-cell office:value-type="float" office:value="3.12903225806452" calcext:value-type="float">
            <text:p>3.12903225806452</text:p>
          </table:table-cell>
          <table:table-cell office:value-type="float" office:value="3.21296296296296" calcext:value-type="float">
            <text:p>3.21296296296296</text:p>
          </table:table-cell>
          <table:table-cell office:value-type="float" office:value="3.3719298245614" calcext:value-type="float">
            <text:p>3.3719298245614</text:p>
          </table:table-cell>
          <table:table-cell office:value-type="float" office:value="3.59259259259259" calcext:value-type="float">
            <text:p>3.59259259259259</text:p>
          </table:table-cell>
          <table:table-cell table:formula="of:=AVERAGE([.E412];[.D412];[.C412];[.B412])" office:value-type="float" office:value="3.32662940954537" calcext:value-type="float">
            <text:p>3.326629409545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ndrej Kase</text:p>
          </table:table-cell>
          <table:table-cell office:value-type="float" office:value="1.7" calcext:value-type="float">
            <text:p>1.7</text:p>
          </table:table-cell>
          <table:table-cell office:value-type="float" office:value="2.26356589147287" calcext:value-type="float">
            <text:p>2.26356589147287</text:p>
          </table:table-cell>
          <table:table-cell office:value-type="float" office:value="2.57142857142857" calcext:value-type="float">
            <text:p>2.57142857142857</text:p>
          </table:table-cell>
          <table:table-cell office:value-type="float" office:value="2.22480620155039" calcext:value-type="float">
            <text:p>2.22480620155039</text:p>
          </table:table-cell>
          <table:table-cell table:formula="of:=AVERAGE([.E413];[.D413];[.C413];[.B413])" office:value-type="float" office:value="2.18995016611296" calcext:value-type="float">
            <text:p>2.189950166112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i Svechnikov</text:p>
          </table:table-cell>
          <table:table-cell office:value-type="float" office:value="2.80403458213257" calcext:value-type="float">
            <text:p>2.80403458213257</text:p>
          </table:table-cell>
          <table:table-cell office:value-type="float" office:value="2.93333333333333" calcext:value-type="float">
            <text:p>2.93333333333333</text:p>
          </table:table-cell>
          <table:table-cell office:value-type="float" office:value="2.70285714285714" calcext:value-type="float">
            <text:p>2.70285714285714</text:p>
          </table:table-cell>
          <table:table-cell office:value-type="float" office:value="2.57142857142857" calcext:value-type="float">
            <text:p>2.57142857142857</text:p>
          </table:table-cell>
          <table:table-cell table:formula="of:=AVERAGE([.E414];[.D414];[.C414];[.B414])" office:value-type="float" office:value="2.7529134074379" calcext:value-type="float">
            <text:p>2.75291340743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ent Burns</text:p>
          </table:table-cell>
          <table:table-cell office:value-type="float" office:value="2.6840490797546" calcext:value-type="float">
            <text:p>2.6840490797546</text:p>
          </table:table-cell>
          <table:table-cell office:value-type="float" office:value="2.76233864844343" calcext:value-type="float">
            <text:p>2.76233864844343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.57261410788382" calcext:value-type="float">
            <text:p>2.57261410788382</text:p>
          </table:table-cell>
          <table:table-cell table:formula="of:=AVERAGE([.E415];[.D415];[.C415];[.B415])" office:value-type="float" office:value="2.8380837923538" calcext:value-type="float">
            <text:p>2.83808379235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ul Stastny</text:p>
          </table:table-cell>
          <table:table-cell office:value-type="float" office:value="1.96" calcext:value-type="float">
            <text:p>1.96</text:p>
          </table:table-cell>
          <table:table-cell office:value-type="float" office:value="2.04049295774648" calcext:value-type="float">
            <text:p>2.04049295774648</text:p>
          </table:table-cell>
          <table:table-cell office:value-type="float" office:value="2.05123674911661" calcext:value-type="float">
            <text:p>2.05123674911661</text:p>
          </table:table-cell>
          <table:table-cell office:value-type="float" office:value="1.95652173913043" calcext:value-type="float">
            <text:p>1.95652173913043</text:p>
          </table:table-cell>
          <table:table-cell table:formula="of:=AVERAGE([.E416];[.D416];[.C416];[.B416])" office:value-type="float" office:value="2.00206286149838" calcext:value-type="float">
            <text:p>2.002062861498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rdan Staal</text:p>
          </table:table-cell>
          <table:table-cell office:value-type="float" office:value="1.86301369863014" calcext:value-type="float">
            <text:p>1.86301369863014</text:p>
          </table:table-cell>
          <table:table-cell office:value-type="float" office:value="2.03025064822818" calcext:value-type="float">
            <text:p>2.03025064822818</text:p>
          </table:table-cell>
          <table:table-cell office:value-type="float" office:value="2.02928870292887" calcext:value-type="float">
            <text:p>2.02928870292887</text:p>
          </table:table-cell>
          <table:table-cell office:value-type="float" office:value="2.00528169014085" calcext:value-type="float">
            <text:p>2.00528169014085</text:p>
          </table:table-cell>
          <table:table-cell table:formula="of:=AVERAGE([.E417];[.D417];[.C417];[.B417])" office:value-type="float" office:value="1.98195868498201" calcext:value-type="float">
            <text:p>1.981958684982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rek Stepan</text:p>
          </table:table-cell>
          <table:table-cell office:value-type="float" office:value="2.18284424379233" calcext:value-type="float">
            <text:p>2.18284424379233</text:p>
          </table:table-cell>
          <table:table-cell office:value-type="float" office:value="2.26712328767123" calcext:value-type="float">
            <text:p>2.26712328767123</text:p>
          </table:table-cell>
          <table:table-cell office:value-type="float" office:value="2.48888888888889" calcext:value-type="float">
            <text:p>2.48888888888889</text:p>
          </table:table-cell>
          <table:table-cell office:value-type="float" office:value="2.20666666666667" calcext:value-type="float">
            <text:p>2.20666666666667</text:p>
          </table:table-cell>
          <table:table-cell table:formula="of:=AVERAGE([.E418];[.D418];[.C418];[.B418])" office:value-type="float" office:value="2.28638077175478" calcext:value-type="float">
            <text:p>2.286380771754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vin de Haan</text:p>
          </table:table-cell>
          <table:table-cell office:value-type="float" office:value="1.37347294938918" calcext:value-type="float">
            <text:p>1.37347294938918</text:p>
          </table:table-cell>
          <table:table-cell office:value-type="float" office:value="1.29681978798587" calcext:value-type="float">
            <text:p>1.29681978798587</text:p>
          </table:table-cell>
          <table:table-cell office:value-type="float" office:value="1.23655913978495" calcext:value-type="float">
            <text:p>1.23655913978495</text:p>
          </table:table-cell>
          <table:table-cell office:value-type="float" office:value="1.81818181818182" calcext:value-type="float">
            <text:p>1.81818181818182</text:p>
          </table:table-cell>
          <table:table-cell table:formula="of:=AVERAGE([.E419];[.D419];[.C419];[.B419])" office:value-type="float" office:value="1.43125842383545" calcext:value-type="float">
            <text:p>1.431258423835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sper Fast</text:p>
          </table:table-cell>
          <table:table-cell office:value-type="float" office:value="0.952380952380952" calcext:value-type="float">
            <text:p>0.952380952380952</text:p>
          </table:table-cell>
          <table:table-cell office:value-type="float" office:value="1.02768729641694" calcext:value-type="float">
            <text:p>1.02768729641694</text:p>
          </table:table-cell>
          <table:table-cell office:value-type="float" office:value="0.967637540453075" calcext:value-type="float">
            <text:p>0.967637540453075</text:p>
          </table:table-cell>
          <table:table-cell office:value-type="float" office:value="1.18518518518519" calcext:value-type="float">
            <text:p>1.18518518518519</text:p>
          </table:table-cell>
          <table:table-cell table:formula="of:=AVERAGE([.E420];[.D420];[.C420];[.B420])" office:value-type="float" office:value="1.03322274360904" calcext:value-type="float">
            <text:p>1.033222743609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derik Andersen</text:p>
          </table:table-cell>
          <table:table-cell office:value-type="float" office:value="24.9868421052632" calcext:value-type="float">
            <text:p>24.9868421052632</text:p>
          </table:table-cell>
          <table:table-cell office:value-type="float" office:value="26.8829787234043" calcext:value-type="float">
            <text:p>26.8829787234043</text:p>
          </table:table-cell>
          <table:table-cell office:value-type="float" office:value="26.858407079646" calcext:value-type="float">
            <text:p>26.858407079646</text:p>
          </table:table-cell>
          <table:table-cell office:value-type="float" office:value="31.2352941176471" calcext:value-type="float">
            <text:p>31.2352941176471</text:p>
          </table:table-cell>
          <table:table-cell table:formula="of:=AVERAGE([.E421];[.D421];[.C421];[.B421])" office:value-type="float" office:value="27.4908805064901" calcext:value-type="float">
            <text:p>27.49088050649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efan Noesen</text:p>
          </table:table-cell>
          <table:table-cell office:value-type="float" office:value="1.62962962962963" calcext:value-type="float">
            <text:p>1.62962962962963</text:p>
          </table:table-cell>
          <table:table-cell office:value-type="float" office:value="1.7037037037037" calcext:value-type="float">
            <text:p>1.7037037037037</text:p>
          </table:table-cell>
          <table:table-cell office:value-type="float" office:value="1.53787878787879" calcext:value-type="float">
            <text:p>1.53787878787879</text:p>
          </table:table-cell>
          <table:table-cell office:value-type="float" office:value="1.53846153846154" calcext:value-type="float">
            <text:p>1.53846153846154</text:p>
          </table:table-cell>
          <table:table-cell table:formula="of:=AVERAGE([.E422];[.D422];[.C422];[.B422])" office:value-type="float" office:value="1.60241841491841" calcext:value-type="float">
            <text:p>1.602418414918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dy Skjei</text:p>
          </table:table-cell>
          <table:table-cell office:value-type="float" office:value="1.85375494071146" calcext:value-type="float">
            <text:p>1.85375494071146</text:p>
          </table:table-cell>
          <table:table-cell office:value-type="float" office:value="1.91617933723197" calcext:value-type="float">
            <text:p>1.91617933723197</text:p>
          </table:table-cell>
          <table:table-cell office:value-type="float" office:value="1.94318181818182" calcext:value-type="float">
            <text:p>1.94318181818182</text:p>
          </table:table-cell>
          <table:table-cell office:value-type="float" office:value="1.80952380952381" calcext:value-type="float">
            <text:p>1.80952380952381</text:p>
          </table:table-cell>
          <table:table-cell table:formula="of:=AVERAGE([.E423];[.D423];[.C423];[.B423])" office:value-type="float" office:value="1.88065997641226" calcext:value-type="float">
            <text:p>1.880659976412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euvo Teravainen</text:p>
          </table:table-cell>
          <table:table-cell office:value-type="float" office:value="1.84615384615385" calcext:value-type="float">
            <text:p>1.84615384615385</text:p>
          </table:table-cell>
          <table:table-cell office:value-type="float" office:value="2.20446735395189" calcext:value-type="float">
            <text:p>2.20446735395189</text:p>
          </table:table-cell>
          <table:table-cell office:value-type="float" office:value="2.24761904761905" calcext:value-type="float">
            <text:p>2.24761904761905</text:p>
          </table:table-cell>
          <table:table-cell office:value-type="float" office:value="1.99655172413793" calcext:value-type="float">
            <text:p>1.99655172413793</text:p>
          </table:table-cell>
          <table:table-cell table:formula="of:=AVERAGE([.E424];[.D424];[.C424];[.B424])" office:value-type="float" office:value="2.07369799296568" calcext:value-type="float">
            <text:p>2.073697992965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ayne Gostisbehere</text:p>
          </table:table-cell>
          <table:table-cell office:value-type="float" office:value="1.8" calcext:value-type="float">
            <text:p>1.8</text:p>
          </table:table-cell>
          <table:table-cell office:value-type="float" office:value="2.27969348659004" calcext:value-type="float">
            <text:p>2.27969348659004</text:p>
          </table:table-cell>
          <table:table-cell office:value-type="float" office:value="2.52688172043011" calcext:value-type="float">
            <text:p>2.52688172043011</text:p>
          </table:table-cell>
          <table:table-cell office:value-type="float" office:value="2.29389312977099" calcext:value-type="float">
            <text:p>2.29389312977099</text:p>
          </table:table-cell>
          <table:table-cell table:formula="of:=AVERAGE([.E425];[.D425];[.C425];[.B425])" office:value-type="float" office:value="2.22511708419778" calcext:value-type="float">
            <text:p>2.225117084197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rdan Martinook</text:p>
          </table:table-cell>
          <table:table-cell office:value-type="float" office:value="1.46777163904236" calcext:value-type="float">
            <text:p>1.46777163904236</text:p>
          </table:table-cell>
          <table:table-cell office:value-type="float" office:value="1.3898916967509" calcext:value-type="float">
            <text:p>1.3898916967509</text:p>
          </table:table-cell>
          <table:table-cell office:value-type="float" office:value="1.30612244897959" calcext:value-type="float">
            <text:p>1.30612244897959</text:p>
          </table:table-cell>
          <table:table-cell office:value-type="float" office:value="1.7" calcext:value-type="float">
            <text:p>1.7</text:p>
          </table:table-cell>
          <table:table-cell table:formula="of:=AVERAGE([.E426];[.D426];[.C426];[.B426])" office:value-type="float" office:value="1.46594644619321" calcext:value-type="float">
            <text:p>1.465946446193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ccob Slavin</text:p>
          </table:table-cell>
          <table:table-cell office:value-type="float" office:value="1.76584507042254" calcext:value-type="float">
            <text:p>1.76584507042254</text:p>
          </table:table-cell>
          <table:table-cell office:value-type="float" office:value="1.78095238095238" calcext:value-type="float">
            <text:p>1.78095238095238</text:p>
          </table:table-cell>
          <table:table-cell office:value-type="float" office:value="1.96296296296296" calcext:value-type="float">
            <text:p>1.96296296296296</text:p>
          </table:table-cell>
          <table:table-cell office:value-type="float" office:value="1.79442508710801" calcext:value-type="float">
            <text:p>1.79442508710801</text:p>
          </table:table-cell>
          <table:table-cell table:formula="of:=AVERAGE([.E427];[.D427];[.C427];[.B427])" office:value-type="float" office:value="1.82604637536147" calcext:value-type="float">
            <text:p>1.826046375361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ti Raanta</text:p>
          </table:table-cell>
          <table:table-cell office:value-type="float" office:value="24.7751004016064" calcext:value-type="float">
            <text:p>24.7751004016064</text:p>
          </table:table-cell>
          <table:table-cell office:value-type="float" office:value="24.08" calcext:value-type="float">
            <text:p>24.08</text:p>
          </table:table-cell>
          <table:table-cell office:value-type="float" office:value="26.75" calcext:value-type="float">
            <text:p>26.75</text:p>
          </table:table-cell>
          <table:table-cell office:value-type="float" office:value="28.2222222222222" calcext:value-type="float">
            <text:p>28.2222222222222</text:p>
          </table:table-cell>
          <table:table-cell table:formula="of:=AVERAGE([.E428];[.D428];[.C428];[.B428])" office:value-type="float" office:value="25.9568306559572" calcext:value-type="float">
            <text:p>25.95683065595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ett Pesce</text:p>
          </table:table-cell>
          <table:table-cell office:value-type="float" office:value="1.44150943396226" calcext:value-type="float">
            <text:p>1.44150943396226</text:p>
          </table:table-cell>
          <table:table-cell office:value-type="float" office:value="1.55083179297597" calcext:value-type="float">
            <text:p>1.55083179297597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table:formula="of:=AVERAGE([.E429];[.D429];[.C429];[.B429])" office:value-type="float" office:value="1.49808530673456" calcext:value-type="float">
            <text:p>1.498085306734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bastian Aho</text:p>
          </table:table-cell>
          <table:table-cell office:value-type="float" office:value="2.83730158730159" calcext:value-type="float">
            <text:p>2.83730158730159</text:p>
          </table:table-cell>
          <table:table-cell office:value-type="float" office:value="2.80555555555556" calcext:value-type="float">
            <text:p>2.80555555555556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.64835164835165" calcext:value-type="float">
            <text:p>2.64835164835165</text:p>
          </table:table-cell>
          <table:table-cell table:formula="of:=AVERAGE([.E430];[.D430];[.C430];[.B430])" office:value-type="float" office:value="2.90613553113553" calcext:value-type="float">
            <text:p>2.906135531135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len Chatfield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36734693877551" calcext:value-type="float">
            <text:p>1.36734693877551</text:p>
          </table:table-cell>
          <table:table-cell office:value-type="float" office:value="1.91666666666667" calcext:value-type="float">
            <text:p>1.91666666666667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E431];[.D431];[.C431];[.B431])" office:value-type="float" office:value="1.45902423469388" calcext:value-type="float">
            <text:p>1.459024234693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sse Puljujarvi</text:p>
          </table:table-cell>
          <table:table-cell office:value-type="float" office:value="1.81132075471698" calcext:value-type="float">
            <text:p>1.81132075471698</text:p>
          </table:table-cell>
          <table:table-cell office:value-type="float" office:value="1.86875" calcext:value-type="float">
            <text:p>1.86875</text:p>
          </table:table-cell>
          <table:table-cell office:value-type="float" office:value="1.92682926829268" calcext:value-type="float">
            <text:p>1.92682926829268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432];[.D432];[.C432];[.B432])" office:value-type="float" office:value="1.81839167241908" calcext:value-type="float">
            <text:p>1.818391672419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ylan Coghlan</text:p>
          </table:table-cell>
          <table:table-cell office:value-type="float" office:value="1.6" calcext:value-type="float">
            <text:p>1.6</text:p>
          </table:table-cell>
          <table:table-cell office:value-type="float" office:value="1.81481481481481" calcext:value-type="float">
            <text:p>1.81481481481481</text:p>
          </table:table-cell>
          <table:table-cell office:value-type="float" office:value="1" calcext:value-type="float">
            <text:p>1</text:p>
          </table:table-cell>
          <table:table-cell office:value-type="float" office:value="1.69811320754717" calcext:value-type="float">
            <text:p>1.69811320754717</text:p>
          </table:table-cell>
          <table:table-cell table:formula="of:=AVERAGE([.E433];[.D433];[.C433];[.B433])" office:value-type="float" office:value="1.5282320055905" calcext:value-type="float">
            <text:p>1.52823200559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tin Necas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2.10780669144981" calcext:value-type="float">
            <text:p>2.10780669144981</text:p>
          </table:table-cell>
          <table:table-cell office:value-type="float" office:value="2" calcext:value-type="float">
            <text:p>2</text:p>
          </table:table-cell>
          <table:table-cell office:value-type="float" office:value="2.16666666666667" calcext:value-type="float">
            <text:p>2.16666666666667</text:p>
          </table:table-cell>
          <table:table-cell table:formula="of:=AVERAGE([.E434];[.D434];[.C434];[.B434])" office:value-type="float" office:value="2.08528500619579" calcext:value-type="float">
            <text:p>2.085285006195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speri Kotkaniemi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1.49174917491749" calcext:value-type="float">
            <text:p>1.49174917491749</text:p>
          </table:table-cell>
          <table:table-cell office:value-type="float" office:value="1.58041958041958" calcext:value-type="float">
            <text:p>1.58041958041958</text:p>
          </table:table-cell>
          <table:table-cell office:value-type="float" office:value="1.56521739130435" calcext:value-type="float">
            <text:p>1.56521739130435</text:p>
          </table:table-cell>
          <table:table-cell table:formula="of:=AVERAGE([.E435];[.D435];[.C435];[.B435])" office:value-type="float" office:value="1.38851320332702" calcext:value-type="float">
            <text:p>1.38851320332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Drury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<text:s/>'NULL'</text:p>
          </table:table-cell>
          <table:table-cell office:value-type="float" office:value="1" calcext:value-type="float">
            <text:p>1</text:p>
          </table:table-cell>
          <table:table-cell office:value-type="float" office:value="1.30769230769231" calcext:value-type="float">
            <text:p>1.30769230769231</text:p>
          </table:table-cell>
          <table:table-cell table:formula="of:=AVERAGE([.E436];[.D436];[.C436];[.B436])" office:value-type="float" office:value="1.31089743589744" calcext:value-type="float">
            <text:p>1.310897435897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yotr Kochetkov</text:p>
          </table:table-cell>
          <table:table-cell office:value-type="float" office:value="19.5" calcext:value-type="float">
            <text:p>19.5</text:p>
          </table:table-cell>
          <table:table-cell office:value-type="float" office:value="19" calcext:value-type="float">
            <text:p>19</text:p>
          </table:table-cell>
          <table:table-cell office:value-type="float" office:value="22.8333333333333" calcext:value-type="float">
            <text:p>22.8333333333333</text:p>
          </table:table-cell>
          <table:table-cell office:value-type="float" office:value="22.9333333333333" calcext:value-type="float">
            <text:p>22.9333333333333</text:p>
          </table:table-cell>
          <table:table-cell table:formula="of:=AVERAGE([.E437];[.D437];[.C437];[.B437])" office:value-type="float" office:value="21.0666666666667" calcext:value-type="float">
            <text:p>21.06666666666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th Jarvis</text:p>
          </table:table-cell>
          <table:table-cell office:value-type="float" office:value="1.91791044776119" calcext:value-type="float">
            <text:p>1.91791044776119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table:formula="of:=AVERAGE([.E438];[.D438];[.C438];[.B438])" office:value-type="float" office:value="1.59425033921303" calcext:value-type="float">
            <text:p>1.594250339213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nathan Bernier</text:p>
          </table:table-cell>
          <table:table-cell office:value-type="float" office:value="27.0657894736842" calcext:value-type="float">
            <text:p>27.0657894736842</text:p>
          </table:table-cell>
          <table:table-cell office:value-type="float" office:value="26.3366336633663" calcext:value-type="float">
            <text:p>26.3366336633663</text:p>
          </table:table-cell>
          <table:table-cell office:value-type="float" office:value="27.7692307692308" calcext:value-type="float">
            <text:p>27.7692307692308</text:p>
          </table:table-cell>
          <table:table-cell office:value-type="float" office:value="26.656862745098" calcext:value-type="float">
            <text:p>26.656862745098</text:p>
          </table:table-cell>
          <table:table-cell table:formula="of:=AVERAGE([.E439];[.D439];[.C439];[.B439])" office:value-type="float" office:value="26.9571291628448" calcext:value-type="float">
            <text:p>26.95712916284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ckenzie Blackwood</text:p>
          </table:table-cell>
          <table:table-cell office:value-type="float" office:value="32.25" calcext:value-type="float">
            <text:p>32.25</text:p>
          </table:table-cell>
          <table:table-cell office:value-type="float" office:value="27.1020408163265" calcext:value-type="float">
            <text:p>27.1020408163265</text:p>
          </table:table-cell>
          <table:table-cell office:value-type="float" office:value="28.1" calcext:value-type="float">
            <text:p>28.1</text:p>
          </table:table-cell>
          <table:table-cell office:value-type="float" office:value="28.7222222222222" calcext:value-type="float">
            <text:p>28.7222222222222</text:p>
          </table:table-cell>
          <table:table-cell table:formula="of:=AVERAGE([.E440];[.D440];[.C440];[.B440])" office:value-type="float" office:value="29.0435657596372" calcext:value-type="float">
            <text:p>29.0435657596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ndan Smith</text:p>
          </table:table-cell>
          <table:table-cell office:value-type="float" office:value="1.21311475409836" calcext:value-type="float">
            <text:p>1.21311475409836</text:p>
          </table:table-cell>
          <table:table-cell office:value-type="string" calcext:value-type="string">
            <text:p><text:s/>'NULL'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25806451612903" calcext:value-type="float">
            <text:p>1.25806451612903</text:p>
          </table:table-cell>
          <table:table-cell table:formula="of:=AVERAGE([.E441];[.D441];[.C441];[.B441])" office:value-type="float" office:value="1.37928197896469" calcext:value-type="float">
            <text:p>1.379281978964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mas Tatar</text:p>
          </table:table-cell>
          <table:table-cell office:value-type="float" office:value="1.94656488549618" calcext:value-type="float">
            <text:p>1.94656488549618</text:p>
          </table:table-cell>
          <table:table-cell office:value-type="float" office:value="2.09492847854356" calcext:value-type="float">
            <text:p>2.09492847854356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10372340425532" calcext:value-type="float">
            <text:p>2.10372340425532</text:p>
          </table:table-cell>
          <table:table-cell table:formula="of:=AVERAGE([.E442];[.D442];[.C442];[.B442])" office:value-type="float" office:value="2.12224169207377" calcext:value-type="float">
            <text:p>2.122241692073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ik Haula</text:p>
          </table:table-cell>
          <table:table-cell office:value-type="float" office:value="1.70307167235495" calcext:value-type="float">
            <text:p>1.70307167235495</text:p>
          </table:table-cell>
          <table:table-cell office:value-type="float" office:value="1.71926910299003" calcext:value-type="float">
            <text:p>1.71926910299003</text:p>
          </table:table-cell>
          <table:table-cell office:value-type="float" office:value="2.04545454545455" calcext:value-type="float">
            <text:p>2.04545454545455</text:p>
          </table:table-cell>
          <table:table-cell office:value-type="float" office:value="1.71929824561404" calcext:value-type="float">
            <text:p>1.71929824561404</text:p>
          </table:table-cell>
          <table:table-cell table:formula="of:=AVERAGE([.E443];[.D443];[.C443];[.B443])" office:value-type="float" office:value="1.79677339160339" calcext:value-type="float">
            <text:p>1.796773391603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ndrej Palat</text:p>
          </table:table-cell>
          <table:table-cell office:value-type="float" office:value="1.9039039039039" calcext:value-type="float">
            <text:p>1.9039039039039</text:p>
          </table:table-cell>
          <table:table-cell office:value-type="float" office:value="1.87801204819277" calcext:value-type="float">
            <text:p>1.87801204819277</text:p>
          </table:table-cell>
          <table:table-cell office:value-type="float" office:value="2.05405405405405" calcext:value-type="float">
            <text:p>2.05405405405405</text:p>
          </table:table-cell>
          <table:table-cell office:value-type="float" office:value="1.92537313432836" calcext:value-type="float">
            <text:p>1.92537313432836</text:p>
          </table:table-cell>
          <table:table-cell table:formula="of:=AVERAGE([.E444];[.D444];[.C444];[.B444])" office:value-type="float" office:value="1.94033578511977" calcext:value-type="float">
            <text:p>1.940335785119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ougie Hamilton</text:p>
          </table:table-cell>
          <table:table-cell office:value-type="float" office:value="2.66187050359712" calcext:value-type="float">
            <text:p>2.66187050359712</text:p>
          </table:table-cell>
          <table:table-cell office:value-type="float" office:value="2.85074626865672" calcext:value-type="float">
            <text:p>2.85074626865672</text:p>
          </table:table-cell>
          <table:table-cell office:value-type="float" office:value="3" calcext:value-type="float">
            <text:p>3</text:p>
          </table:table-cell>
          <table:table-cell office:value-type="float" office:value="2.81095890410959" calcext:value-type="float">
            <text:p>2.81095890410959</text:p>
          </table:table-cell>
          <table:table-cell table:formula="of:=AVERAGE([.E445];[.D445];[.C445];[.B445])" office:value-type="float" office:value="2.83089391909086" calcext:value-type="float">
            <text:p>2.830893919090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mon Severson</text:p>
          </table:table-cell>
          <table:table-cell office:value-type="float" office:value="1.62085308056872" calcext:value-type="float">
            <text:p>1.62085308056872</text:p>
          </table:table-cell>
          <table:table-cell office:value-type="float" office:value="2.1" calcext:value-type="float">
            <text:p>2.1</text:p>
          </table:table-cell>
          <table:table-cell office:value-type="float" office:value="1.61128526645768" calcext:value-type="float">
            <text:p>1.61128526645768</text:p>
          </table:table-cell>
          <table:table-cell office:value-type="float" office:value="1.50877192982456" calcext:value-type="float">
            <text:p>1.50877192982456</text:p>
          </table:table-cell>
          <table:table-cell table:formula="of:=AVERAGE([.E446];[.D446];[.C446];[.B446])" office:value-type="float" office:value="1.71022756921274" calcext:value-type="float">
            <text:p>1.710227569212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les Wood</text:p>
          </table:table-cell>
          <table:table-cell office:value-type="float" office:value="2.18877551020408" calcext:value-type="float">
            <text:p>2.18877551020408</text:p>
          </table:table-cell>
          <table:table-cell office:value-type="float" office:value="2.08333333333333" calcext:value-type="float">
            <text:p>2.08333333333333</text:p>
          </table:table-cell>
          <table:table-cell office:value-type="float" office:value="2.01639344262295" calcext:value-type="float">
            <text:p>2.01639344262295</text:p>
          </table:table-cell>
          <table:table-cell office:value-type="float" office:value="2.26153846153846" calcext:value-type="float">
            <text:p>2.26153846153846</text:p>
          </table:table-cell>
          <table:table-cell table:formula="of:=AVERAGE([.E447];[.D447];[.C447];[.B447])" office:value-type="float" office:value="2.13751018692471" calcext:value-type="float">
            <text:p>2.137510186924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Graves</text:p>
          </table:table-cell>
          <table:table-cell office:value-type="float" office:value="1.67820069204152" calcext:value-type="float">
            <text:p>1.67820069204152</text:p>
          </table:table-cell>
          <table:table-cell office:value-type="float" office:value="1.48076923076923" calcext:value-type="float">
            <text:p>1.48076923076923</text:p>
          </table:table-cell>
          <table:table-cell office:value-type="float" office:value="1.71034482758621" calcext:value-type="float">
            <text:p>1.71034482758621</text:p>
          </table:table-cell>
          <table:table-cell office:value-type="float" office:value="1.42857142857143" calcext:value-type="float">
            <text:p>1.42857142857143</text:p>
          </table:table-cell>
          <table:table-cell table:formula="of:=AVERAGE([.E448];[.D448];[.C448];[.B448])" office:value-type="float" office:value="1.5744715447421" calcext:value-type="float">
            <text:p>1.57447154474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urtis Lazar</text:p>
          </table:table-cell>
          <table:table-cell office:value-type="float" office:value="0.977064220183486" calcext:value-type="float">
            <text:p>0.977064220183486</text:p>
          </table:table-cell>
          <table:table-cell office:value-type="float" office:value="1.10421286031042" calcext:value-type="float">
            <text:p>1.10421286031042</text:p>
          </table:table-cell>
          <table:table-cell office:value-type="float" office:value="1.14814814814815" calcext:value-type="float">
            <text:p>1.14814814814815</text:p>
          </table:table-cell>
          <table:table-cell office:value-type="float" office:value="1" calcext:value-type="float">
            <text:p>1</text:p>
          </table:table-cell>
          <table:table-cell table:formula="of:=AVERAGE([.E449];[.D449];[.C449];[.B449])" office:value-type="float" office:value="1.05735630716051" calcext:value-type="float">
            <text:p>1.057356307160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tek Vanecek</text:p>
          </table:table-cell>
          <table:table-cell office:value-type="float" office:value="24.1967213114754" calcext:value-type="float">
            <text:p>24.1967213114754</text:p>
          </table:table-cell>
          <table:table-cell office:value-type="float" office:value="25.8181818181818" calcext:value-type="float">
            <text:p>25.8181818181818</text:p>
          </table:table-cell>
          <table:table-cell office:value-type="float" office:value="13" calcext:value-type="float">
            <text:p>13</text:p>
          </table:table-cell>
          <table:table-cell office:value-type="float" office:value="24.4727272727273" calcext:value-type="float">
            <text:p>24.4727272727273</text:p>
          </table:table-cell>
          <table:table-cell table:formula="of:=AVERAGE([.E450];[.D450];[.C450];[.B450])" office:value-type="float" office:value="21.8719076005961" calcext:value-type="float">
            <text:p>21.87190760059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nas Siegenthaler</text:p>
          </table:table-cell>
          <table:table-cell office:value-type="float" office:value="0.958677685950413" calcext:value-type="float">
            <text:p>0.95867768595041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1.05" calcext:value-type="float">
            <text:p>1.05</text:p>
          </table:table-cell>
          <table:table-cell office:value-type="float" office:value="1.03571428571429" calcext:value-type="float">
            <text:p>1.03571428571429</text:p>
          </table:table-cell>
          <table:table-cell table:formula="of:=AVERAGE([.E451];[.D451];[.C451];[.B451])" office:value-type="float" office:value="0.832526564344746" calcext:value-type="float">
            <text:p>0.8325265643447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mo Meier</text:p>
          </table:table-cell>
          <table:table-cell office:value-type="float" office:value="3.27272727272727" calcext:value-type="float">
            <text:p>3.27272727272727</text:p>
          </table:table-cell>
          <table:table-cell office:value-type="float" office:value="3.28384279475983" calcext:value-type="float">
            <text:p>3.28384279475983</text:p>
          </table:table-cell>
          <table:table-cell office:value-type="float" office:value="3.18103448275862" calcext:value-type="float">
            <text:p>3.18103448275862</text:p>
          </table:table-cell>
          <table:table-cell office:value-type="float" office:value="3.1038961038961" calcext:value-type="float">
            <text:p>3.1038961038961</text:p>
          </table:table-cell>
          <table:table-cell table:formula="of:=AVERAGE([.E452];[.D452];[.C452];[.B452])" office:value-type="float" office:value="3.21037516353546" calcext:value-type="float">
            <text:p>3.210375163535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hn Marino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.09583333333333" calcext:value-type="float">
            <text:p>1.09583333333333</text:p>
          </table:table-cell>
          <table:table-cell office:value-type="float" office:value="1.00854700854701" calcext:value-type="float">
            <text:p>1.00854700854701</text:p>
          </table:table-cell>
          <table:table-cell office:value-type="float" office:value="0.95" calcext:value-type="float">
            <text:p>0.95</text:p>
          </table:table-cell>
          <table:table-cell table:formula="of:=AVERAGE([.E453];[.D453];[.C453];[.B453])" office:value-type="float" office:value="0.971928418803419" calcext:value-type="float">
            <text:p>0.9719284188034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sper Bratt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2.04" calcext:value-type="float">
            <text:p>2.04</text:p>
          </table:table-cell>
          <table:table-cell office:value-type="float" office:value="2.07368421052632" calcext:value-type="float">
            <text:p>2.07368421052632</text:p>
          </table:table-cell>
          <table:table-cell office:value-type="float" office:value="1.98275862068966" calcext:value-type="float">
            <text:p>1.98275862068966</text:p>
          </table:table-cell>
          <table:table-cell table:formula="of:=AVERAGE([.E454];[.D454];[.C454];[.B454])" office:value-type="float" office:value="2.00138343507672" calcext:value-type="float">
            <text:p>2.001383435076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than Bastian</text:p>
          </table:table-cell>
          <table:table-cell office:value-type="float" office:value="1.35220125786164" calcext:value-type="float">
            <text:p>1.35220125786164</text:p>
          </table:table-cell>
          <table:table-cell office:value-type="float" office:value="1.57317073170732" calcext:value-type="float">
            <text:p>1.57317073170732</text:p>
          </table:table-cell>
          <table:table-cell office:value-type="float" office:value="1" calcext:value-type="float">
            <text:p>1</text:p>
          </table:table-cell>
          <table:table-cell office:value-type="float" office:value="1.65625" calcext:value-type="float">
            <text:p>1.65625</text:p>
          </table:table-cell>
          <table:table-cell table:formula="of:=AVERAGE([.E455];[.D455];[.C455];[.B455])" office:value-type="float" office:value="1.39540549739224" calcext:value-type="float">
            <text:p>1.395405497392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ael McLeod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.0695652173913" calcext:value-type="float">
            <text:p>1.0695652173913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10909090909091" calcext:value-type="float">
            <text:p>1.10909090909091</text:p>
          </table:table-cell>
          <table:table-cell table:formula="of:=AVERAGE([.E456];[.D456];[.C456];[.B456])" office:value-type="float" office:value="0.913711650668172" calcext:value-type="float">
            <text:p>0.9137116506681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o Hischier</text:p>
          </table:table-cell>
          <table:table-cell office:value-type="float" office:value="2.30978260869565" calcext:value-type="float">
            <text:p>2.30978260869565</text:p>
          </table:table-cell>
          <table:table-cell office:value-type="float" office:value="1.91666666666667" calcext:value-type="float">
            <text:p>1.91666666666667</text:p>
          </table:table-cell>
          <table:table-cell office:value-type="float" office:value="2.38964577656676" calcext:value-type="float">
            <text:p>2.38964577656676</text:p>
          </table:table-cell>
          <table:table-cell office:value-type="float" office:value="2.3695652173913" calcext:value-type="float">
            <text:p>2.3695652173913</text:p>
          </table:table-cell>
          <table:table-cell table:formula="of:=AVERAGE([.E457];[.D457];[.C457];[.B457])" office:value-type="float" office:value="2.2464150673301" calcext:value-type="float">
            <text:p>2.24641506733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sper Boqvist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14689265536723" calcext:value-type="float">
            <text:p>1.14689265536723</text:p>
          </table:table-cell>
          <table:table-cell office:value-type="float" office:value="1.2" calcext:value-type="float">
            <text:p>1.2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E458];[.D458];[.C458];[.B458])" office:value-type="float" office:value="1.19783427495292" calcext:value-type="float">
            <text:p>1.197834274952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vin Bahl</text:p>
          </table:table-cell>
          <table:table-cell office:value-type="float" office:value="0.660377358490566" calcext:value-type="float">
            <text:p>0.66037735849056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30769230769231" calcext:value-type="float">
            <text:p>0.730769230769231</text:p>
          </table:table-cell>
          <table:table-cell table:formula="of:=AVERAGE([.E459];[.D459];[.C459];[.B459])" office:value-type="float" office:value="0.535286647314949" calcext:value-type="float">
            <text:p>0.5352866473149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kira Schmid</text:p>
          </table:table-cell>
          <table:table-cell office:value-type="float" office:value="25" calcext:value-type="float">
            <text:p>25</text:p>
          </table:table-cell>
          <table:table-cell office:value-type="float" office:value="19.5238095238095" calcext:value-type="float">
            <text:p>19.5238095238095</text:p>
          </table:table-cell>
          <table:table-cell office:value-type="float" office:value="20" calcext:value-type="float">
            <text:p>20</text:p>
          </table:table-cell>
          <table:table-cell office:value-type="float" office:value="22.9090909090909" calcext:value-type="float">
            <text:p>22.9090909090909</text:p>
          </table:table-cell>
          <table:table-cell table:formula="of:=AVERAGE([.E460];[.D460];[.C460];[.B460])" office:value-type="float" office:value="21.8582251082251" calcext:value-type="float">
            <text:p>21.85822510822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Yegor Sharangovich</text:p>
          </table:table-cell>
          <table:table-cell office:value-type="float" office:value="2.67647058823529" calcext:value-type="float">
            <text:p>2.67647058823529</text:p>
          </table:table-cell>
          <table:table-cell office:value-type="float" office:value="2.02083333333333" calcext:value-type="float">
            <text:p>2.02083333333333</text:p>
          </table:table-cell>
          <table:table-cell office:value-type="float" office:value="2.5" calcext:value-type="float">
            <text:p>2.5</text:p>
          </table:table-cell>
          <table:table-cell office:value-type="float" office:value="1.96842105263158" calcext:value-type="float">
            <text:p>1.96842105263158</text:p>
          </table:table-cell>
          <table:table-cell table:formula="of:=AVERAGE([.E461];[.D461];[.C461];[.B461])" office:value-type="float" office:value="2.29143124355005" calcext:value-type="float">
            <text:p>2.29143124355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an Fo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AVERAGE([.E462];[.D462];[.C462];[.B462])" office:value-type="float" office:value="1.15" calcext:value-type="float">
            <text:p>1.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wson Mercer</text:p>
          </table:table-cell>
          <table:table-cell office:value-type="float" office:value="1.93333333333333" calcext:value-type="float">
            <text:p>1.93333333333333</text:p>
          </table:table-cell>
          <table:table-cell office:value-type="float" office:value="2.69565217391304" calcext:value-type="float">
            <text:p>2.69565217391304</text:p>
          </table:table-cell>
          <table:table-cell office:value-type="float" office:value="2.05405405405405" calcext:value-type="float">
            <text:p>2.05405405405405</text:p>
          </table:table-cell>
          <table:table-cell office:value-type="float" office:value="1" calcext:value-type="float">
            <text:p>1</text:p>
          </table:table-cell>
          <table:table-cell table:formula="of:=AVERAGE([.E463];[.D463];[.C463];[.B463])" office:value-type="float" office:value="1.92075989032511" calcext:value-type="float">
            <text:p>1.920759890325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endan Gallagher</text:p>
          </table:table-cell>
          <table:table-cell office:value-type="float" office:value="3.06896551724138" calcext:value-type="float">
            <text:p>3.06896551724138</text:p>
          </table:table-cell>
          <table:table-cell office:value-type="float" office:value="3.09653092006033" calcext:value-type="float">
            <text:p>3.09653092006033</text:p>
          </table:table-cell>
          <table:table-cell office:value-type="float" office:value="3.16814159292035" calcext:value-type="float">
            <text:p>3.16814159292035</text:p>
          </table:table-cell>
          <table:table-cell office:value-type="float" office:value="3.06948640483384" calcext:value-type="float">
            <text:p>3.06948640483384</text:p>
          </table:table-cell>
          <table:table-cell table:formula="of:=AVERAGE([.E464];[.D464];[.C464];[.B464])" office:value-type="float" office:value="3.10078110876398" calcext:value-type="float">
            <text:p>3.100781108763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an Monahan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2.30543318649046" calcext:value-type="float">
            <text:p>2.30543318649046</text:p>
          </table:table-cell>
          <table:table-cell office:value-type="float" office:value="2.4" calcext:value-type="float">
            <text:p>2.4</text:p>
          </table:table-cell>
          <table:table-cell office:value-type="float" office:value="2.18803418803419" calcext:value-type="float">
            <text:p>2.18803418803419</text:p>
          </table:table-cell>
          <table:table-cell table:formula="of:=AVERAGE([.E465];[.D465];[.C465];[.B465])" office:value-type="float" office:value="2.25908112934545" calcext:value-type="float">
            <text:p>2.2590811293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e Evans</text:p>
          </table:table-cell>
          <table:table-cell office:value-type="float" office:value="0.257294429708223" calcext:value-type="float">
            <text:p>0.257294429708223</text:p>
          </table:table-cell>
          <table:table-cell office:value-type="string" calcext:value-type="string">
            <text:p><text:s/>'NULL'</text:p>
          </table:table-cell>
          <table:table-cell office:value-type="float" office:value="0.227722772277228" calcext:value-type="float">
            <text:p>0.227722772277228</text:p>
          </table:table-cell>
          <table:table-cell office:value-type="float" office:value="0.219839142091153" calcext:value-type="float">
            <text:p>0.219839142091153</text:p>
          </table:table-cell>
          <table:table-cell table:formula="of:=AVERAGE([.E466];[.D466];[.C466];[.B466])" office:value-type="float" office:value="0.234952114692201" calcext:value-type="float">
            <text:p>0.2349521146922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e Caufield</text:p>
          </table:table-cell>
          <table:table-cell office:value-type="float" office:value="3.11290322580645" calcext:value-type="float">
            <text:p>3.11290322580645</text:p>
          </table:table-cell>
          <table:table-cell office:value-type="float" office:value="2.2" calcext:value-type="float">
            <text:p>2.2</text:p>
          </table:table-cell>
          <table:table-cell office:value-type="float" office:value="3.05691056910569" calcext:value-type="float">
            <text:p>3.05691056910569</text:p>
          </table:table-cell>
          <table:table-cell office:value-type="float" office:value="2.93333333333333" calcext:value-type="float">
            <text:p>2.93333333333333</text:p>
          </table:table-cell>
          <table:table-cell table:formula="of:=AVERAGE([.E467];[.D467];[.C467];[.B467])" office:value-type="float" office:value="2.82578678206137" calcext:value-type="float">
            <text:p>2.825786782061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rber Xhekaj</text:p>
          </table:table-cell>
          <table:table-cell office:value-type="float" office:value="1.52" calcext:value-type="float">
            <text:p>1.52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'NULL'</text:p>
          </table:table-cell>
          <table:table-cell table:formula="of:=AVERAGE([.E468];[.D468];[.C468];[.B468])" office:value-type="float" office:value="1.66352941176471" calcext:value-type="float">
            <text:p>1.663529411764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raj Slafkovsky</text:p>
          </table:table-cell>
          <table:table-cell office:value-type="float" office:value="0.5" calcext:value-type="float">
            <text:p>0.5</text:p>
          </table:table-cell>
          <table:table-cell office:value-type="float" office:value="1.07692307692308" calcext:value-type="float">
            <text:p>1.07692307692308</text:p>
          </table:table-cell>
          <table:table-cell office:value-type="string" calcext:value-type="string">
            <text:p><text:s/>'NULL'</text:p>
          </table:table-cell>
          <table:table-cell office:value-type="float" office:value="0.652173913043478" calcext:value-type="float">
            <text:p>0.652173913043478</text:p>
          </table:table-cell>
          <table:table-cell table:formula="of:=AVERAGE([.E469];[.D469];[.C469];[.B469])" office:value-type="float" office:value="0.743032329988852" calcext:value-type="float">
            <text:p>0.7430323299888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e Allen</text:p>
          </table:table-cell>
          <table:table-cell office:value-type="float" office:value="26.4676616915423" calcext:value-type="float">
            <text:p>26.4676616915423</text:p>
          </table:table-cell>
          <table:table-cell office:value-type="float" office:value="25.2137404580153" calcext:value-type="float">
            <text:p>25.2137404580153</text:p>
          </table:table-cell>
          <table:table-cell office:value-type="float" office:value="26.5555555555556" calcext:value-type="float">
            <text:p>26.5555555555556</text:p>
          </table:table-cell>
          <table:table-cell office:value-type="float" office:value="26.5223880597015" calcext:value-type="float">
            <text:p>26.5223880597015</text:p>
          </table:table-cell>
          <table:table-cell table:formula="of:=AVERAGE([.E470];[.D470];[.C470];[.B470])" office:value-type="float" office:value="26.1898364412037" calcext:value-type="float">
            <text:p>26.18983644120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e Hoff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E471];[.D471];[.C471];[.B471])"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is Wideman</text:p>
          </table:table-cell>
          <table:table-cell office:value-type="float" office:value="1.29537366548043" calcext:value-type="float">
            <text:p>1.29537366548043</text:p>
          </table:table-cell>
          <table:table-cell office:value-type="float" office:value="1.28682170542636" calcext:value-type="float">
            <text:p>1.28682170542636</text:p>
          </table:table-cell>
          <table:table-cell office:value-type="float" office:value="1.10416666666667" calcext:value-type="float">
            <text:p>1.10416666666667</text:p>
          </table:table-cell>
          <table:table-cell office:value-type="float" office:value="1.72727272727273" calcext:value-type="float">
            <text:p>1.72727272727273</text:p>
          </table:table-cell>
          <table:table-cell table:formula="of:=AVERAGE([.E472];[.D472];[.C472];[.B472])" office:value-type="float" office:value="1.35340869121154" calcext:value-type="float">
            <text:p>1.353408691211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d Savard</text:p>
          </table:table-cell>
          <table:table-cell office:value-type="float" office:value="1.40054869684499" calcext:value-type="float">
            <text:p>1.40054869684499</text:p>
          </table:table-cell>
          <table:table-cell office:value-type="float" office:value="1.58914728682171" calcext:value-type="float">
            <text:p>1.58914728682171</text:p>
          </table:table-cell>
          <table:table-cell office:value-type="float" office:value="1.35734072022161" calcext:value-type="float">
            <text:p>1.35734072022161</text:p>
          </table:table-cell>
          <table:table-cell office:value-type="float" office:value="1.44" calcext:value-type="float">
            <text:p>1.44</text:p>
          </table:table-cell>
          <table:table-cell table:formula="of:=AVERAGE([.E473];[.D473];[.C473];[.B473])" office:value-type="float" office:value="1.44675917597208" calcext:value-type="float">
            <text:p>1.446759175972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 Belzile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222" calcext:value-type="float">
            <text:p>1.22222222222222</text:p>
          </table:table-cell>
          <table:table-cell/>
          <table:table-cell table:formula="of:=AVERAGE([.E474];[.D474];[.C474];[.B474])" office:value-type="float" office:value="0.824074074074074" calcext:value-type="float">
            <text:p>0.8240740740740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el Edmundson</text:p>
          </table:table-cell>
          <table:table-cell office:value-type="float" office:value="1.33766233766234" calcext:value-type="float">
            <text:p>1.33766233766234</text:p>
          </table:table-cell>
          <table:table-cell office:value-type="float" office:value="1.43534482758621" calcext:value-type="float">
            <text:p>1.43534482758621</text:p>
          </table:table-cell>
          <table:table-cell office:value-type="float" office:value="1.44871794871795" calcext:value-type="float">
            <text:p>1.44871794871795</text:p>
          </table:table-cell>
          <table:table-cell office:value-type="float" office:value="1.08333333333333" calcext:value-type="float">
            <text:p>1.08333333333333</text:p>
          </table:table-cell>
          <table:table-cell table:formula="of:=AVERAGE([.E475];[.D475];[.C475];[.B475])" office:value-type="float" office:value="1.32626461182496" calcext:value-type="float">
            <text:p>1.326264611824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el Armia</text:p>
          </table:table-cell>
          <table:table-cell office:value-type="float" office:value="1.88452655889146" calcext:value-type="float">
            <text:p>1.88452655889146</text:p>
          </table:table-cell>
          <table:table-cell office:value-type="float" office:value="2.15384615384615" calcext:value-type="float">
            <text:p>2.15384615384615</text:p>
          </table:table-cell>
          <table:table-cell office:value-type="float" office:value="1.76851851851852" calcext:value-type="float">
            <text:p>1.76851851851852</text:p>
          </table:table-cell>
          <table:table-cell office:value-type="float" office:value="1.84146341463415" calcext:value-type="float">
            <text:p>1.84146341463415</text:p>
          </table:table-cell>
          <table:table-cell table:formula="of:=AVERAGE([.E476];[.D476];[.C476];[.B476])" office:value-type="float" office:value="1.91208866147257" calcext:value-type="float">
            <text:p>1.912088661472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e Matheson</text:p>
          </table:table-cell>
          <table:table-cell office:value-type="float" office:value="1.97787610619469" calcext:value-type="float">
            <text:p>1.97787610619469</text:p>
          </table:table-cell>
          <table:table-cell office:value-type="float" office:value="2.16091954022989" calcext:value-type="float">
            <text:p>2.16091954022989</text:p>
          </table:table-cell>
          <table:table-cell office:value-type="float" office:value="2.03669724770642" calcext:value-type="float">
            <text:p>2.03669724770642</text:p>
          </table:table-cell>
          <table:table-cell office:value-type="float" office:value="1.83333333333333" calcext:value-type="float">
            <text:p>1.83333333333333</text:p>
          </table:table-cell>
          <table:table-cell table:formula="of:=AVERAGE([.E477];[.D477];[.C477];[.B477])" office:value-type="float" office:value="2.00220655686608" calcext:value-type="float">
            <text:p>2.002206556866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is Tierney</text:p>
          </table:table-cell>
          <table:table-cell office:value-type="float" office:value="1.20512820512821" calcext:value-type="float">
            <text:p>1.20512820512821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1.47368421052632" calcext:value-type="float">
            <text:p>1.47368421052632</text:p>
          </table:table-cell>
          <table:table-cell office:value-type="float" office:value="1.16262975778547" calcext:value-type="float">
            <text:p>1.16262975778547</text:p>
          </table:table-cell>
          <table:table-cell table:formula="of:=AVERAGE([.E478];[.D478];[.C478];[.B478])" office:value-type="float" office:value="1.2680528510523" calcext:value-type="float">
            <text:p>1.26805285105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h Anderson</text:p>
          </table:table-cell>
          <table:table-cell office:value-type="float" office:value="2.42394014962594" calcext:value-type="float">
            <text:p>2.42394014962594</text:p>
          </table:table-cell>
          <table:table-cell office:value-type="float" office:value="2.45945945945946" calcext:value-type="float">
            <text:p>2.45945945945946</text:p>
          </table:table-cell>
          <table:table-cell office:value-type="float" office:value="2.4031007751938" calcext:value-type="float">
            <text:p>2.4031007751938</text:p>
          </table:table-cell>
          <table:table-cell office:value-type="string" calcext:value-type="string">
            <text:p><text:s/>'NULL'</text:p>
          </table:table-cell>
          <table:table-cell table:formula="of:=AVERAGE([.E479];[.D479];[.C479];[.B479])" office:value-type="float" office:value="2.4288334614264" calcext:value-type="float">
            <text:p>2.42883346142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nathan Drouin</text:p>
          </table:table-cell>
          <table:table-cell office:value-type="float" office:value="1.87526427061311" calcext:value-type="float">
            <text:p>1.87526427061311</text:p>
          </table:table-cell>
          <table:table-cell office:value-type="float" office:value="1.81673306772908" calcext:value-type="float">
            <text:p>1.81673306772908</text:p>
          </table:table-cell>
          <table:table-cell office:value-type="float" office:value="1.84615384615385" calcext:value-type="float">
            <text:p>1.84615384615385</text:p>
          </table:table-cell>
          <table:table-cell office:value-type="float" office:value="1.55421686746988" calcext:value-type="float">
            <text:p>1.55421686746988</text:p>
          </table:table-cell>
          <table:table-cell table:formula="of:=AVERAGE([.E480];[.D480];[.C480];[.B480])" office:value-type="float" office:value="1.77309201299148" calcext:value-type="float">
            <text:p>1.773092012991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istian Dvorak</text:p>
          </table:table-cell>
          <table:table-cell office:value-type="float" office:value="1.58293838862559" calcext:value-type="float">
            <text:p>1.58293838862559</text:p>
          </table:table-cell>
          <table:table-cell office:value-type="float" office:value="1.4811320754717" calcext:value-type="float">
            <text:p>1.4811320754717</text:p>
          </table:table-cell>
          <table:table-cell office:value-type="float" office:value="1.45454545454545" calcext:value-type="float">
            <text:p>1.45454545454545</text:p>
          </table:table-cell>
          <table:table-cell office:value-type="float" office:value="1.77922077922078" calcext:value-type="float">
            <text:p>1.77922077922078</text:p>
          </table:table-cell>
          <table:table-cell table:formula="of:=AVERAGE([.E481];[.D481];[.C481];[.B481])" office:value-type="float" office:value="1.57445917446588" calcext:value-type="float">
            <text:p>1.574459174465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hony Richard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.125</text:p>
          </table:table-cell>
          <table:table-cell table:formula="of:=AVERAGE([.E482];[.D482];[.C482];[.B482])" office:value-type="float" office:value="1.13839285714286" calcext:value-type="float">
            <text:p>1.138392857142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m Montembeault</text:p>
          </table:table-cell>
          <table:table-cell office:value-type="float" office:value="32" calcext:value-type="float">
            <text:p>32</text:p>
          </table:table-cell>
          <table:table-cell office:value-type="float" office:value="26.7340425531915" calcext:value-type="float">
            <text:p>26.7340425531915</text:p>
          </table:table-cell>
          <table:table-cell office:value-type="float" office:value="28.7169811320755" calcext:value-type="float">
            <text:p>28.7169811320755</text:p>
          </table:table-cell>
          <table:table-cell office:value-type="float" office:value="23.5217391304348" calcext:value-type="float">
            <text:p>23.5217391304348</text:p>
          </table:table-cell>
          <table:table-cell table:formula="of:=AVERAGE([.E483];[.D483];[.C483];[.B483])" office:value-type="float" office:value="27.7431907039254" calcext:value-type="float">
            <text:p>27.74319070392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nis Gurianov</text:p>
          </table:table-cell>
          <table:table-cell office:value-type="float" office:value="1.97752808988764" calcext:value-type="float">
            <text:p>1.97752808988764</text:p>
          </table:table-cell>
          <table:table-cell office:value-type="float" office:value="2.2093023255814" calcext:value-type="float">
            <text:p>2.2093023255814</text:p>
          </table:table-cell>
          <table:table-cell office:value-type="float" office:value="1.83206106870229" calcext:value-type="float">
            <text:p>1.83206106870229</text:p>
          </table:table-cell>
          <table:table-cell office:value-type="float" office:value="1.23076923076923" calcext:value-type="float">
            <text:p>1.23076923076923</text:p>
          </table:table-cell>
          <table:table-cell table:formula="of:=AVERAGE([.E484];[.D484];[.C484];[.B484])" office:value-type="float" office:value="1.81241517873514" calcext:value-type="float">
            <text:p>1.812415178735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m Pitlick</text:p>
          </table:table-cell>
          <table:table-cell office:value-type="float" office:value="0.912280701754386" calcext:value-type="float">
            <text:p>0.912280701754386</text:p>
          </table:table-cell>
          <table:table-cell office:value-type="float" office:value="1" calcext:value-type="float">
            <text:p>1</text:p>
          </table:table-cell>
          <table:table-cell office:value-type="float" office:value="1.10344827586207" calcext:value-type="float">
            <text:p>1.10344827586207</text:p>
          </table:table-cell>
          <table:table-cell/>
          <table:table-cell table:formula="of:=AVERAGE([.E485];[.D485];[.C485];[.B485])" office:value-type="float" office:value="1.00524299253882" calcext:value-type="float">
            <text:p>1.005242992538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ael Pezzetta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1.01980198019802" calcext:value-type="float">
            <text:p>1.01980198019802</text:p>
          </table:table-cell>
          <table:table-cell office:value-type="float" office:value="1.02040816326531" calcext:value-type="float">
            <text:p>1.02040816326531</text:p>
          </table:table-cell>
          <table:table-cell office:value-type="float" office:value="1.75" calcext:value-type="float">
            <text:p>1.75</text:p>
          </table:table-cell>
          <table:table-cell table:formula="of:=AVERAGE([.E486];[.D486];[.C486];[.B486])" office:value-type="float" office:value="1.15807885165531" calcext:value-type="float">
            <text:p>1.158078851655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k Suzuki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.03956834532374" calcext:value-type="float">
            <text:p>2.03956834532374</text:p>
          </table:table-cell>
          <table:table-cell office:value-type="float" office:value="2.275" calcext:value-type="float">
            <text:p>2.275</text:p>
          </table:table-cell>
          <table:table-cell office:value-type="float" office:value="1.95652173913043" calcext:value-type="float">
            <text:p>1.95652173913043</text:p>
          </table:table-cell>
          <table:table-cell table:formula="of:=AVERAGE([.E487];[.D487];[.C487];[.B487])" office:value-type="float" office:value="1.98443918778021" calcext:value-type="float">
            <text:p>1.984439187780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hnathan Kovacevic</text:p>
          </table:table-cell>
          <table:table-cell office:value-type="float" office:value="0.5" calcext:value-type="float">
            <text:p>0.5</text:p>
          </table:table-cell>
          <table:table-cell office:value-type="float" office:value="1.14705882352941" calcext:value-type="float">
            <text:p>1.14705882352941</text:p>
          </table:table-cell>
          <table:table-cell office:value-type="float" office:value="1.4" calcext:value-type="float">
            <text:p>1.4</text:p>
          </table:table-cell>
          <table:table-cell office:value-type="float" office:value="1.11111111111111" calcext:value-type="float">
            <text:p>1.11111111111111</text:p>
          </table:table-cell>
          <table:table-cell table:formula="of:=AVERAGE([.E488];[.D488];[.C488];[.B488])" office:value-type="float" office:value="1.03954248366013" calcext:value-type="float">
            <text:p>1.039542483660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rdan Harris</text:p>
          </table:table-cell>
          <table:table-cell office:value-type="float" office:value="0.25" calcext:value-type="float">
            <text:p>0.25</text:p>
          </table:table-cell>
          <table:table-cell office:value-type="float" office:value="1.02857142857143" calcext:value-type="float">
            <text:p>1.02857142857143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489];[.D489];[.C489];[.B489])" office:value-type="float" office:value="0.964880952380952" calcext:value-type="float">
            <text:p>0.9648809523809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sse Ylonen</text:p>
          </table:table-cell>
          <table:table-cell office:value-type="float" office:value="0.5" calcext:value-type="float">
            <text:p>0.5</text:p>
          </table:table-cell>
          <table:table-cell office:value-type="float" office:value="1.11627906976744" calcext:value-type="float">
            <text:p>1.11627906976744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0.833333333333333" calcext:value-type="float">
            <text:p>0.833333333333333</text:p>
          </table:table-cell>
          <table:table-cell table:formula="of:=AVERAGE([.E490];[.D490];[.C490];[.B490])" office:value-type="float" office:value="0.797185709470846" calcext:value-type="float">
            <text:p>0.7971857094708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fael Harvey-Pinard</text:p>
          </table:table-cell>
          <table:table-cell office:value-type="float" office:value="1.58620689655172" calcext:value-type="float">
            <text:p>1.58620689655172</text:p>
          </table:table-cell>
          <table:table-cell office:value-type="float" office:value="2" calcext:value-type="float">
            <text:p>2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" calcext:value-type="float">
            <text:p>1</text:p>
          </table:table-cell>
          <table:table-cell table:formula="of:=AVERAGE([.E491];[.D491];[.C491];[.B491])" office:value-type="float" office:value="1.4679802955665" calcext:value-type="float">
            <text:p>1.46798029556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irby Dach</text:p>
          </table:table-cell>
          <table:table-cell office:value-type="float" office:value="1.66019417475728" calcext:value-type="float">
            <text:p>1.66019417475728</text:p>
          </table:table-cell>
          <table:table-cell office:value-type="float" office:value="1.23809523809524" calcext:value-type="float">
            <text:p>1.23809523809524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68316831683168" calcext:value-type="float">
            <text:p>1.68316831683168</text:p>
          </table:table-cell>
          <table:table-cell table:formula="of:=AVERAGE([.E492];[.D492];[.C492];[.B492])" office:value-type="float" office:value="1.43107871813534" calcext:value-type="float">
            <text:p>1.431078718135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iden Guhle</text:p>
          </table:table-cell>
          <table:table-cell office:value-type="float" office:value="1.09090909090909" calcext:value-type="float">
            <text:p>1.09090909090909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1.28571428571429" calcext:value-type="float">
            <text:p>1.28571428571429</text:p>
          </table:table-cell>
          <table:table-cell table:formula="of:=AVERAGE([.E493];[.D493];[.C493];[.B493])" office:value-type="float" office:value="1.37415584415584" calcext:value-type="float">
            <text:p>1.374155844155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stin Barron</text:p>
          </table:table-cell>
          <table:table-cell office:value-type="float" office:value="1.18181818181818" calcext:value-type="float">
            <text:p>1.18181818181818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table:formula="of:=AVERAGE([.E494];[.D494];[.C494];[.B494])" office:value-type="float" office:value="1.27878787878788" calcext:value-type="float">
            <text:p>1.278787878787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e Muzzin</text:p>
          </table:table-cell>
          <table:table-cell office:value-type="float" office:value="2.13793103448276" calcext:value-type="float">
            <text:p>2.13793103448276</text:p>
          </table:table-cell>
          <table:table-cell office:value-type="float" office:value="2.0497803806735" calcext:value-type="float">
            <text:p>2.0497803806735</text:p>
          </table:table-cell>
          <table:table-cell office:value-type="float" office:value="2.48275862068966" calcext:value-type="float">
            <text:p>2.48275862068966</text:p>
          </table:table-cell>
          <table:table-cell office:value-type="float" office:value="2.05202312138728" calcext:value-type="float">
            <text:p>2.05202312138728</text:p>
          </table:table-cell>
          <table:table-cell table:formula="of:=AVERAGE([.E495];[.D495];[.C495];[.B495])" office:value-type="float" office:value="2.1806232893083" calcext:value-type="float">
            <text:p>2.18062328930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O'Reilly</text:p>
          </table:table-cell>
          <table:table-cell office:value-type="float" office:value="2.23529411764706" calcext:value-type="float">
            <text:p>2.23529411764706</text:p>
          </table:table-cell>
          <table:table-cell office:value-type="float" office:value="2.47826086956522" calcext:value-type="float">
            <text:p>2.47826086956522</text:p>
          </table:table-cell>
          <table:table-cell office:value-type="float" office:value="2.132" calcext:value-type="float">
            <text:p>2.132</text:p>
          </table:table-cell>
          <table:table-cell office:value-type="float" office:value="2.39306358381503" calcext:value-type="float">
            <text:p>2.39306358381503</text:p>
          </table:table-cell>
          <table:table-cell table:formula="of:=AVERAGE([.E496];[.D496];[.C496];[.B496])" office:value-type="float" office:value="2.30965464275683" calcext:value-type="float">
            <text:p>2.309654642756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ctor Mete</text:p>
          </table:table-cell>
          <table:table-cell office:value-type="float" office:value="0.88663967611336" calcext:value-type="float">
            <text:p>0.88663967611336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754098360655738" calcext:value-type="float">
            <text:p>0.754098360655738</text:p>
          </table:table-cell>
          <table:table-cell table:formula="of:=AVERAGE([.E497];[.D497];[.C497];[.B497])" office:value-type="float" office:value="0.924159664471778" calcext:value-type="float">
            <text:p>0.9241596644717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holas Robertson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AVERAGE([.E498];[.D498];[.C498];[.B498])" office:value-type="float" office:value="1.34965437788018" calcext:value-type="float">
            <text:p>1.349654377880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rl Dahlstr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0769230769231" calcext:value-type="float">
            <text:p>1.30769230769231</text:p>
          </table:table-cell>
          <table:table-cell/>
          <table:table-cell table:formula="of:=AVERAGE([.E499];[.D499];[.C499];[.B499])" office:value-type="float" office:value="1.43589743589744" calcext:value-type="float">
            <text:p>1.435897435897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k Giordano</text:p>
          </table:table-cell>
          <table:table-cell office:value-type="float" office:value="2.27840909090909" calcext:value-type="float">
            <text:p>2.27840909090909</text:p>
          </table:table-cell>
          <table:table-cell office:value-type="float" office:value="1.97761194029851" calcext:value-type="float">
            <text:p>1.97761194029851</text:p>
          </table:table-cell>
          <table:table-cell office:value-type="float" office:value="2.08432630614116" calcext:value-type="float">
            <text:p>2.08432630614116</text:p>
          </table:table-cell>
          <table:table-cell office:value-type="float" office:value="2.48484848484849" calcext:value-type="float">
            <text:p>2.48484848484849</text:p>
          </table:table-cell>
          <table:table-cell table:formula="of:=AVERAGE([.E500];[.D500];[.C500];[.B500])" office:value-type="float" office:value="2.20629895554931" calcext:value-type="float">
            <text:p>2.206298955549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yne Simmonds</text:p>
          </table:table-cell>
          <table:table-cell office:value-type="float" office:value="1.89017341040462" calcext:value-type="float">
            <text:p>1.89017341040462</text:p>
          </table:table-cell>
          <table:table-cell office:value-type="float" office:value="2.06201550387597" calcext:value-type="float">
            <text:p>2.06201550387597</text:p>
          </table:table-cell>
          <table:table-cell office:value-type="float" office:value="2.47222222222222" calcext:value-type="float">
            <text:p>2.47222222222222</text:p>
          </table:table-cell>
          <table:table-cell office:value-type="float" office:value="2.08092485549133" calcext:value-type="float">
            <text:p>2.08092485549133</text:p>
          </table:table-cell>
          <table:table-cell table:formula="of:=AVERAGE([.E501];[.D501];[.C501];[.B501])" office:value-type="float" office:value="2.12633399799854" calcext:value-type="float">
            <text:p>2.126333997998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e Schenn</text:p>
          </table:table-cell>
          <table:table-cell office:value-type="float" office:value="1.21630434782609" calcext:value-type="float">
            <text:p>1.21630434782609</text:p>
          </table:table-cell>
          <table:table-cell office:value-type="float" office:value="1.44705882352941" calcext:value-type="float">
            <text:p>1.44705882352941</text:p>
          </table:table-cell>
          <table:table-cell office:value-type="float" office:value="1.17021276595745" calcext:value-type="float">
            <text:p>1.17021276595745</text:p>
          </table:table-cell>
          <table:table-cell office:value-type="float" office:value="1.25641025641026" calcext:value-type="float">
            <text:p>1.25641025641026</text:p>
          </table:table-cell>
          <table:table-cell table:formula="of:=AVERAGE([.E502];[.D502];[.C502];[.B502])" office:value-type="float" office:value="1.2724965484308" calcext:value-type="float">
            <text:p>1.27249654843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J Brodie</text:p>
          </table:table-cell>
          <table:table-cell office:value-type="float" office:value="1.14075887392901" calcext:value-type="float">
            <text:p>1.14075887392901</text:p>
          </table:table-cell>
          <table:table-cell office:value-type="float" office:value="1.23021582733813" calcext:value-type="float">
            <text:p>1.23021582733813</text:p>
          </table:table-cell>
          <table:table-cell office:value-type="float" office:value="1.26666666666667" calcext:value-type="float">
            <text:p>1.26666666666667</text:p>
          </table:table-cell>
          <table:table-cell office:value-type="float" office:value="1.16829268292683" calcext:value-type="float">
            <text:p>1.16829268292683</text:p>
          </table:table-cell>
          <table:table-cell table:formula="of:=AVERAGE([.E503];[.D503];[.C503];[.B503])" office:value-type="float" office:value="1.20148351271516" calcext:value-type="float">
            <text:p>1.201483512715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hn Tavares</text:p>
          </table:table-cell>
          <table:table-cell office:value-type="float" office:value="3.08163265306122" calcext:value-type="float">
            <text:p>3.08163265306122</text:p>
          </table:table-cell>
          <table:table-cell office:value-type="float" office:value="3.17733990147783" calcext:value-type="float">
            <text:p>3.17733990147783</text:p>
          </table:table-cell>
          <table:table-cell office:value-type="float" office:value="3.05294117647059" calcext:value-type="float">
            <text:p>3.05294117647059</text:p>
          </table:table-cell>
          <table:table-cell office:value-type="float" office:value="3.1960396039604" calcext:value-type="float">
            <text:p>3.1960396039604</text:p>
          </table:table-cell>
          <table:table-cell table:formula="of:=AVERAGE([.E504];[.D504];[.C504];[.B504])" office:value-type="float" office:value="3.12698833374251" calcext:value-type="float">
            <text:p>3.126988333742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le Jarnkrok</text:p>
          </table:table-cell>
          <table:table-cell office:value-type="float" office:value="1.56333333333333" calcext:value-type="float">
            <text:p>1.56333333333333</text:p>
          </table:table-cell>
          <table:table-cell office:value-type="float" office:value="1.56624605678233" calcext:value-type="float">
            <text:p>1.56624605678233</text:p>
          </table:table-cell>
          <table:table-cell office:value-type="float" office:value="1.52336448598131" calcext:value-type="float">
            <text:p>1.52336448598131</text:p>
          </table:table-cell>
          <table:table-cell office:value-type="float" office:value="1.26666666666667" calcext:value-type="float">
            <text:p>1.26666666666667</text:p>
          </table:table-cell>
          <table:table-cell table:formula="of:=AVERAGE([.E505];[.D505];[.C505];[.B505])" office:value-type="float" office:value="1.47990263569091" calcext:value-type="float">
            <text:p>1.479902635690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stin Holl</text:p>
          </table:table-cell>
          <table:table-cell office:value-type="float" office:value="0.981549815498155" calcext:value-type="float">
            <text:p>0.981549815498155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1.01449275362319" calcext:value-type="float">
            <text:p>1.01449275362319</text:p>
          </table:table-cell>
          <table:table-cell table:formula="of:=AVERAGE([.E506];[.D506];[.C506];[.B506])" office:value-type="float" office:value="1.12433033537497" calcext:value-type="float">
            <text:p>1.12433033537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rgan Rielly</text:p>
          </table:table-cell>
          <table:table-cell office:value-type="float" office:value="2.10569105691057" calcext:value-type="float">
            <text:p>2.10569105691057</text:p>
          </table:table-cell>
          <table:table-cell office:value-type="float" office:value="2.1728045325779" calcext:value-type="float">
            <text:p>2.1728045325779</text:p>
          </table:table-cell>
          <table:table-cell office:value-type="float" office:value="2.86842105263158" calcext:value-type="float">
            <text:p>2.86842105263158</text:p>
          </table:table-cell>
          <table:table-cell office:value-type="float" office:value="2.10374639769452" calcext:value-type="float">
            <text:p>2.10374639769452</text:p>
          </table:table-cell>
          <table:table-cell table:formula="of:=AVERAGE([.E507];[.D507];[.C507];[.B507])" office:value-type="float" office:value="2.31266575995364" calcext:value-type="float">
            <text:p>2.312665759953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 Murray</text:p>
          </table:table-cell>
          <table:table-cell office:value-type="float" office:value="1.17241379310345" calcext:value-type="float">
            <text:p>1.17241379310345</text:p>
          </table:table-cell>
          <table:table-cell office:value-type="float" office:value="1.2824427480916" calcext:value-type="float">
            <text:p>1.2824427480916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5" calcext:value-type="float">
            <text:p>1.5</text:p>
          </table:table-cell>
          <table:table-cell table:formula="of:=AVERAGE([.E508];[.D508];[.C508];[.B508])" office:value-type="float" office:value="1.28038080196543" calcext:value-type="float">
            <text:p>1.280380801965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e McCabe</text:p>
          </table:table-cell>
          <table:table-cell office:value-type="float" office:value="1.2280701754386" calcext:value-type="float">
            <text:p>1.2280701754386</text:p>
          </table:table-cell>
          <table:table-cell office:value-type="float" office:value="1.03673469387755" calcext:value-type="float">
            <text:p>1.03673469387755</text:p>
          </table:table-cell>
          <table:table-cell office:value-type="float" office:value="1.21052631578947" calcext:value-type="float">
            <text:p>1.21052631578947</text:p>
          </table:table-cell>
          <table:table-cell office:value-type="float" office:value="0.995867768595041" calcext:value-type="float">
            <text:p>0.995867768595041</text:p>
          </table:table-cell>
          <table:table-cell table:formula="of:=AVERAGE([.E509];[.D509];[.C509];[.B509])" office:value-type="float" office:value="1.11779973842517" calcext:value-type="float">
            <text:p>1.117799738425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rik Gustafsson</text:p>
          </table:table-cell>
          <table:table-cell office:value-type="float" office:value="0.945054945054945" calcext:value-type="float">
            <text:p>0.945054945054945</text:p>
          </table:table-cell>
          <table:table-cell office:value-type="float" office:value="1" calcext:value-type="float">
            <text:p>1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761904761904762" calcext:value-type="float">
            <text:p>0.761904761904762</text:p>
          </table:table-cell>
          <table:table-cell table:formula="of:=AVERAGE([.E510];[.D510];[.C510];[.B510])" office:value-type="float" office:value="0.831501831501831" calcext:value-type="float">
            <text:p>0.8315018315018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ander Kerfoot</text:p>
          </table:table-cell>
          <table:table-cell office:value-type="float" office:value="1.3536299765808" calcext:value-type="float">
            <text:p>1.3536299765808</text:p>
          </table:table-cell>
          <table:table-cell office:value-type="float" office:value="1.19117647058824" calcext:value-type="float">
            <text:p>1.19117647058824</text:p>
          </table:table-cell>
          <table:table-cell office:value-type="float" office:value="1.26415094339623" calcext:value-type="float">
            <text:p>1.26415094339623</text:p>
          </table:table-cell>
          <table:table-cell office:value-type="float" office:value="1.45454545454545" calcext:value-type="float">
            <text:p>1.45454545454545</text:p>
          </table:table-cell>
          <table:table-cell table:formula="of:=AVERAGE([.E511];[.D511];[.C511];[.B511])" office:value-type="float" office:value="1.31587571127768" calcext:value-type="float">
            <text:p>1.315875711277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lliam Nylander</text:p>
          </table:table-cell>
          <table:table-cell office:value-type="float" office:value="2.664" calcext:value-type="float">
            <text:p>2.664</text:p>
          </table:table-cell>
          <table:table-cell office:value-type="float" office:value="2.74308300395257" calcext:value-type="float">
            <text:p>2.74308300395257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2.73958333333333" calcext:value-type="float">
            <text:p>2.73958333333333</text:p>
          </table:table-cell>
          <table:table-cell table:formula="of:=AVERAGE([.E512];[.D512];[.C512];[.B512])" office:value-type="float" office:value="2.74499991765481" calcext:value-type="float">
            <text:p>2.744999917654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m Lafferty</text:p>
          </table:table-cell>
          <table:table-cell office:value-type="float" office:value="1.31313131313131" calcext:value-type="float">
            <text:p>1.31313131313131</text:p>
          </table:table-cell>
          <table:table-cell office:value-type="float" office:value="1.38144329896907" calcext:value-type="float">
            <text:p>1.38144329896907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formula="of:=AVERAGE([.E513];[.D513];[.C513];[.B513])" office:value-type="float" office:value="1.7236436530251" calcext:value-type="float">
            <text:p>1.72364365302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chael Bunting</text:p>
          </table:table-cell>
          <table:table-cell office:value-type="float" office:value="1.68181818181818" calcext:value-type="float">
            <text:p>1.68181818181818</text:p>
          </table:table-cell>
          <table:table-cell office:value-type="float" office:value="2.02906976744186" calcext:value-type="float">
            <text:p>2.02906976744186</text:p>
          </table:table-cell>
          <table:table-cell office:value-type="float" office:value="2.08888888888889" calcext:value-type="float">
            <text:p>2.08888888888889</text:p>
          </table:table-cell>
          <table:table-cell office:value-type="float" office:value="4" calcext:value-type="float">
            <text:p>4</text:p>
          </table:table-cell>
          <table:table-cell table:formula="of:=AVERAGE([.E514];[.D514];[.C514];[.B514])" office:value-type="float" office:value="2.44994420953723" calcext:value-type="float">
            <text:p>2.449944209537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tchell Marner</text:p>
          </table:table-cell>
          <table:table-cell office:value-type="float" office:value="2.63157894736842" calcext:value-type="float">
            <text:p>2.63157894736842</text:p>
          </table:table-cell>
          <table:table-cell office:value-type="float" office:value="3.13793103448276" calcext:value-type="float">
            <text:p>3.13793103448276</text:p>
          </table:table-cell>
          <table:table-cell office:value-type="float" office:value="2.80165289256198" calcext:value-type="float">
            <text:p>2.80165289256198</text:p>
          </table:table-cell>
          <table:table-cell office:value-type="float" office:value="2.7625" calcext:value-type="float">
            <text:p>2.7625</text:p>
          </table:table-cell>
          <table:table-cell table:formula="of:=AVERAGE([.E515];[.D515];[.C515];[.B515])" office:value-type="float" office:value="2.83341571860329" calcext:value-type="float">
            <text:p>2.833415718603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ya Samsonov</text:p>
          </table:table-cell>
          <table:table-cell office:value-type="float" office:value="24.1626016260163" calcext:value-type="float">
            <text:p>24.1626016260163</text:p>
          </table:table-cell>
          <table:table-cell office:value-type="float" office:value="25.6190476190476" calcext:value-type="float">
            <text:p>25.6190476190476</text:p>
          </table:table-cell>
          <table:table-cell office:value-type="float" office:value="26.5" calcext:value-type="float">
            <text:p>26.5</text:p>
          </table:table-cell>
          <table:table-cell office:value-type="float" office:value="23.6875" calcext:value-type="float">
            <text:p>23.6875</text:p>
          </table:table-cell>
          <table:table-cell table:formula="of:=AVERAGE([.E516];[.D516];[.C516];[.B516])" office:value-type="float" office:value="24.992287311266" calcext:value-type="float">
            <text:p>24.9922873112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el Acciari</text:p>
          </table:table-cell>
          <table:table-cell office:value-type="float" office:value="1.36461126005362" calcext:value-type="float">
            <text:p>1.36461126005362</text:p>
          </table:table-cell>
          <table:table-cell office:value-type="float" office:value="1.29213483146067" calcext:value-type="float">
            <text:p>1.29213483146067</text:p>
          </table:table-cell>
          <table:table-cell office:value-type="float" office:value="1.29441624365482" calcext:value-type="float">
            <text:p>1.29441624365482</text:p>
          </table:table-cell>
          <table:table-cell office:value-type="float" office:value="1.64285714285714" calcext:value-type="float">
            <text:p>1.64285714285714</text:p>
          </table:table-cell>
          <table:table-cell table:formula="of:=AVERAGE([.E517];[.D517];[.C517];[.B517])" office:value-type="float" office:value="1.39850486950656" calcext:value-type="float">
            <text:p>1.398504869506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ston Matthews</text:p>
          </table:table-cell>
          <table:table-cell office:value-type="float" office:value="3.83829787234043" calcext:value-type="float">
            <text:p>3.83829787234043</text:p>
          </table:table-cell>
          <table:table-cell office:value-type="float" office:value="3.92077087794433" calcext:value-type="float">
            <text:p>3.92077087794433</text:p>
          </table:table-cell>
          <table:table-cell office:value-type="float" office:value="4.18518518518519" calcext:value-type="float">
            <text:p>4.18518518518519</text:p>
          </table:table-cell>
          <table:table-cell office:value-type="float" office:value="4.18571428571429" calcext:value-type="float">
            <text:p>4.18571428571429</text:p>
          </table:table-cell>
          <table:table-cell table:formula="of:=AVERAGE([.E518];[.D518];[.C518];[.B518])" office:value-type="float" office:value="4.03249205529606" calcext:value-type="float">
            <text:p>4.0324920552960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ch Aston-Reese</text:p>
          </table:table-cell>
          <table:table-cell office:value-type="float" office:value="1.20512820512821" calcext:value-type="float">
            <text:p>1.20512820512821</text:p>
          </table:table-cell>
          <table:table-cell office:value-type="float" office:value="1.42123287671233" calcext:value-type="float">
            <text:p>1.42123287671233</text:p>
          </table:table-cell>
          <table:table-cell office:value-type="float" office:value="1.36029411764706" calcext:value-type="float">
            <text:p>1.36029411764706</text:p>
          </table:table-cell>
          <table:table-cell office:value-type="float" office:value="1.44444444444444" calcext:value-type="float">
            <text:p>1.44444444444444</text:p>
          </table:table-cell>
          <table:table-cell table:formula="of:=AVERAGE([.E519];[.D519];[.C519];[.B519])" office:value-type="float" office:value="1.35777491098301" calcext:value-type="float">
            <text:p>1.357774910983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or Timmins</text:p>
          </table:table-cell>
          <table:table-cell office:value-type="float" office:value="0.873015873015873" calcext:value-type="float">
            <text:p>0.873015873015873</text:p>
          </table:table-cell>
          <table:table-cell office:value-type="float" office:value="0" calcext:value-type="float">
            <text:p>0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0.5" calcext:value-type="float">
            <text:p>0.5</text:p>
          </table:table-cell>
          <table:table-cell table:formula="of:=AVERAGE([.E520];[.D520];[.C520];[.B520])" office:value-type="float" office:value="0.571825396825397" calcext:value-type="float">
            <text:p>0.5718253968253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imothy Liljegren</text:p>
          </table:table-cell>
          <table:table-cell office:value-type="float" office:value="0.25" calcext:value-type="float">
            <text:p>0.25</text:p>
          </table:table-cell>
          <table:table-cell office:value-type="float" office:value="1.140625" calcext:value-type="float">
            <text:p>1.140625</text:p>
          </table:table-cell>
          <table:table-cell office:value-type="float" office:value="1.20967741935484" calcext:value-type="float">
            <text:p>1.20967741935484</text:p>
          </table:table-cell>
          <table:table-cell office:value-type="float" office:value="0.947368421052632" calcext:value-type="float">
            <text:p>0.947368421052632</text:p>
          </table:table-cell>
          <table:table-cell table:formula="of:=AVERAGE([.E521];[.D521];[.C521];[.B521])" office:value-type="float" office:value="0.886917710101868" calcext:value-type="float">
            <text:p>0.8869177101018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vid Kampf</text:p>
          </table:table-cell>
          <table:table-cell office:value-type="float" office:value="1.11764705882353" calcext:value-type="float">
            <text:p>1.11764705882353</text:p>
          </table:table-cell>
          <table:table-cell office:value-type="float" office:value="1.19791666666667" calcext:value-type="float">
            <text:p>1.19791666666667</text:p>
          </table:table-cell>
          <table:table-cell office:value-type="float" office:value="1.18229166666667" calcext:value-type="float">
            <text:p>1.18229166666667</text:p>
          </table:table-cell>
          <table:table-cell office:value-type="float" office:value="1.1" calcext:value-type="float">
            <text:p>1.1</text:p>
          </table:table-cell>
          <table:table-cell table:formula="of:=AVERAGE([.E522];[.D522];[.C522];[.B522])" office:value-type="float" office:value="1.14946384803922" calcext:value-type="float">
            <text:p>1.149463848039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mitry Kulikov</text:p>
          </table:table-cell>
          <table:table-cell office:value-type="float" office:value="1.17931034482759" calcext:value-type="float">
            <text:p>1.17931034482759</text:p>
          </table:table-cell>
          <table:table-cell office:value-type="float" office:value="1.31410256410256" calcext:value-type="float">
            <text:p>1.31410256410256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1161731207289" calcext:value-type="float">
            <text:p>1.11161731207289</text:p>
          </table:table-cell>
          <table:table-cell table:formula="of:=AVERAGE([.E523];[.D523];[.C523];[.B523])" office:value-type="float" office:value="1.19032005525076" calcext:value-type="float">
            <text:p>1.190320055250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ff Carter</text:p>
          </table:table-cell>
          <table:table-cell office:value-type="float" office:value="3.09663865546219" calcext:value-type="float">
            <text:p>3.09663865546219</text:p>
          </table:table-cell>
          <table:table-cell office:value-type="float" office:value="2.98220064724919" calcext:value-type="float">
            <text:p>2.98220064724919</text:p>
          </table:table-cell>
          <table:table-cell office:value-type="float" office:value="2.96610169491525" calcext:value-type="float">
            <text:p>2.96610169491525</text:p>
          </table:table-cell>
          <table:table-cell office:value-type="float" office:value="3.11417004048583" calcext:value-type="float">
            <text:p>3.11417004048583</text:p>
          </table:table-cell>
          <table:table-cell table:formula="of:=AVERAGE([.E524];[.D524];[.C524];[.B524])" office:value-type="float" office:value="3.03977775952812" calcext:value-type="float">
            <text:p>3.039777759528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geni Malkin</text:p>
          </table:table-cell>
          <table:table-cell office:value-type="float" office:value="3.26347305389222" calcext:value-type="float">
            <text:p>3.26347305389222</text:p>
          </table:table-cell>
          <table:table-cell office:value-type="float" office:value="2.9" calcext:value-type="float">
            <text:p>2.9</text:p>
          </table:table-cell>
          <table:table-cell office:value-type="float" office:value="3.28026692087703" calcext:value-type="float">
            <text:p>3.28026692087703</text:p>
          </table:table-cell>
          <table:table-cell office:value-type="float" office:value="3.16314779270633" calcext:value-type="float">
            <text:p>3.16314779270633</text:p>
          </table:table-cell>
          <table:table-cell table:formula="of:=AVERAGE([.E525];[.D525];[.C525];[.B525])" office:value-type="float" office:value="3.15172194186889" calcext:value-type="float">
            <text:p>3.151721941868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dney Crosby</text:p>
          </table:table-cell>
          <table:table-cell office:value-type="float" office:value="3.34567901234568" calcext:value-type="float">
            <text:p>3.34567901234568</text:p>
          </table:table-cell>
          <table:table-cell office:value-type="float" office:value="3.05762711864407" calcext:value-type="float">
            <text:p>3.05762711864407</text:p>
          </table:table-cell>
          <table:table-cell office:value-type="float" office:value="3.34529147982063" calcext:value-type="float">
            <text:p>3.34529147982063</text:p>
          </table:table-cell>
          <table:table-cell office:value-type="float" office:value="3.18367346938776" calcext:value-type="float">
            <text:p>3.18367346938776</text:p>
          </table:table-cell>
          <table:table-cell table:formula="of:=AVERAGE([.E526];[.D526];[.C526];[.B526])" office:value-type="float" office:value="3.23306777004953" calcext:value-type="float">
            <text:p>3.233067770049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is Letang</text:p>
          </table:table-cell>
          <table:table-cell office:value-type="float" office:value="2.4809619238477" calcext:value-type="float">
            <text:p>2.4809619238477</text:p>
          </table:table-cell>
          <table:table-cell office:value-type="float" office:value="2.59838546922301" calcext:value-type="float">
            <text:p>2.59838546922301</text:p>
          </table:table-cell>
          <table:table-cell office:value-type="float" office:value="2.33870967741936" calcext:value-type="float">
            <text:p>2.33870967741936</text:p>
          </table:table-cell>
          <table:table-cell office:value-type="float" office:value="2.59146341463415" calcext:value-type="float">
            <text:p>2.59146341463415</text:p>
          </table:table-cell>
          <table:table-cell table:formula="of:=AVERAGE([.E527];[.D527];[.C527];[.B527])" office:value-type="float" office:value="2.50238012128105" calcext:value-type="float">
            <text:p>2.502380121281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ff Petry</text:p>
          </table:table-cell>
          <table:table-cell office:value-type="float" office:value="1.7972027972028" calcext:value-type="float">
            <text:p>1.7972027972028</text:p>
          </table:table-cell>
          <table:table-cell office:value-type="float" office:value="1.83625730994152" calcext:value-type="float">
            <text:p>1.83625730994152</text:p>
          </table:table-cell>
          <table:table-cell office:value-type="float" office:value="1.63448275862069" calcext:value-type="float">
            <text:p>1.63448275862069</text:p>
          </table:table-cell>
          <table:table-cell office:value-type="float" office:value="1.47826086956522" calcext:value-type="float">
            <text:p>1.47826086956522</text:p>
          </table:table-cell>
          <table:table-cell table:formula="of:=AVERAGE([.E528];[.D528];[.C528];[.B528])" office:value-type="float" office:value="1.68655093383256" calcext:value-type="float">
            <text:p>1.686550933832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ck Bonino</text:p>
          </table:table-cell>
          <table:table-cell office:value-type="float" office:value="1.55893074119077" calcext:value-type="float">
            <text:p>1.55893074119077</text:p>
          </table:table-cell>
          <table:table-cell office:value-type="float" office:value="2.1" calcext:value-type="float">
            <text:p>2.1</text:p>
          </table:table-cell>
          <table:table-cell office:value-type="float" office:value="1.65771812080537" calcext:value-type="float">
            <text:p>1.65771812080537</text:p>
          </table:table-cell>
          <table:table-cell office:value-type="float" office:value="1.37652811735941" calcext:value-type="float">
            <text:p>1.37652811735941</text:p>
          </table:table-cell>
          <table:table-cell table:formula="of:=AVERAGE([.E529];[.D529];[.C529];[.B529])" office:value-type="float" office:value="1.67329424483889" calcext:value-type="float">
            <text:p>1.673294244838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ian Dumoulin</text:p>
          </table:table-cell>
          <table:table-cell office:value-type="float" office:value="1.17669172932331" calcext:value-type="float">
            <text:p>1.17669172932331</text:p>
          </table:table-cell>
          <table:table-cell office:value-type="float" office:value="1.21428571428571" calcext:value-type="float">
            <text:p>1.21428571428571</text:p>
          </table:table-cell>
          <table:table-cell office:value-type="float" office:value="1.18702290076336" calcext:value-type="float">
            <text:p>1.18702290076336</text:p>
          </table:table-cell>
          <table:table-cell office:value-type="float" office:value="1.06451612903226" calcext:value-type="float">
            <text:p>1.06451612903226</text:p>
          </table:table-cell>
          <table:table-cell table:formula="of:=AVERAGE([.E530];[.D530];[.C530];[.B530])" office:value-type="float" office:value="1.16062911835116" calcext:value-type="float">
            <text:p>1.160629118351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son Zucker</text:p>
          </table:table-cell>
          <table:table-cell office:value-type="float" office:value="2.30944625407166" calcext:value-type="float">
            <text:p>2.30944625407166</text:p>
          </table:table-cell>
          <table:table-cell office:value-type="float" office:value="2.47368421052632" calcext:value-type="float">
            <text:p>2.47368421052632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2.26129032258065" calcext:value-type="float">
            <text:p>2.26129032258065</text:p>
          </table:table-cell>
          <table:table-cell table:formula="of:=AVERAGE([.E531];[.D531];[.C531];[.B531])" office:value-type="float" office:value="2.37221630790577" calcext:value-type="float">
            <text:p>2.372216307905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ael Granlund</text:p>
          </table:table-cell>
          <table:table-cell office:value-type="float" office:value="1.86141304347826" calcext:value-type="float">
            <text:p>1.86141304347826</text:p>
          </table:table-cell>
          <table:table-cell office:value-type="float" office:value="1.51908396946565" calcext:value-type="float">
            <text:p>1.51908396946565</text:p>
          </table:table-cell>
          <table:table-cell office:value-type="float" office:value="1.81095890410959" calcext:value-type="float">
            <text:p>1.81095890410959</text:p>
          </table:table-cell>
          <table:table-cell office:value-type="float" office:value="1.70588235294118" calcext:value-type="float">
            <text:p>1.70588235294118</text:p>
          </table:table-cell>
          <table:table-cell table:formula="of:=AVERAGE([.E532];[.D532];[.C532];[.B532])" office:value-type="float" office:value="1.72433456749867" calcext:value-type="float">
            <text:p>1.724334567498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yan Rust</text:p>
          </table:table-cell>
          <table:table-cell office:value-type="float" office:value="2.13333333333333" calcext:value-type="float">
            <text:p>2.13333333333333</text:p>
          </table:table-cell>
          <table:table-cell office:value-type="float" office:value="2.30346232179226" calcext:value-type="float">
            <text:p>2.30346232179226</text:p>
          </table:table-cell>
          <table:table-cell office:value-type="float" office:value="2.80645161290323" calcext:value-type="float">
            <text:p>2.80645161290323</text:p>
          </table:table-cell>
          <table:table-cell office:value-type="float" office:value="2.22222222222222" calcext:value-type="float">
            <text:p>2.22222222222222</text:p>
          </table:table-cell>
          <table:table-cell table:formula="of:=AVERAGE([.E533];[.D533];[.C533];[.B533])" office:value-type="float" office:value="2.36636737256276" calcext:value-type="float">
            <text:p>2.366367372562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h Archibald</text:p>
          </table:table-cell>
          <table:table-cell office:value-type="float" office:value="1.13698630136986" calcext:value-type="float">
            <text:p>1.13698630136986</text:p>
          </table:table-cell>
          <table:table-cell office:value-type="float" office:value="1.1156462585034" calcext:value-type="float">
            <text:p>1.1156462585034</text:p>
          </table:table-cell>
          <table:table-cell office:value-type="float" office:value="1.25" calcext:value-type="float">
            <text:p>1.25</text:p>
          </table:table-cell>
          <table:table-cell office:value-type="float" office:value="1.03125" calcext:value-type="float">
            <text:p>1.03125</text:p>
          </table:table-cell>
          <table:table-cell table:formula="of:=AVERAGE([.E534];[.D534];[.C534];[.B534])" office:value-type="float" office:value="1.13347063996832" calcext:value-type="float">
            <text:p>1.133470639968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ickard Rakell</text:p>
          </table:table-cell>
          <table:table-cell office:value-type="float" office:value="2.5447409733124" calcext:value-type="float">
            <text:p>2.5447409733124</text:p>
          </table:table-cell>
          <table:table-cell office:value-type="float" office:value="2.61111111111111" calcext:value-type="float">
            <text:p>2.61111111111111</text:p>
          </table:table-cell>
          <table:table-cell office:value-type="float" office:value="2.60330578512397" calcext:value-type="float">
            <text:p>2.60330578512397</text:p>
          </table:table-cell>
          <table:table-cell office:value-type="float" office:value="2.37421383647799" calcext:value-type="float">
            <text:p>2.37421383647799</text:p>
          </table:table-cell>
          <table:table-cell table:formula="of:=AVERAGE([.E535];[.D535];[.C535];[.B535])" office:value-type="float" office:value="2.53334292650637" calcext:value-type="float">
            <text:p>2.533342926506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ad Ruhwedel</text:p>
          </table:table-cell>
          <table:table-cell office:value-type="float" office:value="1.17549668874172" calcext:value-type="float">
            <text:p>1.17549668874172</text:p>
          </table:table-cell>
          <table:table-cell office:value-type="float" office:value="1.27586206896552" calcext:value-type="float">
            <text:p>1.27586206896552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06666666666667" calcext:value-type="float">
            <text:p>1.06666666666667</text:p>
          </table:table-cell>
          <table:table-cell table:formula="of:=AVERAGE([.E536];[.D536];[.C536];[.B536])" office:value-type="float" office:value="1.17117302276014" calcext:value-type="float">
            <text:p>1.171173022760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e Guentzel</text:p>
          </table:table-cell>
          <table:table-cell office:value-type="float" office:value="2.74074074074074" calcext:value-type="float">
            <text:p>2.74074074074074</text:p>
          </table:table-cell>
          <table:table-cell office:value-type="float" office:value="2.76993166287016" calcext:value-type="float">
            <text:p>2.76993166287016</text:p>
          </table:table-cell>
          <table:table-cell office:value-type="float" office:value="2.96296296296296" calcext:value-type="float">
            <text:p>2.96296296296296</text:p>
          </table:table-cell>
          <table:table-cell office:value-type="float" office:value="2.74193548387097" calcext:value-type="float">
            <text:p>2.74193548387097</text:p>
          </table:table-cell>
          <table:table-cell table:formula="of:=AVERAGE([.E537];[.D537];[.C537];[.B537])" office:value-type="float" office:value="2.80389271261121" calcext:value-type="float">
            <text:p>2.803892712611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istan Jarry</text:p>
          </table:table-cell>
          <table:table-cell office:value-type="float" office:value="24.6666666666667" calcext:value-type="float">
            <text:p>24.6666666666667</text:p>
          </table:table-cell>
          <table:table-cell office:value-type="float" office:value="25.8823529411765" calcext:value-type="float">
            <text:p>25.8823529411765</text:p>
          </table:table-cell>
          <table:table-cell office:value-type="float" office:value="26.6173469387755" calcext:value-type="float">
            <text:p>26.6173469387755</text:p>
          </table:table-cell>
          <table:table-cell office:value-type="float" office:value="25.5604395604396" calcext:value-type="float">
            <text:p>25.5604395604396</text:p>
          </table:table-cell>
          <table:table-cell table:formula="of:=AVERAGE([.E538];[.D538];[.C538];[.B538])" office:value-type="float" office:value="25.6817015267646" calcext:value-type="float">
            <text:p>25.68170152676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rcus Pettersson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.12777777777778" calcext:value-type="float">
            <text:p>1.12777777777778</text:p>
          </table:table-cell>
          <table:table-cell office:value-type="float" office:value="1.16949152542373" calcext:value-type="float">
            <text:p>1.16949152542373</text:p>
          </table:table-cell>
          <table:table-cell office:value-type="float" office:value="1.14705882352941" calcext:value-type="float">
            <text:p>1.14705882352941</text:p>
          </table:table-cell>
          <table:table-cell table:formula="of:=AVERAGE([.E539];[.D539];[.C539];[.B539])" office:value-type="float" office:value="1.03755261991802" calcext:value-type="float">
            <text:p>1.037552619918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nton Heinen</text:p>
          </table:table-cell>
          <table:table-cell office:value-type="float" office:value="1.6325" calcext:value-type="float">
            <text:p>1.6325</text:p>
          </table:table-cell>
          <table:table-cell office:value-type="float" office:value="1.76884422110553" calcext:value-type="float">
            <text:p>1.76884422110553</text:p>
          </table:table-cell>
          <table:table-cell office:value-type="float" office:value="1.54545454545455" calcext:value-type="float">
            <text:p>1.54545454545455</text:p>
          </table:table-cell>
          <table:table-cell office:value-type="float" office:value="1.6" calcext:value-type="float">
            <text:p>1.6</text:p>
          </table:table-cell>
          <table:table-cell table:formula="of:=AVERAGE([.E540];[.D540];[.C540];[.B540])" office:value-type="float" office:value="1.63669969164002" calcext:value-type="float">
            <text:p>1.636699691640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ey DeSmith</text:p>
          </table:table-cell>
          <table:table-cell office:value-type="float" office:value="25.8823529411765" calcext:value-type="float">
            <text:p>25.8823529411765</text:p>
          </table:table-cell>
          <table:table-cell office:value-type="float" office:value="26.4728682170543" calcext:value-type="float">
            <text:p>26.4728682170543</text:p>
          </table:table-cell>
          <table:table-cell office:value-type="float" office:value="22.1428571428571" calcext:value-type="float">
            <text:p>22.1428571428571</text:p>
          </table:table-cell>
          <table:table-cell office:value-type="float" office:value="22.5909090909091" calcext:value-type="float">
            <text:p>22.5909090909091</text:p>
          </table:table-cell>
          <table:table-cell table:formula="of:=AVERAGE([.E541];[.D541];[.C541];[.B541])" office:value-type="float" office:value="24.2722468479992" calcext:value-type="float">
            <text:p>24.27224684799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 Nylander</text:p>
          </table:table-cell>
          <table:table-cell office:value-type="float" office:value="1.37078651685393" calcext:value-type="float">
            <text:p>1.37078651685393</text:p>
          </table:table-cell>
          <table:table-cell office:value-type="float" office:value="1.52380952380952" calcext:value-type="float">
            <text:p>1.52380952380952</text:p>
          </table:table-cell>
          <table:table-cell office:value-type="float" office:value="1" calcext:value-type="float">
            <text:p>1</text:p>
          </table:table-cell>
          <table:table-cell office:value-type="float" office:value="1.34883720930233" calcext:value-type="float">
            <text:p>1.34883720930233</text:p>
          </table:table-cell>
          <table:table-cell table:formula="of:=AVERAGE([.E542];[.D542];[.C542];[.B542])" office:value-type="float" office:value="1.31085831249145" calcext:value-type="float">
            <text:p>1.310858312491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-Olivier Joseph</text:p>
          </table:table-cell>
          <table:table-cell office:value-type="float" office:value="1.53086419753086" calcext:value-type="float">
            <text:p>1.53086419753086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1.65116279069767" calcext:value-type="float">
            <text:p>1.65116279069767</text:p>
          </table:table-cell>
          <table:table-cell office:value-type="float" office:value="1.8" calcext:value-type="float">
            <text:p>1.8</text:p>
          </table:table-cell>
          <table:table-cell table:formula="of:=AVERAGE([.E543];[.D543];[.C543];[.B543])" office:value-type="float" office:value="1.9121734137238" calcext:value-type="float">
            <text:p>1.91217341372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Poehling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33870967741935" calcext:value-type="float">
            <text:p>1.33870967741935</text:p>
          </table:table-cell>
          <table:table-cell office:value-type="float" office:value="1.75" calcext:value-type="float">
            <text:p>1.75</text:p>
          </table:table-cell>
          <table:table-cell office:value-type="float" office:value="1.30769230769231" calcext:value-type="float">
            <text:p>1.30769230769231</text:p>
          </table:table-cell>
          <table:table-cell table:formula="of:=AVERAGE([.E544];[.D544];[.C544];[.B544])" office:value-type="float" office:value="1.3848147819922" calcext:value-type="float">
            <text:p>1.38481478199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rew O'Connor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43939393939394" calcext:value-type="float">
            <text:p>1.43939393939394</text:p>
          </table:table-cell>
          <table:table-cell office:value-type="float" office:value="1.45161290322581" calcext:value-type="float">
            <text:p>1.45161290322581</text:p>
          </table:table-cell>
          <table:table-cell office:value-type="float" office:value="1.25" calcext:value-type="float">
            <text:p>1.25</text:p>
          </table:table-cell>
          <table:table-cell table:formula="of:=AVERAGE([.E545];[.D545];[.C545];[.B545])" office:value-type="float" office:value="1.31302948843271" calcext:value-type="float">
            <text:p>1.313029488432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er Ekman-Larsson</text:p>
          </table:table-cell>
          <table:table-cell office:value-type="float" office:value="1.89473684210526" calcext:value-type="float">
            <text:p>1.89473684210526</text:p>
          </table:table-cell>
          <table:table-cell office:value-type="float" office:value="2.2039911308204" calcext:value-type="float">
            <text:p>2.2039911308204</text:p>
          </table:table-cell>
          <table:table-cell office:value-type="float" office:value="2.29333333333333" calcext:value-type="float">
            <text:p>2.29333333333333</text:p>
          </table:table-cell>
          <table:table-cell office:value-type="float" office:value="2.12555066079295" calcext:value-type="float">
            <text:p>2.12555066079295</text:p>
          </table:table-cell>
          <table:table-cell table:formula="of:=AVERAGE([.E546];[.D546];[.C546];[.B546])" office:value-type="float" office:value="2.12940299176299" calcext:value-type="float">
            <text:p>2.129402991762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nner Pearson</text:p>
          </table:table-cell>
          <table:table-cell office:value-type="float" office:value="2" calcext:value-type="float">
            <text:p>2</text:p>
          </table:table-cell>
          <table:table-cell office:value-type="float" office:value="2.03389830508475" calcext:value-type="float">
            <text:p>2.03389830508475</text:p>
          </table:table-cell>
          <table:table-cell office:value-type="float" office:value="2.875" calcext:value-type="float">
            <text:p>2.875</text:p>
          </table:table-cell>
          <table:table-cell office:value-type="float" office:value="2.01730103806228" calcext:value-type="float">
            <text:p>2.01730103806228</text:p>
          </table:table-cell>
          <table:table-cell table:formula="of:=AVERAGE([.E547];[.D547];[.C547];[.B547])" office:value-type="float" office:value="2.23154983578676" calcext:value-type="float">
            <text:p>2.231549835786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ucker Poolman</text:p>
          </table:table-cell>
          <table:table-cell office:value-type="float" office:value="0.25" calcext:value-type="float">
            <text:p>0.25</text:p>
          </table:table-cell>
          <table:table-cell office:value-type="float" office:value="1.17177914110429" calcext:value-type="float">
            <text:p>1.17177914110429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1.18681318681319" calcext:value-type="float">
            <text:p>1.18681318681319</text:p>
          </table:table-cell>
          <table:table-cell table:formula="of:=AVERAGE([.E548];[.D548];[.C548];[.B548])" office:value-type="float" office:value="0.882917312748601" calcext:value-type="float">
            <text:p>0.8829173127486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avis Dermott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1.09677419354839" calcext:value-type="float">
            <text:p>1.09677419354839</text:p>
          </table:table-cell>
          <table:table-cell office:value-type="float" office:value="0.837209302325581" calcext:value-type="float">
            <text:p>0.837209302325581</text:p>
          </table:table-cell>
          <table:table-cell office:value-type="float" office:value="1.04347826086957" calcext:value-type="float">
            <text:p>1.04347826086957</text:p>
          </table:table-cell>
          <table:table-cell table:formula="of:=AVERAGE([.E549];[.D549];[.C549];[.B549])" office:value-type="float" office:value="0.91103210585255" calcext:value-type="float">
            <text:p>0.911032105852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than Bear</text:p>
          </table:table-cell>
          <table:table-cell office:value-type="float" office:value="0.625" calcext:value-type="float">
            <text:p>0.625</text:p>
          </table:table-cell>
          <table:table-cell office:value-type="float" office:value="1.41101694915254" calcext:value-type="float">
            <text:p>1.41101694915254</text:p>
          </table:table-cell>
          <table:table-cell office:value-type="float" office:value="1.38793103448276" calcext:value-type="float">
            <text:p>1.38793103448276</text:p>
          </table:table-cell>
          <table:table-cell office:value-type="float" office:value="1.375" calcext:value-type="float">
            <text:p>1.375</text:p>
          </table:table-cell>
          <table:table-cell table:formula="of:=AVERAGE([.E550];[.D550];[.C550];[.B550])" office:value-type="float" office:value="1.19973699590883" calcext:value-type="float">
            <text:p>1.199736995908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ya Mikheyev</text:p>
          </table:table-cell>
          <table:table-cell office:value-type="float" office:value="2.30729166666667" calcext:value-type="float">
            <text:p>2.30729166666667</text:p>
          </table:table-cell>
          <table:table-cell office:value-type="float" office:value="2" calcext:value-type="float">
            <text:p>2</text:p>
          </table:table-cell>
          <table:table-cell office:value-type="float" office:value="2.33673469387755" calcext:value-type="float">
            <text:p>2.33673469387755</text:p>
          </table:table-cell>
          <table:table-cell office:value-type="float" office:value="2.82142857142857" calcext:value-type="float">
            <text:p>2.82142857142857</text:p>
          </table:table-cell>
          <table:table-cell table:formula="of:=AVERAGE([.E551];[.D551];[.C551];[.B551])" office:value-type="float" office:value="2.3663637329932" calcext:value-type="float">
            <text:p>2.36636373299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yler Myers</text:p>
          </table:table-cell>
          <table:table-cell office:value-type="float" office:value="1.65818584070796" calcext:value-type="float">
            <text:p>1.65818584070796</text:p>
          </table:table-cell>
          <table:table-cell office:value-type="float" office:value="1.64508928571429" calcext:value-type="float">
            <text:p>1.64508928571429</text:p>
          </table:table-cell>
          <table:table-cell office:value-type="float" office:value="1.40909090909091" calcext:value-type="float">
            <text:p>1.40909090909091</text:p>
          </table:table-cell>
          <table:table-cell office:value-type="float" office:value="1.59748427672956" calcext:value-type="float">
            <text:p>1.59748427672956</text:p>
          </table:table-cell>
          <table:table-cell table:formula="of:=AVERAGE([.E552];[.D552];[.C552];[.B552])" office:value-type="float" office:value="1.57746257806068" calcext:value-type="float">
            <text:p>1.577462578060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.T. Miller</text:p>
          </table:table-cell>
          <table:table-cell office:value-type="float" office:value="1.93598862019915" calcext:value-type="float">
            <text:p>1.93598862019915</text:p>
          </table:table-cell>
          <table:table-cell office:value-type="float" office:value="2.0390625" calcext:value-type="float">
            <text:p>2.0390625</text:p>
          </table:table-cell>
          <table:table-cell office:value-type="float" office:value="1.87319884726225" calcext:value-type="float">
            <text:p>1.87319884726225</text:p>
          </table:table-cell>
          <table:table-cell office:value-type="float" office:value="1.35294117647059" calcext:value-type="float">
            <text:p>1.35294117647059</text:p>
          </table:table-cell>
          <table:table-cell table:formula="of:=AVERAGE([.E553];[.D553];[.C553];[.B553])" office:value-type="float" office:value="1.800297785983" calcext:value-type="float">
            <text:p>1.8002977859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hillip Di Giuseppe</text:p>
          </table:table-cell>
          <table:table-cell office:value-type="float" office:value="1.59722222222222" calcext:value-type="float">
            <text:p>1.59722222222222</text:p>
          </table:table-cell>
          <table:table-cell office:value-type="float" office:value="1.58928571428571" calcext:value-type="float">
            <text:p>1.58928571428571</text:p>
          </table:table-cell>
          <table:table-cell office:value-type="float" office:value="1.52777777777778" calcext:value-type="float">
            <text:p>1.52777777777778</text:p>
          </table:table-cell>
          <table:table-cell office:value-type="float" office:value="1.25" calcext:value-type="float">
            <text:p>1.25</text:p>
          </table:table-cell>
          <table:table-cell table:formula="of:=AVERAGE([.E554];[.D554];[.C554];[.B554])" office:value-type="float" office:value="1.49107142857143" calcext:value-type="float">
            <text:p>1.491071428571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yle Burroughs</text:p>
          </table:table-cell>
          <table:table-cell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953488372093023" calcext:value-type="float">
            <text:p>0.953488372093023</text:p>
          </table:table-cell>
          <table:table-cell table:formula="of:=AVERAGE([.E555];[.D555];[.C555];[.B555])" office:value-type="float" office:value="0.68703280730897" calcext:value-type="float">
            <text:p>0.687032807308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hatcher Demko</text:p>
          </table:table-cell>
          <table:table-cell office:value-type="float" office:value="28.6486486486487" calcext:value-type="float">
            <text:p>28.6486486486487</text:p>
          </table:table-cell>
          <table:table-cell office:value-type="float" office:value="35" calcext:value-type="float">
            <text:p>35</text:p>
          </table:table-cell>
          <table:table-cell office:value-type="float" office:value="28.5506329113924" calcext:value-type="float">
            <text:p>28.5506329113924</text:p>
          </table:table-cell>
          <table:table-cell office:value-type="float" office:value="29.6153846153846" calcext:value-type="float">
            <text:p>29.6153846153846</text:p>
          </table:table-cell>
          <table:table-cell table:formula="of:=AVERAGE([.E556];[.D556];[.C556];[.B556])" office:value-type="float" office:value="30.4536665438564" calcext:value-type="float">
            <text:p>30.45366654385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kota Joshua</text:p>
          </table:table-cell>
          <table:table-cell office:value-type="float" office:value="0.915094339622642" calcext:value-type="float">
            <text:p>0.91509433962264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table:formula="of:=AVERAGE([.E557];[.D557];[.C557];[.B557])" office:value-type="float" office:value="0.880856918238994" calcext:value-type="float">
            <text:p>0.8808569182389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ock Boeser</text:p>
          </table:table-cell>
          <table:table-cell office:value-type="float" office:value="2.36363636363636" calcext:value-type="float">
            <text:p>2.36363636363636</text:p>
          </table:table-cell>
          <table:table-cell office:value-type="float" office:value="2.72062663185379" calcext:value-type="float">
            <text:p>2.72062663185379</text:p>
          </table:table-cell>
          <table:table-cell office:value-type="float" office:value="3.69230769230769" calcext:value-type="float">
            <text:p>3.69230769230769</text:p>
          </table:table-cell>
          <table:table-cell office:value-type="float" office:value="2.73544973544974" calcext:value-type="float">
            <text:p>2.73544973544974</text:p>
          </table:table-cell>
          <table:table-cell table:formula="of:=AVERAGE([.E558];[.D558];[.C558];[.B558])" office:value-type="float" office:value="2.87800510581189" calcext:value-type="float">
            <text:p>2.878005105811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ah Juulsen</text:p>
          </table:table-cell>
          <table:table-cell office:value-type="float" office:value="1.04545454545455" calcext:value-type="float">
            <text:p>1.04545454545455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AVERAGE([.E559];[.D559];[.C559];[.B559])" office:value-type="float" office:value="1.10810276679842" calcext:value-type="float">
            <text:p>1.108102766798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hony Beauvillier</text:p>
          </table:table-cell>
          <table:table-cell office:value-type="float" office:value="1.97894736842105" calcext:value-type="float">
            <text:p>1.97894736842105</text:p>
          </table:table-cell>
          <table:table-cell office:value-type="float" office:value="2.19318181818182" calcext:value-type="float">
            <text:p>2.19318181818182</text:p>
          </table:table-cell>
          <table:table-cell office:value-type="float" office:value="1.87068965517241" calcext:value-type="float">
            <text:p>1.87068965517241</text:p>
          </table:table-cell>
          <table:table-cell office:value-type="float" office:value="1.88888888888889" calcext:value-type="float">
            <text:p>1.88888888888889</text:p>
          </table:table-cell>
          <table:table-cell table:formula="of:=AVERAGE([.E560];[.D560];[.C560];[.B560])" office:value-type="float" office:value="1.98292693266604" calcext:value-type="float">
            <text:p>1.982926932666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uillaume Brisebois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0" calcext:value-type="float">
            <text:p>0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1.11111111111111" calcext:value-type="float">
            <text:p>1.11111111111111</text:p>
          </table:table-cell>
          <table:table-cell table:formula="of:=AVERAGE([.E561];[.D561];[.C561];[.B561])" office:value-type="float" office:value="0.695837978446674" calcext:value-type="float">
            <text:p>0.6958379784466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istian Wolanin</text:p>
          </table:table-cell>
          <table:table-cell office:value-type="float" office:value="1.07317073170732" calcext:value-type="float">
            <text:p>1.07317073170732</text:p>
          </table:table-cell>
          <table:table-cell office:value-type="float" office:value="2" calcext:value-type="float">
            <text:p>2</text:p>
          </table:table-cell>
          <table:table-cell office:value-type="float" office:value="1.23255813953488" calcext:value-type="float">
            <text:p>1.23255813953488</text:p>
          </table:table-cell>
          <table:table-cell office:value-type="float" office:value="1.11111111111111" calcext:value-type="float">
            <text:p>1.11111111111111</text:p>
          </table:table-cell>
          <table:table-cell table:formula="of:=AVERAGE([.E562];[.D562];[.C562];[.B562])" office:value-type="float" office:value="1.35420999558833" calcext:value-type="float">
            <text:p>1.354209995588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nor Garland</text:p>
          </table:table-cell>
          <table:table-cell office:value-type="float" office:value="2.08888888888889" calcext:value-type="float">
            <text:p>2.08888888888889</text:p>
          </table:table-cell>
          <table:table-cell office:value-type="float" office:value="2.44625407166124" calcext:value-type="float">
            <text:p>2.44625407166124</text:p>
          </table:table-cell>
          <table:table-cell office:value-type="float" office:value="2" calcext:value-type="float">
            <text:p>2</text:p>
          </table:table-cell>
          <table:table-cell office:value-type="float" office:value="2.51923076923077" calcext:value-type="float">
            <text:p>2.51923076923077</text:p>
          </table:table-cell>
          <table:table-cell table:formula="of:=AVERAGE([.E563];[.D563];[.C563];[.B563])" office:value-type="float" office:value="2.26359343244522" calcext:value-type="float">
            <text:p>2.263593432445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ilip Hronek</text:p>
          </table:table-cell>
          <table:table-cell office:value-type="float" office:value="1.85901639344262" calcext:value-type="float">
            <text:p>1.85901639344262</text:p>
          </table:table-cell>
          <table:table-cell office:value-type="float" office:value="2" calcext:value-type="float">
            <text:p>2</text:p>
          </table:table-cell>
          <table:table-cell office:value-type="float" office:value="1.89473684210526" calcext:value-type="float">
            <text:p>1.89473684210526</text:p>
          </table:table-cell>
          <table:table-cell office:value-type="float" office:value="1.5" calcext:value-type="float">
            <text:p>1.5</text:p>
          </table:table-cell>
          <table:table-cell table:formula="of:=AVERAGE([.E564];[.D564];[.C564];[.B564])" office:value-type="float" office:value="1.81343830888697" calcext:value-type="float">
            <text:p>1.813438308886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ias Pettersson</text:p>
          </table:table-cell>
          <table:table-cell office:value-type="float" office:value="2.5" calcext:value-type="float">
            <text:p>2.5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2.53846153846154" calcext:value-type="float">
            <text:p>2.53846153846154</text:p>
          </table:table-cell>
          <table:table-cell office:value-type="float" office:value="2.1" calcext:value-type="float">
            <text:p>2.1</text:p>
          </table:table-cell>
          <table:table-cell table:formula="of:=AVERAGE([.E565];[.D565];[.C565];[.B565])" office:value-type="float" office:value="2.33006993006993" calcext:value-type="float">
            <text:p>2.33006993006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 Studnicka</text:p>
          </table:table-cell>
          <table:table-cell office:value-type="float" office:value="1.43243243243243" calcext:value-type="float">
            <text:p>1.43243243243243</text:p>
          </table:table-cell>
          <table:table-cell office:value-type="string" calcext:value-type="string">
            <text:p><text:s/>'NULL'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5" calcext:value-type="float">
            <text:p>1.5</text:p>
          </table:table-cell>
          <table:table-cell table:formula="of:=AVERAGE([.E566];[.D566];[.C566];[.B566])" office:value-type="float" office:value="1.36636636636637" calcext:value-type="float">
            <text:p>1.366366366366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heldon Dries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.26168224299065" calcext:value-type="float">
            <text:p>1.26168224299065</text:p>
          </table:table-cell>
          <table:table-cell office:value-type="float" office:value="0.94" calcext:value-type="float">
            <text:p>0.94</text:p>
          </table:table-cell>
          <table:table-cell office:value-type="float" office:value="1.66666666666667" calcext:value-type="float">
            <text:p>1.66666666666667</text:p>
          </table:table-cell>
          <table:table-cell table:formula="of:=AVERAGE([.E567];[.D567];[.C567];[.B567])" office:value-type="float" office:value="1.17163268195978" calcext:value-type="float">
            <text:p>1.171632681959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lin Delia</text:p>
          </table:table-cell>
          <table:table-cell office:value-type="float" office:value="35" calcext:value-type="float">
            <text:p>35</text:p>
          </table:table-cell>
          <table:table-cell office:value-type="float" office:value="27.1914893617021" calcext:value-type="float">
            <text:p>27.1914893617021</text:p>
          </table:table-cell>
          <table:table-cell office:value-type="float" office:value="28.5555555555556" calcext:value-type="float">
            <text:p>28.5555555555556</text:p>
          </table:table-cell>
          <table:table-cell office:value-type="float" office:value="33" calcext:value-type="float">
            <text:p>33</text:p>
          </table:table-cell>
          <table:table-cell table:formula="of:=AVERAGE([.E568];[.D568];[.C568];[.B568])" office:value-type="float" office:value="30.9367612293144" calcext:value-type="float">
            <text:p>30.93676122931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inn Hughes</text:p>
          </table:table-cell>
          <table:table-cell office:value-type="float" office:value="1.83458646616541" calcext:value-type="float">
            <text:p>1.83458646616541</text:p>
          </table:table-cell>
          <table:table-cell office:value-type="float" office:value="1.87313432835821" calcext:value-type="float">
            <text:p>1.87313432835821</text:p>
          </table:table-cell>
          <table:table-cell office:value-type="float" office:value="1.53658536585366" calcext:value-type="float">
            <text:p>1.53658536585366</text:p>
          </table:table-cell>
          <table:table-cell office:value-type="float" office:value="1.875" calcext:value-type="float">
            <text:p>1.875</text:p>
          </table:table-cell>
          <table:table-cell table:formula="of:=AVERAGE([.E569];[.D569];[.C569];[.B569])" office:value-type="float" office:value="1.77982654009432" calcext:value-type="float">
            <text:p>1.77982654009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li Kravtsov</text:p>
          </table:table-cell>
          <table:table-cell office:value-type="float" office:value="1.05357142857143" calcext:value-type="float">
            <text:p>1.05357142857143</text:p>
          </table:table-cell>
          <table:table-cell office:value-type="string" calcext:value-type="string">
            <text:p><text:s/>'NULL'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31818181818182" calcext:value-type="float">
            <text:p>1.31818181818182</text:p>
          </table:table-cell>
          <table:table-cell table:formula="of:=AVERAGE([.E570];[.D570];[.C570];[.B570])" office:value-type="float" office:value="1.21915584415584" calcext:value-type="float">
            <text:p>1.219155844155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sily Podkolzin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33628318584071" calcext:value-type="float">
            <text:p>1.33628318584071</text:p>
          </table:table-cell>
          <table:table-cell office:value-type="float" office:value="1.26785714285714" calcext:value-type="float">
            <text:p>1.26785714285714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E571];[.D571];[.C571];[.B571])" office:value-type="float" office:value="1.27008270122208" calcext:value-type="float">
            <text:p>1.270082701222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ls Aman</text:p>
          </table:table-cell>
          <table:table-cell office:value-type="float" office:value="0.792452830188679" calcext:value-type="float">
            <text:p>0.792452830188679</text:p>
          </table:table-cell>
          <table:table-cell office:value-type="float" office:value="0" calcext:value-type="float">
            <text:p>0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0.653846153846154" calcext:value-type="float">
            <text:p>0.653846153846154</text:p>
          </table:table-cell>
          <table:table-cell table:formula="of:=AVERAGE([.E572];[.D572];[.C572];[.B572])" office:value-type="float" office:value="0.647289031722994" calcext:value-type="float">
            <text:p>0.6472890317229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i Kuzmenko</text:p>
          </table:table-cell>
          <table:table-cell office:value-type="float" office:value="1.84848484848485" calcext:value-type="float">
            <text:p>1.84848484848485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formula="of:=AVERAGE([.E573];[.D573];[.C573];[.B573])" office:value-type="float" office:value="1.61390692640693" calcext:value-type="float">
            <text:p>1.613906926406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Suter</text:p>
          </table:table-cell>
          <table:table-cell office:value-type="float" office:value="1.66932270916335" calcext:value-type="float">
            <text:p>1.66932270916335</text:p>
          </table:table-cell>
          <table:table-cell office:value-type="float" office:value="1.66567828020756" calcext:value-type="float">
            <text:p>1.66567828020756</text:p>
          </table:table-cell>
          <table:table-cell office:value-type="float" office:value="1.65620328849028" calcext:value-type="float">
            <text:p>1.65620328849028</text:p>
          </table:table-cell>
          <table:table-cell office:value-type="float" office:value="1.79661016949153" calcext:value-type="float">
            <text:p>1.79661016949153</text:p>
          </table:table-cell>
          <table:table-cell table:formula="of:=AVERAGE([.E574];[.D574];[.C574];[.B574])" office:value-type="float" office:value="1.69695361183818" calcext:value-type="float">
            <text:p>1.696953611838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e Pavelski</text:p>
          </table:table-cell>
          <table:table-cell office:value-type="float" office:value="2.82215036378335" calcext:value-type="float">
            <text:p>2.82215036378335</text:p>
          </table:table-cell>
          <table:table-cell office:value-type="float" office:value="2.95" calcext:value-type="float">
            <text:p>2.95</text:p>
          </table:table-cell>
          <table:table-cell office:value-type="float" office:value="2.87224669603524" calcext:value-type="float">
            <text:p>2.87224669603524</text:p>
          </table:table-cell>
          <table:table-cell office:value-type="float" office:value="2.67915309446254" calcext:value-type="float">
            <text:p>2.67915309446254</text:p>
          </table:table-cell>
          <table:table-cell table:formula="of:=AVERAGE([.E575];[.D575];[.C575];[.B575])" office:value-type="float" office:value="2.83088753857028" calcext:value-type="float">
            <text:p>2.830887538570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mie Benn</text:p>
          </table:table-cell>
          <table:table-cell office:value-type="float" office:value="2.44117647058824" calcext:value-type="float">
            <text:p>2.44117647058824</text:p>
          </table:table-cell>
          <table:table-cell office:value-type="float" office:value="2.66666666666667" calcext:value-type="float">
            <text:p>2.66666666666667</text:p>
          </table:table-cell>
          <table:table-cell office:value-type="float" office:value="2.92307692307692" calcext:value-type="float">
            <text:p>2.92307692307692</text:p>
          </table:table-cell>
          <table:table-cell office:value-type="float" office:value="2.88297872340426" calcext:value-type="float">
            <text:p>2.88297872340426</text:p>
          </table:table-cell>
          <table:table-cell table:formula="of:=AVERAGE([.E576];[.D576];[.C576];[.B576])" office:value-type="float" office:value="2.72847469593402" calcext:value-type="float">
            <text:p>2.728474695934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vgenii Dadonov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.09725158562368" calcext:value-type="float">
            <text:p>2.09725158562368</text:p>
          </table:table-cell>
          <table:table-cell office:value-type="float" office:value="2.02136752136752" calcext:value-type="float">
            <text:p>2.02136752136752</text:p>
          </table:table-cell>
          <table:table-cell office:value-type="float" office:value="1.9" calcext:value-type="float">
            <text:p>1.9</text:p>
          </table:table-cell>
          <table:table-cell table:formula="of:=AVERAGE([.E577];[.D577];[.C577];[.B577])" office:value-type="float" office:value="1.92132144341447" calcext:value-type="float">
            <text:p>1.921321443414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yler Seguin</text:p>
          </table:table-cell>
          <table:table-cell office:value-type="float" office:value="3.14285714285714" calcext:value-type="float">
            <text:p>3.14285714285714</text:p>
          </table:table-cell>
          <table:table-cell office:value-type="float" office:value="3.39189189189189" calcext:value-type="float">
            <text:p>3.39189189189189</text:p>
          </table:table-cell>
          <table:table-cell office:value-type="float" office:value="3.35505617977528" calcext:value-type="float">
            <text:p>3.35505617977528</text:p>
          </table:table-cell>
          <table:table-cell office:value-type="float" office:value="3.16778523489933" calcext:value-type="float">
            <text:p>3.16778523489933</text:p>
          </table:table-cell>
          <table:table-cell table:formula="of:=AVERAGE([.E578];[.D578];[.C578];[.B578])" office:value-type="float" office:value="3.26439761235591" calcext:value-type="float">
            <text:p>3.264397612355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ott Wedgewood</text:p>
          </table:table-cell>
          <table:table-cell office:value-type="float" office:value="33.6666666666667" calcext:value-type="float">
            <text:p>33.6666666666667</text:p>
          </table:table-cell>
          <table:table-cell office:value-type="float" office:value="27.9789473684211" calcext:value-type="float">
            <text:p>27.9789473684211</text:p>
          </table:table-cell>
          <table:table-cell office:value-type="float" office:value="29.1020408163265" calcext:value-type="float">
            <text:p>29.1020408163265</text:p>
          </table:table-cell>
          <table:table-cell office:value-type="float" office:value="30.3333333333333" calcext:value-type="float">
            <text:p>30.3333333333333</text:p>
          </table:table-cell>
          <table:table-cell table:formula="of:=AVERAGE([.E579];[.D579];[.C579];[.B579])" office:value-type="float" office:value="30.2702470461869" calcext:value-type="float">
            <text:p>30.27024704618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i Hakanpää</text:p>
          </table:table-cell>
          <table:table-cell office:value-type="float" office:value="0.938388625592417" calcext:value-type="float">
            <text:p>0.938388625592417</text:p>
          </table:table-cell>
          <table:table-cell office:value-type="float" office:value="0.6" calcext:value-type="float">
            <text:p>0.6</text:p>
          </table:table-cell>
          <table:table-cell office:value-type="float" office:value="0.844660194174757" calcext:value-type="float">
            <text:p>0.844660194174757</text:p>
          </table:table-cell>
          <table:table-cell office:value-type="float" office:value="1.15909090909091" calcext:value-type="float">
            <text:p>1.15909090909091</text:p>
          </table:table-cell>
          <table:table-cell table:formula="of:=AVERAGE([.E580];[.D580];[.C580];[.B580])" office:value-type="float" office:value="0.885534932214521" calcext:value-type="float">
            <text:p>0.8855349322145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in Miller</text:p>
          </table:table-cell>
          <table:table-cell office:value-type="float" office:value="1.73731343283582" calcext:value-type="float">
            <text:p>1.73731343283582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1.6" calcext:value-type="float">
            <text:p>1.6</text:p>
          </table:table-cell>
          <table:table-cell office:value-type="float" office:value="1.63636363636364" calcext:value-type="float">
            <text:p>1.63636363636364</text:p>
          </table:table-cell>
          <table:table-cell table:formula="of:=AVERAGE([.E581];[.D581];[.C581];[.B581])" office:value-type="float" office:value="1.78887381275441" calcext:value-type="float">
            <text:p>1.788873812754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e Glendening</text:p>
          </table:table-cell>
          <table:table-cell office:value-type="float" office:value="1.18299711815562" calcext:value-type="float">
            <text:p>1.18299711815562</text:p>
          </table:table-cell>
          <table:table-cell office:value-type="float" office:value="1.21666666666667" calcext:value-type="float">
            <text:p>1.21666666666667</text:p>
          </table:table-cell>
          <table:table-cell office:value-type="float" office:value="1.11764705882353" calcext:value-type="float">
            <text:p>1.11764705882353</text:p>
          </table:table-cell>
          <table:table-cell office:value-type="float" office:value="1.25" calcext:value-type="float">
            <text:p>1.25</text:p>
          </table:table-cell>
          <table:table-cell table:formula="of:=AVERAGE([.E582];[.D582];[.C582];[.B582])" office:value-type="float" office:value="1.19182771091145" calcext:value-type="float">
            <text:p>1.191827710911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ek Faksa</text:p>
          </table:table-cell>
          <table:table-cell office:value-type="float" office:value="1.45108695652174" calcext:value-type="float">
            <text:p>1.45108695652174</text:p>
          </table:table-cell>
          <table:table-cell office:value-type="float" office:value="1.69" calcext:value-type="float">
            <text:p>1.69</text:p>
          </table:table-cell>
          <table:table-cell office:value-type="float" office:value="1.36231884057971" calcext:value-type="float">
            <text:p>1.36231884057971</text:p>
          </table:table-cell>
          <table:table-cell office:value-type="float" office:value="1.47058823529412" calcext:value-type="float">
            <text:p>1.47058823529412</text:p>
          </table:table-cell>
          <table:table-cell table:formula="of:=AVERAGE([.E583];[.D583];[.C583];[.B583])" office:value-type="float" office:value="1.49349850809889" calcext:value-type="float">
            <text:p>1.493498508098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sa Lindell</text:p>
          </table:table-cell>
          <table:table-cell office:value-type="float" office:value="1.57563850687623" calcext:value-type="float">
            <text:p>1.57563850687623</text:p>
          </table:table-cell>
          <table:table-cell office:value-type="float" office:value="1.58661417322835" calcext:value-type="float">
            <text:p>1.58661417322835</text:p>
          </table:table-cell>
          <table:table-cell office:value-type="float" office:value="1.46511627906977" calcext:value-type="float">
            <text:p>1.46511627906977</text:p>
          </table:table-cell>
          <table:table-cell office:value-type="float" office:value="1.23529411764706" calcext:value-type="float">
            <text:p>1.23529411764706</text:p>
          </table:table-cell>
          <table:table-cell table:formula="of:=AVERAGE([.E584];[.D584];[.C584];[.B584])" office:value-type="float" office:value="1.46566576920535" calcext:value-type="float">
            <text:p>1.465665769205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x Domi</text:p>
          </table:table-cell>
          <table:table-cell office:value-type="float" office:value="1.92079207920792" calcext:value-type="float">
            <text:p>1.92079207920792</text:p>
          </table:table-cell>
          <table:table-cell office:value-type="float" office:value="2.04049295774648" calcext:value-type="float">
            <text:p>2.04049295774648</text:p>
          </table:table-cell>
          <table:table-cell office:value-type="float" office:value="2.38095238095238" calcext:value-type="float">
            <text:p>2.38095238095238</text:p>
          </table:table-cell>
          <table:table-cell office:value-type="float" office:value="1.91549295774648" calcext:value-type="float">
            <text:p>1.91549295774648</text:p>
          </table:table-cell>
          <table:table-cell table:formula="of:=AVERAGE([.E585];[.D585];[.C585];[.B585])" office:value-type="float" office:value="2.06443259391332" calcext:value-type="float">
            <text:p>2.064432593913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el Hanley</text:p>
          </table:table-cell>
          <table:table-cell office:value-type="float" office:value="0.602739726027397" calcext:value-type="float">
            <text:p>0.602739726027397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43835616438356" calcext:value-type="float">
            <text:p>0.643835616438356</text:p>
          </table:table-cell>
          <table:table-cell table:formula="of:=AVERAGE([.E586];[.D586];[.C586];[.B586])" office:value-type="float" office:value="0.621167645140248" calcext:value-type="float">
            <text:p>0.6211676451402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redrik Olofsson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E587];[.D587];[.C587];[.B587])" office:value-type="float" office:value="1.16666666666667" calcext:value-type="float">
            <text:p>1.166666666666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ope Hintz</text:p>
          </table:table-cell>
          <table:table-cell office:value-type="float" office:value="1.5" calcext:value-type="float">
            <text:p>1.5</text:p>
          </table:table-cell>
          <table:table-cell office:value-type="float" office:value="2.27333333333333" calcext:value-type="float">
            <text:p>2.27333333333333</text:p>
          </table:table-cell>
          <table:table-cell office:value-type="float" office:value="2.41509433962264" calcext:value-type="float">
            <text:p>2.41509433962264</text:p>
          </table:table-cell>
          <table:table-cell office:value-type="float" office:value="2.28666666666667" calcext:value-type="float">
            <text:p>2.28666666666667</text:p>
          </table:table-cell>
          <table:table-cell table:formula="of:=AVERAGE([.E588];[.D588];[.C588];[.B588])" office:value-type="float" office:value="2.11877358490566" calcext:value-type="float">
            <text:p>2.118773584905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son Marchment</text:p>
          </table:table-cell>
          <table:table-cell office:value-type="float" office:value="2.2125" calcext:value-type="float">
            <text:p>2.2125</text:p>
          </table:table-cell>
          <table:table-cell office:value-type="float" office:value="2.0379746835443" calcext:value-type="float">
            <text:p>2.0379746835443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2.18918918918919" calcext:value-type="float">
            <text:p>2.18918918918919</text:p>
          </table:table-cell>
          <table:table-cell table:formula="of:=AVERAGE([.E589];[.D589];[.C589];[.B589])" office:value-type="float" office:value="2.19324930151671" calcext:value-type="float">
            <text:p>2.193249301516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ke Oettinger</text:p>
          </table:table-cell>
          <table:table-cell office:value-type="float" office:value="25.2790697674419" calcext:value-type="float">
            <text:p>25.2790697674419</text:p>
          </table:table-cell>
          <table:table-cell office:value-type="float" office:value="26.5087719298246" calcext:value-type="float">
            <text:p>26.5087719298246</text:p>
          </table:table-cell>
          <table:table-cell office:value-type="float" office:value="25.2142857142857" calcext:value-type="float">
            <text:p>25.2142857142857</text:p>
          </table:table-cell>
          <table:table-cell office:value-type="float" office:value="33.6666666666667" calcext:value-type="float">
            <text:p>33.6666666666667</text:p>
          </table:table-cell>
          <table:table-cell table:formula="of:=AVERAGE([.E590];[.D590];[.C590];[.B590])" office:value-type="float" office:value="27.6671985195547" calcext:value-type="float">
            <text:p>27.66719851955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son Robertson</text:p>
          </table:table-cell>
          <table:table-cell office:value-type="float" office:value="3.4" calcext:value-type="float">
            <text:p>3.4</text:p>
          </table:table-cell>
          <table:table-cell office:value-type="float" office:value="3.125" calcext:value-type="float">
            <text:p>3.125</text:p>
          </table:table-cell>
          <table:table-cell office:value-type="float" office:value="2.92857142857143" calcext:value-type="float">
            <text:p>2.92857142857143</text:p>
          </table:table-cell>
          <table:table-cell office:value-type="float" office:value="3.13705583756345" calcext:value-type="float">
            <text:p>3.13705583756345</text:p>
          </table:table-cell>
          <table:table-cell table:formula="of:=AVERAGE([.E591];[.D591];[.C591];[.B591])" office:value-type="float" office:value="3.14765681653372" calcext:value-type="float">
            <text:p>3.147656816533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ro Heiskanen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2.35777126099707" calcext:value-type="float">
            <text:p>2.35777126099707</text:p>
          </table:table-cell>
          <table:table-cell office:value-type="float" office:value="2.6875" calcext:value-type="float">
            <text:p>2.6875</text:p>
          </table:table-cell>
          <table:table-cell office:value-type="float" office:value="2.26627218934911" calcext:value-type="float">
            <text:p>2.26627218934911</text:p>
          </table:table-cell>
          <table:table-cell table:formula="of:=AVERAGE([.E592];[.D592];[.C592];[.B592])" office:value-type="float" office:value="2.30515858985927" calcext:value-type="float">
            <text:p>2.305158589859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y Dellandrea</text:p>
          </table:table-cell>
          <table:table-cell office:value-type="float" office:value="0.5" calcext:value-type="float">
            <text:p>0.5</text:p>
          </table:table-cell>
          <table:table-cell office:value-type="float" office:value="1.11458333333333" calcext:value-type="float">
            <text:p>1.11458333333333</text:p>
          </table:table-cell>
          <table:table-cell office:value-type="float" office:value="0.891304347826087" calcext:value-type="float">
            <text:p>0.891304347826087</text:p>
          </table:table-cell>
          <table:table-cell office:value-type="float" office:value="1.38888888888889" calcext:value-type="float">
            <text:p>1.38888888888889</text:p>
          </table:table-cell>
          <table:table-cell table:formula="of:=AVERAGE([.E593];[.D593];[.C593];[.B593])" office:value-type="float" office:value="0.973694142512077" calcext:value-type="float">
            <text:p>0.9736941425120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ls Lundkvist</text:p>
          </table:table-cell>
          <table:table-cell office:value-type="float" office:value="0.75" calcext:value-type="float">
            <text:p>0.75</text:p>
          </table:table-cell>
          <table:table-cell office:value-type="float" office:value="1.51219512195122" calcext:value-type="float">
            <text:p>1.5121951219512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AVERAGE([.E594];[.D594];[.C594];[.B594])" office:value-type="float" office:value="1.1905487804878" calcext:value-type="float">
            <text:p>1.19054878048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el Kiviranta</text:p>
          </table:table-cell>
          <table:table-cell office:value-type="float" office:value="0.75" calcext:value-type="float">
            <text:p>0.75</text:p>
          </table:table-cell>
          <table:table-cell office:value-type="float" office:value="1.18543046357616" calcext:value-type="float">
            <text:p>1.18543046357616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1.1304347826087" calcext:value-type="float">
            <text:p>1.1304347826087</text:p>
          </table:table-cell>
          <table:table-cell table:formula="of:=AVERAGE([.E595];[.D595];[.C595];[.B595])" office:value-type="float" office:value="1.0521805972605" calcext:value-type="float">
            <text:p>1.05218059726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att Johnston</text:p>
          </table:table-cell>
          <table:table-cell office:value-type="float" office:value="1.94202898550725" calcext:value-type="float">
            <text:p>1.94202898550725</text:p>
          </table:table-cell>
          <table:table-cell office:value-type="float" office:value="2.5" calcext:value-type="float">
            <text:p>2.5</text:p>
          </table:table-cell>
          <table:table-cell office:value-type="float" office:value="2.44444444444444" calcext:value-type="float">
            <text:p>2.44444444444444</text:p>
          </table:table-cell>
          <table:table-cell office:value-type="float" office:value="1.85714285714286" calcext:value-type="float">
            <text:p>1.85714285714286</text:p>
          </table:table-cell>
          <table:table-cell table:formula="of:=AVERAGE([.E596];[.D596];[.C596];[.B596])" office:value-type="float" office:value="2.18590407177364" calcext:value-type="float">
            <text:p>2.185904071773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nathan Toews</text:p>
          </table:table-cell>
          <table:table-cell office:value-type="float" office:value="2.53490566037736" calcext:value-type="float">
            <text:p>2.53490566037736</text:p>
          </table:table-cell>
          <table:table-cell office:value-type="float" office:value="3.31111111111111" calcext:value-type="float">
            <text:p>3.31111111111111</text:p>
          </table:table-cell>
          <table:table-cell office:value-type="float" office:value="2.55491329479769" calcext:value-type="float">
            <text:p>2.55491329479769</text:p>
          </table:table-cell>
          <table:table-cell office:value-type="float" office:value="2.42965779467681" calcext:value-type="float">
            <text:p>2.42965779467681</text:p>
          </table:table-cell>
          <table:table-cell table:formula="of:=AVERAGE([.E597];[.D597];[.C597];[.B597])" office:value-type="float" office:value="2.70764696524074" calcext:value-type="float">
            <text:p>2.707646965240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eese Johnson</text:p>
          </table:table-cell>
          <table:table-cell office:value-type="float" office:value="0.784090909090909" calcext:value-type="float">
            <text:p>0.784090909090909</text:p>
          </table:table-cell>
          <table:table-cell office:value-type="float" office:value="0.8" calcext:value-type="float">
            <text:p>0.8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1" calcext:value-type="float">
            <text:p>1</text:p>
          </table:table-cell>
          <table:table-cell table:formula="of:=AVERAGE([.E598];[.D598];[.C598];[.B598])" office:value-type="float" office:value="0.862689393939394" calcext:value-type="float">
            <text:p>0.8626893939393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ton Khudobin</text:p>
          </table:table-cell>
          <table:table-cell office:value-type="float" office:value="24.2" calcext:value-type="float">
            <text:p>24.2</text:p>
          </table:table-cell>
          <table:table-cell office:value-type="float" office:value="25.1737451737452" calcext:value-type="float">
            <text:p>25.1737451737452</text:p>
          </table:table-cell>
          <table:table-cell office:value-type="float" office:value="24.6545454545455" calcext:value-type="float">
            <text:p>24.6545454545455</text:p>
          </table:table-cell>
          <table:table-cell office:value-type="float" office:value="25.7635135135135" calcext:value-type="float">
            <text:p>25.7635135135135</text:p>
          </table:table-cell>
          <table:table-cell table:formula="of:=AVERAGE([.E599];[.D599];[.C599];[.B599])" office:value-type="float" office:value="24.947951035451" calcext:value-type="float">
            <text:p>24.9479510354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 Stalock</text:p>
          </table:table-cell>
          <table:table-cell office:value-type="float" office:value="24.2857142857143" calcext:value-type="float">
            <text:p>24.2857142857143</text:p>
          </table:table-cell>
          <table:table-cell office:value-type="float" office:value="24.9666666666667" calcext:value-type="float">
            <text:p>24.966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23.8479532163743" calcext:value-type="float">
            <text:p>23.8479532163743</text:p>
          </table:table-cell>
          <table:table-cell table:formula="of:=AVERAGE([.E600];[.D600];[.C600];[.B600])" office:value-type="float" office:value="23.2750835421888" calcext:value-type="float">
            <text:p>23.27508354218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yler Johnson</text:p>
          </table:table-cell>
          <table:table-cell office:value-type="float" office:value="1.61111111111111" calcext:value-type="float">
            <text:p>1.61111111111111</text:p>
          </table:table-cell>
          <table:table-cell office:value-type="float" office:value="2.04718417047184" calcext:value-type="float">
            <text:p>2.04718417047184</text:p>
          </table:table-cell>
          <table:table-cell office:value-type="float" office:value="2.09146341463415" calcext:value-type="float">
            <text:p>2.09146341463415</text:p>
          </table:table-cell>
          <table:table-cell office:value-type="float" office:value="1.88235294117647" calcext:value-type="float">
            <text:p>1.88235294117647</text:p>
          </table:table-cell>
          <table:table-cell table:formula="of:=AVERAGE([.E601];[.D601];[.C601];[.B601])" office:value-type="float" office:value="1.90802790934839" calcext:value-type="float">
            <text:p>1.908027909348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rred Tinordi</text:p>
          </table:table-cell>
          <table:table-cell office:value-type="float" office:value="0.698630136986301" calcext:value-type="float">
            <text:p>0.698630136986301</text:p>
          </table:table-cell>
          <table:table-cell office:value-type="float" office:value="1.5" calcext:value-type="float">
            <text:p>1.5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7" calcext:value-type="float">
            <text:p>0.7</text:p>
          </table:table-cell>
          <table:table-cell table:formula="of:=AVERAGE([.E602];[.D602];[.C602];[.B602])" office:value-type="float" office:value="0.888119072708114" calcext:value-type="float">
            <text:p>0.8881190727081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etr Mrazek</text:p>
          </table:table-cell>
          <table:table-cell office:value-type="float" office:value="24.7833333333333" calcext:value-type="float">
            <text:p>24.7833333333333</text:p>
          </table:table-cell>
          <table:table-cell office:value-type="float" office:value="25.125" calcext:value-type="float">
            <text:p>25.125</text:p>
          </table:table-cell>
          <table:table-cell office:value-type="float" office:value="21.375" calcext:value-type="float">
            <text:p>21.375</text:p>
          </table:table-cell>
          <table:table-cell office:value-type="float" office:value="25.9823529411765" calcext:value-type="float">
            <text:p>25.9823529411765</text:p>
          </table:table-cell>
          <table:table-cell table:formula="of:=AVERAGE([.E603];[.D603];[.C603];[.B603])" office:value-type="float" office:value="24.3164215686275" calcext:value-type="float">
            <text:p>24.31642156862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in Blackwell</text:p>
          </table:table-cell>
          <table:table-cell office:value-type="float" office:value="1.20418848167539" calcext:value-type="float">
            <text:p>1.20418848167539</text:p>
          </table:table-cell>
          <table:table-cell office:value-type="float" office:value="1.16" calcext:value-type="float">
            <text:p>1.16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table:formula="of:=AVERAGE([.E604];[.D604];[.C604];[.B604])" office:value-type="float" office:value="1.25354712041885" calcext:value-type="float">
            <text:p>1.2535471204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or Murphy</text:p>
          </table:table-cell>
          <table:table-cell office:value-type="float" office:value="1.41758241758242" calcext:value-type="float">
            <text:p>1.41758241758242</text:p>
          </table:table-cell>
          <table:table-cell office:value-type="string" calcext:value-type="string">
            <text:p><text:s/>'NULL'</text:p>
          </table:table-cell>
          <table:table-cell office:value-type="float" office:value="2" calcext:value-type="float">
            <text:p>2</text:p>
          </table:table-cell>
          <table:table-cell office:value-type="float" office:value="1.21052631578947" calcext:value-type="float">
            <text:p>1.21052631578947</text:p>
          </table:table-cell>
          <table:table-cell table:formula="of:=AVERAGE([.E605];[.D605];[.C605];[.B605])" office:value-type="float" office:value="1.54270291112396" calcext:value-type="float">
            <text:p>1.542702911123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ujhar Khaira</text:p>
          </table:table-cell>
          <table:table-cell office:value-type="float" office:value="0.968944099378882" calcext:value-type="float">
            <text:p>0.968944099378882</text:p>
          </table:table-cell>
          <table:table-cell office:value-type="float" office:value="1.05864197530864" calcext:value-type="float">
            <text:p>1.05864197530864</text:p>
          </table:table-cell>
          <table:table-cell office:value-type="float" office:value="1.01923076923077" calcext:value-type="float">
            <text:p>1.01923076923077</text:p>
          </table:table-cell>
          <table:table-cell office:value-type="float" office:value="1.15384615384615" calcext:value-type="float">
            <text:p>1.15384615384615</text:p>
          </table:table-cell>
          <table:table-cell table:formula="of:=AVERAGE([.E606];[.D606];[.C606];[.B606])" office:value-type="float" office:value="1.05016574944111" calcext:value-type="float">
            <text:p>1.050165749441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as Athanasiou</text:p>
          </table:table-cell>
          <table:table-cell office:value-type="float" office:value="2.14285714285714" calcext:value-type="float">
            <text:p>2.14285714285714</text:p>
          </table:table-cell>
          <table:table-cell office:value-type="float" office:value="2.18651685393258" calcext:value-type="float">
            <text:p>2.18651685393258</text:p>
          </table:table-cell>
          <table:table-cell office:value-type="float" office:value="2.52631578947368" calcext:value-type="float">
            <text:p>2.52631578947368</text:p>
          </table:table-cell>
          <table:table-cell office:value-type="float" office:value="2.27555555555556" calcext:value-type="float">
            <text:p>2.27555555555556</text:p>
          </table:table-cell>
          <table:table-cell table:formula="of:=AVERAGE([.E607];[.D607];[.C607];[.B607])" office:value-type="float" office:value="2.28281133545474" calcext:value-type="float">
            <text:p>2.28281133545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ddy Robinson</text:p>
          </table:table-cell>
          <table:table-cell office:value-type="float" office:value="1.07142857142857" calcext:value-type="float">
            <text:p>1.07142857142857</text:p>
          </table:table-cell>
          <table:table-cell office:value-type="string" calcext:value-type="string">
            <text:p><text:s/>'NULL'</text:p>
          </table:table-cell>
          <table:table-cell office:value-type="float" office:value="1.06060606060606" calcext:value-type="float">
            <text:p>1.06060606060606</text:p>
          </table:table-cell>
          <table:table-cell office:value-type="float" office:value="1" calcext:value-type="float">
            <text:p>1</text:p>
          </table:table-cell>
          <table:table-cell table:formula="of:=AVERAGE([.E608];[.D608];[.C608];[.B608])" office:value-type="float" office:value="1.04401154401154" calcext:value-type="float">
            <text:p>1.044011544011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son Dickinson</text:p>
          </table:table-cell>
          <table:table-cell office:value-type="float" office:value="1.16470588235294" calcext:value-type="float">
            <text:p>1.16470588235294</text:p>
          </table:table-cell>
          <table:table-cell office:value-type="float" office:value="1.22478386167147" calcext:value-type="float">
            <text:p>1.22478386167147</text:p>
          </table:table-cell>
          <table:table-cell office:value-type="float" office:value="1.26229508196721" calcext:value-type="float">
            <text:p>1.26229508196721</text:p>
          </table:table-cell>
          <table:table-cell office:value-type="float" office:value="1.14285714285714" calcext:value-type="float">
            <text:p>1.14285714285714</text:p>
          </table:table-cell>
          <table:table-cell table:formula="of:=AVERAGE([.E609];[.D609];[.C609];[.B609])" office:value-type="float" office:value="1.19866049221219" calcext:value-type="float">
            <text:p>1.198660492212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th Jones</text:p>
          </table:table-cell>
          <table:table-cell office:value-type="float" office:value="2.19832402234637" calcext:value-type="float">
            <text:p>2.19832402234637</text:p>
          </table:table-cell>
          <table:table-cell office:value-type="float" office:value="2.54545454545455" calcext:value-type="float">
            <text:p>2.54545454545455</text:p>
          </table:table-cell>
          <table:table-cell office:value-type="float" office:value="2.06611570247934" calcext:value-type="float">
            <text:p>2.06611570247934</text:p>
          </table:table-cell>
          <table:table-cell office:value-type="float" office:value="2.01694915254237" calcext:value-type="float">
            <text:p>2.01694915254237</text:p>
          </table:table-cell>
          <table:table-cell table:formula="of:=AVERAGE([.E610];[.D610];[.C610];[.B610])" office:value-type="float" office:value="2.20671085570566" calcext:value-type="float">
            <text:p>2.206710855705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reas Englund</text:p>
          </table:table-cell>
          <table:table-cell office:value-type="float" office:value="0.554054054054054" calcext:value-type="float">
            <text:p>0.554054054054054</text:p>
          </table:table-cell>
          <table:table-cell office:value-type="float" office:value="0.5" calcext:value-type="float">
            <text:p>0.5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375" calcext:value-type="float">
            <text:p>0.375</text:p>
          </table:table-cell>
          <table:table-cell table:formula="of:=AVERAGE([.E611];[.D611];[.C611];[.B611])" office:value-type="float" office:value="0.505912162162162" calcext:value-type="float">
            <text:p>0.5059121621621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ers Bjork</text:p>
          </table:table-cell>
          <table:table-cell office:value-type="float" office:value="0.981481481481482" calcext:value-type="float">
            <text:p>0.98148148148148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876190476190476" calcext:value-type="float">
            <text:p>0.876190476190476</text:p>
          </table:table-cell>
          <table:table-cell office:value-type="float" office:value="1.11764705882353" calcext:value-type="float">
            <text:p>1.11764705882353</text:p>
          </table:table-cell>
          <table:table-cell table:formula="of:=AVERAGE([.E612];[.D612];[.C612];[.B612])" office:value-type="float" office:value="1.07716308745721" calcext:value-type="float">
            <text:p>1.077163087457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eb Jones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1.02463054187192" calcext:value-type="float">
            <text:p>1.0246305418719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AVERAGE([.E613];[.D613];[.C613];[.B613])" office:value-type="float" office:value="1.03570309001344" calcext:value-type="float">
            <text:p>1.035703090013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stin Wagner</text:p>
          </table:table-cell>
          <table:table-cell office:value-type="float" office:value="1.50877192982456" calcext:value-type="float">
            <text:p>1.50877192982456</text:p>
          </table:table-cell>
          <table:table-cell office:value-type="float" office:value="1.32" calcext:value-type="float">
            <text:p>1.32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.16666666666667" calcext:value-type="float">
            <text:p>1.16666666666667</text:p>
          </table:table-cell>
          <table:table-cell table:formula="of:=AVERAGE([.E614];[.D614];[.C614];[.B614])" office:value-type="float" office:value="1.41552631578947" calcext:value-type="float">
            <text:p>1.415526315789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ey Anderson</text:p>
          </table:table-cell>
          <table:table-cell office:value-type="float" office:value="2.42394014962594" calcext:value-type="float">
            <text:p>2.42394014962594</text:p>
          </table:table-cell>
          <table:table-cell office:value-type="float" office:value="2.45945945945946" calcext:value-type="float">
            <text:p>2.45945945945946</text:p>
          </table:table-cell>
          <table:table-cell office:value-type="float" office:value="2.76470588235294" calcext:value-type="float">
            <text:p>2.76470588235294</text:p>
          </table:table-cell>
          <table:table-cell office:value-type="float" office:value="2.4031007751938" calcext:value-type="float">
            <text:p>2.4031007751938</text:p>
          </table:table-cell>
          <table:table-cell table:formula="of:=AVERAGE([.E615];[.D615];[.C615];[.B615])" office:value-type="float" office:value="2.51280156665803" calcext:value-type="float">
            <text:p>2.512801566658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ris Katchouk</text:p>
          </table:table-cell>
          <table:table-cell office:value-type="float" office:value="0.922330097087379" calcext:value-type="float">
            <text:p>0.922330097087379</text:p>
          </table:table-cell>
          <table:table-cell office:value-type="float" office:value="0.5" calcext:value-type="float">
            <text:p>0.5</text:p>
          </table:table-cell>
          <table:table-cell office:value-type="float" office:value="1.47058823529412" calcext:value-type="float">
            <text:p>1.47058823529412</text:p>
          </table:table-cell>
          <table:table-cell office:value-type="float" office:value="0.884615384615385" calcext:value-type="float">
            <text:p>0.884615384615385</text:p>
          </table:table-cell>
          <table:table-cell table:formula="of:=AVERAGE([.E616];[.D616];[.C616];[.B616])" office:value-type="float" office:value="0.94438342924922" calcext:value-type="float">
            <text:p>0.944383429249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ylor Raddysh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.49295774647887" calcext:value-type="float">
            <text:p>1.49295774647887</text:p>
          </table:table-cell>
          <table:table-cell office:value-type="float" office:value="2" calcext:value-type="float">
            <text:p>2</text:p>
          </table:table-cell>
          <table:table-cell office:value-type="float" office:value="1.40845070422535" calcext:value-type="float">
            <text:p>1.40845070422535</text:p>
          </table:table-cell>
          <table:table-cell table:formula="of:=AVERAGE([.E617];[.D617];[.C617];[.B617])" office:value-type="float" office:value="1.43963782696177" calcext:value-type="float">
            <text:p>1.439637826961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kita Zaitsev</text:p>
          </table:table-cell>
          <table:table-cell office:value-type="float" office:value="1.03225806451613" calcext:value-type="float">
            <text:p>1.03225806451613</text:p>
          </table:table-cell>
          <table:table-cell office:value-type="float" office:value="1.02540415704388" calcext:value-type="float">
            <text:p>1.02540415704388</text:p>
          </table:table-cell>
          <table:table-cell office:value-type="float" office:value="1.14473684210526" calcext:value-type="float">
            <text:p>1.14473684210526</text:p>
          </table:table-cell>
          <table:table-cell office:value-type="float" office:value="1" calcext:value-type="float">
            <text:p>1</text:p>
          </table:table-cell>
          <table:table-cell table:formula="of:=AVERAGE([.E618];[.D618];[.C618];[.B618])" office:value-type="float" office:value="1.05059976591632" calcext:value-type="float">
            <text:p>1.050599765916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cKenzie Entwistle</text:p>
          </table:table-cell>
          <table:table-cell office:value-type="float" office:value="0.707964601769912" calcext:value-type="float">
            <text:p>0.707964601769912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.660377358490566" calcext:value-type="float">
            <text:p>0.660377358490566</text:p>
          </table:table-cell>
          <table:table-cell office:value-type="float" office:value="0.789473684210526" calcext:value-type="float">
            <text:p>0.789473684210526</text:p>
          </table:table-cell>
          <table:table-cell table:formula="of:=AVERAGE([.E619];[.D619];[.C619];[.B619])" office:value-type="float" office:value="0.872787244451084" calcext:value-type="float">
            <text:p>0.8727872444510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an Mitchell</text:p>
          </table:table-cell>
          <table:table-cell office:value-type="float" office:value="0.618421052631579" calcext:value-type="float">
            <text:p>0.618421052631579</text:p>
          </table:table-cell>
          <table:table-cell office:value-type="float" office:value="1" calcext:value-type="float">
            <text:p>1</text:p>
          </table:table-cell>
          <table:table-cell office:value-type="float" office:value="0.585365853658537" calcext:value-type="float">
            <text:p>0.585365853658537</text:p>
          </table:table-cell>
          <table:table-cell office:value-type="float" office:value="0.357142857142857" calcext:value-type="float">
            <text:p>0.357142857142857</text:p>
          </table:table-cell>
          <table:table-cell table:formula="of:=AVERAGE([.E620];[.D620];[.C620];[.B620])" office:value-type="float" office:value="0.640232440858243" calcext:value-type="float">
            <text:p>0.6402324408582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le Guttman</text:p>
          </table:table-cell>
          <table:table-cell office:value-type="float" office:value="1.55555555555556" calcext:value-type="float">
            <text:p>1.55555555555556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AVERAGE([.E621];[.D621];[.C621];[.B621])" office:value-type="float" office:value="1.9781746031746" calcext:value-type="float">
            <text:p>1.97817460317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hilipp Kurashev</text:p>
          </table:table-cell>
          <table:table-cell office:value-type="float" office:value="1.42021276595745" calcext:value-type="float">
            <text:p>1.42021276595745</text:p>
          </table:table-cell>
          <table:table-cell office:value-type="float" office:value="2.5" calcext:value-type="float">
            <text:p>2.5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1.1875" calcext:value-type="float">
            <text:p>1.1875</text:p>
          </table:table-cell>
          <table:table-cell table:formula="of:=AVERAGE([.E622];[.D622];[.C622];[.B622])" office:value-type="float" office:value="1.5852615248227" calcext:value-type="float">
            <text:p>1.58526152482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as Reichel</text:p>
          </table:table-cell>
          <table:table-cell office:value-type="float" office:value="1.56521739130435" calcext:value-type="float">
            <text:p>1.56521739130435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.625" calcext:value-type="float">
            <text:p>1.625</text:p>
          </table:table-cell>
          <table:table-cell table:formula="of:=AVERAGE([.E623];[.D623];[.C623];[.B623])" office:value-type="float" office:value="1.38088768115942" calcext:value-type="float">
            <text:p>1.380887681159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e Hardman</text:p>
          </table:table-cell>
          <table:table-cell office:value-type="float" office:value="0.580645161290323" calcext:value-type="float">
            <text:p>0.580645161290323</text:p>
          </table:table-cell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5" calcext:value-type="float">
            <text:p>0.5</text:p>
          </table:table-cell>
          <table:table-cell table:formula="of:=AVERAGE([.E624];[.D624];[.C624];[.B624])" office:value-type="float" office:value="0.636827956989247" calcext:value-type="float">
            <text:p>0.636827956989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iver Wahlstrom</text:p>
          </table:table-cell>
          <table:table-cell office:value-type="float" office:value="2.04968944099379" calcext:value-type="float">
            <text:p>2.04968944099379</text:p>
          </table:table-cell>
          <table:table-cell office:value-type="float" office:value="3" calcext:value-type="float">
            <text:p>3</text:p>
          </table:table-cell>
          <table:table-cell office:value-type="float" office:value="2.16867469879518" calcext:value-type="float">
            <text:p>2.16867469879518</text:p>
          </table:table-cell>
          <table:table-cell office:value-type="float" office:value="2.03225806451613" calcext:value-type="float">
            <text:p>2.03225806451613</text:p>
          </table:table-cell>
          <table:table-cell table:formula="of:=AVERAGE([.E625];[.D625];[.C625];[.B625])" office:value-type="float" office:value="2.31265555107627" calcext:value-type="float">
            <text:p>2.312655551076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ch Parise</text:p>
          </table:table-cell>
          <table:table-cell office:value-type="float" office:value="3.05555555555556" calcext:value-type="float">
            <text:p>3.05555555555556</text:p>
          </table:table-cell>
          <table:table-cell office:value-type="float" office:value="3" calcext:value-type="float">
            <text:p>3</text:p>
          </table:table-cell>
          <table:table-cell office:value-type="float" office:value="3.04666666666667" calcext:value-type="float">
            <text:p>3.04666666666667</text:p>
          </table:table-cell>
          <table:table-cell office:value-type="float" office:value="3.05528052805281" calcext:value-type="float">
            <text:p>3.05528052805281</text:p>
          </table:table-cell>
          <table:table-cell table:formula="of:=AVERAGE([.E626];[.D626];[.C626];[.B626])" office:value-type="float" office:value="3.03937568756876" calcext:value-type="float">
            <text:p>3.039375687568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l Clutterbuck</text:p>
          </table:table-cell>
          <table:table-cell office:value-type="float" office:value="1.62430939226519" calcext:value-type="float">
            <text:p>1.62430939226519</text:p>
          </table:table-cell>
          <table:table-cell office:value-type="float" office:value="1.6340206185567" calcext:value-type="float">
            <text:p>1.6340206185567</text:p>
          </table:table-cell>
          <table:table-cell office:value-type="float" office:value="1.49579831932773" calcext:value-type="float">
            <text:p>1.49579831932773</text:p>
          </table:table-cell>
          <table:table-cell office:value-type="float" office:value="1.77142857142857" calcext:value-type="float">
            <text:p>1.77142857142857</text:p>
          </table:table-cell>
          <table:table-cell table:formula="of:=AVERAGE([.E627];[.D627];[.C627];[.B627])" office:value-type="float" office:value="1.63138922539455" calcext:value-type="float">
            <text:p>1.631389225394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myon Varlamov</text:p>
          </table:table-cell>
          <table:table-cell office:value-type="float" office:value="1.67647058823529" calcext:value-type="float">
            <text:p>1.67647058823529</text:p>
          </table:table-cell>
          <table:table-cell office:value-type="float" office:value="1.57142857142857" calcext:value-type="float">
            <text:p>1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333" calcext:value-type="float">
            <text:p>1.33333333333333</text:p>
          </table:table-cell>
          <table:table-cell table:formula="of:=AVERAGE([.E628];[.D628];[.C628];[.B628])" office:value-type="float" office:value="1.6453081232493" calcext:value-type="float">
            <text:p>1.64530812324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osh Bailey</text:p>
          </table:table-cell>
          <table:table-cell office:value-type="float" office:value="1.63316582914573" calcext:value-type="float">
            <text:p>1.63316582914573</text:p>
          </table:table-cell>
          <table:table-cell office:value-type="float" office:value="1.50948766603416" calcext:value-type="float">
            <text:p>1.50948766603416</text:p>
          </table:table-cell>
          <table:table-cell office:value-type="float" office:value="1.43702290076336" calcext:value-type="float">
            <text:p>1.43702290076336</text:p>
          </table:table-cell>
          <table:table-cell office:value-type="float" office:value="1.21052631578947" calcext:value-type="float">
            <text:p>1.21052631578947</text:p>
          </table:table-cell>
          <table:table-cell table:formula="of:=AVERAGE([.E629];[.D629];[.C629];[.B629])" office:value-type="float" office:value="1.44755067793318" calcext:value-type="float">
            <text:p>1.447550677933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t Martin</text:p>
          </table:table-cell>
          <table:table-cell office:value-type="float" office:value="0.697368421052632" calcext:value-type="float">
            <text:p>0.697368421052632</text:p>
          </table:table-cell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0.6875" calcext:value-type="float">
            <text:p>0.6875</text:p>
          </table:table-cell>
          <table:table-cell table:formula="of:=AVERAGE([.E630];[.D630];[.C630];[.B630])" office:value-type="float" office:value="0.708717105263158" calcext:value-type="float">
            <text:p>0.7087171052631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yle Palmieri</text:p>
          </table:table-cell>
          <table:table-cell office:value-type="float" office:value="1.52" calcext:value-type="float">
            <text:p>1.52</text:p>
          </table:table-cell>
          <table:table-cell office:value-type="float" office:value="2.39226519337017" calcext:value-type="float">
            <text:p>2.39226519337017</text:p>
          </table:table-cell>
          <table:table-cell office:value-type="float" office:value="2.51020408163265" calcext:value-type="float">
            <text:p>2.51020408163265</text:p>
          </table:table-cell>
          <table:table-cell office:value-type="float" office:value="2.48076923076923" calcext:value-type="float">
            <text:p>2.48076923076923</text:p>
          </table:table-cell>
          <table:table-cell table:formula="of:=AVERAGE([.E631];[.D631];[.C631];[.B631])" office:value-type="float" office:value="2.22580962644301" calcext:value-type="float">
            <text:p>2.225809626443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sey Cizikas</text:p>
          </table:table-cell>
          <table:table-cell office:value-type="float" office:value="1.2237380627558" calcext:value-type="float">
            <text:p>1.2237380627558</text:p>
          </table:table-cell>
          <table:table-cell office:value-type="float" office:value="1.1865671641791" calcext:value-type="float">
            <text:p>1.1865671641791</text:p>
          </table:table-cell>
          <table:table-cell office:value-type="float" office:value="1.19283746556474" calcext:value-type="float">
            <text:p>1.19283746556474</text:p>
          </table:table-cell>
          <table:table-cell office:value-type="float" office:value="1.2" calcext:value-type="float">
            <text:p>1.2</text:p>
          </table:table-cell>
          <table:table-cell table:formula="of:=AVERAGE([.E632];[.D632];[.C632];[.B632])" office:value-type="float" office:value="1.20078567312491" calcext:value-type="float">
            <text:p>1.200785673124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ders Lee</text:p>
          </table:table-cell>
          <table:table-cell office:value-type="float" office:value="2.50900900900901" calcext:value-type="float">
            <text:p>2.50900900900901</text:p>
          </table:table-cell>
          <table:table-cell office:value-type="float" office:value="2.8" calcext:value-type="float">
            <text:p>2.8</text:p>
          </table:table-cell>
          <table:table-cell office:value-type="float" office:value="2.33233532934132" calcext:value-type="float">
            <text:p>2.33233532934132</text:p>
          </table:table-cell>
          <table:table-cell office:value-type="float" office:value="2.38842975206612" calcext:value-type="float">
            <text:p>2.38842975206612</text:p>
          </table:table-cell>
          <table:table-cell table:formula="of:=AVERAGE([.E633];[.D633];[.C633];[.B633])" office:value-type="float" office:value="2.50744352260411" calcext:value-type="float">
            <text:p>2.507443522604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ock Nelson</text:p>
          </table:table-cell>
          <table:table-cell office:value-type="float" office:value="2.20509383378016" calcext:value-type="float">
            <text:p>2.20509383378016</text:p>
          </table:table-cell>
          <table:table-cell office:value-type="float" office:value="2.3125" calcext:value-type="float">
            <text:p>2.3125</text:p>
          </table:table-cell>
          <table:table-cell office:value-type="float" office:value="2.06417112299465" calcext:value-type="float">
            <text:p>2.06417112299465</text:p>
          </table:table-cell>
          <table:table-cell office:value-type="float" office:value="2.18604651162791" calcext:value-type="float">
            <text:p>2.18604651162791</text:p>
          </table:table-cell>
          <table:table-cell table:formula="of:=AVERAGE([.E634];[.D634];[.C634];[.B634])" office:value-type="float" office:value="2.19195286710068" calcext:value-type="float">
            <text:p>2.191952867100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an-Gabriel Pageau</text:p>
          </table:table-cell>
          <table:table-cell office:value-type="float" office:value="1.81410256410256" calcext:value-type="float">
            <text:p>1.81410256410256</text:p>
          </table:table-cell>
          <table:table-cell office:value-type="float" office:value="2.06666666666667" calcext:value-type="float">
            <text:p>2.06666666666667</text:p>
          </table:table-cell>
          <table:table-cell office:value-type="float" office:value="1.93805309734513" calcext:value-type="float">
            <text:p>1.93805309734513</text:p>
          </table:table-cell>
          <table:table-cell office:value-type="float" office:value="1.72815533980583" calcext:value-type="float">
            <text:p>1.72815533980583</text:p>
          </table:table-cell>
          <table:table-cell table:formula="of:=AVERAGE([.E635];[.D635];[.C635];[.B635])" office:value-type="float" office:value="1.88674441698005" calcext:value-type="float">
            <text:p>1.886744416980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cott Mayfield</text:p>
          </table:table-cell>
          <table:table-cell office:value-type="float" office:value="1.36057692307692" calcext:value-type="float">
            <text:p>1.36057692307692</text:p>
          </table:table-cell>
          <table:table-cell office:value-type="float" office:value="1.32692307692308" calcext:value-type="float">
            <text:p>1.32692307692308</text:p>
          </table:table-cell>
          <table:table-cell office:value-type="float" office:value="1.625" calcext:value-type="float">
            <text:p>1.625</text:p>
          </table:table-cell>
          <table:table-cell office:value-type="float" office:value="1.25806451612903" calcext:value-type="float">
            <text:p>1.25806451612903</text:p>
          </table:table-cell>
          <table:table-cell table:formula="of:=AVERAGE([.E636];[.D636];[.C636];[.B636])" office:value-type="float" office:value="1.39264112903226" calcext:value-type="float">
            <text:p>1.392641129032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dam Pelech</text:p>
          </table:table-cell>
          <table:table-cell office:value-type="float" office:value="1.26728110599078" calcext:value-type="float">
            <text:p>1.26728110599078</text:p>
          </table:table-cell>
          <table:table-cell office:value-type="float" office:value="1.31395348837209" calcext:value-type="float">
            <text:p>1.31395348837209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1.40243902439024" calcext:value-type="float">
            <text:p>1.40243902439024</text:p>
          </table:table-cell>
          <table:table-cell table:formula="of:=AVERAGE([.E637];[.D637];[.C637];[.B637])" office:value-type="float" office:value="1.44036284913272" calcext:value-type="float">
            <text:p>1.440362849132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udson Fasching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4878048780488" calcext:value-type="float">
            <text:p>0.804878048780488</text:p>
          </table:table-cell>
          <table:table-cell office:value-type="float" office:value="1.27777777777778" calcext:value-type="float">
            <text:p>1.27777777777778</text:p>
          </table:table-cell>
          <table:table-cell table:formula="of:=AVERAGE([.E638];[.D638];[.C638];[.B638])" office:value-type="float" office:value="1.0139972899729" calcext:value-type="float">
            <text:p>1.01399728997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 Horvat</text:p>
          </table:table-cell>
          <table:table-cell office:value-type="float" office:value="2.32863849765258" calcext:value-type="float">
            <text:p>2.32863849765258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31578947368421" calcext:value-type="float">
            <text:p>2.31578947368421</text:p>
          </table:table-cell>
          <table:table-cell office:value-type="float" office:value="2.2625" calcext:value-type="float">
            <text:p>2.2625</text:p>
          </table:table-cell>
          <table:table-cell table:formula="of:=AVERAGE([.E639];[.D639];[.C639];[.B639])" office:value-type="float" office:value="2.3126694928342" calcext:value-type="float">
            <text:p>2.31266949283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an Pulock</text:p>
          </table:table-cell>
          <table:table-cell office:value-type="float" office:value="1" calcext:value-type="float">
            <text:p>1</text:p>
          </table:table-cell>
          <table:table-cell office:value-type="float" office:value="2.13221153846154" calcext:value-type="float">
            <text:p>2.13221153846154</text:p>
          </table:table-cell>
          <table:table-cell office:value-type="float" office:value="2.5" calcext:value-type="float">
            <text:p>2.5</text:p>
          </table:table-cell>
          <table:table-cell office:value-type="float" office:value="2.06976744186047" calcext:value-type="float">
            <text:p>2.06976744186047</text:p>
          </table:table-cell>
          <table:table-cell table:formula="of:=AVERAGE([.E640];[.D640];[.C640];[.B640])" office:value-type="float" office:value="1.9254947450805" calcext:value-type="float">
            <text:p>1.92549474508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ya Sorokin</text:p>
          </table:table-cell>
          <table:table-cell office:value-type="float" office:value="26.6" calcext:value-type="float">
            <text:p>26.6</text:p>
          </table:table-cell>
          <table:table-cell office:value-type="float" office:value="27.68" calcext:value-type="float">
            <text:p>27.68</text:p>
          </table:table-cell>
          <table:table-cell office:value-type="float" office:value="28.2153846153846" calcext:value-type="float">
            <text:p>28.2153846153846</text:p>
          </table:table-cell>
          <table:table-cell office:value-type="float" office:value="29" calcext:value-type="float">
            <text:p>29</text:p>
          </table:table-cell>
          <table:table-cell table:formula="of:=AVERAGE([.E641];[.D641];[.C641];[.B641])" office:value-type="float" office:value="27.8738461538462" calcext:value-type="float">
            <text:p>27.87384615384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erre Engvall</text:p>
          </table:table-cell>
          <table:table-cell office:value-type="float" office:value="1.71551724137931" calcext:value-type="float">
            <text:p>1.71551724137931</text:p>
          </table:table-cell>
          <table:table-cell office:value-type="float" office:value="1.68421052631579" calcext:value-type="float">
            <text:p>1.68421052631579</text:p>
          </table:table-cell>
          <table:table-cell office:value-type="float" office:value="1.67543859649123" calcext:value-type="float">
            <text:p>1.67543859649123</text:p>
          </table:table-cell>
          <table:table-cell office:value-type="float" office:value="1.8" calcext:value-type="float">
            <text:p>1.8</text:p>
          </table:table-cell>
          <table:table-cell table:formula="of:=AVERAGE([.E642];[.D642];[.C642];[.B642])" office:value-type="float" office:value="1.71879159104658" calcext:value-type="float">
            <text:p>1.718791591046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thew Barzal</text:p>
          </table:table-cell>
          <table:table-cell office:value-type="float" office:value="2.17703349282297" calcext:value-type="float">
            <text:p>2.17703349282297</text:p>
          </table:table-cell>
          <table:table-cell office:value-type="float" office:value="2.27142857142857" calcext:value-type="float">
            <text:p>2.2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2.08064516129032" calcext:value-type="float">
            <text:p>2.08064516129032</text:p>
          </table:table-cell>
          <table:table-cell table:formula="of:=AVERAGE([.E643];[.D643];[.C643];[.B643])" office:value-type="float" office:value="2.13227680638547" calcext:value-type="float">
            <text:p>2.132276806385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ker Wotherspoon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'NULL'</text:p>
          </table:table-cell>
          <table:table-cell/>
          <table:table-cell table:formula="of:=AVERAGE([.E644];[.D644];[.C644];[.B644])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tto Koivula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VERAGE([.E645];[.D645];[.C645];[.B645])" office:value-type="float" office:value="0.702380952380952" calcext:value-type="float">
            <text:p>0.7023809523809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ah Dobson</text:p>
          </table:table-cell>
          <table:table-cell office:value-type="float" office:value="2.21212121212121" calcext:value-type="float">
            <text:p>2.21212121212121</text:p>
          </table:table-cell>
          <table:table-cell office:value-type="float" office:value="1.87387387387387" calcext:value-type="float">
            <text:p>1.87387387387387</text:p>
          </table:table-cell>
          <table:table-cell office:value-type="float" office:value="2.11061946902655" calcext:value-type="float">
            <text:p>2.11061946902655</text:p>
          </table:table-cell>
          <table:table-cell office:value-type="float" office:value="3.66666666666667" calcext:value-type="float">
            <text:p>3.66666666666667</text:p>
          </table:table-cell>
          <table:table-cell table:formula="of:=AVERAGE([.E646];[.D646];[.C646];[.B646])" office:value-type="float" office:value="2.46582030542208" calcext:value-type="float">
            <text:p>2.465820305422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xander Romanov</text:p>
          </table:table-cell>
          <table:table-cell office:value-type="float" office:value="1.33663366336634" calcext:value-type="float">
            <text:p>1.33663366336634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1.37623762376238" calcext:value-type="float">
            <text:p>1.37623762376238</text:p>
          </table:table-cell>
          <table:table-cell office:value-type="float" office:value="1.57575757575758" calcext:value-type="float">
            <text:p>1.57575757575758</text:p>
          </table:table-cell>
          <table:table-cell table:formula="of:=AVERAGE([.E647];[.D647];[.C647];[.B647])" office:value-type="float" office:value="1.65549054905491" calcext:value-type="float">
            <text:p>1.655490549054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mon Holmstrom</text:p>
          </table:table-cell>
          <table:table-cell office:value-type="float" office:value="0.682926829268293" calcext:value-type="float">
            <text:p>0.68292682926829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'NULL'</text:p>
          </table:table-cell>
          <table:table-cell office:value-type="float" office:value="0.5" calcext:value-type="float">
            <text:p>0.5</text:p>
          </table:table-cell>
          <table:table-cell table:formula="of:=AVERAGE([.E648];[.D648];[.C648];[.B648])" office:value-type="float" office:value="0.594308943089431" calcext:value-type="float">
            <text:p>0.59430894308943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player_stats_03 18'.A1:'player_stats_03 18'.H648" table:display-filter-buttons="true">
          <table:filter>
            <table:filter-and>
              <table:filter-condition table:value=" 'NULL'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8T12:11:26.258000000</dc:date>
    <meta:editing-duration>PT1H32M50S</meta:editing-duration>
    <meta:editing-cycles>2</meta:editing-cycles>
    <meta:generator>LibreOffice/7.4.4.2$Windows_X86_64 LibreOffice_project/85569322deea74ec9134968a29af2df5663baa21</meta:generator>
    <meta:document-statistic meta:table-count="1" meta:cell-count="3866" meta:object-count="0"/>
  </office:meta>
</office:document-meta>
</file>